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8.2076in" fo:margin-left="-0.075in" fo:margin-top="0in" fo:margin-bottom="0in" table:align="left" style:writing-mode="lr-tb"/>
    </style:style>
    <style:style style:name="Table1.A" style:family="table-column">
      <style:table-column-properties style:column-width="0.5583in"/>
    </style:style>
    <style:style style:name="Table1.B" style:family="table-column">
      <style:table-column-properties style:column-width="0.3201in"/>
    </style:style>
    <style:style style:name="Table1.C" style:family="table-column">
      <style:table-column-properties style:column-width="0.3743in"/>
    </style:style>
    <style:style style:name="Table1.D" style:family="table-column">
      <style:table-column-properties style:column-width="0.3583in"/>
    </style:style>
    <style:style style:name="Table1.E" style:family="table-column">
      <style:table-column-properties style:column-width="0.3431in"/>
    </style:style>
    <style:style style:name="Table1.K" style:family="table-column">
      <style:table-column-properties style:column-width="0.4125in"/>
    </style:style>
    <style:style style:name="Table1.L" style:family="table-column">
      <style:table-column-properties style:column-width="0.4132in"/>
    </style:style>
    <style:style style:name="Table1.U" style:family="table-column">
      <style:table-column-properties style:column-width="0.407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4" style:family="table-row">
      <style:table-row-properties fo:keep-together="auto"/>
    </style:style>
    <style:style style:name="Table1.A19" style:family="table-cell">
      <style:table-cell-properties style:vertical-align="" fo:padding-left="0.075in" fo:padding-right="0.075in" fo:padding-top="0in" fo:padding-bottom="0in" fo:border-left="none" fo:border-right="none" fo:border-top="0.5pt solid #000000" fo:border-bottom="none"/>
    </style:style>
    <style:style style:name="Table1.B19" style:family="table-cell">
      <style:table-cell-properties style:vertical-align="bottom" fo:padding-left="0.075in" fo:padding-right="0.075in" fo:padding-top="0in" fo:padding-bottom="0in" fo:border-left="none" fo:border-right="none" fo:border-top="0.5pt solid #000000" fo:border-bottom="none"/>
    </style:style>
    <style:style style:name="Table2" style:family="table">
      <style:table-properties style:width="2.2833in" fo:margin-left="-0.075in" fo:margin-top="0in" fo:margin-bottom="0in" table:align="left" style:writing-mode="lr-tb"/>
    </style:style>
    <style:style style:name="Table2.A" style:family="table-column">
      <style:table-column-properties style:column-width="1.025in"/>
    </style:style>
    <style:style style:name="Table2.B" style:family="table-column">
      <style:table-column-properties style:column-width="1.257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6.4125in" fo:margin-left="-0.075in" fo:margin-top="0in" fo:margin-bottom="0in" table:align="left" style:writing-mode="lr-tb"/>
    </style:style>
    <style:style style:name="Table3.A" style:family="table-column">
      <style:table-column-properties style:column-width="0.4979in"/>
    </style:style>
    <style:style style:name="Table3.B" style:family="table-column">
      <style:table-column-properties style:column-width="0.5549in"/>
    </style:style>
    <style:style style:name="Table3.C" style:family="table-column">
      <style:table-column-properties style:column-width="0.4278in"/>
    </style:style>
    <style:style style:name="Table3.E" style:family="table-column">
      <style:table-column-properties style:column-width="0.4688in"/>
    </style:style>
    <style:style style:name="Table3.F" style:family="table-column">
      <style:table-column-properties style:column-width="1.4264in"/>
    </style:style>
    <style:style style:name="Table3.G" style:family="table-column">
      <style:table-column-properties style:column-width="0.7035in"/>
    </style:style>
    <style:style style:name="Table3.H" style:family="table-column">
      <style:table-column-properties style:column-width="0.659in"/>
    </style:style>
    <style:style style:name="Table3.I" style:family="table-column">
      <style:table-column-properties style:column-width="1.245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B3"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3.C22" style:family="table-cell">
      <style:table-cell-properties style:vertical-align="bottom" fo:padding-left="0.075in" fo:padding-right="0.075in" fo:padding-top="0in" fo:padding-bottom="0in" fo:border-left="none" fo:border-right="none" fo:border-top="0.5pt solid #000000" fo:border-bottom="none"/>
    </style:style>
    <style:style style:name="Table4" style:family="table">
      <style:table-properties style:width="5.1125in" fo:margin-left="-0.075in" fo:margin-top="0in" fo:margin-bottom="0in" table:align="left" style:writing-mode="lr-tb"/>
    </style:style>
    <style:style style:name="Table4.A" style:family="table-column">
      <style:table-column-properties style:column-width="0.7243in"/>
    </style:style>
    <style:style style:name="Table4.B" style:family="table-column">
      <style:table-column-properties style:column-width="0.8667in"/>
    </style:style>
    <style:style style:name="Table4.C" style:family="table-column">
      <style:table-column-properties style:column-width="0.6278in"/>
    </style:style>
    <style:style style:name="Table4.D" style:family="table-column">
      <style:table-column-properties style:column-width="2.8931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C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4.A12" style:family="table-cell">
      <style:table-cell-properties style:vertical-align="" fo:padding-left="0.075in" fo:padding-right="0.075in" fo:padding-top="0in" fo:padding-bottom="0in" fo:border-left="none" fo:border-right="none" fo:border-top="0.5pt solid #000000" fo:border-bottom="none"/>
    </style:style>
    <style:style style:name="Table4.C12" style:family="table-cell">
      <style:table-cell-properties style:vertical-align="bottom" fo:padding-left="0.075in" fo:padding-right="0.075in" fo:padding-top="0in" fo:padding-bottom="0in" fo:border-left="none" fo:border-right="none" fo:border-top="0.5pt solid #000000" fo:border-bottom="none"/>
    </style:style>
    <style:style style:name="Table5" style:family="table">
      <style:table-properties style:width="3.7042in" fo:margin-left="-0.075in" fo:margin-top="0in" fo:margin-bottom="0in" table:align="left" style:writing-mode="lr-tb"/>
    </style:style>
    <style:style style:name="Table5.A" style:family="table-column">
      <style:table-column-properties style:column-width="1.0319in"/>
    </style:style>
    <style:style style:name="Table5.B" style:family="table-column">
      <style:table-column-properties style:column-width="2.6715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7"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5.8708in" fo:margin-left="-0.075in" fo:margin-top="0in" fo:margin-bottom="0in" table:align="left" style:writing-mode="lr-tb"/>
    </style:style>
    <style:style style:name="Table6.A" style:family="table-column">
      <style:table-column-properties style:column-width="0.5431in"/>
    </style:style>
    <style:style style:name="Table6.B" style:family="table-column">
      <style:table-column-properties style:column-width="0.8313in"/>
    </style:style>
    <style:style style:name="Table6.C" style:family="table-column">
      <style:table-column-properties style:column-width="0.4875in"/>
    </style:style>
    <style:style style:name="Table6.D" style:family="table-column">
      <style:table-column-properties style:column-width="0.4333in"/>
    </style:style>
    <style:style style:name="Table6.F" style:family="table-column">
      <style:table-column-properties style:column-width="0.8708in"/>
    </style:style>
    <style:style style:name="Table6.G" style:family="table-column">
      <style:table-column-properties style:column-width="0.7979in"/>
    </style:style>
    <style:style style:name="Table6.H" style:family="table-column">
      <style:table-column-properties style:column-width="0.5826in"/>
    </style:style>
    <style:style style:name="Table6.I" style:family="table-column">
      <style:table-column-properties style:column-width="0.8903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6.A3" style:family="table-cell">
      <style:table-cell-properties style:vertical-align="" fo:padding-left="0.075in" fo:padding-right="0.075in" fo:padding-top="0in" fo:padding-bottom="0in" fo:border-left="none" fo:border-right="none" fo:border-top="0.5pt solid #000000" fo:border-bottom="0.5pt solid #000000"/>
    </style:style>
    <style:style style:name="Table6.A23"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6.0771in" fo:margin-left="-0.075in" fo:margin-top="0in" fo:margin-bottom="0in" table:align="left" style:writing-mode="lr-tb"/>
    </style:style>
    <style:style style:name="Table7.A" style:family="table-column">
      <style:table-column-properties style:column-width="0.4743in"/>
    </style:style>
    <style:style style:name="Table7.B" style:family="table-column">
      <style:table-column-properties style:column-width="0.8097in"/>
    </style:style>
    <style:style style:name="Table7.C" style:family="table-column">
      <style:table-column-properties style:column-width="0.4708in"/>
    </style:style>
    <style:style style:name="Table7.D" style:family="table-column">
      <style:table-column-properties style:column-width="0.4875in"/>
    </style:style>
    <style:style style:name="Table7.E" style:family="table-column">
      <style:table-column-properties style:column-width="0.5951in"/>
    </style:style>
    <style:style style:name="Table7.F" style:family="table-column">
      <style:table-column-properties style:column-width="3.2389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7.A3"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7.C22" style:family="table-cell">
      <style:table-cell-properties style:vertical-align="bottom" fo:padding-left="0.075in" fo:padding-right="0.075in" fo:padding-top="0in" fo:padding-bottom="0in" fo:border-left="none" fo:border-right="none" fo:border-top="0.5pt solid #000000" fo:border-bottom="none"/>
    </style:style>
    <style:style style:name="Table8" style:family="table">
      <style:table-properties style:width="3.3028in" fo:margin-left="-0.075in" fo:margin-top="0in" fo:margin-bottom="0in" table:align="left" style:writing-mode="lr-tb"/>
    </style:style>
    <style:style style:name="Table8.A" style:family="table-column">
      <style:table-column-properties style:column-width="1.5472in"/>
    </style:style>
    <style:style style:name="Table8.B" style:family="table-column">
      <style:table-column-properties style:column-width="1.754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17" style:family="table-row">
      <style:table-row-properties fo:keep-together="always"/>
    </style:style>
    <style:style style:name="Table8.A17"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7681in" fo:margin-left="-0.075in" fo:margin-top="0in" fo:margin-bottom="0in" table:align="left" style:writing-mode="lr-tb"/>
    </style:style>
    <style:style style:name="Table9.A" style:family="table-column">
      <style:table-column-properties style:column-width="0.4743in"/>
    </style:style>
    <style:style style:name="Table9.B" style:family="table-column">
      <style:table-column-properties style:column-width="0.9014in"/>
    </style:style>
    <style:style style:name="Table9.C" style:family="table-column">
      <style:table-column-properties style:column-width="0.541in"/>
    </style:style>
    <style:style style:name="Table9.D" style:family="table-column">
      <style:table-column-properties style:column-width="0.4875in"/>
    </style:style>
    <style:style style:name="Table9.E" style:family="table-column">
      <style:table-column-properties style:column-width="0.4868in"/>
    </style:style>
    <style:style style:name="Table9.F" style:family="table-column">
      <style:table-column-properties style:column-width="2.1139in"/>
    </style:style>
    <style:style style:name="Table9.G" style:family="table-column">
      <style:table-column-properties style:column-width="0.8104in"/>
    </style:style>
    <style:style style:name="Table9.H" style:family="table-column">
      <style:table-column-properties style:column-width="0.6139in"/>
    </style:style>
    <style:style style:name="Table9.I" style:family="table-column">
      <style:table-column-properties style:column-width="1.3375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2" style:family="table-row">
      <style:table-row-properties fo:keep-together="auto"/>
    </style:style>
    <style:style style:name="Table9.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9.A3" style:family="table-cell">
      <style:table-cell-properties style:vertical-align="" fo:padding-left="0.075in" fo:padding-right="0.075in" fo:padding-top="0in" fo:padding-bottom="0in" fo:border-left="none" fo:border-right="none" fo:border-top="0.5pt solid #000000" fo:border-bottom="0.5pt solid #000000"/>
    </style:style>
    <style:style style:name="Table9.A2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7.3125in" fo:margin-left="-0.075in" fo:margin-top="0in" fo:margin-bottom="0in" table:align="left" style:writing-mode="lr-tb"/>
    </style:style>
    <style:style style:name="Table10.A" style:family="table-column">
      <style:table-column-properties style:column-width="0.475in"/>
    </style:style>
    <style:style style:name="Table10.B" style:family="table-column">
      <style:table-column-properties style:column-width="0.6021in"/>
    </style:style>
    <style:style style:name="Table10.C" style:family="table-column">
      <style:table-column-properties style:column-width="0.4646in"/>
    </style:style>
    <style:style style:name="Table10.D" style:family="table-column">
      <style:table-column-properties style:column-width="0.5014in"/>
    </style:style>
    <style:style style:name="Table10.E" style:family="table-column">
      <style:table-column-properties style:column-width="0.4701in"/>
    </style:style>
    <style:style style:name="Table10.F" style:family="table-column">
      <style:table-column-properties style:column-width="4.7986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2" style:family="table-row">
      <style:table-row-properties fo:keep-together="auto"/>
    </style:style>
    <style:style style:name="Table10.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0.A3" style:family="table-cell">
      <style:table-cell-properties style:vertical-align="" fo:padding-left="0.075in" fo:padding-right="0.075in" fo:padding-top="0in" fo:padding-bottom="0in" fo:border-left="none" fo:border-right="none" fo:border-top="0.5pt solid #000000" fo:border-bottom="0.5pt solid #000000"/>
    </style:style>
    <style:style style:name="Table10.A1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6.7458in" fo:margin-left="-0.075in" fo:margin-top="0in" fo:margin-bottom="0in" table:align="left" style:writing-mode="lr-tb"/>
    </style:style>
    <style:style style:name="Table11.A" style:family="table-column">
      <style:table-column-properties style:column-width="0.4743in"/>
    </style:style>
    <style:style style:name="Table11.B" style:family="table-column">
      <style:table-column-properties style:column-width="0.5757in"/>
    </style:style>
    <style:style style:name="Table11.C" style:family="table-column">
      <style:table-column-properties style:column-width="0.5417in"/>
    </style:style>
    <style:style style:name="Table11.D" style:family="table-column">
      <style:table-column-properties style:column-width="0.4875in"/>
    </style:style>
    <style:style style:name="Table11.F" style:family="table-column">
      <style:table-column-properties style:column-width="1.8326in"/>
    </style:style>
    <style:style style:name="Table11.G" style:family="table-column">
      <style:table-column-properties style:column-width="2.2917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2" style:family="table-row">
      <style:table-row-properties fo:keep-together="auto"/>
    </style:style>
    <style:style style:name="Table1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1.A3" style:family="table-cell">
      <style:table-cell-properties style:vertical-align="" fo:padding-left="0.075in" fo:padding-right="0.075in" fo:padding-top="0in" fo:padding-bottom="0in" fo:border-left="none" fo:border-right="none" fo:border-top="0.5pt solid #000000" fo:border-bottom="0.5pt solid #000000"/>
    </style:style>
    <style:style style:name="Table11.A12" style:family="table-cell">
      <style:table-cell-properties style:vertical-align="" fo:padding-left="0.075in" fo:padding-right="0.075in" fo:padding-top="0in" fo:padding-bottom="0in" fo:border-left="none" fo:border-right="none" fo:border-top="0.5pt solid #000000" fo:border-bottom="none"/>
    </style:style>
    <style:style style:name="Table11.B12" style:family="table-cell">
      <style:table-cell-properties style:vertical-align="bottom" fo:padding-left="0.075in" fo:padding-right="0.075in" fo:padding-top="0in" fo:padding-bottom="0in" fo:border-left="none" fo:border-right="none" fo:border-top="0.5pt solid #000000" fo:border-bottom="none"/>
    </style:style>
    <style:style style:name="Table12" style:family="table">
      <style:table-properties style:width="5.9792in" fo:margin-left="-0.075in" fo:margin-top="0in" fo:margin-bottom="0in" table:align="left" style:writing-mode="lr-tb"/>
    </style:style>
    <style:style style:name="Table12.A" style:family="table-column">
      <style:table-column-properties style:column-width="0.5431in"/>
    </style:style>
    <style:style style:name="Table12.B" style:family="table-column">
      <style:table-column-properties style:column-width="0.8854in"/>
    </style:style>
    <style:style style:name="Table12.C" style:family="table-column">
      <style:table-column-properties style:column-width="0.434in"/>
    </style:style>
    <style:style style:name="Table12.D" style:family="table-column">
      <style:table-column-properties style:column-width="0.4868in"/>
    </style:style>
    <style:style style:name="Table12.E" style:family="table-column">
      <style:table-column-properties style:column-width="0.4875in"/>
    </style:style>
    <style:style style:name="Table12.F" style:family="table-column">
      <style:table-column-properties style:column-width="1.2535in"/>
    </style:style>
    <style:style style:name="Table12.G" style:family="table-column">
      <style:table-column-properties style:column-width="0.5889in"/>
    </style:style>
    <style:style style:name="Table12.H" style:family="table-column">
      <style:table-column-properties style:column-width="0.65in"/>
    </style:style>
    <style:style style:name="Table12.I" style:family="table-column">
      <style:table-column-properties style:column-width="0.6493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2" style:family="table-row">
      <style:table-row-properties fo:keep-together="auto"/>
    </style:style>
    <style:style style:name="Table1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2.A3" style:family="table-cell">
      <style:table-cell-properties style:vertical-align="" fo:padding-left="0.075in" fo:padding-right="0.075in" fo:padding-top="0in" fo:padding-bottom="0in" fo:border-left="none" fo:border-right="none" fo:border-top="0.5pt solid #000000" fo:border-bottom="0.5pt solid #000000"/>
    </style:style>
    <style:style style:name="Table12.A1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6.9174in" fo:margin-left="-0.075in" fo:margin-top="0in" fo:margin-bottom="0in" table:align="left" style:writing-mode="lr-tb"/>
    </style:style>
    <style:style style:name="Table13.A" style:family="table-column">
      <style:table-column-properties style:column-width="0.4743in"/>
    </style:style>
    <style:style style:name="Table13.B" style:family="table-column">
      <style:table-column-properties style:column-width="0.9542in"/>
    </style:style>
    <style:style style:name="Table13.C" style:family="table-column">
      <style:table-column-properties style:column-width="0.4882in"/>
    </style:style>
    <style:style style:name="Table13.D" style:family="table-column">
      <style:table-column-properties style:column-width="0.5417in"/>
    </style:style>
    <style:style style:name="Table13.E" style:family="table-column">
      <style:table-column-properties style:column-width="0.5951in"/>
    </style:style>
    <style:style style:name="Table13.F" style:family="table-column">
      <style:table-column-properties style:column-width="1.5708in"/>
    </style:style>
    <style:style style:name="Table13.G" style:family="table-column">
      <style:table-column-properties style:column-width="2.2924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2" style:family="table-row">
      <style:table-row-properties fo:keep-together="auto"/>
    </style:style>
    <style:style style:name="Table1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3.A3" style:family="table-cell">
      <style:table-cell-properties style:vertical-align="" fo:padding-left="0.075in" fo:padding-right="0.075in" fo:padding-top="0in" fo:padding-bottom="0in" fo:border-left="none" fo:border-right="none" fo:border-top="0.5pt solid #000000" fo:border-bottom="0.5pt solid #000000"/>
    </style:style>
    <style:style style:name="Table13.A1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3139in" fo:margin-left="-0.075in" fo:margin-top="0in" fo:margin-bottom="0in" table:align="left" style:writing-mode="lr-tb"/>
    </style:style>
    <style:style style:name="Table14.A" style:family="table-column">
      <style:table-column-properties style:column-width="0.4743in"/>
    </style:style>
    <style:style style:name="Table14.B" style:family="table-column">
      <style:table-column-properties style:column-width="0.9014in"/>
    </style:style>
    <style:style style:name="Table14.C" style:family="table-column">
      <style:table-column-properties style:column-width="0.5417in"/>
    </style:style>
    <style:style style:name="Table14.E" style:family="table-column">
      <style:table-column-properties style:column-width="0.5958in"/>
    </style:style>
    <style:style style:name="Table14.F" style:family="table-column">
      <style:table-column-properties style:column-width="1.9896in"/>
    </style:style>
    <style:style style:name="Table14.G" style:family="table-column">
      <style:table-column-properties style:column-width="2.2688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2" style:family="table-row">
      <style:table-row-properties fo:keep-together="auto"/>
    </style:style>
    <style:style style:name="Table14.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4.A3" style:family="table-cell">
      <style:table-cell-properties style:vertical-align="" fo:padding-left="0.075in" fo:padding-right="0.075in" fo:padding-top="0in" fo:padding-bottom="0in" fo:border-left="none" fo:border-right="none" fo:border-top="0.5pt solid #000000" fo:border-bottom="0.5pt solid #000000"/>
    </style:style>
    <style:style style:name="Table14.A1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6.9174in" fo:margin-left="-0.075in" fo:margin-top="0in" fo:margin-bottom="0in" table:align="left" style:writing-mode="lr-tb"/>
    </style:style>
    <style:style style:name="Table15.A" style:family="table-column">
      <style:table-column-properties style:column-width="0.4743in"/>
    </style:style>
    <style:style style:name="Table15.B" style:family="table-column">
      <style:table-column-properties style:column-width="0.9007in"/>
    </style:style>
    <style:style style:name="Table15.C" style:family="table-column">
      <style:table-column-properties style:column-width="0.5417in"/>
    </style:style>
    <style:style style:name="Table15.E" style:family="table-column">
      <style:table-column-properties style:column-width="0.5951in"/>
    </style:style>
    <style:style style:name="Table15.F" style:family="table-column">
      <style:table-column-properties style:column-width="1.5708in"/>
    </style:style>
    <style:style style:name="Table15.G" style:family="table-column">
      <style:table-column-properties style:column-width="2.2924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5.F3" style:family="table-cell">
      <style:table-cell-properties style:vertical-align="" fo:padding-left="0.075in" fo:padding-right="0.075in" fo:padding-top="0in" fo:padding-bottom="0in" fo:border-left="none" fo:border-right="none" fo:border-top="0.5pt solid #000000" fo:border-bottom="0.5pt solid #000000"/>
    </style:style>
    <style:style style:name="Table15.A1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9181in" fo:margin-left="-0.075in" fo:margin-top="0in" fo:margin-bottom="0in" table:align="left" style:writing-mode="lr-tb"/>
    </style:style>
    <style:style style:name="Table16.A" style:family="table-column">
      <style:table-column-properties style:column-width="0.4743in"/>
    </style:style>
    <style:style style:name="Table16.B" style:family="table-column">
      <style:table-column-properties style:column-width="0.9007in"/>
    </style:style>
    <style:style style:name="Table16.C" style:family="table-column">
      <style:table-column-properties style:column-width="0.6507in"/>
    </style:style>
    <style:style style:name="Table16.D" style:family="table-column">
      <style:table-column-properties style:column-width="0.65in"/>
    </style:style>
    <style:style style:name="Table16.E" style:family="table-column">
      <style:table-column-properties style:column-width="0.5417in"/>
    </style:style>
    <style:style style:name="Table16.F" style:family="table-column">
      <style:table-column-properties style:column-width="1.7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2" style:family="table-row">
      <style:table-row-properties fo:keep-together="auto"/>
    </style:style>
    <style:style style:name="Table16.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6.A3" style:family="table-cell">
      <style:table-cell-properties style:vertical-align="" fo:padding-left="0.075in" fo:padding-right="0.075in" fo:padding-top="0in" fo:padding-bottom="0in" fo:border-left="none" fo:border-right="none" fo:border-top="0.5pt solid #000000" fo:border-bottom="0.5pt solid #000000"/>
    </style:style>
    <style:style style:name="Table16.A12" style:family="table-cell">
      <style:table-cell-properties style:vertical-align="" fo:padding-left="0.075in" fo:padding-right="0.075in" fo:padding-top="0in" fo:padding-bottom="0in" fo:border-left="none" fo:border-right="none" fo:border-top="0.5pt solid #000000" fo:border-bottom="none"/>
    </style:style>
    <style:style style:name="Table16.B12" style:family="table-cell">
      <style:table-cell-properties style:vertical-align="bottom" fo:padding-left="0.075in" fo:padding-right="0.075in" fo:padding-top="0in" fo:padding-bottom="0in" fo:border-left="none" fo:border-right="none" fo:border-top="0.5pt solid #000000" fo:border-bottom="none"/>
    </style:style>
    <style:style style:name="Table17" style:family="table">
      <style:table-properties style:width="6.6361in" fo:margin-left="-0.075in" fo:margin-top="0in" fo:margin-bottom="0in" table:align="left" style:writing-mode="lr-tb"/>
    </style:style>
    <style:style style:name="Table17.A" style:family="table-column">
      <style:table-column-properties style:column-width="0.4743in"/>
    </style:style>
    <style:style style:name="Table17.B" style:family="table-column">
      <style:table-column-properties style:column-width="0.9007in"/>
    </style:style>
    <style:style style:name="Table17.C" style:family="table-column">
      <style:table-column-properties style:column-width="0.5951in"/>
    </style:style>
    <style:style style:name="Table17.D" style:family="table-column">
      <style:table-column-properties style:column-width="0.541in"/>
    </style:style>
    <style:style style:name="Table17.E" style:family="table-column">
      <style:table-column-properties style:column-width="0.6514in"/>
    </style:style>
    <style:style style:name="Table17.F" style:family="table-column">
      <style:table-column-properties style:column-width="1.25in"/>
    </style:style>
    <style:style style:name="Table17.G" style:family="table-column">
      <style:table-column-properties style:column-width="2.2229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2" style:family="table-row">
      <style:table-row-properties fo:keep-together="auto"/>
    </style:style>
    <style:style style:name="Table17.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7.A3" style:family="table-cell">
      <style:table-cell-properties style:vertical-align="" fo:padding-left="0.075in" fo:padding-right="0.075in" fo:padding-top="0in" fo:padding-bottom="0in" fo:border-left="none" fo:border-right="none" fo:border-top="0.5pt solid #000000" fo:border-bottom="0.5pt solid #000000"/>
    </style:style>
    <style:style style:name="Table17.A12" style:family="table-cell">
      <style:table-cell-properties style:vertical-align="" fo:padding-left="0.075in" fo:padding-right="0.075in" fo:padding-top="0in" fo:padding-bottom="0in" fo:border-left="none" fo:border-right="none" fo:border-top="0.5pt solid #000000" fo:border-bottom="none"/>
    </style:style>
    <style:style style:name="Table17.B12" style:family="table-cell">
      <style:table-cell-properties style:vertical-align="bottom" fo:padding-left="0.075in" fo:padding-right="0.075in" fo:padding-top="0in" fo:padding-bottom="0in" fo:border-left="none" fo:border-right="none" fo:border-top="0.5pt solid #000000" fo:border-bottom="none"/>
    </style:style>
    <style:style style:name="Table18" style:family="table">
      <style:table-properties style:width="3.8132in" fo:margin-left="-0.075in" fo:margin-top="0in" fo:margin-bottom="0in" table:align="left" style:writing-mode="lr-tb"/>
    </style:style>
    <style:style style:name="Table18.A" style:family="table-column">
      <style:table-column-properties style:column-width="0.8333in"/>
    </style:style>
    <style:style style:name="Table18.B" style:family="table-column">
      <style:table-column-properties style:column-width="0.65in"/>
    </style:style>
    <style:style style:name="Table18.C" style:family="table-column">
      <style:table-column-properties style:column-width="0.3882in"/>
    </style:style>
    <style:style style:name="Table18.1" style:family="table-row">
      <style:table-row-properties fo:keep-together="always"/>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C1" style:family="table-cell">
      <style:table-cell-properties style:vertical-align="bottom"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C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8.3" style:family="table-row">
      <style:table-row-properties fo:keep-together="auto"/>
    </style:style>
    <style:style style:name="Table18.A27" style:family="table-cell">
      <style:table-cell-properties style:vertical-align="" fo:padding-left="0.075in" fo:padding-right="0.075in" fo:padding-top="0in" fo:padding-bottom="0in" fo:border-left="none" fo:border-right="none" fo:border-top="0.5pt solid #000000" fo:border-bottom="none"/>
    </style:style>
    <style:style style:name="Table18.C27" style:family="table-cell">
      <style:table-cell-properties style:vertical-align="bottom" fo:padding-left="0.075in" fo:padding-right="0.075in" fo:padding-top="0in" fo:padding-bottom="0in" fo:border-left="none" fo:border-right="none" fo:border-top="0.5pt solid #000000" fo:border-bottom="none"/>
    </style:style>
    <style:style style:name="Table19" style:family="table">
      <style:table-properties style:width="6.9in" fo:margin-left="-0.075in" fo:margin-top="0in" fo:margin-bottom="0in" table:align="left" style:writing-mode="lr-tb"/>
    </style:style>
    <style:style style:name="Table19.A" style:family="table-column">
      <style:table-column-properties style:column-width="0.4743in"/>
    </style:style>
    <style:style style:name="Table19.B" style:family="table-column">
      <style:table-column-properties style:column-width="0.5757in"/>
    </style:style>
    <style:style style:name="Table19.C" style:family="table-column">
      <style:table-column-properties style:column-width="0.4333in"/>
    </style:style>
    <style:style style:name="Table19.D" style:family="table-column">
      <style:table-column-properties style:column-width="0.4868in"/>
    </style:style>
    <style:style style:name="Table19.F" style:family="table-column">
      <style:table-column-properties style:column-width="1.9729in"/>
    </style:style>
    <style:style style:name="Table19.G" style:family="table-column">
      <style:table-column-properties style:column-width="0.8444in"/>
    </style:style>
    <style:style style:name="Table19.H" style:family="table-column">
      <style:table-column-properties style:column-width="0.65in"/>
    </style:style>
    <style:style style:name="Table19.I" style:family="table-column">
      <style:table-column-properties style:column-width="1.0285in"/>
    </style:style>
    <style:style style:name="Table19.1" style:family="table-row">
      <style:table-row-properties fo:keep-together="always"/>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2" style:family="table-row">
      <style:table-row-properties fo:keep-together="auto"/>
    </style:style>
    <style:style style:name="Table19.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9.A3" style:family="table-cell">
      <style:table-cell-properties style:vertical-align="" fo:padding-left="0.075in" fo:padding-right="0.075in" fo:padding-top="0in" fo:padding-bottom="0in" fo:border-left="none" fo:border-right="none" fo:border-top="0.5pt solid #000000" fo:border-bottom="0.5pt solid #000000"/>
    </style:style>
    <style:style style:name="Table19.A12" style:family="table-cell">
      <style:table-cell-properties style:vertical-align="" fo:padding-left="0.075in" fo:padding-right="0.075in" fo:padding-top="0in" fo:padding-bottom="0in" fo:border-left="none" fo:border-right="none" fo:border-top="0.5pt solid #000000" fo:border-bottom="none"/>
    </style:style>
    <style:style style:name="Table19.B12" style:family="table-cell">
      <style:table-cell-properties style:vertical-align="bottom" fo:padding-left="0.075in" fo:padding-right="0.075in" fo:padding-top="0in" fo:padding-bottom="0in" fo:border-left="none" fo:border-right="none" fo:border-top="0.5pt solid #000000" fo:border-bottom="none"/>
    </style:style>
    <style:style style:name="P1" style:family="paragraph" style:parent-style-name="Heading_20_1" style:list-style-name="">
      <style:paragraph-properties fo:margin-left="0in" fo:margin-right="0in" fo:text-indent="0in" style:auto-text-indent="false"/>
    </style:style>
    <style:style style:name="P2" style:family="paragraph" style:parent-style-name="Heading_20_1" style:list-style-name="">
      <style:paragraph-properties fo:margin-left="0in" fo:margin-right="0in" fo:text-indent="0in" style:auto-text-indent="false">
        <style:tab-stops/>
      </style:paragraph-properties>
    </style:style>
    <style:style style:name="P3" style:family="paragraph" style:parent-style-name="Heading_20_1" style:list-style-name="">
      <style:paragraph-properties fo:margin-left="0in" fo:margin-right="0in" fo:text-indent="0in" style:auto-text-indent="false"/>
      <style:text-properties style:font-name="Times New Roman"/>
    </style:style>
    <style:style style:name="P4" style:family="paragraph" style:parent-style-name="Heading_20_1">
      <style:paragraph-properties fo:margin-left="0in" fo:margin-right="0in" fo:text-align="center" style:justify-single-word="false" fo:text-indent="0in" style:auto-text-indent="false">
        <style:tab-stops/>
      </style:paragraph-properties>
    </style:style>
    <style:style style:name="P5"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6" style:family="paragraph" style:parent-style-name="Heading_20_7" style:list-style-name="">
      <style:paragraph-properties fo:margin-left="0in" fo:margin-right="0in" fo:text-indent="0in" style:auto-text-indent="false"/>
      <style:text-properties style:use-window-font-color="true" style:font-name="Times New Roman"/>
    </style:style>
    <style:style style:name="P7" style:family="paragraph" style:parent-style-name="Heading_20_7" style:list-style-name="">
      <style:paragraph-properties fo:margin-left="0in" fo:margin-right="0in" fo:text-indent="0in" style:auto-text-indent="false"/>
    </style:style>
    <style:style style:name="P8" style:family="paragraph" style:parent-style-name="Heading_20_7" style:list-style-name="">
      <style:paragraph-properties fo:margin-left="0in" fo:margin-right="0in" fo:text-indent="0in" style:auto-text-indent="false">
        <style:tab-stops/>
      </style:paragraph-properties>
    </style:style>
    <style:style style:name="P9" style:family="paragraph" style:parent-style-name="Heading_20_7" style:list-style-name="">
      <style:paragraph-properties fo:margin-left="0in" fo:margin-right="0in" fo:text-align="center" style:justify-single-word="false" fo:text-indent="0in" style:auto-text-indent="false">
        <style:tab-stops/>
      </style:paragraph-properties>
    </style:style>
    <style:style style:name="P10" style:family="paragraph" style:parent-style-name="Heading_20_5" style:list-style-name="">
      <style:paragraph-properties fo:margin-left="0in" fo:margin-right="0in" fo:text-indent="0in" style:auto-text-indent="false"/>
    </style:style>
    <style:style style:name="P11" style:family="paragraph" style:parent-style-name="Heading_20_5" style:list-style-name="">
      <style:paragraph-properties fo:margin-left="0in" fo:margin-right="0in" fo:text-indent="0in" style:auto-text-indent="false"/>
      <style:text-properties style:font-name="Times New Roman" fo:font-size="18pt" style:font-size-asian="18pt"/>
    </style:style>
    <style:style style:name="P12" style:family="paragraph" style:parent-style-name="Heading_20_5" style:list-style-name="">
      <style:paragraph-properties fo:margin-left="0in" fo:margin-right="0in" fo:text-indent="0in" style:auto-text-indent="false"/>
      <style:text-properties style:font-name="Times New Roman" fo:font-size="10pt" style:font-size-asian="10pt"/>
    </style:style>
    <style:style style:name="P13" style:family="paragraph" style:parent-style-name="Heading_20_2" style:list-style-name="">
      <style:paragraph-properties fo:margin-left="0in" fo:margin-right="0in" fo:text-indent="0in" style:auto-text-indent="false"/>
    </style:style>
    <style:style style:name="P14" style:family="paragraph" style:parent-style-name="Heading_20_2" style:list-style-name="">
      <style:paragraph-properties fo:margin-left="0in" fo:margin-right="0in" fo:text-indent="0in" style:auto-text-indent="false"/>
      <style:text-properties style:font-name="Times New Roman" fo:font-size="10pt" fo:font-weight="bold" style:font-size-asian="10pt" style:font-weight-asian="bold"/>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Times New Roman"/>
    </style:style>
    <style:style style:name="P17" style:family="paragraph" style:parent-style-name="Standard">
      <style:paragraph-properties fo:margin-left="0in" fo:margin-right="0in" fo:text-indent="0in" style:auto-text-indent="false"/>
      <style:text-properties style:font-name="Times New Roman" fo:font-size="14pt" style:font-size-asian="14pt"/>
    </style:style>
    <style:style style:name="P18" style:family="paragraph" style:parent-style-name="Standard">
      <style:paragraph-properties fo:margin-left="0in" fo:margin-right="0in" fo:text-indent="0in" style:auto-text-indent="false"/>
      <style:text-properties style:font-name="Times New Roman" fo:font-weight="bold" style:font-weight-asian="bold"/>
    </style:style>
    <style:style style:name="P19"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20"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weight="bold" style:font-weight-asian="bold"/>
    </style:style>
    <style:style style:name="P21" style:family="paragraph" style:parent-style-name="Standard">
      <style:paragraph-properties fo:margin-left="0in" fo:margin-right="0in" fo:text-indent="0in" style:auto-text-indent="false"/>
      <style:text-properties style:font-name="Times New Roman" fo:font-size="18pt" style:font-size-asian="18pt"/>
    </style:style>
    <style:style style:name="P22" style:family="paragraph" style:parent-style-name="Standard">
      <style:paragraph-properties fo:margin-left="0in" fo:margin-right="0in" fo:text-indent="0in" style:auto-text-indent="false"/>
      <style:text-properties style:font-name="Times New Roman" fo:font-size="9pt" fo:font-weight="bold" style:font-size-asian="9pt" style:font-weight-asian="bold"/>
    </style:style>
    <style:style style:name="P23" style:family="paragraph" style:parent-style-name="Standard">
      <style:paragraph-properties fo:margin-left="0in" fo:margin-right="0in" fo:text-indent="0in" style:auto-text-indent="false"/>
      <style:text-properties style:font-name="Times New Roman" fo:font-size="9pt" fo:font-style="italic" style:font-size-asian="9pt" style:font-style-asian="italic"/>
    </style:style>
    <style:style style:name="P24" style:family="paragraph" style:parent-style-name="Standard">
      <style:paragraph-properties fo:margin-left="0in" fo:margin-right="0in" fo:text-indent="0in" style:auto-text-indent="false">
        <style:tab-stops/>
      </style:paragraph-properties>
      <style:text-properties style:font-name="Times New Roman"/>
    </style:style>
    <style:style style:name="P25" style:family="paragraph" style:parent-style-name="Standard">
      <style:paragraph-properties fo:margin-left="0in" fo:margin-right="0in" fo:text-indent="0in" style:auto-text-indent="false"/>
      <style:text-properties style:font-name="Times New Roman" fo:font-style="italic" style:font-style-asian="italic"/>
    </style:style>
    <style:style style:name="P26" style:family="paragraph" style:parent-style-name="Standard">
      <style:paragraph-properties fo:margin-left="0in" fo:margin-right="0in" fo:text-indent="0in" style:auto-text-indent="false"/>
      <style:text-properties style:font-name="Times New Roman" fo:font-size="11pt" style:font-size-asian="11pt"/>
    </style:style>
    <style:style style:name="P27" style:family="paragraph" style:parent-style-name="Standard">
      <style:paragraph-properties fo:margin-left="0in" fo:margin-right="0in" fo:text-indent="0in" style:auto-text-indent="false">
        <style:tab-stops/>
      </style:paragraph-properties>
    </style:style>
    <style:style style:name="P28" style:family="paragraph" style:parent-style-name="Standard">
      <style:paragraph-properties fo:margin-left="0in" fo:margin-right="0in" fo:text-align="center" style:justify-single-word="false" fo:text-indent="0in" style:auto-text-indent="false"/>
    </style:style>
    <style:style style:name="P29" style:family="paragraph" style:parent-style-name="Standard">
      <style:paragraph-properties fo:margin-left="0in" fo:margin-right="0in" fo:text-align="center" style:justify-single-word="false" fo:text-indent="0in" style:auto-text-indent="false">
        <style:tab-stops/>
      </style:paragraph-properties>
    </style:style>
    <style:style style:name="P30" style:family="paragraph" style:parent-style-name="Standard">
      <style:paragraph-properties fo:margin-left="0in" fo:margin-right="0in" fo:text-align="start" style:justify-single-word="false" fo:text-indent="0in" style:auto-text-indent="false">
        <style:tab-stops/>
      </style:paragraph-properties>
    </style:style>
    <style:style style:name="P31" style:family="paragraph" style:parent-style-name="Heading_20_3" style:list-style-name="">
      <style:paragraph-properties fo:margin-left="0in" fo:margin-right="0in" fo:text-indent="0in" style:auto-text-indent="false"/>
      <style:text-properties style:font-name="Times New Roman"/>
    </style:style>
    <style:style style:name="P32" style:family="paragraph" style:parent-style-name="Heading_20_3" style:list-style-name="">
      <style:paragraph-properties fo:margin-left="0in" fo:margin-right="0in" fo:text-indent="0in" style:auto-text-indent="false"/>
    </style:style>
    <style:style style:name="P33" style:family="paragraph" style:parent-style-name="Heading_20_4" style:list-style-name="">
      <style:paragraph-properties fo:margin-left="0in" fo:margin-right="0in" fo:text-indent="0in" style:auto-text-indent="false">
        <style:tab-stops/>
      </style:paragraph-properties>
    </style:style>
    <style:style style:name="P34" style:family="paragraph" style:parent-style-name="Preformatted">
      <style:paragraph-properties fo:margin-left="0in" fo:margin-right="0in" fo:orphans="2" fo:widows="2" fo:text-indent="0in" style:auto-text-indent="false"/>
    </style:style>
    <style:style style:name="P35" style:family="paragraph" style:parent-style-name="Preformatted" style:master-page-name="Standard">
      <style:paragraph-properties fo:margin-left="0in" fo:margin-right="0in" fo:orphans="2" fo:widows="2" fo:text-indent="0in" style:auto-text-indent="false" style:page-number="auto"/>
    </style:style>
    <style:style style:name="P36" style:family="paragraph" style:parent-style-name="Heading_20_8" style:list-style-name="">
      <style:paragraph-properties fo:margin-left="0in" fo:margin-right="0in" fo:text-indent="0in" style:auto-text-indent="false"/>
      <style:text-properties style:use-window-font-color="true" style:font-name="Times New Roman" fo:font-size="18pt" style:font-size-asian="18pt"/>
    </style:style>
    <style:style style:name="P37" style:family="paragraph" style:parent-style-name="Heading_20_8"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ize="12pt" style:font-size-asian="12pt"/>
    </style:style>
    <style:style style:name="T4" style:family="text">
      <style:text-properties style:font-name="Times New Roman" fo:font-size="18pt" style:font-size-asian="18pt"/>
    </style:style>
    <style:style style:name="T5" style:family="text">
      <style:text-properties style:font-name="Times New Roman" fo:font-style="italic" style:font-style-asian="italic"/>
    </style:style>
    <style:style style:name="T6" style:family="text">
      <style:text-properties style:font-name="Times New Roman" fo:font-style="italic" fo:font-weight="bold" style:font-style-asian="italic" style:font-weight-asian="bold"/>
    </style:style>
    <style:style style:name="T7" style:family="text">
      <style:text-properties style:font-name="Times New Roman" fo:font-weight="normal" style:font-weight-asian="normal"/>
    </style:style>
    <style:style style:name="T8" style:family="text">
      <style:text-properties style:font-name="Times New Roman" fo:font-size="10pt" fo:font-weight="bold" style:font-size-asian="10pt" style:font-weight-asian="bold"/>
    </style:style>
    <style:style style:name="T9" style:family="text">
      <style:text-properties fo:font-weight="normal" style:font-weight-asian="normal"/>
    </style:style>
    <style:style style:name="T10" style:family="text">
      <style:text-properties style:use-window-font-color="true" style:font-name="Times New Roman" fo:font-size="18pt" style:font-size-asian="18pt"/>
    </style:style>
    <style:style style:name="T11"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This material is Open Game Content, and is licensed for public use under the terms of the Open Game License v1.0a.</text:span></text:p>
      <text:h text:style-name="P13" text:outline-level="2"><text:span text:style-name="T1">PSIONIC CLASSES</text:span></text:h>
      <text:h text:style-name="P31" text:outline-level="3"/>
      <text:h text:style-name="P32" text:outline-level="3"><text:span text:style-name="T1">THE POWER POINT RESERVE</text:span></text:h>
      <text:p text:style-name="P15"><text:span text:style-name="T1">Psionic characters fuel their abilities through a pool, or reserve, of power points. Your power point reserve is equal to your base power points gained from your class, bonus power points from a high key ability score (see Abilities and Manifesters, below), and any additional bonus power points from sources such as your character race and feat selections.</text:span></text:p>
      <text:h text:style-name="P1" text:outline-level="1"><text:span text:style-name="T1">Multiclass Psionic Characters</text:span></text:h>
      <text:p text:style-name="P15"><text:span text:style-name="T1">If you have levels in more than one psionic class, you combine your power points from each class to make up your reserve. You can use these power points to manifest powers from any psionic class you have. </text:span></text:p>
      <text:p text:style-name="P15"><text:span text:style-name="T1">While you maintain a single reserve of power points from your class, race, and feat selections, you are still limited by the manifester level you have achieved with each power you know. </text:span></text:p>
      <text:p text:style-name="P17"/>
      <text:h text:style-name="P32" text:outline-level="3"><text:span text:style-name="T1">ABILITIES AND MANIFESTERS</text:span></text:h>
      <text:p text:style-name="P15"><text:span text:style-name="T1">The ability that your powers depend on—your key ability score as a manifester—is related to what psionic class (or classes) you have levels in: Intelligence (psion), Wisdom (psychic warrior), and Charisma (wilder). The modifier for this ability is referred to as your key ability modifier. If your character’s key ability score is 9 or lower, you can’t manifest powers from that psionic class.</text:span></text:p>
      <text:p text:style-name="P15"><text:span text:style-name="T1">Just as a high Intelligence score grants bonus spells to a wizard and a high Wisdom score grants bonus spells to a cleric, a character who manifests powers (psions, psychic warriors, and wilders) gains bonus power points according to his key ability score. Refer to Table: Ability Modifiers and Bonus Power Points.</text:span></text:p>
      <text:p text:style-name="P15"><text:span text:style-name="T2">How To Determine Bonus Power Points:</text:span><text:span text:style-name="T1"> Your key ability score grants you additional power points equal to your key ability modifier x your manifester level x1/2. Table: Ability Modifiers and Bonus Power Points shows these calculations for class levels 1st through 20th and key ability scores from 10 to 41.</text:span></text:p>
      <text:p text:style-name="P16"/>
      <table:table table:name="Table1" table:style-name="Table1">
        <table:table-column table:style-name="Table1.A"/>
        <table:table-column table:style-name="Table1.B"/>
        <table:table-column table:style-name="Table1.C"/>
        <table:table-column table:style-name="Table1.D"/>
        <table:table-column table:style-name="Table1.E" table:number-columns-repeated="6"/>
        <table:table-column table:style-name="Table1.K"/>
        <table:table-column table:style-name="Table1.L"/>
        <table:table-column table:style-name="Table1.K"/>
        <table:table-column table:style-name="Table1.L"/>
        <table:table-column table:style-name="Table1.K"/>
        <table:table-column table:style-name="Table1.L"/>
        <table:table-column table:style-name="Table1.K"/>
        <table:table-column table:style-name="Table1.L"/>
        <table:table-column table:style-name="Table1.K"/>
        <table:table-column table:style-name="Table1.L"/>
        <table:table-column table:style-name="Table1.U"/>
        <table:table-row table:style-name="Table1.1">
          <table:table-cell table:style-name="Table1.A1" table:number-columns-spanned="21" office:value-type="string">
            <text:p text:style-name="P27"><text:span text:style-name="T2">Table: Ability Modifiers and Bonus Power Poin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rows-spanned="2" office:value-type="string">
            <text:p text:style-name="P27"><text:span text:style-name="T2">Ability Score</text:span></text:p>
          </table:table-cell>
          <table:table-cell table:style-name="Table1.B2" table:number-columns-spanned="20" office:value-type="string">
            <text:p text:style-name="P29"><text:span text:style-name="T2">———————–—————–——— Bonus Power Points (by Class Level)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29"><text:span text:style-name="T2">1st</text:span></text:p>
          </table:table-cell>
          <table:table-cell table:style-name="Table1.B2" office:value-type="string">
            <text:p text:style-name="P29"><text:span text:style-name="T2">2nd</text:span></text:p>
          </table:table-cell>
          <table:table-cell table:style-name="Table1.B2" office:value-type="string">
            <text:p text:style-name="P29"><text:span text:style-name="T2">3rd</text:span></text:p>
          </table:table-cell>
          <table:table-cell table:style-name="Table1.B2" office:value-type="string">
            <text:p text:style-name="P29"><text:span text:style-name="T2">4th</text:span></text:p>
          </table:table-cell>
          <table:table-cell table:style-name="Table1.B2" office:value-type="string">
            <text:p text:style-name="P29"><text:span text:style-name="T2">5th</text:span></text:p>
          </table:table-cell>
          <table:table-cell table:style-name="Table1.B2" office:value-type="string">
            <text:p text:style-name="P29"><text:span text:style-name="T2">6th</text:span></text:p>
          </table:table-cell>
          <table:table-cell table:style-name="Table1.B2" office:value-type="string">
            <text:p text:style-name="P29"><text:span text:style-name="T2">7th</text:span></text:p>
          </table:table-cell>
          <table:table-cell table:style-name="Table1.B2" office:value-type="string">
            <text:p text:style-name="P29"><text:span text:style-name="T2">8th</text:span></text:p>
          </table:table-cell>
          <table:table-cell table:style-name="Table1.B2" office:value-type="string">
            <text:p text:style-name="P29"><text:span text:style-name="T2">9th</text:span></text:p>
          </table:table-cell>
          <table:table-cell table:style-name="Table1.B2" office:value-type="string">
            <text:p text:style-name="P29"><text:span text:style-name="T2">10th</text:span></text:p>
          </table:table-cell>
          <table:table-cell table:style-name="Table1.B2" office:value-type="string">
            <text:p text:style-name="P29"><text:span text:style-name="T2">11th</text:span></text:p>
          </table:table-cell>
          <table:table-cell table:style-name="Table1.B2" office:value-type="string">
            <text:p text:style-name="P29"><text:span text:style-name="T2">12th</text:span></text:p>
          </table:table-cell>
          <table:table-cell table:style-name="Table1.B2" office:value-type="string">
            <text:p text:style-name="P29"><text:span text:style-name="T2">13th</text:span></text:p>
          </table:table-cell>
          <table:table-cell table:style-name="Table1.B2" office:value-type="string">
            <text:p text:style-name="P29"><text:span text:style-name="T2">14th</text:span></text:p>
          </table:table-cell>
          <table:table-cell table:style-name="Table1.B2" office:value-type="string">
            <text:p text:style-name="P29"><text:span text:style-name="T2">15th</text:span></text:p>
          </table:table-cell>
          <table:table-cell table:style-name="Table1.B2" office:value-type="string">
            <text:p text:style-name="P29"><text:span text:style-name="T2">16th</text:span></text:p>
          </table:table-cell>
          <table:table-cell table:style-name="Table1.B2" office:value-type="string">
            <text:p text:style-name="P29"><text:span text:style-name="T2">17th</text:span></text:p>
          </table:table-cell>
          <table:table-cell table:style-name="Table1.B2" office:value-type="string">
            <text:p text:style-name="P29"><text:span text:style-name="T2">18th</text:span></text:p>
          </table:table-cell>
          <table:table-cell table:style-name="Table1.B2" office:value-type="string">
            <text:p text:style-name="P29"><text:span text:style-name="T2">19th</text:span></text:p>
          </table:table-cell>
          <table:table-cell table:style-name="Table1.B2" office:value-type="string">
            <text:p text:style-name="P29"><text:span text:style-name="T2">20th</text:span></text:p>
          </table:table-cell>
        </table:table-row>
        <table:table-row table:style-name="Table1.4">
          <table:table-cell table:style-name="Table1.A2" office:value-type="string">
            <text:p text:style-name="P27"><text:span text:style-name="T1">10–11</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cell table:style-name="Table1.B2" office:value-type="string">
            <text:p text:style-name="P29"><text:span text:style-name="T1">0</text:span></text:p>
          </table:table-cell>
        </table:table-row>
        <table:table-row table:style-name="Table1.4">
          <table:table-cell table:style-name="Table1.A2" office:value-type="string">
            <text:p text:style-name="P15"><text:span text:style-name="T1">12–13</text:span></text:p>
          </table:table-cell>
          <table:table-cell table:style-name="Table1.B2" office:value-type="string">
            <text:p text:style-name="P28"><text:span text:style-name="T1">0</text:span></text:p>
          </table:table-cell>
          <table:table-cell table:style-name="Table1.B2" office:value-type="string">
            <text:p text:style-name="P28"><text:span text:style-name="T1">1</text:span></text:p>
          </table:table-cell>
          <table:table-cell table:style-name="Table1.B2" office:value-type="string">
            <text:p text:style-name="P28"><text:span text:style-name="T1">1</text:span></text:p>
          </table:table-cell>
          <table:table-cell table:style-name="Table1.B2" office:value-type="string">
            <text:p text:style-name="P28"><text:span text:style-name="T1">2</text:span></text:p>
          </table:table-cell>
          <table:table-cell table:style-name="Table1.B2" office:value-type="string">
            <text:p text:style-name="P28"><text:span text:style-name="T1">2</text:span></text:p>
          </table:table-cell>
          <table:table-cell table:style-name="Table1.B2" office:value-type="string">
            <text:p text:style-name="P28"><text:span text:style-name="T1">3</text:span></text:p>
          </table:table-cell>
          <table:table-cell table:style-name="Table1.B2" office:value-type="string">
            <text:p text:style-name="P28"><text:span text:style-name="T1">3</text:span></text:p>
          </table:table-cell>
          <table:table-cell table:style-name="Table1.B2" office:value-type="string">
            <text:p text:style-name="P28"><text:span text:style-name="T1">4</text:span></text:p>
          </table:table-cell>
          <table:table-cell table:style-name="Table1.B2" office:value-type="string">
            <text:p text:style-name="P28"><text:span text:style-name="T1">4</text:span></text:p>
          </table:table-cell>
          <table:table-cell table:style-name="Table1.B2" office:value-type="string">
            <text:p text:style-name="P28"><text:span text:style-name="T1">5</text:span></text:p>
          </table:table-cell>
          <table:table-cell table:style-name="Table1.B2" office:value-type="string">
            <text:p text:style-name="P28"><text:span text:style-name="T1">5</text:span></text:p>
          </table:table-cell>
          <table:table-cell table:style-name="Table1.B2" office:value-type="string">
            <text:p text:style-name="P28"><text:span text:style-name="T1">6</text:span></text:p>
          </table:table-cell>
          <table:table-cell table:style-name="Table1.B2" office:value-type="string">
            <text:p text:style-name="P28"><text:span text:style-name="T1">6</text:span></text:p>
          </table:table-cell>
          <table:table-cell table:style-name="Table1.B2" office:value-type="string">
            <text:p text:style-name="P28"><text:span text:style-name="T1">7</text:span></text:p>
          </table:table-cell>
          <table:table-cell table:style-name="Table1.B2" office:value-type="string">
            <text:p text:style-name="P28"><text:span text:style-name="T1">7</text:span></text:p>
          </table:table-cell>
          <table:table-cell table:style-name="Table1.B2" office:value-type="string">
            <text:p text:style-name="P28"><text:span text:style-name="T1">8</text:span></text:p>
          </table:table-cell>
          <table:table-cell table:style-name="Table1.B2" office:value-type="string">
            <text:p text:style-name="P28"><text:span text:style-name="T1">8</text:span></text:p>
          </table:table-cell>
          <table:table-cell table:style-name="Table1.B2" office:value-type="string">
            <text:p text:style-name="P28"><text:span text:style-name="T1">9</text:span></text:p>
          </table:table-cell>
          <table:table-cell table:style-name="Table1.B2" office:value-type="string">
            <text:p text:style-name="P28"><text:span text:style-name="T1">9</text:span></text:p>
          </table:table-cell>
          <table:table-cell table:style-name="Table1.B2" office:value-type="string">
            <text:p text:style-name="P28"><text:span text:style-name="T1">10</text:span></text:p>
          </table:table-cell>
        </table:table-row>
        <table:table-row table:style-name="Table1.4">
          <table:table-cell table:style-name="Table1.A2" office:value-type="string">
            <text:p text:style-name="P15"><text:span text:style-name="T1">14–15</text:span></text:p>
          </table:table-cell>
          <table:table-cell table:style-name="Table1.B2" office:value-type="string">
            <text:p text:style-name="P28"><text:span text:style-name="T1">1</text:span></text:p>
          </table:table-cell>
          <table:table-cell table:style-name="Table1.B2" office:value-type="string">
            <text:p text:style-name="P28"><text:span text:style-name="T1">2</text:span></text:p>
          </table:table-cell>
          <table:table-cell table:style-name="Table1.B2" office:value-type="string">
            <text:p text:style-name="P28"><text:span text:style-name="T1">3</text:span></text:p>
          </table:table-cell>
          <table:table-cell table:style-name="Table1.B2" office:value-type="string">
            <text:p text:style-name="P28"><text:span text:style-name="T1">4</text:span></text:p>
          </table:table-cell>
          <table:table-cell table:style-name="Table1.B2" office:value-type="string">
            <text:p text:style-name="P28"><text:span text:style-name="T1">5</text:span></text:p>
          </table:table-cell>
          <table:table-cell table:style-name="Table1.B2" office:value-type="string">
            <text:p text:style-name="P28"><text:span text:style-name="T1">6</text:span></text:p>
          </table:table-cell>
          <table:table-cell table:style-name="Table1.B2" office:value-type="string">
            <text:p text:style-name="P28"><text:span text:style-name="T1">7</text:span></text:p>
          </table:table-cell>
          <table:table-cell table:style-name="Table1.B2" office:value-type="string">
            <text:p text:style-name="P28"><text:span text:style-name="T1">8</text:span></text:p>
          </table:table-cell>
          <table:table-cell table:style-name="Table1.B2" office:value-type="string">
            <text:p text:style-name="P28"><text:span text:style-name="T1">9</text:span></text:p>
          </table:table-cell>
          <table:table-cell table:style-name="Table1.B2" office:value-type="string">
            <text:p text:style-name="P28"><text:span text:style-name="T1">10</text:span></text:p>
          </table:table-cell>
          <table:table-cell table:style-name="Table1.B2" office:value-type="string">
            <text:p text:style-name="P28"><text:span text:style-name="T1">11</text:span></text:p>
          </table:table-cell>
          <table:table-cell table:style-name="Table1.B2" office:value-type="string">
            <text:p text:style-name="P28"><text:span text:style-name="T1">12</text:span></text:p>
          </table:table-cell>
          <table:table-cell table:style-name="Table1.B2" office:value-type="string">
            <text:p text:style-name="P28"><text:span text:style-name="T1">13</text:span></text:p>
          </table:table-cell>
          <table:table-cell table:style-name="Table1.B2" office:value-type="string">
            <text:p text:style-name="P28"><text:span text:style-name="T1">14</text:span></text:p>
          </table:table-cell>
          <table:table-cell table:style-name="Table1.B2" office:value-type="string">
            <text:p text:style-name="P28"><text:span text:style-name="T1">15</text:span></text:p>
          </table:table-cell>
          <table:table-cell table:style-name="Table1.B2" office:value-type="string">
            <text:p text:style-name="P28"><text:span text:style-name="T1">16</text:span></text:p>
          </table:table-cell>
          <table:table-cell table:style-name="Table1.B2" office:value-type="string">
            <text:p text:style-name="P28"><text:span text:style-name="T1">17</text:span></text:p>
          </table:table-cell>
          <table:table-cell table:style-name="Table1.B2" office:value-type="string">
            <text:p text:style-name="P28"><text:span text:style-name="T1">18</text:span></text:p>
          </table:table-cell>
          <table:table-cell table:style-name="Table1.B2" office:value-type="string">
            <text:p text:style-name="P28"><text:span text:style-name="T1">19</text:span></text:p>
          </table:table-cell>
          <table:table-cell table:style-name="Table1.B2" office:value-type="string">
            <text:p text:style-name="P28"><text:span text:style-name="T1">20</text:span></text:p>
          </table:table-cell>
        </table:table-row>
        <table:table-row table:style-name="Table1.4">
          <table:table-cell table:style-name="Table1.A2" office:value-type="string">
            <text:p text:style-name="P15"><text:span text:style-name="T1">16–17</text:span></text:p>
          </table:table-cell>
          <table:table-cell table:style-name="Table1.B2" office:value-type="string">
            <text:p text:style-name="P28"><text:span text:style-name="T1">1</text:span></text:p>
          </table:table-cell>
          <table:table-cell table:style-name="Table1.B2" office:value-type="string">
            <text:p text:style-name="P28"><text:span text:style-name="T1">3</text:span></text:p>
          </table:table-cell>
          <table:table-cell table:style-name="Table1.B2" office:value-type="string">
            <text:p text:style-name="P28"><text:span text:style-name="T1">4</text:span></text:p>
          </table:table-cell>
          <table:table-cell table:style-name="Table1.B2" office:value-type="string">
            <text:p text:style-name="P28"><text:span text:style-name="T1">6</text:span></text:p>
          </table:table-cell>
          <table:table-cell table:style-name="Table1.B2" office:value-type="string">
            <text:p text:style-name="P28"><text:span text:style-name="T1">7</text:span></text:p>
          </table:table-cell>
          <table:table-cell table:style-name="Table1.B2" office:value-type="string">
            <text:p text:style-name="P28"><text:span text:style-name="T1">9</text:span></text:p>
          </table:table-cell>
          <table:table-cell table:style-name="Table1.B2" office:value-type="string">
            <text:p text:style-name="P28"><text:span text:style-name="T1">10</text:span></text:p>
          </table:table-cell>
          <table:table-cell table:style-name="Table1.B2" office:value-type="string">
            <text:p text:style-name="P28"><text:span text:style-name="T1">12</text:span></text:p>
          </table:table-cell>
          <table:table-cell table:style-name="Table1.B2" office:value-type="string">
            <text:p text:style-name="P28"><text:span text:style-name="T1">13</text:span></text:p>
          </table:table-cell>
          <table:table-cell table:style-name="Table1.B2" office:value-type="string">
            <text:p text:style-name="P28"><text:span text:style-name="T1">15</text:span></text:p>
          </table:table-cell>
          <table:table-cell table:style-name="Table1.B2" office:value-type="string">
            <text:p text:style-name="P28"><text:span text:style-name="T1">16</text:span></text:p>
          </table:table-cell>
          <table:table-cell table:style-name="Table1.B2" office:value-type="string">
            <text:p text:style-name="P28"><text:span text:style-name="T1">18</text:span></text:p>
          </table:table-cell>
          <table:table-cell table:style-name="Table1.B2" office:value-type="string">
            <text:p text:style-name="P28"><text:span text:style-name="T1">19</text:span></text:p>
          </table:table-cell>
          <table:table-cell table:style-name="Table1.B2" office:value-type="string">
            <text:p text:style-name="P28"><text:span text:style-name="T1">21</text:span></text:p>
          </table:table-cell>
          <table:table-cell table:style-name="Table1.B2" office:value-type="string">
            <text:p text:style-name="P28"><text:span text:style-name="T1">22</text:span></text:p>
          </table:table-cell>
          <table:table-cell table:style-name="Table1.B2" office:value-type="string">
            <text:p text:style-name="P28"><text:span text:style-name="T1">24</text:span></text:p>
          </table:table-cell>
          <table:table-cell table:style-name="Table1.B2" office:value-type="string">
            <text:p text:style-name="P28"><text:span text:style-name="T1">25</text:span></text:p>
          </table:table-cell>
          <table:table-cell table:style-name="Table1.B2" office:value-type="string">
            <text:p text:style-name="P28"><text:span text:style-name="T1">27</text:span></text:p>
          </table:table-cell>
          <table:table-cell table:style-name="Table1.B2" office:value-type="string">
            <text:p text:style-name="P28"><text:span text:style-name="T1">28</text:span></text:p>
          </table:table-cell>
          <table:table-cell table:style-name="Table1.B2" office:value-type="string">
            <text:p text:style-name="P28"><text:span text:style-name="T1">30</text:span></text:p>
          </table:table-cell>
        </table:table-row>
        <table:table-row table:style-name="Table1.4">
          <table:table-cell table:style-name="Table1.A2" office:value-type="string">
            <text:p text:style-name="P15"><text:span text:style-name="T1">18–19</text:span></text:p>
          </table:table-cell>
          <table:table-cell table:style-name="Table1.B2" office:value-type="string">
            <text:p text:style-name="P28"><text:span text:style-name="T1">2</text:span></text:p>
          </table:table-cell>
          <table:table-cell table:style-name="Table1.B2" office:value-type="string">
            <text:p text:style-name="P28"><text:span text:style-name="T1">4</text:span></text:p>
          </table:table-cell>
          <table:table-cell table:style-name="Table1.B2" office:value-type="string">
            <text:p text:style-name="P28"><text:span text:style-name="T1">6</text:span></text:p>
          </table:table-cell>
          <table:table-cell table:style-name="Table1.B2" office:value-type="string">
            <text:p text:style-name="P28"><text:span text:style-name="T1">8</text:span></text:p>
          </table:table-cell>
          <table:table-cell table:style-name="Table1.B2" office:value-type="string">
            <text:p text:style-name="P28"><text:span text:style-name="T1">10</text:span></text:p>
          </table:table-cell>
          <table:table-cell table:style-name="Table1.B2" office:value-type="string">
            <text:p text:style-name="P28"><text:span text:style-name="T1">12</text:span></text:p>
          </table:table-cell>
          <table:table-cell table:style-name="Table1.B2" office:value-type="string">
            <text:p text:style-name="P28"><text:span text:style-name="T1">14</text:span></text:p>
          </table:table-cell>
          <table:table-cell table:style-name="Table1.B2" office:value-type="string">
            <text:p text:style-name="P28"><text:span text:style-name="T1">16</text:span></text:p>
          </table:table-cell>
          <table:table-cell table:style-name="Table1.B2" office:value-type="string">
            <text:p text:style-name="P28"><text:span text:style-name="T1">18</text:span></text:p>
          </table:table-cell>
          <table:table-cell table:style-name="Table1.B2" office:value-type="string">
            <text:p text:style-name="P28"><text:span text:style-name="T1">20</text:span></text:p>
          </table:table-cell>
          <table:table-cell table:style-name="Table1.B2" office:value-type="string">
            <text:p text:style-name="P28"><text:span text:style-name="T1">22</text:span></text:p>
          </table:table-cell>
          <table:table-cell table:style-name="Table1.B2" office:value-type="string">
            <text:p text:style-name="P28"><text:span text:style-name="T1">24</text:span></text:p>
          </table:table-cell>
          <table:table-cell table:style-name="Table1.B2" office:value-type="string">
            <text:p text:style-name="P28"><text:span text:style-name="T1">26</text:span></text:p>
          </table:table-cell>
          <table:table-cell table:style-name="Table1.B2" office:value-type="string">
            <text:p text:style-name="P28"><text:span text:style-name="T1">28</text:span></text:p>
          </table:table-cell>
          <table:table-cell table:style-name="Table1.B2" office:value-type="string">
            <text:p text:style-name="P28"><text:span text:style-name="T1">30</text:span></text:p>
          </table:table-cell>
          <table:table-cell table:style-name="Table1.B2" office:value-type="string">
            <text:p text:style-name="P28"><text:span text:style-name="T1">32</text:span></text:p>
          </table:table-cell>
          <table:table-cell table:style-name="Table1.B2" office:value-type="string">
            <text:p text:style-name="P28"><text:span text:style-name="T1">34</text:span></text:p>
          </table:table-cell>
          <table:table-cell table:style-name="Table1.B2" office:value-type="string">
            <text:p text:style-name="P28"><text:span text:style-name="T1">36</text:span></text:p>
          </table:table-cell>
          <table:table-cell table:style-name="Table1.B2" office:value-type="string">
            <text:p text:style-name="P28"><text:span text:style-name="T1">38</text:span></text:p>
          </table:table-cell>
          <table:table-cell table:style-name="Table1.B2" office:value-type="string">
            <text:p text:style-name="P28"><text:span text:style-name="T1">40</text:span></text:p>
          </table:table-cell>
        </table:table-row>
        <table:table-row table:style-name="Table1.4">
          <table:table-cell table:style-name="Table1.A2" office:value-type="string">
            <text:p text:style-name="P15"><text:span text:style-name="T1">20–21</text:span></text:p>
          </table:table-cell>
          <table:table-cell table:style-name="Table1.B2" office:value-type="string">
            <text:p text:style-name="P28"><text:span text:style-name="T1">2</text:span></text:p>
          </table:table-cell>
          <table:table-cell table:style-name="Table1.B2" office:value-type="string">
            <text:p text:style-name="P28"><text:span text:style-name="T1">5</text:span></text:p>
          </table:table-cell>
          <table:table-cell table:style-name="Table1.B2" office:value-type="string">
            <text:p text:style-name="P28"><text:span text:style-name="T1">7</text:span></text:p>
          </table:table-cell>
          <table:table-cell table:style-name="Table1.B2" office:value-type="string">
            <text:p text:style-name="P28"><text:span text:style-name="T1">10</text:span></text:p>
          </table:table-cell>
          <table:table-cell table:style-name="Table1.B2" office:value-type="string">
            <text:p text:style-name="P28"><text:span text:style-name="T1">12</text:span></text:p>
          </table:table-cell>
          <table:table-cell table:style-name="Table1.B2" office:value-type="string">
            <text:p text:style-name="P28"><text:span text:style-name="T1">15</text:span></text:p>
          </table:table-cell>
          <table:table-cell table:style-name="Table1.B2" office:value-type="string">
            <text:p text:style-name="P28"><text:span text:style-name="T1">17</text:span></text:p>
          </table:table-cell>
          <table:table-cell table:style-name="Table1.B2" office:value-type="string">
            <text:p text:style-name="P28"><text:span text:style-name="T1">20</text:span></text:p>
          </table:table-cell>
          <table:table-cell table:style-name="Table1.B2" office:value-type="string">
            <text:p text:style-name="P28"><text:span text:style-name="T1">22</text:span></text:p>
          </table:table-cell>
          <table:table-cell table:style-name="Table1.B2" office:value-type="string">
            <text:p text:style-name="P28"><text:span text:style-name="T1">25</text:span></text:p>
          </table:table-cell>
          <table:table-cell table:style-name="Table1.B2" office:value-type="string">
            <text:p text:style-name="P28"><text:span text:style-name="T1">27</text:span></text:p>
          </table:table-cell>
          <table:table-cell table:style-name="Table1.B2" office:value-type="string">
            <text:p text:style-name="P28"><text:span text:style-name="T1">30</text:span></text:p>
          </table:table-cell>
          <table:table-cell table:style-name="Table1.B2" office:value-type="string">
            <text:p text:style-name="P28"><text:span text:style-name="T1">32</text:span></text:p>
          </table:table-cell>
          <table:table-cell table:style-name="Table1.B2" office:value-type="string">
            <text:p text:style-name="P28"><text:span text:style-name="T1">35</text:span></text:p>
          </table:table-cell>
          <table:table-cell table:style-name="Table1.B2" office:value-type="string">
            <text:p text:style-name="P28"><text:span text:style-name="T1">37</text:span></text:p>
          </table:table-cell>
          <table:table-cell table:style-name="Table1.B2" office:value-type="string">
            <text:p text:style-name="P28"><text:span text:style-name="T1">40</text:span></text:p>
          </table:table-cell>
          <table:table-cell table:style-name="Table1.B2" office:value-type="string">
            <text:p text:style-name="P28"><text:span text:style-name="T1">42</text:span></text:p>
          </table:table-cell>
          <table:table-cell table:style-name="Table1.B2" office:value-type="string">
            <text:p text:style-name="P28"><text:span text:style-name="T1">45</text:span></text:p>
          </table:table-cell>
          <table:table-cell table:style-name="Table1.B2" office:value-type="string">
            <text:p text:style-name="P28"><text:span text:style-name="T1">47</text:span></text:p>
          </table:table-cell>
          <table:table-cell table:style-name="Table1.B2" office:value-type="string">
            <text:p text:style-name="P28"><text:span text:style-name="T1">50</text:span></text:p>
          </table:table-cell>
        </table:table-row>
        <table:table-row table:style-name="Table1.4">
          <table:table-cell table:style-name="Table1.A2" office:value-type="string">
            <text:p text:style-name="P15"><text:span text:style-name="T1">22–23</text:span></text:p>
          </table:table-cell>
          <table:table-cell table:style-name="Table1.B2" office:value-type="string">
            <text:p text:style-name="P28"><text:span text:style-name="T1">3</text:span></text:p>
          </table:table-cell>
          <table:table-cell table:style-name="Table1.B2" office:value-type="string">
            <text:p text:style-name="P28"><text:span text:style-name="T1">6</text:span></text:p>
          </table:table-cell>
          <table:table-cell table:style-name="Table1.B2" office:value-type="string">
            <text:p text:style-name="P28"><text:span text:style-name="T1">9</text:span></text:p>
          </table:table-cell>
          <table:table-cell table:style-name="Table1.B2" office:value-type="string">
            <text:p text:style-name="P28"><text:span text:style-name="T1">12</text:span></text:p>
          </table:table-cell>
          <table:table-cell table:style-name="Table1.B2" office:value-type="string">
            <text:p text:style-name="P28"><text:span text:style-name="T1">15</text:span></text:p>
          </table:table-cell>
          <table:table-cell table:style-name="Table1.B2" office:value-type="string">
            <text:p text:style-name="P28"><text:span text:style-name="T1">18</text:span></text:p>
          </table:table-cell>
          <table:table-cell table:style-name="Table1.B2" office:value-type="string">
            <text:p text:style-name="P28"><text:span text:style-name="T1">21</text:span></text:p>
          </table:table-cell>
          <table:table-cell table:style-name="Table1.B2" office:value-type="string">
            <text:p text:style-name="P28"><text:span text:style-name="T1">24</text:span></text:p>
          </table:table-cell>
          <table:table-cell table:style-name="Table1.B2" office:value-type="string">
            <text:p text:style-name="P28"><text:span text:style-name="T1">27</text:span></text:p>
          </table:table-cell>
          <table:table-cell table:style-name="Table1.B2" office:value-type="string">
            <text:p text:style-name="P28"><text:span text:style-name="T1">30</text:span></text:p>
          </table:table-cell>
          <table:table-cell table:style-name="Table1.B2" office:value-type="string">
            <text:p text:style-name="P28"><text:span text:style-name="T1">33</text:span></text:p>
          </table:table-cell>
          <table:table-cell table:style-name="Table1.B2" office:value-type="string">
            <text:p text:style-name="P28"><text:span text:style-name="T1">36</text:span></text:p>
          </table:table-cell>
          <table:table-cell table:style-name="Table1.B2" office:value-type="string">
            <text:p text:style-name="P28"><text:span text:style-name="T1">39</text:span></text:p>
          </table:table-cell>
          <table:table-cell table:style-name="Table1.B2" office:value-type="string">
            <text:p text:style-name="P28"><text:span text:style-name="T1">42</text:span></text:p>
          </table:table-cell>
          <table:table-cell table:style-name="Table1.B2" office:value-type="string">
            <text:p text:style-name="P28"><text:span text:style-name="T1">45</text:span></text:p>
          </table:table-cell>
          <table:table-cell table:style-name="Table1.B2" office:value-type="string">
            <text:p text:style-name="P28"><text:span text:style-name="T1">48</text:span></text:p>
          </table:table-cell>
          <table:table-cell table:style-name="Table1.B2" office:value-type="string">
            <text:p text:style-name="P28"><text:span text:style-name="T1">51</text:span></text:p>
          </table:table-cell>
          <table:table-cell table:style-name="Table1.B2" office:value-type="string">
            <text:p text:style-name="P28"><text:span text:style-name="T1">54</text:span></text:p>
          </table:table-cell>
          <table:table-cell table:style-name="Table1.B2" office:value-type="string">
            <text:p text:style-name="P28"><text:span text:style-name="T1">57</text:span></text:p>
          </table:table-cell>
          <table:table-cell table:style-name="Table1.B2" office:value-type="string">
            <text:p text:style-name="P28"><text:span text:style-name="T1">60</text:span></text:p>
          </table:table-cell>
        </table:table-row>
        <table:table-row table:style-name="Table1.4">
          <table:table-cell table:style-name="Table1.A2" office:value-type="string">
            <text:p text:style-name="P15"><text:span text:style-name="T1">24–25</text:span></text:p>
          </table:table-cell>
          <table:table-cell table:style-name="Table1.B2" office:value-type="string">
            <text:p text:style-name="P28"><text:span text:style-name="T1">3</text:span></text:p>
          </table:table-cell>
          <table:table-cell table:style-name="Table1.B2" office:value-type="string">
            <text:p text:style-name="P28"><text:span text:style-name="T1">7</text:span></text:p>
          </table:table-cell>
          <table:table-cell table:style-name="Table1.B2" office:value-type="string">
            <text:p text:style-name="P28"><text:span text:style-name="T1">10</text:span></text:p>
          </table:table-cell>
          <table:table-cell table:style-name="Table1.B2" office:value-type="string">
            <text:p text:style-name="P28"><text:span text:style-name="T1">14</text:span></text:p>
          </table:table-cell>
          <table:table-cell table:style-name="Table1.B2" office:value-type="string">
            <text:p text:style-name="P28"><text:span text:style-name="T1">17</text:span></text:p>
          </table:table-cell>
          <table:table-cell table:style-name="Table1.B2" office:value-type="string">
            <text:p text:style-name="P28"><text:span text:style-name="T1">21</text:span></text:p>
          </table:table-cell>
          <table:table-cell table:style-name="Table1.B2" office:value-type="string">
            <text:p text:style-name="P28"><text:span text:style-name="T1">24</text:span></text:p>
          </table:table-cell>
          <table:table-cell table:style-name="Table1.B2" office:value-type="string">
            <text:p text:style-name="P28"><text:span text:style-name="T1">28</text:span></text:p>
          </table:table-cell>
          <table:table-cell table:style-name="Table1.B2" office:value-type="string">
            <text:p text:style-name="P28"><text:span text:style-name="T1">31</text:span></text:p>
          </table:table-cell>
          <table:table-cell table:style-name="Table1.B2" office:value-type="string">
            <text:p text:style-name="P28"><text:span text:style-name="T1">35</text:span></text:p>
          </table:table-cell>
          <table:table-cell table:style-name="Table1.B2" office:value-type="string">
            <text:p text:style-name="P28"><text:span text:style-name="T1">38</text:span></text:p>
          </table:table-cell>
          <table:table-cell table:style-name="Table1.B2" office:value-type="string">
            <text:p text:style-name="P28"><text:span text:style-name="T1">42</text:span></text:p>
          </table:table-cell>
          <table:table-cell table:style-name="Table1.B2" office:value-type="string">
            <text:p text:style-name="P28"><text:span text:style-name="T1">45</text:span></text:p>
          </table:table-cell>
          <table:table-cell table:style-name="Table1.B2" office:value-type="string">
            <text:p text:style-name="P28"><text:span text:style-name="T1">49</text:span></text:p>
          </table:table-cell>
          <table:table-cell table:style-name="Table1.B2" office:value-type="string">
            <text:p text:style-name="P28"><text:span text:style-name="T1">52</text:span></text:p>
          </table:table-cell>
          <table:table-cell table:style-name="Table1.B2" office:value-type="string">
            <text:p text:style-name="P28"><text:span text:style-name="T1">56</text:span></text:p>
          </table:table-cell>
          <table:table-cell table:style-name="Table1.B2" office:value-type="string">
            <text:p text:style-name="P28"><text:span text:style-name="T1">59</text:span></text:p>
          </table:table-cell>
          <table:table-cell table:style-name="Table1.B2" office:value-type="string">
            <text:p text:style-name="P28"><text:span text:style-name="T1">63</text:span></text:p>
          </table:table-cell>
          <table:table-cell table:style-name="Table1.B2" office:value-type="string">
            <text:p text:style-name="P28"><text:span text:style-name="T1">66</text:span></text:p>
          </table:table-cell>
          <table:table-cell table:style-name="Table1.B2" office:value-type="string">
            <text:p text:style-name="P28"><text:span text:style-name="T1">70</text:span></text:p>
          </table:table-cell>
        </table:table-row>
        <table:table-row table:style-name="Table1.4">
          <table:table-cell table:style-name="Table1.A2" office:value-type="string">
            <text:p text:style-name="P15"><text:span text:style-name="T1">26–27</text:span></text:p>
          </table:table-cell>
          <table:table-cell table:style-name="Table1.B2" office:value-type="string">
            <text:p text:style-name="P28"><text:span text:style-name="T1">4</text:span></text:p>
          </table:table-cell>
          <table:table-cell table:style-name="Table1.B2" office:value-type="string">
            <text:p text:style-name="P28"><text:span text:style-name="T1">8</text:span></text:p>
          </table:table-cell>
          <table:table-cell table:style-name="Table1.B2" office:value-type="string">
            <text:p text:style-name="P28"><text:span text:style-name="T1">12</text:span></text:p>
          </table:table-cell>
          <table:table-cell table:style-name="Table1.B2" office:value-type="string">
            <text:p text:style-name="P28"><text:span text:style-name="T1">16</text:span></text:p>
          </table:table-cell>
          <table:table-cell table:style-name="Table1.B2" office:value-type="string">
            <text:p text:style-name="P28"><text:span text:style-name="T1">20</text:span></text:p>
          </table:table-cell>
          <table:table-cell table:style-name="Table1.B2" office:value-type="string">
            <text:p text:style-name="P28"><text:span text:style-name="T1">24</text:span></text:p>
          </table:table-cell>
          <table:table-cell table:style-name="Table1.B2" office:value-type="string">
            <text:p text:style-name="P28"><text:span text:style-name="T1">28</text:span></text:p>
          </table:table-cell>
          <table:table-cell table:style-name="Table1.B2" office:value-type="string">
            <text:p text:style-name="P28"><text:span text:style-name="T1">32</text:span></text:p>
          </table:table-cell>
          <table:table-cell table:style-name="Table1.B2" office:value-type="string">
            <text:p text:style-name="P28"><text:span text:style-name="T1">36</text:span></text:p>
          </table:table-cell>
          <table:table-cell table:style-name="Table1.B2" office:value-type="string">
            <text:p text:style-name="P28"><text:span text:style-name="T1">40</text:span></text:p>
          </table:table-cell>
          <table:table-cell table:style-name="Table1.B2" office:value-type="string">
            <text:p text:style-name="P28"><text:span text:style-name="T1">44</text:span></text:p>
          </table:table-cell>
          <table:table-cell table:style-name="Table1.B2" office:value-type="string">
            <text:p text:style-name="P28"><text:span text:style-name="T1">48</text:span></text:p>
          </table:table-cell>
          <table:table-cell table:style-name="Table1.B2" office:value-type="string">
            <text:p text:style-name="P28"><text:span text:style-name="T1">52</text:span></text:p>
          </table:table-cell>
          <table:table-cell table:style-name="Table1.B2" office:value-type="string">
            <text:p text:style-name="P28"><text:span text:style-name="T1">56</text:span></text:p>
          </table:table-cell>
          <table:table-cell table:style-name="Table1.B2" office:value-type="string">
            <text:p text:style-name="P28"><text:span text:style-name="T1">60</text:span></text:p>
          </table:table-cell>
          <table:table-cell table:style-name="Table1.B2" office:value-type="string">
            <text:p text:style-name="P28"><text:span text:style-name="T1">64</text:span></text:p>
          </table:table-cell>
          <table:table-cell table:style-name="Table1.B2" office:value-type="string">
            <text:p text:style-name="P28"><text:span text:style-name="T1">68</text:span></text:p>
          </table:table-cell>
          <table:table-cell table:style-name="Table1.B2" office:value-type="string">
            <text:p text:style-name="P28"><text:span text:style-name="T1">72</text:span></text:p>
          </table:table-cell>
          <table:table-cell table:style-name="Table1.B2" office:value-type="string">
            <text:p text:style-name="P28"><text:span text:style-name="T1">76</text:span></text:p>
          </table:table-cell>
          <table:table-cell table:style-name="Table1.B2" office:value-type="string">
            <text:p text:style-name="P28"><text:span text:style-name="T1">80</text:span></text:p>
          </table:table-cell>
        </table:table-row>
        <table:table-row table:style-name="Table1.4">
          <table:table-cell table:style-name="Table1.A2" office:value-type="string">
            <text:p text:style-name="P15"><text:span text:style-name="T1">28–29</text:span></text:p>
          </table:table-cell>
          <table:table-cell table:style-name="Table1.B2" office:value-type="string">
            <text:p text:style-name="P28"><text:span text:style-name="T1">4</text:span></text:p>
          </table:table-cell>
          <table:table-cell table:style-name="Table1.B2" office:value-type="string">
            <text:p text:style-name="P28"><text:span text:style-name="T1">9</text:span></text:p>
          </table:table-cell>
          <table:table-cell table:style-name="Table1.B2" office:value-type="string">
            <text:p text:style-name="P28"><text:span text:style-name="T1">13</text:span></text:p>
          </table:table-cell>
          <table:table-cell table:style-name="Table1.B2" office:value-type="string">
            <text:p text:style-name="P28"><text:span text:style-name="T1">18</text:span></text:p>
          </table:table-cell>
          <table:table-cell table:style-name="Table1.B2" office:value-type="string">
            <text:p text:style-name="P28"><text:span text:style-name="T1">22</text:span></text:p>
          </table:table-cell>
          <table:table-cell table:style-name="Table1.B2" office:value-type="string">
            <text:p text:style-name="P28"><text:span text:style-name="T1">27</text:span></text:p>
          </table:table-cell>
          <table:table-cell table:style-name="Table1.B2" office:value-type="string">
            <text:p text:style-name="P28"><text:span text:style-name="T1">31</text:span></text:p>
          </table:table-cell>
          <table:table-cell table:style-name="Table1.B2" office:value-type="string">
            <text:p text:style-name="P28"><text:span text:style-name="T1">36</text:span></text:p>
          </table:table-cell>
          <table:table-cell table:style-name="Table1.B2" office:value-type="string">
            <text:p text:style-name="P28"><text:span text:style-name="T1">40</text:span></text:p>
          </table:table-cell>
          <table:table-cell table:style-name="Table1.B2" office:value-type="string">
            <text:p text:style-name="P28"><text:span text:style-name="T1">45</text:span></text:p>
          </table:table-cell>
          <table:table-cell table:style-name="Table1.B2" office:value-type="string">
            <text:p text:style-name="P28"><text:span text:style-name="T1">49</text:span></text:p>
          </table:table-cell>
          <table:table-cell table:style-name="Table1.B2" office:value-type="string">
            <text:p text:style-name="P28"><text:span text:style-name="T1">54</text:span></text:p>
          </table:table-cell>
          <table:table-cell table:style-name="Table1.B2" office:value-type="string">
            <text:p text:style-name="P28"><text:span text:style-name="T1">58</text:span></text:p>
          </table:table-cell>
          <table:table-cell table:style-name="Table1.B2" office:value-type="string">
            <text:p text:style-name="P28"><text:span text:style-name="T1">63</text:span></text:p>
          </table:table-cell>
          <table:table-cell table:style-name="Table1.B2" office:value-type="string">
            <text:p text:style-name="P28"><text:span text:style-name="T1">67</text:span></text:p>
          </table:table-cell>
          <table:table-cell table:style-name="Table1.B2" office:value-type="string">
            <text:p text:style-name="P28"><text:span text:style-name="T1">72</text:span></text:p>
          </table:table-cell>
          <table:table-cell table:style-name="Table1.B2" office:value-type="string">
            <text:p text:style-name="P28"><text:span text:style-name="T1">76</text:span></text:p>
          </table:table-cell>
          <table:table-cell table:style-name="Table1.B2" office:value-type="string">
            <text:p text:style-name="P28"><text:span text:style-name="T1">81</text:span></text:p>
          </table:table-cell>
          <table:table-cell table:style-name="Table1.B2" office:value-type="string">
            <text:p text:style-name="P28"><text:span text:style-name="T1">85</text:span></text:p>
          </table:table-cell>
          <table:table-cell table:style-name="Table1.B2" office:value-type="string">
            <text:p text:style-name="P28"><text:span text:style-name="T1">90</text:span></text:p>
          </table:table-cell>
        </table:table-row>
        <table:table-row table:style-name="Table1.4">
          <table:table-cell table:style-name="Table1.A2" office:value-type="string">
            <text:p text:style-name="P15"><text:span text:style-name="T1">30–31</text:span></text:p>
          </table:table-cell>
          <table:table-cell table:style-name="Table1.B2" office:value-type="string">
            <text:p text:style-name="P28"><text:span text:style-name="T1">5</text:span></text:p>
          </table:table-cell>
          <table:table-cell table:style-name="Table1.B2" office:value-type="string">
            <text:p text:style-name="P28"><text:span text:style-name="T1">10</text:span></text:p>
          </table:table-cell>
          <table:table-cell table:style-name="Table1.B2" office:value-type="string">
            <text:p text:style-name="P28"><text:span text:style-name="T1">15</text:span></text:p>
          </table:table-cell>
          <table:table-cell table:style-name="Table1.B2" office:value-type="string">
            <text:p text:style-name="P28"><text:span text:style-name="T1">20</text:span></text:p>
          </table:table-cell>
          <table:table-cell table:style-name="Table1.B2" office:value-type="string">
            <text:p text:style-name="P28"><text:span text:style-name="T1">25</text:span></text:p>
          </table:table-cell>
          <table:table-cell table:style-name="Table1.B2" office:value-type="string">
            <text:p text:style-name="P28"><text:span text:style-name="T1">30</text:span></text:p>
          </table:table-cell>
          <table:table-cell table:style-name="Table1.B2" office:value-type="string">
            <text:p text:style-name="P28"><text:span text:style-name="T1">35</text:span></text:p>
          </table:table-cell>
          <table:table-cell table:style-name="Table1.B2" office:value-type="string">
            <text:p text:style-name="P28"><text:span text:style-name="T1">40</text:span></text:p>
          </table:table-cell>
          <table:table-cell table:style-name="Table1.B2" office:value-type="string">
            <text:p text:style-name="P28"><text:span text:style-name="T1">45</text:span></text:p>
          </table:table-cell>
          <table:table-cell table:style-name="Table1.B2" office:value-type="string">
            <text:p text:style-name="P28"><text:span text:style-name="T1">50</text:span></text:p>
          </table:table-cell>
          <table:table-cell table:style-name="Table1.B2" office:value-type="string">
            <text:p text:style-name="P28"><text:span text:style-name="T1">55</text:span></text:p>
          </table:table-cell>
          <table:table-cell table:style-name="Table1.B2" office:value-type="string">
            <text:p text:style-name="P28"><text:span text:style-name="T1">60</text:span></text:p>
          </table:table-cell>
          <table:table-cell table:style-name="Table1.B2" office:value-type="string">
            <text:p text:style-name="P28"><text:span text:style-name="T1">65</text:span></text:p>
          </table:table-cell>
          <table:table-cell table:style-name="Table1.B2" office:value-type="string">
            <text:p text:style-name="P28"><text:span text:style-name="T1">70</text:span></text:p>
          </table:table-cell>
          <table:table-cell table:style-name="Table1.B2" office:value-type="string">
            <text:p text:style-name="P28"><text:span text:style-name="T1">75</text:span></text:p>
          </table:table-cell>
          <table:table-cell table:style-name="Table1.B2" office:value-type="string">
            <text:p text:style-name="P28"><text:span text:style-name="T1">80</text:span></text:p>
          </table:table-cell>
          <table:table-cell table:style-name="Table1.B2" office:value-type="string">
            <text:p text:style-name="P28"><text:span text:style-name="T1">85</text:span></text:p>
          </table:table-cell>
          <table:table-cell table:style-name="Table1.B2" office:value-type="string">
            <text:p text:style-name="P28"><text:span text:style-name="T1">90</text:span></text:p>
          </table:table-cell>
          <table:table-cell table:style-name="Table1.B2" office:value-type="string">
            <text:p text:style-name="P28"><text:span text:style-name="T1">95</text:span></text:p>
          </table:table-cell>
          <table:table-cell table:style-name="Table1.B2" office:value-type="string">
            <text:p text:style-name="P28"><text:span text:style-name="T1">100</text:span></text:p>
          </table:table-cell>
        </table:table-row>
        <table:table-row table:style-name="Table1.4">
          <table:table-cell table:style-name="Table1.A2" office:value-type="string">
            <text:p text:style-name="P15"><text:span text:style-name="T1">32–33</text:span></text:p>
          </table:table-cell>
          <table:table-cell table:style-name="Table1.B2" office:value-type="string">
            <text:p text:style-name="P28"><text:span text:style-name="T1">5</text:span></text:p>
          </table:table-cell>
          <table:table-cell table:style-name="Table1.B2" office:value-type="string">
            <text:p text:style-name="P28"><text:span text:style-name="T1">11</text:span></text:p>
          </table:table-cell>
          <table:table-cell table:style-name="Table1.B2" office:value-type="string">
            <text:p text:style-name="P28"><text:span text:style-name="T1">16</text:span></text:p>
          </table:table-cell>
          <table:table-cell table:style-name="Table1.B2" office:value-type="string">
            <text:p text:style-name="P28"><text:span text:style-name="T1">22</text:span></text:p>
          </table:table-cell>
          <table:table-cell table:style-name="Table1.B2" office:value-type="string">
            <text:p text:style-name="P28"><text:span text:style-name="T1">27</text:span></text:p>
          </table:table-cell>
          <table:table-cell table:style-name="Table1.B2" office:value-type="string">
            <text:p text:style-name="P28"><text:span text:style-name="T1">33</text:span></text:p>
          </table:table-cell>
          <table:table-cell table:style-name="Table1.B2" office:value-type="string">
            <text:p text:style-name="P28"><text:span text:style-name="T1">38</text:span></text:p>
          </table:table-cell>
          <table:table-cell table:style-name="Table1.B2" office:value-type="string">
            <text:p text:style-name="P28"><text:span text:style-name="T1">44</text:span></text:p>
          </table:table-cell>
          <table:table-cell table:style-name="Table1.B2" office:value-type="string">
            <text:p text:style-name="P28"><text:span text:style-name="T1">49</text:span></text:p>
          </table:table-cell>
          <table:table-cell table:style-name="Table1.B2" office:value-type="string">
            <text:p text:style-name="P28"><text:span text:style-name="T1">55</text:span></text:p>
          </table:table-cell>
          <table:table-cell table:style-name="Table1.B2" office:value-type="string">
            <text:p text:style-name="P28"><text:span text:style-name="T1">60</text:span></text:p>
          </table:table-cell>
          <table:table-cell table:style-name="Table1.B2" office:value-type="string">
            <text:p text:style-name="P28"><text:span text:style-name="T1">66</text:span></text:p>
          </table:table-cell>
          <table:table-cell table:style-name="Table1.B2" office:value-type="string">
            <text:p text:style-name="P28"><text:span text:style-name="T1">71</text:span></text:p>
          </table:table-cell>
          <table:table-cell table:style-name="Table1.B2" office:value-type="string">
            <text:p text:style-name="P28"><text:span text:style-name="T1">77</text:span></text:p>
          </table:table-cell>
          <table:table-cell table:style-name="Table1.B2" office:value-type="string">
            <text:p text:style-name="P28"><text:span text:style-name="T1">82</text:span></text:p>
          </table:table-cell>
          <table:table-cell table:style-name="Table1.B2" office:value-type="string">
            <text:p text:style-name="P28"><text:span text:style-name="T1">88</text:span></text:p>
          </table:table-cell>
          <table:table-cell table:style-name="Table1.B2" office:value-type="string">
            <text:p text:style-name="P28"><text:span text:style-name="T1">93</text:span></text:p>
          </table:table-cell>
          <table:table-cell table:style-name="Table1.B2" office:value-type="string">
            <text:p text:style-name="P28"><text:span text:style-name="T1">99</text:span></text:p>
          </table:table-cell>
          <table:table-cell table:style-name="Table1.B2" office:value-type="string">
            <text:p text:style-name="P28"><text:span text:style-name="T1">104</text:span></text:p>
          </table:table-cell>
          <table:table-cell table:style-name="Table1.B2" office:value-type="string">
            <text:p text:style-name="P28"><text:span text:style-name="T1">110</text:span></text:p>
          </table:table-cell>
        </table:table-row>
        <table:table-row table:style-name="Table1.4">
          <table:table-cell table:style-name="Table1.A2" office:value-type="string">
            <text:p text:style-name="P15"><text:span text:style-name="T1">34–35</text:span></text:p>
          </table:table-cell>
          <table:table-cell table:style-name="Table1.B2" office:value-type="string">
            <text:p text:style-name="P28"><text:span text:style-name="T1">6</text:span></text:p>
          </table:table-cell>
          <table:table-cell table:style-name="Table1.B2" office:value-type="string">
            <text:p text:style-name="P28"><text:span text:style-name="T1">12</text:span></text:p>
          </table:table-cell>
          <table:table-cell table:style-name="Table1.B2" office:value-type="string">
            <text:p text:style-name="P28"><text:span text:style-name="T1">18</text:span></text:p>
          </table:table-cell>
          <table:table-cell table:style-name="Table1.B2" office:value-type="string">
            <text:p text:style-name="P28"><text:span text:style-name="T1">24</text:span></text:p>
          </table:table-cell>
          <table:table-cell table:style-name="Table1.B2" office:value-type="string">
            <text:p text:style-name="P28"><text:span text:style-name="T1">30</text:span></text:p>
          </table:table-cell>
          <table:table-cell table:style-name="Table1.B2" office:value-type="string">
            <text:p text:style-name="P28"><text:span text:style-name="T1">36</text:span></text:p>
          </table:table-cell>
          <table:table-cell table:style-name="Table1.B2" office:value-type="string">
            <text:p text:style-name="P28"><text:span text:style-name="T1">42</text:span></text:p>
          </table:table-cell>
          <table:table-cell table:style-name="Table1.B2" office:value-type="string">
            <text:p text:style-name="P28"><text:span text:style-name="T1">48</text:span></text:p>
          </table:table-cell>
          <table:table-cell table:style-name="Table1.B2" office:value-type="string">
            <text:p text:style-name="P28"><text:span text:style-name="T1">54</text:span></text:p>
          </table:table-cell>
          <table:table-cell table:style-name="Table1.B2" office:value-type="string">
            <text:p text:style-name="P28"><text:span text:style-name="T1">60</text:span></text:p>
          </table:table-cell>
          <table:table-cell table:style-name="Table1.B2" office:value-type="string">
            <text:p text:style-name="P28"><text:span text:style-name="T1">66</text:span></text:p>
          </table:table-cell>
          <table:table-cell table:style-name="Table1.B2" office:value-type="string">
            <text:p text:style-name="P28"><text:span text:style-name="T1">72</text:span></text:p>
          </table:table-cell>
          <table:table-cell table:style-name="Table1.B2" office:value-type="string">
            <text:p text:style-name="P28"><text:span text:style-name="T1">78</text:span></text:p>
          </table:table-cell>
          <table:table-cell table:style-name="Table1.B2" office:value-type="string">
            <text:p text:style-name="P28"><text:span text:style-name="T1">84</text:span></text:p>
          </table:table-cell>
          <table:table-cell table:style-name="Table1.B2" office:value-type="string">
            <text:p text:style-name="P28"><text:span text:style-name="T1">90</text:span></text:p>
          </table:table-cell>
          <table:table-cell table:style-name="Table1.B2" office:value-type="string">
            <text:p text:style-name="P28"><text:span text:style-name="T1">96</text:span></text:p>
          </table:table-cell>
          <table:table-cell table:style-name="Table1.B2" office:value-type="string">
            <text:p text:style-name="P28"><text:span text:style-name="T1">102</text:span></text:p>
          </table:table-cell>
          <table:table-cell table:style-name="Table1.B2" office:value-type="string">
            <text:p text:style-name="P28"><text:span text:style-name="T1">108</text:span></text:p>
          </table:table-cell>
          <table:table-cell table:style-name="Table1.B2" office:value-type="string">
            <text:p text:style-name="P28"><text:span text:style-name="T1">114</text:span></text:p>
          </table:table-cell>
          <table:table-cell table:style-name="Table1.B2" office:value-type="string">
            <text:p text:style-name="P28"><text:span text:style-name="T1">120</text:span></text:p>
          </table:table-cell>
        </table:table-row>
        <table:table-row table:style-name="Table1.4">
          <table:table-cell table:style-name="Table1.A2" office:value-type="string">
            <text:p text:style-name="P15"><text:span text:style-name="T1">36–37</text:span></text:p>
          </table:table-cell>
          <table:table-cell table:style-name="Table1.B2" office:value-type="string">
            <text:p text:style-name="P28"><text:span text:style-name="T1">6</text:span></text:p>
          </table:table-cell>
          <table:table-cell table:style-name="Table1.B2" office:value-type="string">
            <text:p text:style-name="P28"><text:span text:style-name="T1">13</text:span></text:p>
          </table:table-cell>
          <table:table-cell table:style-name="Table1.B2" office:value-type="string">
            <text:p text:style-name="P28"><text:span text:style-name="T1">19</text:span></text:p>
          </table:table-cell>
          <table:table-cell table:style-name="Table1.B2" office:value-type="string">
            <text:p text:style-name="P28"><text:span text:style-name="T1">26</text:span></text:p>
          </table:table-cell>
          <table:table-cell table:style-name="Table1.B2" office:value-type="string">
            <text:p text:style-name="P28"><text:span text:style-name="T1">32</text:span></text:p>
          </table:table-cell>
          <table:table-cell table:style-name="Table1.B2" office:value-type="string">
            <text:p text:style-name="P28"><text:span text:style-name="T1">39</text:span></text:p>
          </table:table-cell>
          <table:table-cell table:style-name="Table1.B2" office:value-type="string">
            <text:p text:style-name="P28"><text:span text:style-name="T1">45</text:span></text:p>
          </table:table-cell>
          <table:table-cell table:style-name="Table1.B2" office:value-type="string">
            <text:p text:style-name="P28"><text:span text:style-name="T1">52</text:span></text:p>
          </table:table-cell>
          <table:table-cell table:style-name="Table1.B2" office:value-type="string">
            <text:p text:style-name="P28"><text:span text:style-name="T1">58</text:span></text:p>
          </table:table-cell>
          <table:table-cell table:style-name="Table1.B2" office:value-type="string">
            <text:p text:style-name="P28"><text:span text:style-name="T1">65</text:span></text:p>
          </table:table-cell>
          <table:table-cell table:style-name="Table1.B2" office:value-type="string">
            <text:p text:style-name="P28"><text:span text:style-name="T1">71</text:span></text:p>
          </table:table-cell>
          <table:table-cell table:style-name="Table1.B2" office:value-type="string">
            <text:p text:style-name="P28"><text:span text:style-name="T1">78</text:span></text:p>
          </table:table-cell>
          <table:table-cell table:style-name="Table1.B2" office:value-type="string">
            <text:p text:style-name="P28"><text:span text:style-name="T1">84</text:span></text:p>
          </table:table-cell>
          <table:table-cell table:style-name="Table1.B2" office:value-type="string">
            <text:p text:style-name="P28"><text:span text:style-name="T1">91</text:span></text:p>
          </table:table-cell>
          <table:table-cell table:style-name="Table1.B2" office:value-type="string">
            <text:p text:style-name="P28"><text:span text:style-name="T1">97</text:span></text:p>
          </table:table-cell>
          <table:table-cell table:style-name="Table1.B2" office:value-type="string">
            <text:p text:style-name="P28"><text:span text:style-name="T1">104</text:span></text:p>
          </table:table-cell>
          <table:table-cell table:style-name="Table1.B2" office:value-type="string">
            <text:p text:style-name="P28"><text:span text:style-name="T1">110</text:span></text:p>
          </table:table-cell>
          <table:table-cell table:style-name="Table1.B2" office:value-type="string">
            <text:p text:style-name="P28"><text:span text:style-name="T1">117</text:span></text:p>
          </table:table-cell>
          <table:table-cell table:style-name="Table1.B2" office:value-type="string">
            <text:p text:style-name="P28"><text:span text:style-name="T1">123</text:span></text:p>
          </table:table-cell>
          <table:table-cell table:style-name="Table1.B2" office:value-type="string">
            <text:p text:style-name="P28"><text:span text:style-name="T1">130</text:span></text:p>
          </table:table-cell>
        </table:table-row>
        <table:table-row table:style-name="Table1.4">
          <table:table-cell table:style-name="Table1.A2" office:value-type="string">
            <text:p text:style-name="P15"><text:span text:style-name="T1">38–39</text:span></text:p>
          </table:table-cell>
          <table:table-cell table:style-name="Table1.B2" office:value-type="string">
            <text:p text:style-name="P28"><text:span text:style-name="T1">7</text:span></text:p>
          </table:table-cell>
          <table:table-cell table:style-name="Table1.B2" office:value-type="string">
            <text:p text:style-name="P28"><text:span text:style-name="T1">14</text:span></text:p>
          </table:table-cell>
          <table:table-cell table:style-name="Table1.B2" office:value-type="string">
            <text:p text:style-name="P28"><text:span text:style-name="T1">21</text:span></text:p>
          </table:table-cell>
          <table:table-cell table:style-name="Table1.B2" office:value-type="string">
            <text:p text:style-name="P28"><text:span text:style-name="T1">28</text:span></text:p>
          </table:table-cell>
          <table:table-cell table:style-name="Table1.B2" office:value-type="string">
            <text:p text:style-name="P28"><text:span text:style-name="T1">35</text:span></text:p>
          </table:table-cell>
          <table:table-cell table:style-name="Table1.B2" office:value-type="string">
            <text:p text:style-name="P28"><text:span text:style-name="T1">42</text:span></text:p>
          </table:table-cell>
          <table:table-cell table:style-name="Table1.B2" office:value-type="string">
            <text:p text:style-name="P28"><text:span text:style-name="T1">49</text:span></text:p>
          </table:table-cell>
          <table:table-cell table:style-name="Table1.B2" office:value-type="string">
            <text:p text:style-name="P28"><text:span text:style-name="T1">56</text:span></text:p>
          </table:table-cell>
          <table:table-cell table:style-name="Table1.B2" office:value-type="string">
            <text:p text:style-name="P28"><text:span text:style-name="T1">63</text:span></text:p>
          </table:table-cell>
          <table:table-cell table:style-name="Table1.B2" office:value-type="string">
            <text:p text:style-name="P28"><text:span text:style-name="T1">70</text:span></text:p>
          </table:table-cell>
          <table:table-cell table:style-name="Table1.B2" office:value-type="string">
            <text:p text:style-name="P28"><text:span text:style-name="T1">77</text:span></text:p>
          </table:table-cell>
          <table:table-cell table:style-name="Table1.B2" office:value-type="string">
            <text:p text:style-name="P28"><text:span text:style-name="T1">84</text:span></text:p>
          </table:table-cell>
          <table:table-cell table:style-name="Table1.B2" office:value-type="string">
            <text:p text:style-name="P28"><text:span text:style-name="T1">91</text:span></text:p>
          </table:table-cell>
          <table:table-cell table:style-name="Table1.B2" office:value-type="string">
            <text:p text:style-name="P28"><text:span text:style-name="T1">98</text:span></text:p>
          </table:table-cell>
          <table:table-cell table:style-name="Table1.B2" office:value-type="string">
            <text:p text:style-name="P28"><text:span text:style-name="T1">105</text:span></text:p>
          </table:table-cell>
          <table:table-cell table:style-name="Table1.B2" office:value-type="string">
            <text:p text:style-name="P28"><text:span text:style-name="T1">112</text:span></text:p>
          </table:table-cell>
          <table:table-cell table:style-name="Table1.B2" office:value-type="string">
            <text:p text:style-name="P28"><text:span text:style-name="T1">119</text:span></text:p>
          </table:table-cell>
          <table:table-cell table:style-name="Table1.B2" office:value-type="string">
            <text:p text:style-name="P28"><text:span text:style-name="T1">126</text:span></text:p>
          </table:table-cell>
          <table:table-cell table:style-name="Table1.B2" office:value-type="string">
            <text:p text:style-name="P28"><text:span text:style-name="T1">133</text:span></text:p>
          </table:table-cell>
          <table:table-cell table:style-name="Table1.B2" office:value-type="string">
            <text:p text:style-name="P28"><text:span text:style-name="T1">140</text:span></text:p>
          </table:table-cell>
        </table:table-row>
        <table:table-row table:style-name="Table1.4">
          <table:table-cell table:style-name="Table1.A19" office:value-type="string">
            <text:p text:style-name="P27"><text:span text:style-name="T1">40–41</text:span></text:p>
          </table:table-cell>
          <table:table-cell table:style-name="Table1.B19" office:value-type="string">
            <text:p text:style-name="P29"><text:span text:style-name="T1">7</text:span></text:p>
          </table:table-cell>
          <table:table-cell table:style-name="Table1.B19" office:value-type="string">
            <text:p text:style-name="P29"><text:span text:style-name="T1">15</text:span></text:p>
          </table:table-cell>
          <table:table-cell table:style-name="Table1.B19" office:value-type="string">
            <text:p text:style-name="P29"><text:span text:style-name="T1">22</text:span></text:p>
          </table:table-cell>
          <table:table-cell table:style-name="Table1.B19" office:value-type="string">
            <text:p text:style-name="P29"><text:span text:style-name="T1">30</text:span></text:p>
          </table:table-cell>
          <table:table-cell table:style-name="Table1.B19" office:value-type="string">
            <text:p text:style-name="P29"><text:span text:style-name="T1">37</text:span></text:p>
          </table:table-cell>
          <table:table-cell table:style-name="Table1.B19" office:value-type="string">
            <text:p text:style-name="P29"><text:span text:style-name="T1">45</text:span></text:p>
          </table:table-cell>
          <table:table-cell table:style-name="Table1.B19" office:value-type="string">
            <text:p text:style-name="P29"><text:span text:style-name="T1">52</text:span></text:p>
          </table:table-cell>
          <table:table-cell table:style-name="Table1.B19" office:value-type="string">
            <text:p text:style-name="P29"><text:span text:style-name="T1">60</text:span></text:p>
          </table:table-cell>
          <table:table-cell table:style-name="Table1.B19" office:value-type="string">
            <text:p text:style-name="P29"><text:span text:style-name="T1">67</text:span></text:p>
          </table:table-cell>
          <table:table-cell table:style-name="Table1.B19" office:value-type="string">
            <text:p text:style-name="P29"><text:span text:style-name="T1">75</text:span></text:p>
          </table:table-cell>
          <table:table-cell table:style-name="Table1.B19" office:value-type="string">
            <text:p text:style-name="P29"><text:span text:style-name="T1">82</text:span></text:p>
          </table:table-cell>
          <table:table-cell table:style-name="Table1.B19" office:value-type="string">
            <text:p text:style-name="P29"><text:span text:style-name="T1">90</text:span></text:p>
          </table:table-cell>
          <table:table-cell table:style-name="Table1.B19" office:value-type="string">
            <text:p text:style-name="P29"><text:span text:style-name="T1">97</text:span></text:p>
          </table:table-cell>
          <table:table-cell table:style-name="Table1.B19" office:value-type="string">
            <text:p text:style-name="P29"><text:span text:style-name="T1">105</text:span></text:p>
          </table:table-cell>
          <table:table-cell table:style-name="Table1.B19" office:value-type="string">
            <text:p text:style-name="P29"><text:span text:style-name="T1">112</text:span></text:p>
          </table:table-cell>
          <table:table-cell table:style-name="Table1.B19" office:value-type="string">
            <text:p text:style-name="P29"><text:span text:style-name="T1">120</text:span></text:p>
          </table:table-cell>
          <table:table-cell table:style-name="Table1.B19" office:value-type="string">
            <text:p text:style-name="P29"><text:span text:style-name="T1">127</text:span></text:p>
          </table:table-cell>
          <table:table-cell table:style-name="Table1.B19" office:value-type="string">
            <text:p text:style-name="P29"><text:span text:style-name="T1">135</text:span></text:p>
          </table:table-cell>
          <table:table-cell table:style-name="Table1.B19" office:value-type="string">
            <text:p text:style-name="P29"><text:span text:style-name="T1">142</text:span></text:p>
          </table:table-cell>
          <table:table-cell table:style-name="Table1.B19" office:value-type="string">
            <text:p text:style-name="P29"><text:span text:style-name="T1">150</text:span></text:p>
          </table:table-cell>
        </table:table-row>
      </table:table>
      <text:p text:style-name="P17"/>
      <text:p text:style-name="P17"/>
      <text:h text:style-name="P10" text:outline-level="5"><text:span text:style-name="T3">RANDOM STARTING GOLD</text:span></text:h>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27"><text:span text:style-name="T2">Table: Random Starting Gold</text:span></text:p>
          </table:table-cell>
          <table:covered-table-cell/>
        </table:table-row>
        <table:table-row table:style-name="Table2.2">
          <table:table-cell table:style-name="Table2.A2" office:value-type="string">
            <text:p text:style-name="P27"><text:span text:style-name="T2">Class</text:span></text:p>
          </table:table-cell>
          <table:table-cell table:style-name="Table2.A2" office:value-type="string">
            <text:p text:style-name="P27"><text:span text:style-name="T2">Amount (Average)</text:span></text:p>
          </table:table-cell>
        </table:table-row>
        <table:table-row table:style-name="Table2.2">
          <table:table-cell table:style-name="Table2.A2" office:value-type="string">
            <text:p text:style-name="P15"><text:span text:style-name="T1">Psion</text:span></text:p>
          </table:table-cell>
          <table:table-cell table:style-name="Table2.A2" office:value-type="string">
            <text:p text:style-name="P15"><text:span text:style-name="T1">3d4 x10 (75 gp)</text:span></text:p>
          </table:table-cell>
        </table:table-row>
        <table:table-row table:style-name="Table2.2">
          <table:table-cell table:style-name="Table2.A2" office:value-type="string">
            <text:p text:style-name="P15"><text:span text:style-name="T1">Psychic warrior</text:span></text:p>
          </table:table-cell>
          <table:table-cell table:style-name="Table2.A2" office:value-type="string">
            <text:p text:style-name="P15"><text:span text:style-name="T1">5d4 x10 (125 gp)</text:span></text:p>
          </table:table-cell>
        </table:table-row>
        <table:table-row table:style-name="Table2.2">
          <table:table-cell table:style-name="Table2.A2" office:value-type="string">
            <text:p text:style-name="P15"><text:span text:style-name="T1">Soulknife</text:span></text:p>
          </table:table-cell>
          <table:table-cell table:style-name="Table2.A2" office:value-type="string">
            <text:p text:style-name="P15"><text:span text:style-name="T1">5d4 x10 (125 gp)</text:span></text:p>
          </table:table-cell>
        </table:table-row>
        <table:table-row table:style-name="Table2.2">
          <table:table-cell table:style-name="Table2.A6" office:value-type="string">
            <text:p text:style-name="P27"><text:span text:style-name="T1">Wilder</text:span></text:p>
          </table:table-cell>
          <table:table-cell table:style-name="Table2.A6" office:value-type="string">
            <text:p text:style-name="P27"><text:span text:style-name="T1">4d4 x10 (100 gp)</text:span></text:p>
          </table:table-cell>
        </table:table-row>
      </table:table>
      <text:p text:style-name="P21"/>
      <text:p text:style-name="P15"><text:span text:style-name="T4">PSION</text:span></text:p>
      <text:p text:style-name="P15"><text:span text:style-name="T2">Alignment:</text:span><text:span text:style-name="T1"> Any.</text:span></text:p>
      <text:p text:style-name="P15"><text:span text:style-name="T2">Hit Die:</text:span><text:span text:style-name="T1"> d4.</text:span></text:p>
      <text:p text:style-name="P16"/>
      <text:h text:style-name="P1" text:outline-level="1"><text:span text:style-name="T1">Class Skills</text:span></text:h>
      <text:p text:style-name="P15"><text:span text:style-name="T1">The psion’s class skills (and the key ability for each skill) are Concentration* (Con), Craft (Int), Knowledge (all skills, taken individually)* (Int), Profession (Wis), and Psicraft* (Int). In addition, a psion gains access to additional class skills based on his discipline:</text:span></text:p>
      <text:p text:style-name="P15"><text:span text:style-name="T5">Seer (Clairsentience): </text:span><text:span text:style-name="T1">Gather Information (Cha), Listen (Wis), and Spot (Wis).</text:span></text:p>
      <text:p text:style-name="P15"><text:span text:style-name="T5">Shaper (Metacreativity): </text:span><text:span text:style-name="T1">Bluff (Cha), Disguise (Cha), and Use Psionic Device* (Cha).</text:span></text:p>
      <text:p text:style-name="P15"><text:span text:style-name="T5">Kineticist (Psychokinesis): </text:span><text:span text:style-name="T1">Autohypnosis* (Wis), Disable Device (Dex), and Intimidate (Cha).</text:span></text:p>
      <text:p text:style-name="P15"><text:span text:style-name="T5">Egoist (Psychometabolism): </text:span><text:span text:style-name="T1">Autohypnosis* (Wis), Balance (Dex) and Heal (Wis).</text:span></text:p>
      <text:p text:style-name="P15"><text:span text:style-name="T5">Nomad (Psychoportation): </text:span><text:span text:style-name="T1">Climb (Str), Jump (Str), Ride (Dex), Survival (Wis), and Swim (Str).</text:span></text:p>
      <text:p text:style-name="P15"><text:span text:style-name="T5">Telepath (Telepathy): </text:span><text:span text:style-name="T1">Bluff (Cha), Diplomacy (Cha), Gather Information (Cha), and Sense Motive (Wis).</text:span></text:p>
      <text:p text:style-name="P15"><text:span text:style-name="T1">*New skill or expanded use of existing skill.</text:span></text:p>
      <text:p text:style-name="P15"><text:span text:style-name="T2">Skill Points at 1st Level:</text:span><text:span text:style-name="T1"> (2 + Int modifier) x4.</text:span></text:p>
      <text:p text:style-name="P15"><text:span text:style-name="T2">Skill Points at Each Additional Level:</text:span><text:span text:style-name="T1"> 2 + Int modifier.</text:span></text:p>
      <text:p text:style-name="P18"/>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able:table-column table:style-name="Table3.I"/>
        <text:soft-page-break/>
        <table:table-row table:style-name="Table3.1">
          <table:table-cell table:style-name="Table3.A1" table:number-columns-spanned="9" office:value-type="string">
            <text:h text:style-name="P2" text:outline-level="1"><text:span text:style-name="T1">Table: The Psion</text:span></text:h>
          </table: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27"><text:span text:style-name="T2">Level </text:span></text:p>
          </table:table-cell>
          <table:table-cell table:style-name="Table3.A2" office:value-type="string">
            <text:p text:style-name="P27"><text:span text:style-name="T2">Base Attack Bonus </text:span></text:p>
          </table:table-cell>
          <table:table-cell table:style-name="Table3.A2" office:value-type="string">
            <text:p text:style-name="P29"><text:span text:style-name="T2">Fort Save</text:span></text:p>
          </table:table-cell>
          <table:table-cell table:style-name="Table3.A2" office:value-type="string">
            <text:p text:style-name="P29"><text:span text:style-name="T2">Ref Save</text:span></text:p>
          </table:table-cell>
          <table:table-cell table:style-name="Table3.A2" office:value-type="string">
            <text:p text:style-name="P29"><text:span text:style-name="T2">Will Save</text:span></text:p>
          </table:table-cell>
          <table:table-cell table:style-name="Table3.A2" office:value-type="string">
            <text:p text:style-name="P27"><text:span text:style-name="T2">Special </text:span></text:p>
          </table:table-cell>
          <table:table-cell table:style-name="Table3.A2" office:value-type="string">
            <text:p text:style-name="P29"><text:span text:style-name="T2">Power Points/</text:span></text:p>
            <text:p text:style-name="P29"><text:span text:style-name="T2">Day</text:span></text:p>
          </table:table-cell>
          <table:table-cell table:style-name="Table3.A2" office:value-type="string">
            <text:p text:style-name="P29"><text:span text:style-name="T2">Powers Known</text:span></text:p>
          </table:table-cell>
          <table:table-cell table:style-name="Table3.A2" office:value-type="string">
            <text:p text:style-name="P29"><text:span text:style-name="T2">Maximum Power Level Known</text:span></text:p>
          </table:table-cell>
        </table:table-row>
        <table:table-row table:style-name="Table3.2">
          <table:table-cell table:style-name="Table3.A2" office:value-type="string">
            <text:p text:style-name="P27"><text:span text:style-name="T1">1st</text:span></text:p>
          </table:table-cell>
          <table:table-cell table:style-name="Table3.B3" office:value-type="string">
            <text:p text:style-name="P27"><text:span text:style-name="T1">+0</text:span></text:p>
          </table:table-cell>
          <table:table-cell table:style-name="Table3.A2" office:value-type="string">
            <text:p text:style-name="P29"><text:span text:style-name="T1">+0</text:span></text:p>
          </table:table-cell>
          <table:table-cell table:style-name="Table3.A2" office:value-type="string">
            <text:p text:style-name="P29"><text:span text:style-name="T1">+0</text:span></text:p>
          </table:table-cell>
          <table:table-cell table:style-name="Table3.A2" office:value-type="string">
            <text:p text:style-name="P29"><text:span text:style-name="T1">+2</text:span></text:p>
          </table:table-cell>
          <table:table-cell table:style-name="Table3.B3" office:value-type="string">
            <text:p text:style-name="P27"><text:span text:style-name="T1">Bonus feat, discipline</text:span></text:p>
          </table:table-cell>
          <table:table-cell table:style-name="Table3.A2" office:value-type="string">
            <text:p text:style-name="P29"><text:span text:style-name="T1">2</text:span></text:p>
          </table:table-cell>
          <table:table-cell table:style-name="Table3.A2" office:value-type="string">
            <text:p text:style-name="P29"><text:span text:style-name="T1">3</text:span></text:p>
          </table:table-cell>
          <table:table-cell table:style-name="Table3.A2" office:value-type="string">
            <text:p text:style-name="P29"><text:span text:style-name="T1">1st</text:span></text:p>
          </table:table-cell>
        </table:table-row>
        <table:table-row table:style-name="Table3.2">
          <table:table-cell table:style-name="Table3.B3" office:value-type="string">
            <text:p text:style-name="P27"><text:span text:style-name="T1">2nd</text:span></text:p>
          </table:table-cell>
          <table:table-cell table:style-name="Table3.B3" office:value-type="string">
            <text:p text:style-name="P27"><text:span text:style-name="T1">+1</text:span></text:p>
          </table:table-cell>
          <table:table-cell table:style-name="Table3.A2" office:value-type="string">
            <text:p text:style-name="P29"><text:span text:style-name="T1">+0</text:span></text:p>
          </table:table-cell>
          <table:table-cell table:style-name="Table3.A2" office:value-type="string">
            <text:p text:style-name="P29"><text:span text:style-name="T1">+0</text:span></text:p>
          </table:table-cell>
          <table:table-cell table:style-name="Table3.A2" office:value-type="string">
            <text:p text:style-name="P29"><text:span text:style-name="T1">+3</text:span></text:p>
          </table:table-cell>
          <table:table-cell table:style-name="Table3.B3" office:value-type="string">
            <text:p text:style-name="P27"><text:span text:style-name="T1">—</text:span></text:p>
          </table:table-cell>
          <table:table-cell table:style-name="Table3.A2" office:value-type="string">
            <text:p text:style-name="P29"><text:span text:style-name="T1">6</text:span></text:p>
          </table:table-cell>
          <table:table-cell table:style-name="Table3.A2" office:value-type="string">
            <text:p text:style-name="P29"><text:span text:style-name="T1">5</text:span></text:p>
          </table:table-cell>
          <table:table-cell table:style-name="Table3.A2" office:value-type="string">
            <text:p text:style-name="P29"><text:span text:style-name="T1">1st</text:span></text:p>
          </table:table-cell>
        </table:table-row>
        <table:table-row table:style-name="Table3.2">
          <table:table-cell table:style-name="Table3.B3" office:value-type="string">
            <text:p text:style-name="P15"><text:span text:style-name="T1">3rd</text:span></text:p>
          </table:table-cell>
          <table:table-cell table:style-name="Table3.B3" office:value-type="string">
            <text:p text:style-name="P15"><text:span text:style-name="T1">+1</text:span></text:p>
          </table:table-cell>
          <table:table-cell table:style-name="Table3.A2" office:value-type="string">
            <text:p text:style-name="P28"><text:span text:style-name="T1">+1</text:span></text:p>
          </table:table-cell>
          <table:table-cell table:style-name="Table3.A2" office:value-type="string">
            <text:p text:style-name="P28"><text:span text:style-name="T1">+1</text:span></text:p>
          </table:table-cell>
          <table:table-cell table:style-name="Table3.A2" office:value-type="string">
            <text:p text:style-name="P28"><text:span text:style-name="T1">+3</text:span></text:p>
          </table:table-cell>
          <table:table-cell table:style-name="Table3.B3" office:value-type="string">
            <text:p text:style-name="P15"><text:span text:style-name="T1">—</text:span></text:p>
          </table:table-cell>
          <table:table-cell table:style-name="Table3.A2" office:value-type="string">
            <text:p text:style-name="P28"><text:span text:style-name="T1">11</text:span></text:p>
          </table:table-cell>
          <table:table-cell table:style-name="Table3.A2" office:value-type="string">
            <text:p text:style-name="P28"><text:span text:style-name="T1">7</text:span></text:p>
          </table:table-cell>
          <table:table-cell table:style-name="Table3.A2" office:value-type="string">
            <text:p text:style-name="P28"><text:span text:style-name="T1">2nd</text:span></text:p>
          </table:table-cell>
        </table:table-row>
        <table:table-row table:style-name="Table3.2">
          <table:table-cell table:style-name="Table3.B3" office:value-type="string">
            <text:p text:style-name="P15"><text:span text:style-name="T1">4th</text:span></text:p>
          </table:table-cell>
          <table:table-cell table:style-name="Table3.B3" office:value-type="string">
            <text:p text:style-name="P15"><text:span text:style-name="T1">+2</text:span></text:p>
          </table:table-cell>
          <table:table-cell table:style-name="Table3.A2" office:value-type="string">
            <text:p text:style-name="P28"><text:span text:style-name="T1">+1</text:span></text:p>
          </table:table-cell>
          <table:table-cell table:style-name="Table3.A2" office:value-type="string">
            <text:p text:style-name="P28"><text:span text:style-name="T1">+1</text:span></text:p>
          </table:table-cell>
          <table:table-cell table:style-name="Table3.A2" office:value-type="string">
            <text:p text:style-name="P28"><text:span text:style-name="T1">+4</text:span></text:p>
          </table:table-cell>
          <table:table-cell table:style-name="Table3.B3" office:value-type="string">
            <text:p text:style-name="P15"><text:span text:style-name="T1">—</text:span></text:p>
          </table:table-cell>
          <table:table-cell table:style-name="Table3.A2" office:value-type="string">
            <text:p text:style-name="P28"><text:span text:style-name="T1">17</text:span></text:p>
          </table:table-cell>
          <table:table-cell table:style-name="Table3.A2" office:value-type="string">
            <text:p text:style-name="P28"><text:span text:style-name="T1">9</text:span></text:p>
          </table:table-cell>
          <table:table-cell table:style-name="Table3.A2" office:value-type="string">
            <text:p text:style-name="P28"><text:span text:style-name="T1">2nd</text:span></text:p>
          </table:table-cell>
        </table:table-row>
        <table:table-row table:style-name="Table3.2">
          <table:table-cell table:style-name="Table3.B3" office:value-type="string">
            <text:p text:style-name="P15"><text:span text:style-name="T1">5th</text:span></text:p>
          </table:table-cell>
          <table:table-cell table:style-name="Table3.B3" office:value-type="string">
            <text:p text:style-name="P15"><text:span text:style-name="T1">+2</text:span></text:p>
          </table:table-cell>
          <table:table-cell table:style-name="Table3.A2" office:value-type="string">
            <text:p text:style-name="P28"><text:span text:style-name="T1">+1</text:span></text:p>
          </table:table-cell>
          <table:table-cell table:style-name="Table3.A2" office:value-type="string">
            <text:p text:style-name="P28"><text:span text:style-name="T1">+1</text:span></text:p>
          </table:table-cell>
          <table:table-cell table:style-name="Table3.A2" office:value-type="string">
            <text:p text:style-name="P28"><text:span text:style-name="T1">+4</text:span></text:p>
          </table:table-cell>
          <table:table-cell table:style-name="Table3.B3" office:value-type="string">
            <text:p text:style-name="P15"><text:span text:style-name="T1">Bonus feat</text:span></text:p>
          </table:table-cell>
          <table:table-cell table:style-name="Table3.A2" office:value-type="string">
            <text:p text:style-name="P28"><text:span text:style-name="T1">25</text:span></text:p>
          </table:table-cell>
          <table:table-cell table:style-name="Table3.A2" office:value-type="string">
            <text:p text:style-name="P28"><text:span text:style-name="T1">11</text:span></text:p>
          </table:table-cell>
          <table:table-cell table:style-name="Table3.A2" office:value-type="string">
            <text:p text:style-name="P28"><text:span text:style-name="T1">3rd</text:span></text:p>
          </table:table-cell>
        </table:table-row>
        <table:table-row table:style-name="Table3.2">
          <table:table-cell table:style-name="Table3.B3" office:value-type="string">
            <text:p text:style-name="P15"><text:span text:style-name="T1">6th</text:span></text:p>
          </table:table-cell>
          <table:table-cell table:style-name="Table3.B3" office:value-type="string">
            <text:p text:style-name="P15"><text:span text:style-name="T1">+3</text:span></text:p>
          </table:table-cell>
          <table:table-cell table:style-name="Table3.A2" office:value-type="string">
            <text:p text:style-name="P28"><text:span text:style-name="T1">+2</text:span></text:p>
          </table:table-cell>
          <table:table-cell table:style-name="Table3.A2" office:value-type="string">
            <text:p text:style-name="P28"><text:span text:style-name="T1">+2</text:span></text:p>
          </table:table-cell>
          <table:table-cell table:style-name="Table3.A2" office:value-type="string">
            <text:p text:style-name="P28"><text:span text:style-name="T1">+5</text:span></text:p>
          </table:table-cell>
          <table:table-cell table:style-name="Table3.B3" office:value-type="string">
            <text:p text:style-name="P15"><text:span text:style-name="T1">—</text:span></text:p>
          </table:table-cell>
          <table:table-cell table:style-name="Table3.A2" office:value-type="string">
            <text:p text:style-name="P28"><text:span text:style-name="T1">35</text:span></text:p>
          </table:table-cell>
          <table:table-cell table:style-name="Table3.A2" office:value-type="string">
            <text:p text:style-name="P28"><text:span text:style-name="T1">13</text:span></text:p>
          </table:table-cell>
          <table:table-cell table:style-name="Table3.A2" office:value-type="string">
            <text:p text:style-name="P28"><text:span text:style-name="T1">3rd</text:span></text:p>
          </table:table-cell>
        </table:table-row>
        <table:table-row table:style-name="Table3.2">
          <table:table-cell table:style-name="Table3.B3" office:value-type="string">
            <text:p text:style-name="P15"><text:span text:style-name="T1">7th</text:span></text:p>
          </table:table-cell>
          <table:table-cell table:style-name="Table3.B3" office:value-type="string">
            <text:p text:style-name="P15"><text:span text:style-name="T1">+3</text:span></text:p>
          </table:table-cell>
          <table:table-cell table:style-name="Table3.A2" office:value-type="string">
            <text:p text:style-name="P28"><text:span text:style-name="T1">+2</text:span></text:p>
          </table:table-cell>
          <table:table-cell table:style-name="Table3.A2" office:value-type="string">
            <text:p text:style-name="P28"><text:span text:style-name="T1">+2</text:span></text:p>
          </table:table-cell>
          <table:table-cell table:style-name="Table3.A2" office:value-type="string">
            <text:p text:style-name="P28"><text:span text:style-name="T1">+5</text:span></text:p>
          </table:table-cell>
          <table:table-cell table:style-name="Table3.B3" office:value-type="string">
            <text:p text:style-name="P15"><text:span text:style-name="T1">—</text:span></text:p>
          </table:table-cell>
          <table:table-cell table:style-name="Table3.A2" office:value-type="string">
            <text:p text:style-name="P28"><text:span text:style-name="T1">46</text:span></text:p>
          </table:table-cell>
          <table:table-cell table:style-name="Table3.A2" office:value-type="string">
            <text:p text:style-name="P28"><text:span text:style-name="T1">15</text:span></text:p>
          </table:table-cell>
          <table:table-cell table:style-name="Table3.A2" office:value-type="string">
            <text:p text:style-name="P28"><text:span text:style-name="T1">4th</text:span></text:p>
          </table:table-cell>
        </table:table-row>
        <table:table-row table:style-name="Table3.2">
          <table:table-cell table:style-name="Table3.B3" office:value-type="string">
            <text:p text:style-name="P15"><text:span text:style-name="T1">8th</text:span></text:p>
          </table:table-cell>
          <table:table-cell table:style-name="Table3.B3" office:value-type="string">
            <text:p text:style-name="P15"><text:span text:style-name="T1">+4</text:span></text:p>
          </table:table-cell>
          <table:table-cell table:style-name="Table3.A2" office:value-type="string">
            <text:p text:style-name="P28"><text:span text:style-name="T1">+2</text:span></text:p>
          </table:table-cell>
          <table:table-cell table:style-name="Table3.A2" office:value-type="string">
            <text:p text:style-name="P28"><text:span text:style-name="T1">+2</text:span></text:p>
          </table:table-cell>
          <table:table-cell table:style-name="Table3.A2" office:value-type="string">
            <text:p text:style-name="P28"><text:span text:style-name="T1">+6</text:span></text:p>
          </table:table-cell>
          <table:table-cell table:style-name="Table3.B3" office:value-type="string">
            <text:p text:style-name="P15"><text:span text:style-name="T1">—</text:span></text:p>
          </table:table-cell>
          <table:table-cell table:style-name="Table3.A2" office:value-type="string">
            <text:p text:style-name="P28"><text:span text:style-name="T1">58</text:span></text:p>
          </table:table-cell>
          <table:table-cell table:style-name="Table3.A2" office:value-type="string">
            <text:p text:style-name="P28"><text:span text:style-name="T1">17</text:span></text:p>
          </table:table-cell>
          <table:table-cell table:style-name="Table3.A2" office:value-type="string">
            <text:p text:style-name="P28"><text:span text:style-name="T1">4th</text:span></text:p>
          </table:table-cell>
        </table:table-row>
        <table:table-row table:style-name="Table3.2">
          <table:table-cell table:style-name="Table3.B3" office:value-type="string">
            <text:p text:style-name="P15"><text:span text:style-name="T1">9th</text:span></text:p>
          </table:table-cell>
          <table:table-cell table:style-name="Table3.B3" office:value-type="string">
            <text:p text:style-name="P15"><text:span text:style-name="T1">+4</text:span></text:p>
          </table:table-cell>
          <table:table-cell table:style-name="Table3.A2" office:value-type="string">
            <text:p text:style-name="P28"><text:span text:style-name="T1">+3</text:span></text:p>
          </table:table-cell>
          <table:table-cell table:style-name="Table3.A2" office:value-type="string">
            <text:p text:style-name="P28"><text:span text:style-name="T1">+3</text:span></text:p>
          </table:table-cell>
          <table:table-cell table:style-name="Table3.A2" office:value-type="string">
            <text:p text:style-name="P28"><text:span text:style-name="T1">+6</text:span></text:p>
          </table:table-cell>
          <table:table-cell table:style-name="Table3.B3" office:value-type="string">
            <text:p text:style-name="P15"><text:span text:style-name="T1">—</text:span></text:p>
          </table:table-cell>
          <table:table-cell table:style-name="Table3.A2" office:value-type="string">
            <text:p text:style-name="P28"><text:span text:style-name="T1">72</text:span></text:p>
          </table:table-cell>
          <table:table-cell table:style-name="Table3.A2" office:value-type="string">
            <text:p text:style-name="P28"><text:span text:style-name="T1">19</text:span></text:p>
          </table:table-cell>
          <table:table-cell table:style-name="Table3.A2" office:value-type="string">
            <text:p text:style-name="P28"><text:span text:style-name="T1">5th</text:span></text:p>
          </table:table-cell>
        </table:table-row>
        <table:table-row table:style-name="Table3.2">
          <table:table-cell table:style-name="Table3.B3" office:value-type="string">
            <text:p text:style-name="P15"><text:span text:style-name="T1">10th</text:span></text:p>
          </table:table-cell>
          <table:table-cell table:style-name="Table3.B3" office:value-type="string">
            <text:p text:style-name="P15"><text:span text:style-name="T1">+5</text:span></text:p>
          </table:table-cell>
          <table:table-cell table:style-name="Table3.A2" office:value-type="string">
            <text:p text:style-name="P28"><text:span text:style-name="T1">+3</text:span></text:p>
          </table:table-cell>
          <table:table-cell table:style-name="Table3.A2" office:value-type="string">
            <text:p text:style-name="P28"><text:span text:style-name="T1">+3</text:span></text:p>
          </table:table-cell>
          <table:table-cell table:style-name="Table3.A2" office:value-type="string">
            <text:p text:style-name="P28"><text:span text:style-name="T1">+7</text:span></text:p>
          </table:table-cell>
          <table:table-cell table:style-name="Table3.B3" office:value-type="string">
            <text:p text:style-name="P15"><text:span text:style-name="T1">Bonus feat</text:span></text:p>
          </table:table-cell>
          <table:table-cell table:style-name="Table3.A2" office:value-type="string">
            <text:p text:style-name="P28"><text:span text:style-name="T1">88</text:span></text:p>
          </table:table-cell>
          <table:table-cell table:style-name="Table3.A2" office:value-type="string">
            <text:p text:style-name="P28"><text:span text:style-name="T1">21</text:span></text:p>
          </table:table-cell>
          <table:table-cell table:style-name="Table3.A2" office:value-type="string">
            <text:p text:style-name="P28"><text:span text:style-name="T1">5th</text:span></text:p>
          </table:table-cell>
        </table:table-row>
        <table:table-row table:style-name="Table3.2">
          <table:table-cell table:style-name="Table3.B3" office:value-type="string">
            <text:p text:style-name="P15"><text:span text:style-name="T1">11th</text:span></text:p>
          </table:table-cell>
          <table:table-cell table:style-name="Table3.B3" office:value-type="string">
            <text:p text:style-name="P15"><text:span text:style-name="T1">+5</text:span></text:p>
          </table:table-cell>
          <table:table-cell table:style-name="Table3.A2" office:value-type="string">
            <text:p text:style-name="P28"><text:span text:style-name="T1">+3</text:span></text:p>
          </table:table-cell>
          <table:table-cell table:style-name="Table3.A2" office:value-type="string">
            <text:p text:style-name="P28"><text:span text:style-name="T1">+3</text:span></text:p>
          </table:table-cell>
          <table:table-cell table:style-name="Table3.A2" office:value-type="string">
            <text:p text:style-name="P28"><text:span text:style-name="T1">+7</text:span></text:p>
          </table:table-cell>
          <table:table-cell table:style-name="Table3.B3" office:value-type="string">
            <text:p text:style-name="P15"><text:span text:style-name="T1">—</text:span></text:p>
          </table:table-cell>
          <table:table-cell table:style-name="Table3.A2" office:value-type="string">
            <text:p text:style-name="P28"><text:span text:style-name="T1">106</text:span></text:p>
          </table:table-cell>
          <table:table-cell table:style-name="Table3.A2" office:value-type="string">
            <text:p text:style-name="P28"><text:span text:style-name="T1">22</text:span></text:p>
          </table:table-cell>
          <table:table-cell table:style-name="Table3.A2" office:value-type="string">
            <text:p text:style-name="P28"><text:span text:style-name="T1">6th</text:span></text:p>
          </table:table-cell>
        </table:table-row>
        <table:table-row table:style-name="Table3.2">
          <table:table-cell table:style-name="Table3.B3" office:value-type="string">
            <text:p text:style-name="P15"><text:span text:style-name="T1">12th</text:span></text:p>
          </table:table-cell>
          <table:table-cell table:style-name="Table3.B3" office:value-type="string">
            <text:p text:style-name="P15"><text:span text:style-name="T1">+6/+1</text:span></text:p>
          </table:table-cell>
          <table:table-cell table:style-name="Table3.A2" office:value-type="string">
            <text:p text:style-name="P28"><text:span text:style-name="T1">+4</text:span></text:p>
          </table:table-cell>
          <table:table-cell table:style-name="Table3.A2" office:value-type="string">
            <text:p text:style-name="P28"><text:span text:style-name="T1">+4</text:span></text:p>
          </table:table-cell>
          <table:table-cell table:style-name="Table3.A2" office:value-type="string">
            <text:p text:style-name="P28"><text:span text:style-name="T1">+8</text:span></text:p>
          </table:table-cell>
          <table:table-cell table:style-name="Table3.B3" office:value-type="string">
            <text:p text:style-name="P15"><text:span text:style-name="T1">—</text:span></text:p>
          </table:table-cell>
          <table:table-cell table:style-name="Table3.A2" office:value-type="string">
            <text:p text:style-name="P28"><text:span text:style-name="T1">126</text:span></text:p>
          </table:table-cell>
          <table:table-cell table:style-name="Table3.A2" office:value-type="string">
            <text:p text:style-name="P28"><text:span text:style-name="T1">24</text:span></text:p>
          </table:table-cell>
          <table:table-cell table:style-name="Table3.A2" office:value-type="string">
            <text:p text:style-name="P28"><text:span text:style-name="T1">6th</text:span></text:p>
          </table:table-cell>
        </table:table-row>
        <table:table-row table:style-name="Table3.2">
          <table:table-cell table:style-name="Table3.B3" office:value-type="string">
            <text:p text:style-name="P15"><text:span text:style-name="T1">13th</text:span></text:p>
          </table:table-cell>
          <table:table-cell table:style-name="Table3.B3" office:value-type="string">
            <text:p text:style-name="P15"><text:span text:style-name="T1">+6/+1</text:span></text:p>
          </table:table-cell>
          <table:table-cell table:style-name="Table3.A2" office:value-type="string">
            <text:p text:style-name="P28"><text:span text:style-name="T1">+4</text:span></text:p>
          </table:table-cell>
          <table:table-cell table:style-name="Table3.A2" office:value-type="string">
            <text:p text:style-name="P28"><text:span text:style-name="T1">+4</text:span></text:p>
          </table:table-cell>
          <table:table-cell table:style-name="Table3.A2" office:value-type="string">
            <text:p text:style-name="P28"><text:span text:style-name="T1">+8</text:span></text:p>
          </table:table-cell>
          <table:table-cell table:style-name="Table3.B3" office:value-type="string">
            <text:p text:style-name="P15"><text:span text:style-name="T1">—</text:span></text:p>
          </table:table-cell>
          <table:table-cell table:style-name="Table3.A2" office:value-type="string">
            <text:p text:style-name="P28"><text:span text:style-name="T1">147</text:span></text:p>
          </table:table-cell>
          <table:table-cell table:style-name="Table3.A2" office:value-type="string">
            <text:p text:style-name="P28"><text:span text:style-name="T1">25</text:span></text:p>
          </table:table-cell>
          <table:table-cell table:style-name="Table3.A2" office:value-type="string">
            <text:p text:style-name="P28"><text:span text:style-name="T1">7th</text:span></text:p>
          </table:table-cell>
        </table:table-row>
        <table:table-row table:style-name="Table3.2">
          <table:table-cell table:style-name="Table3.B3" office:value-type="string">
            <text:p text:style-name="P15"><text:span text:style-name="T1">14th</text:span></text:p>
          </table:table-cell>
          <table:table-cell table:style-name="Table3.B3" office:value-type="string">
            <text:p text:style-name="P15"><text:span text:style-name="T1">+7/+2</text:span></text:p>
          </table:table-cell>
          <table:table-cell table:style-name="Table3.A2" office:value-type="string">
            <text:p text:style-name="P28"><text:span text:style-name="T1">+4</text:span></text:p>
          </table:table-cell>
          <table:table-cell table:style-name="Table3.A2" office:value-type="string">
            <text:p text:style-name="P28"><text:span text:style-name="T1">+4</text:span></text:p>
          </table:table-cell>
          <table:table-cell table:style-name="Table3.A2" office:value-type="string">
            <text:p text:style-name="P28"><text:span text:style-name="T1">+9</text:span></text:p>
          </table:table-cell>
          <table:table-cell table:style-name="Table3.B3" office:value-type="string">
            <text:p text:style-name="P15"><text:span text:style-name="T1">—</text:span></text:p>
          </table:table-cell>
          <table:table-cell table:style-name="Table3.A2" office:value-type="string">
            <text:p text:style-name="P28"><text:span text:style-name="T1">170</text:span></text:p>
          </table:table-cell>
          <table:table-cell table:style-name="Table3.A2" office:value-type="string">
            <text:p text:style-name="P28"><text:span text:style-name="T1">27</text:span></text:p>
          </table:table-cell>
          <table:table-cell table:style-name="Table3.A2" office:value-type="string">
            <text:p text:style-name="P28"><text:span text:style-name="T1">7th</text:span></text:p>
          </table:table-cell>
        </table:table-row>
        <table:table-row table:style-name="Table3.2">
          <table:table-cell table:style-name="Table3.B3" office:value-type="string">
            <text:p text:style-name="P15"><text:span text:style-name="T1">15th</text:span></text:p>
          </table:table-cell>
          <table:table-cell table:style-name="Table3.B3" office:value-type="string">
            <text:p text:style-name="P15"><text:span text:style-name="T1">+7/+2</text:span></text:p>
          </table:table-cell>
          <table:table-cell table:style-name="Table3.A2" office:value-type="string">
            <text:p text:style-name="P28"><text:span text:style-name="T1">+5</text:span></text:p>
          </table:table-cell>
          <table:table-cell table:style-name="Table3.A2" office:value-type="string">
            <text:p text:style-name="P28"><text:span text:style-name="T1">+5</text:span></text:p>
          </table:table-cell>
          <table:table-cell table:style-name="Table3.A2" office:value-type="string">
            <text:p text:style-name="P28"><text:span text:style-name="T1">+9</text:span></text:p>
          </table:table-cell>
          <table:table-cell table:style-name="Table3.B3" office:value-type="string">
            <text:p text:style-name="P15"><text:span text:style-name="T1">Bonus feat</text:span></text:p>
          </table:table-cell>
          <table:table-cell table:style-name="Table3.A2" office:value-type="string">
            <text:p text:style-name="P28"><text:span text:style-name="T1">195</text:span></text:p>
          </table:table-cell>
          <table:table-cell table:style-name="Table3.A2" office:value-type="string">
            <text:p text:style-name="P28"><text:span text:style-name="T1">28</text:span></text:p>
          </table:table-cell>
          <table:table-cell table:style-name="Table3.A2" office:value-type="string">
            <text:p text:style-name="P28"><text:span text:style-name="T1">8th</text:span></text:p>
          </table:table-cell>
        </table:table-row>
        <table:table-row table:style-name="Table3.2">
          <table:table-cell table:style-name="Table3.B3" office:value-type="string">
            <text:p text:style-name="P15"><text:span text:style-name="T1">16th</text:span></text:p>
          </table:table-cell>
          <table:table-cell table:style-name="Table3.B3" office:value-type="string">
            <text:p text:style-name="P15"><text:span text:style-name="T1">+8/+3</text:span></text:p>
          </table:table-cell>
          <table:table-cell table:style-name="Table3.A2" office:value-type="string">
            <text:p text:style-name="P28"><text:span text:style-name="T1">+5</text:span></text:p>
          </table:table-cell>
          <table:table-cell table:style-name="Table3.A2" office:value-type="string">
            <text:p text:style-name="P28"><text:span text:style-name="T1">+5</text:span></text:p>
          </table:table-cell>
          <table:table-cell table:style-name="Table3.A2" office:value-type="string">
            <text:p text:style-name="P28"><text:span text:style-name="T1">+10</text:span></text:p>
          </table:table-cell>
          <table:table-cell table:style-name="Table3.B3" office:value-type="string">
            <text:p text:style-name="P15"><text:span text:style-name="T1">—</text:span></text:p>
          </table:table-cell>
          <table:table-cell table:style-name="Table3.A2" office:value-type="string">
            <text:p text:style-name="P28"><text:span text:style-name="T1">221</text:span></text:p>
          </table:table-cell>
          <table:table-cell table:style-name="Table3.A2" office:value-type="string">
            <text:p text:style-name="P28"><text:span text:style-name="T1">30</text:span></text:p>
          </table:table-cell>
          <table:table-cell table:style-name="Table3.A2" office:value-type="string">
            <text:p text:style-name="P28"><text:span text:style-name="T1">8th</text:span></text:p>
          </table:table-cell>
        </table:table-row>
        <table:table-row table:style-name="Table3.2">
          <table:table-cell table:style-name="Table3.B3" office:value-type="string">
            <text:p text:style-name="P15"><text:span text:style-name="T1">17th</text:span></text:p>
          </table:table-cell>
          <table:table-cell table:style-name="Table3.B3" office:value-type="string">
            <text:p text:style-name="P15"><text:span text:style-name="T1">+8/+3</text:span></text:p>
          </table:table-cell>
          <table:table-cell table:style-name="Table3.A2" office:value-type="string">
            <text:p text:style-name="P28"><text:span text:style-name="T1">+5</text:span></text:p>
          </table:table-cell>
          <table:table-cell table:style-name="Table3.A2" office:value-type="string">
            <text:p text:style-name="P28"><text:span text:style-name="T1">+5</text:span></text:p>
          </table:table-cell>
          <table:table-cell table:style-name="Table3.A2" office:value-type="string">
            <text:p text:style-name="P28"><text:span text:style-name="T1">+10</text:span></text:p>
          </table:table-cell>
          <table:table-cell table:style-name="Table3.B3" office:value-type="string">
            <text:p text:style-name="P15"><text:span text:style-name="T1">—</text:span></text:p>
          </table:table-cell>
          <table:table-cell table:style-name="Table3.A2" office:value-type="string">
            <text:p text:style-name="P28"><text:span text:style-name="T1">250</text:span></text:p>
          </table:table-cell>
          <table:table-cell table:style-name="Table3.A2" office:value-type="string">
            <text:p text:style-name="P28"><text:span text:style-name="T1">31</text:span></text:p>
          </table:table-cell>
          <table:table-cell table:style-name="Table3.A2" office:value-type="string">
            <text:p text:style-name="P28"><text:span text:style-name="T1">9th</text:span></text:p>
          </table:table-cell>
        </table:table-row>
        <table:table-row table:style-name="Table3.2">
          <table:table-cell table:style-name="Table3.B3" office:value-type="string">
            <text:p text:style-name="P15"><text:span text:style-name="T1">18th</text:span></text:p>
          </table:table-cell>
          <table:table-cell table:style-name="Table3.B3" office:value-type="string">
            <text:p text:style-name="P15"><text:span text:style-name="T1">+9/+4</text:span></text:p>
          </table:table-cell>
          <table:table-cell table:style-name="Table3.A2" office:value-type="string">
            <text:p text:style-name="P28"><text:span text:style-name="T1">+6</text:span></text:p>
          </table:table-cell>
          <table:table-cell table:style-name="Table3.A2" office:value-type="string">
            <text:p text:style-name="P28"><text:span text:style-name="T1">+6</text:span></text:p>
          </table:table-cell>
          <table:table-cell table:style-name="Table3.A2" office:value-type="string">
            <text:p text:style-name="P28"><text:span text:style-name="T1">+11</text:span></text:p>
          </table:table-cell>
          <table:table-cell table:style-name="Table3.B3" office:value-type="string">
            <text:p text:style-name="P15"><text:span text:style-name="T1">—</text:span></text:p>
          </table:table-cell>
          <table:table-cell table:style-name="Table3.A2" office:value-type="string">
            <text:p text:style-name="P28"><text:span text:style-name="T1">280</text:span></text:p>
          </table:table-cell>
          <table:table-cell table:style-name="Table3.A2" office:value-type="string">
            <text:p text:style-name="P28"><text:span text:style-name="T1">33</text:span></text:p>
          </table:table-cell>
          <table:table-cell table:style-name="Table3.A2" office:value-type="string">
            <text:p text:style-name="P28"><text:span text:style-name="T1">9th</text:span></text:p>
          </table:table-cell>
        </table:table-row>
        <table:table-row table:style-name="Table3.2">
          <table:table-cell table:style-name="Table3.B3" office:value-type="string">
            <text:p text:style-name="P15"><text:span text:style-name="T1">19th</text:span></text:p>
          </table:table-cell>
          <table:table-cell table:style-name="Table3.B3" office:value-type="string">
            <text:p text:style-name="P15"><text:span text:style-name="T1">+9/+4</text:span></text:p>
          </table:table-cell>
          <table:table-cell table:style-name="Table3.A2" office:value-type="string">
            <text:p text:style-name="P28"><text:span text:style-name="T1">+6</text:span></text:p>
          </table:table-cell>
          <table:table-cell table:style-name="Table3.A2" office:value-type="string">
            <text:p text:style-name="P28"><text:span text:style-name="T1">+6</text:span></text:p>
          </table:table-cell>
          <table:table-cell table:style-name="Table3.A2" office:value-type="string">
            <text:p text:style-name="P28"><text:span text:style-name="T1">+11</text:span></text:p>
          </table:table-cell>
          <table:table-cell table:style-name="Table3.B3" office:value-type="string">
            <text:p text:style-name="P15"><text:span text:style-name="T1">—</text:span></text:p>
          </table:table-cell>
          <table:table-cell table:style-name="Table3.A2" office:value-type="string">
            <text:p text:style-name="P28"><text:span text:style-name="T1">311</text:span></text:p>
          </table:table-cell>
          <table:table-cell table:style-name="Table3.A2" office:value-type="string">
            <text:p text:style-name="P28"><text:span text:style-name="T1">34</text:span></text:p>
          </table:table-cell>
          <table:table-cell table:style-name="Table3.A2" office:value-type="string">
            <text:p text:style-name="P28"><text:span text:style-name="T1">9th</text:span></text:p>
          </table:table-cell>
        </table:table-row>
        <table:table-row table:style-name="Table3.2">
          <table:table-cell table:style-name="Table3.A22" office:value-type="string">
            <text:p text:style-name="P27"><text:span text:style-name="T1">20th</text:span></text:p>
          </table:table-cell>
          <table:table-cell table:style-name="Table3.A22" office:value-type="string">
            <text:p text:style-name="P27"><text:span text:style-name="T1">+10/+5</text:span></text:p>
          </table:table-cell>
          <table:table-cell table:style-name="Table3.C22" office:value-type="string">
            <text:p text:style-name="P29"><text:span text:style-name="T1">+6</text:span></text:p>
          </table:table-cell>
          <table:table-cell table:style-name="Table3.C22" office:value-type="string">
            <text:p text:style-name="P29"><text:span text:style-name="T1">+6</text:span></text:p>
          </table:table-cell>
          <table:table-cell table:style-name="Table3.C22" office:value-type="string">
            <text:p text:style-name="P29"><text:span text:style-name="T1">+12</text:span></text:p>
          </table:table-cell>
          <table:table-cell table:style-name="Table3.A22" office:value-type="string">
            <text:p text:style-name="P27"><text:span text:style-name="T1">Bonus feat</text:span></text:p>
          </table:table-cell>
          <table:table-cell table:style-name="Table3.C22" office:value-type="string">
            <text:p text:style-name="P29"><text:span text:style-name="T1">343</text:span></text:p>
          </table:table-cell>
          <table:table-cell table:style-name="Table3.C22" office:value-type="string">
            <text:p text:style-name="P29"><text:span text:style-name="T1">36</text:span></text:p>
          </table:table-cell>
          <table:table-cell table:style-name="Table3.C22" office:value-type="string">
            <text:p text:style-name="P29"><text:span text:style-name="T1">9th</text:span></text:p>
          </table:table-cell>
        </table:table-row>
      </table:table>
      <text:p text:style-name="P18"/>
      <text:h text:style-name="P1" text:outline-level="1"><text:span text:style-name="T1">Class Features</text:span></text:h>
      <text:p text:style-name="P15"><text:span text:style-name="T1">All the following are class features of the psion.</text:span></text:p>
      <text:p text:style-name="P15"><text:span text:style-name="T2">Weapon and Armor Proficiency: </text:span><text:span text:style-name="T1">Psions are proficient with the club, dagger, heavy crossbow, light crossbow, quarterstaff, and shortspear. They are not proficient with any type of armor or shield. Armor does not, however, interfere with the manifestation of powers.</text:span></text:p>
      <text:p text:style-name="P15"><text:span text:style-name="T2">Power Points/Day: </text:span><text:span text:style-name="T1">A psion’s ability to manifest powers is limited by the power points he has available. His base daily allotment of power points is given on Table: The Psion. In addition, he receives bonus power points per day if he has a high Intelligence score (see Table: Ability Modifiers and Bonus Power Points). His race may also provide bonus power points per day, as may certain feats and items.</text:span></text:p>
      <text:p text:style-name="P15"><text:span text:style-name="T2">Discipline: </text:span><text:span text:style-name="T1">Every psion must decide at 1st level which psionic discipline he will specialize in. Choosing a discipline provides a psion with access to the class skills associated with that discipline (see above), as well as the powers restricted to that discipline. However, choosing a discipline also means that the psion cannot learn powers that are restricted to other disciplines. He can’t even use such powers by employing psionic items.</text:span></text:p>
      <text:p text:style-name="P15"><text:span text:style-name="T2">Powers Known:</text:span><text:span text:style-name="T1"> A psion begins play knowing three psion powers of your choice. Each time he achieves a new level, he unlocks the knowledge of new powers.</text:span></text:p>
      <text:p text:style-name="P15"><text:span text:style-name="T1">Choose the powers known from the psion power list, or from the list of powers of your chosen discipline. You cannot choose powers from disciplines other than your chosen discipline. (</text:span><text:span text:style-name="T5">Exception: </text:span><text:span text:style-name="T1">The feats Expanded Knowledge and Epic Expanded Knowledge do allow a psion to learn powers from the lists of other disciplines or even other classes.) A psion can manifest any power that has a power point cost equal to or lower than his manifester level.</text:span></text:p>
      <text:p text:style-name="P15"><text:span text:style-name="T1">The number of times a psion can manifest powers in a day is limited only by his daily power points. </text:span></text:p>
      <text:p text:style-name="P15"><text:span text:style-name="T1">A psion simply knows his powers; they are ingrained in his mind. He does not need to prepare them (in the way that some spellcasters prepare their spells), though he must get a good night’s sleep each day to regain all his spent power points.</text:span></text:p>
      <text:p text:style-name="P15"><text:span text:style-name="T1">The Difficulty Class for saving throws against psion powers is 10 + the power’s level + the psion’s Intelligence modifier. </text:span><text:span text:style-name="T2">Maximum Power Level Known:</text:span><text:span text:style-name="T1"> A psion begins play with the ability to learn 1st-level powers. As he attains higher levels, a psion may gain the ability to master more complex powers.</text:span></text:p>
      <text:p text:style-name="P15"><text:span text:style-name="T1">To learn or manifest a power, a psion must have an Intelligence score of at least 10 + the power’s level.</text:span></text:p>
      <text:p text:style-name="P15"><text:span text:style-name="T2">Bonus Feats:</text:span><text:span text:style-name="T1"> A psion gains a bonus feat at 1st level, 5th level, 10th level, 15th level, and 20th level. This feat must be a psionic feat, a metapsionic feat, or a psionic item creation feat.</text:span></text:p>
      <text:p text:style-name="P15"><text:span text:style-name="T1">These bonus feats are in addition to the feats that a character of any class gains every three levels. A psion is not limited to psionic feats, metapsionic feats, and psionic item creation feats when choosing these other feats.</text:span></text:p>
      <text:p text:style-name="P18"/>
      <text:h text:style-name="P1" text:outline-level="1"><text:span text:style-name="T7">PSIONIC DISCIPLINES</text:span></text:h>
      <text:p text:style-name="P15"><text:span text:style-name="T1">A discipline is one of six groupings of powers, each defined by a common theme. The six disciplines are clairsentience, metacreativity, psychokinesis, psychometabolism, psychoportation, and telepathy.</text:span></text:p>
      <text:p text:style-name="P15"><text:span text:style-name="T2">Clairsentience:</text:span><text:span text:style-name="T1"> A psion who chooses clairsentience is known as a seer. Seers can learn precognitive powers to aid their comrades in combat, as well as powers that permit them to gather information in many different ways.</text:span></text:p>
      <text:p text:style-name="P15"><text:span text:style-name="T2">Metacreativity:</text:span><text:span text:style-name="T1"> A psion specializing in metacreativity is known as a shaper. This discipline includes powers that draw ectoplasm or matter from the Astral Plane, creating semisolid and solid items such as armor, weapons, or animated constructs to do battle at the shaper’s command.</text:span></text:p>
      <text:p text:style-name="P15"><text:span text:style-name="T2">Psychokinesis:</text:span><text:span text:style-name="T1"> Psions who specialize in psychokinesis are known as kineticists. They are the masters of powers that manipulate and transform matter and energy. Kineticists can attack with devastating blasts of energy.</text:span></text:p>
      <text:p text:style-name="P15"><text:span text:style-name="T2">Psychometabolism: </text:span><text:span text:style-name="T1">A psion who specializes in psychometabolism is known as an egoist. This discipline consists of powers that alter the psion’s psychobiology, or that of creatures near him. An egoist can both heal and transform himself into a fearsome fighter.</text:span></text:p>
      <text:p text:style-name="P15"><text:span text:style-name="T2">Psychoportation: </text:span><text:span text:style-name="T1">A psion who relies on psychoportation powers is known as a nomad. Nomads can wield powers that propel or displace objects in space or time.</text:span></text:p>
      <text:p text:style-name="P15"><text:span text:style-name="T2">Telepathy:</text:span><text:span text:style-name="T1"> A psion who chooses the discipline of telepathy is known as a telepath. He is the master of powers that allow mental contact and control of other sentient creatures. A telepath can deceive or destroy the minds of his enemies with ease.</text:span></text:p>
      <text:p text:style-name="P16"/>
      <text:p text:style-name="P34"><text:span text:style-name="T1">PSICRYSTALS</text:span></text:p>
      <text:p text:style-name="P15"><text:span text:style-name="T1">A psicrystal is a fragment of a psionic character’s personality, brought into physical form and a semblance of life (via the Psicrystal Affinity feat). A psicrystal appears as a crystalline construct about the size of a human hand.</text:span></text:p>
      <text:p text:style-name="P15"><text:span text:style-name="T1">Because it is an extension of its creator’s personality, a character’s psicrystal is in some ways a part of him. That’s why, for example, a psionic character can manifest a personal range power on his psicrystal even though normally he can manifest such a power only on himself.</text:span></text:p>
      <text:p text:style-name="P15"><text:span text:style-name="T1">A psicrystal is treated as a construct for the purposes of all effects that depend on its type.</text:span></text:p>
      <text:p text:style-name="P15"><text:span text:style-name="T1">A psicrystal grants special abilities to its owner, as shown on the Psicrystal Special Abilities table below. In addition, a psicrystal has a personality (being a fragment of the owner’s personality), which gives its owner a bonus on certain types of checks or saving throws, as given on the Psicrystal Personalities table below. These special abilities and bonuses apply only when the owner and the psicrystal are within 1 mile of each other.</text:span></text:p>
      <text:p text:style-name="P15"><text:span text:style-name="T1">Psicrystal abilities are based on the owner’s levels in psionic classes. Levels from other classes do not count toward the owner’s level for purposes of psicrystal abilities.</text:span></text:p>
      <text:p text:style-name="P15"><text:span text:style-name="T1">A psicrystal can speak one language of its owner’s choice (so long as it is a language the owner knows). A psicrystal can understand all other languages known by its owner, but cannot speak them. This is a supernatural ability.</text:span></text:p>
      <text:p text:style-name="P15"><text:span text:style-name="T2">Psicrystal Basics: </text:span><text:span text:style-name="T1">Use the statistics for a psicrystal, but make the following changes.</text:span></text:p>
      <text:p text:style-name="P15"><text:span text:style-name="T5">Saving Throws: </text:span><text:span text:style-name="T1">A psicrystal uses its owner’s base saving throw bonuses and ability modifiers on saves, though it doesn’t enjoy any other bonuses its owner might have (from magic items or feats, for example).</text:span></text:p>
      <text:p text:style-name="P15"><text:span text:style-name="T5">Abilities: </text:span><text:span text:style-name="T1">When its self-propulsion ability is not activated, a psicrystal has no Strength score and no Dexterity score. </text:span></text:p>
      <text:p text:style-name="P15"><text:span text:style-name="T5">Skills: </text:span><text:span text:style-name="T1">A psicrystal has the same skill ranks as its owner, except that it has a minimum of 4 ranks each in Spot, Listen, Move Silently, and Search. (Even if its owner has no ranks in these skills, a psicrystal has 4 ranks in each.) A psicrystal uses its own ability modifiers on skill checks.</text:span></text:p>
      <text:p text:style-name="P22"/>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27"><text:span text:style-name="T2">Psicrystal Special Abilities</text:span></text:p>
          </table:table-cell>
          <table:covered-table-cell/>
          <table:covered-table-cell/>
          <table:covered-table-cell/>
        </table:table-row>
        <table:table-row table:style-name="Table4.2">
          <table:table-cell table:style-name="Table4.A2" office:value-type="string">
            <text:p text:style-name="P27"><text:span text:style-name="T1">Owner Level</text:span></text:p>
          </table:table-cell>
          <table:table-cell table:style-name="Table4.A2" office:value-type="string">
            <text:p text:style-name="P29"><text:span text:style-name="T1">Natural Armor Adj.</text:span></text:p>
          </table:table-cell>
          <table:table-cell table:style-name="Table4.C2" office:value-type="string">
            <text:p text:style-name="P29"><text:span text:style-name="T1">Int Adj.</text:span></text:p>
          </table:table-cell>
          <table:table-cell table:style-name="Table4.C2" office:value-type="string">
            <text:h text:style-name="P2" text:outline-level="1"><text:span text:style-name="T1">Special</text:span></text:h>
          </table:table-cell>
        </table:table-row>
        <table:table-row table:style-name="Table4.2">
          <table:table-cell table:style-name="Table4.C2" office:value-type="string">
            <text:p text:style-name="P27"><text:span text:style-name="T1">1st–2nd</text:span></text:p>
          </table:table-cell>
          <table:table-cell table:style-name="Table4.C2" office:value-type="string">
            <text:p text:style-name="P29"><text:span text:style-name="T1">+0</text:span></text:p>
          </table:table-cell>
          <table:table-cell table:style-name="Table4.C2" office:value-type="string">
            <text:p text:style-name="P29"><text:span text:style-name="T1">+0</text:span></text:p>
          </table:table-cell>
          <table:table-cell table:style-name="Table4.C2" office:value-type="string">
            <text:p text:style-name="P27"><text:span text:style-name="T1">Alertness, improved evasion, personality, self-propulsion, share powers, sighted, telepathic link</text:span></text:p>
          </table:table-cell>
        </table:table-row>
        <table:table-row table:style-name="Table4.2">
          <table:table-cell table:style-name="Table4.A2" office:value-type="string">
            <text:p text:style-name="P27"><text:span text:style-name="T1">3rd–4th</text:span></text:p>
          </table:table-cell>
          <table:table-cell table:style-name="Table4.A2" office:value-type="string">
            <text:p text:style-name="P29"><text:span text:style-name="T1">+1</text:span></text:p>
          </table:table-cell>
          <table:table-cell table:style-name="Table4.C2" office:value-type="string">
            <text:p text:style-name="P29"><text:span text:style-name="T1">+1</text:span></text:p>
          </table:table-cell>
          <table:table-cell table:style-name="Table4.A2" office:value-type="string">
            <text:p text:style-name="P27"><text:span text:style-name="T1">Deliver touch powers</text:span></text:p>
          </table:table-cell>
        </table:table-row>
        <table:table-row table:style-name="Table4.2">
          <table:table-cell table:style-name="Table4.A2" office:value-type="string">
            <text:p text:style-name="P15"><text:span text:style-name="T1">5th–6th</text:span></text:p>
          </table:table-cell>
          <table:table-cell table:style-name="Table4.A2" office:value-type="string">
            <text:p text:style-name="P28"><text:span text:style-name="T1">+2</text:span></text:p>
          </table:table-cell>
          <table:table-cell table:style-name="Table4.C2" office:value-type="string">
            <text:p text:style-name="P28"><text:span text:style-name="T1">+2</text:span></text:p>
          </table:table-cell>
          <table:table-cell table:style-name="Table4.A2" office:value-type="string">
            <text:p text:style-name="P15"><text:span text:style-name="T1">Telepathic speech</text:span></text:p>
          </table:table-cell>
        </table:table-row>
        <table:table-row table:style-name="Table4.2">
          <table:table-cell table:style-name="Table4.A2" office:value-type="string">
            <text:p text:style-name="P15"><text:span text:style-name="T1">7th–8th</text:span></text:p>
          </table:table-cell>
          <table:table-cell table:style-name="Table4.A2" office:value-type="string">
            <text:p text:style-name="P28"><text:span text:style-name="T1">+3</text:span></text:p>
          </table:table-cell>
          <table:table-cell table:style-name="Table4.C2" office:value-type="string">
            <text:p text:style-name="P28"><text:span text:style-name="T1">+3</text:span></text:p>
          </table:table-cell>
          <table:table-cell table:style-name="Table4.A2" office:value-type="string">
            <text:p text:style-name="P15"><text:span text:style-name="T1">—</text:span></text:p>
          </table:table-cell>
        </table:table-row>
        <table:table-row table:style-name="Table4.2">
          <table:table-cell table:style-name="Table4.A2" office:value-type="string">
            <text:p text:style-name="P15"><text:span text:style-name="T1">9th–10th</text:span></text:p>
          </table:table-cell>
          <table:table-cell table:style-name="Table4.A2" office:value-type="string">
            <text:p text:style-name="P28"><text:span text:style-name="T1">+4</text:span></text:p>
          </table:table-cell>
          <table:table-cell table:style-name="Table4.C2" office:value-type="string">
            <text:p text:style-name="P28"><text:span text:style-name="T1">+4</text:span></text:p>
          </table:table-cell>
          <table:table-cell table:style-name="Table4.A2" office:value-type="string">
            <text:p text:style-name="P15"><text:span text:style-name="T1">Flight</text:span></text:p>
          </table:table-cell>
        </table:table-row>
        <table:table-row table:style-name="Table4.2">
          <table:table-cell table:style-name="Table4.A2" office:value-type="string">
            <text:p text:style-name="P15"><text:span text:style-name="T1">11th–12th</text:span></text:p>
          </table:table-cell>
          <table:table-cell table:style-name="Table4.A2" office:value-type="string">
            <text:p text:style-name="P28"><text:span text:style-name="T1">+5</text:span></text:p>
          </table:table-cell>
          <table:table-cell table:style-name="Table4.C2" office:value-type="string">
            <text:p text:style-name="P28"><text:span text:style-name="T1">+5</text:span></text:p>
          </table:table-cell>
          <table:table-cell table:style-name="Table4.A2" office:value-type="string">
            <text:p text:style-name="P15"><text:span text:style-name="T1">Power resistance</text:span></text:p>
          </table:table-cell>
        </table:table-row>
        <table:table-row table:style-name="Table4.2">
          <table:table-cell table:style-name="Table4.A2" office:value-type="string">
            <text:p text:style-name="P15"><text:span text:style-name="T1">13th–14th</text:span></text:p>
          </table:table-cell>
          <table:table-cell table:style-name="Table4.A2" office:value-type="string">
            <text:p text:style-name="P28"><text:span text:style-name="T1">+6</text:span></text:p>
          </table:table-cell>
          <table:table-cell table:style-name="Table4.C2" office:value-type="string">
            <text:p text:style-name="P28"><text:span text:style-name="T1">+6</text:span></text:p>
          </table:table-cell>
          <table:table-cell table:style-name="Table4.A2" office:value-type="string">
            <text:p text:style-name="P15"><text:span text:style-name="T1">Sight link</text:span></text:p>
          </table:table-cell>
        </table:table-row>
        <table:table-row table:style-name="Table4.2">
          <table:table-cell table:style-name="Table4.A2" office:value-type="string">
            <text:p text:style-name="P15"><text:span text:style-name="T1">15th–16th</text:span></text:p>
          </table:table-cell>
          <table:table-cell table:style-name="Table4.A2" office:value-type="string">
            <text:p text:style-name="P28"><text:span text:style-name="T1">+7</text:span></text:p>
          </table:table-cell>
          <table:table-cell table:style-name="Table4.C2" office:value-type="string">
            <text:p text:style-name="P28"><text:span text:style-name="T1">+7</text:span></text:p>
          </table:table-cell>
          <table:table-cell table:style-name="Table4.A2" office:value-type="string">
            <text:p text:style-name="P15"><text:span text:style-name="T1">Channel power</text:span></text:p>
          </table:table-cell>
        </table:table-row>
        <table:table-row table:style-name="Table4.2">
          <table:table-cell table:style-name="Table4.A2" office:value-type="string">
            <text:p text:style-name="P15"><text:span text:style-name="T1">17th–18th</text:span></text:p>
          </table:table-cell>
          <table:table-cell table:style-name="Table4.A2" office:value-type="string">
            <text:p text:style-name="P28"><text:span text:style-name="T1">+8</text:span></text:p>
          </table:table-cell>
          <table:table-cell table:style-name="Table4.C2" office:value-type="string">
            <text:p text:style-name="P28"><text:span text:style-name="T1">+8</text:span></text:p>
          </table:table-cell>
          <table:table-cell table:style-name="Table4.A2" office:value-type="string">
            <text:p text:style-name="P16"/>
          </table:table-cell>
        </table:table-row>
        <table:table-row table:style-name="Table4.2">
          <table:table-cell table:style-name="Table4.A12" office:value-type="string">
            <text:p text:style-name="P27"><text:span text:style-name="T1">19th–20th</text:span></text:p>
          </table:table-cell>
          <table:table-cell table:style-name="Table4.A12" office:value-type="string">
            <text:p text:style-name="P29"><text:span text:style-name="T1">+9</text:span></text:p>
          </table:table-cell>
          <table:table-cell table:style-name="Table4.C12" office:value-type="string">
            <text:p text:style-name="P29"><text:span text:style-name="T1">+9</text:span></text:p>
          </table:table-cell>
          <table:table-cell table:style-name="Table4.A12" office:value-type="string">
            <text:p text:style-name="P24"/>
          </table:table-cell>
        </table:table-row>
      </table:table>
      <text:p text:style-name="P16"/>
      <text:p text:style-name="P15"><text:span text:style-name="T2">Psicrystal Ability Descriptions:</text:span><text:span text:style-name="T1"> All psicrystals have special abilities (or impart abilities to their owners) depending on the level of the owner, as shown on the table above. The abilities on the table are cumulative.</text:span></text:p>
      <text:p text:style-name="P15"><text:span text:style-name="T5">Natural Armor Adj. (Ex): </text:span><text:span text:style-name="T1">This number noted here is an improvement to the psicrystal’s natural armor bonus (normally 0). It represents a psicrystal’s preternatural durability.</text:span></text:p>
      <text:p text:style-name="P15"><text:span text:style-name="T5">Intelligence Adj. (Ex): </text:span><text:span text:style-name="T1">Add this value to the psicrystal’s Intelligence score. Psicrystals are as smart as people (though not necessarily as smart as smart people).</text:span></text:p>
      <text:p text:style-name="P15"><text:span text:style-name="T5">Alertness (Ex): </text:span><text:span text:style-name="T1">The presence of a psicrystal sharpens its master’s senses. While a psicrystal is within arm’s reach (adjacent to or in the same square as its owner), its owner gains the Alertness feat.</text:span></text:p>
      <text:p text:style-name="P15"><text:span text:style-name="T5">Improved Evasion (Ex): </text:span><text:span text:style-name="T1">If a psicrystal is subjected to an attack that normally allows a Reflex saving throw for half damage, it takes no damage if it makes a successful saving throw and half damage even if the saving throw fails.</text:span></text:p>
      <text:p text:style-name="P15"><text:span text:style-name="T5">Personality (Ex): </text:span><text:span text:style-name="T1">Every psicrystal has a personality. See Psicrystal Personality, below.</text:span></text:p>
      <text:p text:style-name="P15"><text:span text:style-name="T5">Self-Propulsion (Su): </text:span><text:span text:style-name="T1">As a standard action, its owner can will a psicrystal to form spidery, ectoplasmic legs that grant the psicrystal a land speed of 30 feet and a climb speed of 20 feet. The legs fade into nothingness after one day (or sooner, if the owner desires).</text:span></text:p>
      <text:p text:style-name="P15"><text:span text:style-name="T5">Share Powers (Su): </text:span><text:span text:style-name="T1">At the owner’s option, he can have any power (but not any psi-like ability) he manifests on himself also affect his psicrystal. The psicrystal must be within 5 feet of him at the time of the manifestation to receive the benefit. If the power has a duration other than instantaneous, it stops affecting the psicrystal if it moves farther than 5 feet away, and will not affect the psicrystal again, even if it returns to its owner before the duration expires.</text:span></text:p>
      <text:p text:style-name="P15"><text:span text:style-name="T1">Additionally, the owner can manifest a power with a target of “You” on his psicrystal (as a touch range power) instead of on himself. The owner and psicrystal cannot share powers if the powers normally do not affect creatures of the psicrystal’s type (construct).</text:span></text:p>
      <text:p text:style-name="P15"><text:span text:style-name="T5">Sighted (Ex): </text:span><text:span text:style-name="T1">Although it has no physical sensory organs, a psicrystal can telepathically sense its environment as well as a creature with normal vision and hearing. Darkness (even supernatural darkness) is irrelevant, as are areas of supernatural silence, though a psicrystal still can’t discern invisible or ethereal beings. A psicrystal’s sighted range is 40 feet.</text:span></text:p>
      <text:p text:style-name="P15"><text:span text:style-name="T5">Telepathic Link (Su): </text:span><text:span text:style-name="T1">The owner has a telepathic link with his psicrystal out to a distance of up to 1 mile. The owner cannot see through the psicrystal’s senses, but the two of them can communicate telepathically as if the psicrystal were the target of a </text:span><text:span text:style-name="T5">mindlink </text:span><text:span text:style-name="T1">power manifested by the owner. For instance, a psicrystal placed in a distant room could relay the activities occurring in that room.</text:span></text:p>
      <text:p text:style-name="P15"><text:span text:style-name="T1">Because of the telepathic link between a psicrystal and its owner, the owner has the same connection to an item or place that the psicrystal does. For instance, if his psicrystal has seen a room, the owner can teleport into that room as if he has seen it too.</text:span></text:p>
      <text:p text:style-name="P15"><text:span text:style-name="T5">Deliver Touch Powers (Su): </text:span><text:span text:style-name="T1">If the owner is 3rd level or higher, his psicrystal can deliver touch powers for him. If the owner and psicrystal are in contact at the time the owner manifests a touch power, he can designate his psicrystal as the “toucher.” The psicrystal can then deliver the touch power just as the owner could. As usual, if the owner manifests another power before the touch is delivered, the touch power dissipates.</text:span></text:p>
      <text:p text:style-name="P15"><text:span text:style-name="T5">Telepathic Speech (Ex): </text:span><text:span text:style-name="T1">If the owner is 5th level or higher, the psicrystal can communicate telepathically with any creature that has a language and is within 30 feet of the psicrystal, while the psicrystal is also within 1 mile of the owner.</text:span></text:p>
      <text:p text:style-name="P15"><text:span text:style-name="T5">Flight (Su): </text:span><text:span text:style-name="T1">If the owner is 9th level or higher, he can, as a standard action, will his psicrystal to fly at a speed of 50 feet (poor). The psicrystal drifts gently to the ground after one day (or sooner, if the owner desires).</text:span></text:p>
      <text:p text:style-name="P15"><text:span text:style-name="T5">Power Resistance (Ex): </text:span><text:span text:style-name="T1">If the owner is 11th level or higher, the psicrystal gains power resistance equal to the owner’s level + 5. To affect the psicrystal with a power, another manifester must get a result on a manifester level check that equals or exceeds the psicrystal’s power resistance.</text:span></text:p>
      <text:p text:style-name="P15"><text:span text:style-name="T5">Sight Link (Sp): </text:span><text:span text:style-name="T1">If the owner is 13th level or higher, the character can remote view the psicrystal (as if manifesting the </text:span><text:span text:style-name="T5">remote view </text:span><text:span text:style-name="T1">power) once per day. </text:span></text:p>
      <text:p text:style-name="P15"><text:span text:style-name="T5">Channel Power (Sp): </text:span><text:span text:style-name="T1">If the owner is 15th level or higher, he can manifest powers through the psicrystal to a distance of up to 1 mile. The psicrystal is treated as the power’s originator, and all ranges are calculated from its location.</text:span></text:p>
      <text:p text:style-name="P15"><text:span text:style-name="T1">When channeling a power through his psicrystal, the owner manifests the power by paying its power point cost. He is still subject to attacks of opportunity and other hazards of manifesting a power, if applicable (for instance, he becomes visible when manifesting an offensive power if </text:span><text:span text:style-name="T5">invisible</text:span><text:span text:style-name="T1">, as does the psicrystal).</text:span></text:p>
      <text:p text:style-name="P18"/>
      <text:p text:style-name="P15"><text:span text:style-name="T2">Psicrystal Personality (Ex):</text:span><text:span text:style-name="T1"> Each psicrystal has a distinct personality, chosen by its owner at the time of its creation from among those given on the following table. At 1st level, its owner typically gets a feel for a psicrystal’s personality only through occasional impulses, but as the owner increases in level the psicrystal’s personality becomes more pronounced. At higher levels, it is not uncommon for a psicrystal to constantly ply its owner with observations and advice, often severely slanted toward the psicrystal’s particular worldview. The owner always sees a bit of himself in his psicrystal, even if magnified and therefore distorted.</text:span></text:p>
      <text:p text:style-name="P18"/>
      <table:table table:name="Table5" table:style-name="Table5">
        <table:table-column table:style-name="Table5.A"/>
        <table:table-column table:style-name="Table5.B"/>
        <text:soft-page-break/>
        <table:table-row table:style-name="Table5.1">
          <table:table-cell table:style-name="Table5.A1" table:number-columns-spanned="2" office:value-type="string">
            <text:p text:style-name="P27"><text:span text:style-name="T2">Psicrystal Personalities</text:span></text:p>
          </table:table-cell>
          <table:covered-table-cell/>
        </table:table-row>
        <table:table-row table:style-name="Table5.2">
          <table:table-cell table:style-name="Table5.A2" office:value-type="string">
            <text:p text:style-name="P27"><text:span text:style-name="T2">Personality</text:span></text:p>
          </table:table-cell>
          <table:table-cell table:style-name="Table5.A2" office:value-type="string">
            <text:p text:style-name="P27"><text:span text:style-name="T2">Benefit to Owner</text:span></text:p>
          </table:table-cell>
        </table:table-row>
        <table:table-row table:style-name="Table5.2">
          <table:table-cell table:style-name="Table5.A2" office:value-type="string">
            <text:p text:style-name="P15"><text:span text:style-name="T1">Artiste</text:span></text:p>
          </table:table-cell>
          <table:table-cell table:style-name="Table5.A2" office:value-type="string">
            <text:p text:style-name="P15"><text:span text:style-name="T1">+3 bonus on Craft checks</text:span></text:p>
          </table:table-cell>
        </table:table-row>
        <table:table-row table:style-name="Table5.2">
          <table:table-cell table:style-name="Table5.A2" office:value-type="string">
            <text:p text:style-name="P15"><text:span text:style-name="T1">Bully</text:span></text:p>
          </table:table-cell>
          <table:table-cell table:style-name="Table5.A2" office:value-type="string">
            <text:p text:style-name="P15"><text:span text:style-name="T1">+3 bonus on Intimidate checks</text:span></text:p>
          </table:table-cell>
        </table:table-row>
        <table:table-row table:style-name="Table5.2">
          <table:table-cell table:style-name="Table5.A2" office:value-type="string">
            <text:p text:style-name="P15"><text:span text:style-name="T1">Coward</text:span></text:p>
          </table:table-cell>
          <table:table-cell table:style-name="Table5.A2" office:value-type="string">
            <text:p text:style-name="P15"><text:span text:style-name="T1">+3 bonus on Hide checks</text:span></text:p>
          </table:table-cell>
        </table:table-row>
        <table:table-row table:style-name="Table5.2">
          <table:table-cell table:style-name="Table5.A2" office:value-type="string">
            <text:p text:style-name="P15"><text:span text:style-name="T1">Friendly</text:span></text:p>
          </table:table-cell>
          <table:table-cell table:style-name="Table5.A2" office:value-type="string">
            <text:p text:style-name="P15"><text:span text:style-name="T1">+3 bonus on Diplomacy checks</text:span></text:p>
          </table:table-cell>
        </table:table-row>
        <table:table-row table:style-name="Table5.2">
          <table:table-cell table:style-name="Table5.A2" office:value-type="string">
            <text:p text:style-name="P15"><text:span text:style-name="T1">Hero</text:span></text:p>
          </table:table-cell>
          <table:table-cell table:style-name="Table5.A2" office:value-type="string">
            <text:p text:style-name="P15"><text:span text:style-name="T1">+2 bonus on Fortitude saves</text:span></text:p>
          </table:table-cell>
        </table:table-row>
        <table:table-row table:style-name="Table5.2">
          <table:table-cell table:style-name="Table5.A2" office:value-type="string">
            <text:p text:style-name="P15"><text:span text:style-name="T1">Liar</text:span></text:p>
          </table:table-cell>
          <table:table-cell table:style-name="Table5.A2" office:value-type="string">
            <text:p text:style-name="P15"><text:span text:style-name="T1">+3 bonus on Bluff checks</text:span></text:p>
          </table:table-cell>
        </table:table-row>
        <table:table-row table:style-name="Table5.2">
          <table:table-cell table:style-name="Table5.A2" office:value-type="string">
            <text:p text:style-name="P15"><text:span text:style-name="T1">Meticulous</text:span></text:p>
          </table:table-cell>
          <table:table-cell table:style-name="Table5.A2" office:value-type="string">
            <text:p text:style-name="P15"><text:span text:style-name="T1">+3 bonus on Search checks</text:span></text:p>
          </table:table-cell>
        </table:table-row>
        <table:table-row table:style-name="Table5.2">
          <table:table-cell table:style-name="Table5.A2" office:value-type="string">
            <text:p text:style-name="P15"><text:span text:style-name="T1">Nimble</text:span></text:p>
          </table:table-cell>
          <table:table-cell table:style-name="Table5.A2" office:value-type="string">
            <text:p text:style-name="P15"><text:span text:style-name="T1">+2 bonus on Initiative checks</text:span></text:p>
          </table:table-cell>
        </table:table-row>
        <table:table-row table:style-name="Table5.2">
          <table:table-cell table:style-name="Table5.A2" office:value-type="string">
            <text:p text:style-name="P15"><text:span text:style-name="T1">Observant</text:span></text:p>
          </table:table-cell>
          <table:table-cell table:style-name="Table5.A2" office:value-type="string">
            <text:p text:style-name="P15"><text:span text:style-name="T1">+3 bonus on Spot checks</text:span></text:p>
          </table:table-cell>
        </table:table-row>
        <table:table-row table:style-name="Table5.2">
          <table:table-cell table:style-name="Table5.A2" office:value-type="string">
            <text:p text:style-name="P15"><text:span text:style-name="T1">Poised</text:span></text:p>
          </table:table-cell>
          <table:table-cell table:style-name="Table5.A2" office:value-type="string">
            <text:p text:style-name="P15"><text:span text:style-name="T1">+3 bonus on Balance checks</text:span></text:p>
          </table:table-cell>
        </table:table-row>
        <table:table-row table:style-name="Table5.2">
          <table:table-cell table:style-name="Table5.A2" office:value-type="string">
            <text:p text:style-name="P15"><text:span text:style-name="T1">Resolved</text:span></text:p>
          </table:table-cell>
          <table:table-cell table:style-name="Table5.A2" office:value-type="string">
            <text:p text:style-name="P15"><text:span text:style-name="T1">+2 bonus on Will saves</text:span></text:p>
          </table:table-cell>
        </table:table-row>
        <table:table-row table:style-name="Table5.2">
          <table:table-cell table:style-name="Table5.A2" office:value-type="string">
            <text:p text:style-name="P15"><text:span text:style-name="T1">Sage</text:span></text:p>
          </table:table-cell>
          <table:table-cell table:style-name="Table5.A2" office:value-type="string">
            <text:p text:style-name="P15"><text:span text:style-name="T1">+3 bonus on checks involving any one Knowledge skill owner already knows; once chosen, this does not vary</text:span></text:p>
          </table:table-cell>
        </table:table-row>
        <table:table-row table:style-name="Table5.2">
          <table:table-cell table:style-name="Table5.A2" office:value-type="string">
            <text:p text:style-name="P15"><text:span text:style-name="T1">Single-minded</text:span></text:p>
          </table:table-cell>
          <table:table-cell table:style-name="Table5.A2" office:value-type="string">
            <text:p text:style-name="P15"><text:span text:style-name="T1">+3 bonus on Concentration checks</text:span></text:p>
          </table:table-cell>
        </table:table-row>
        <table:table-row table:style-name="Table5.2">
          <table:table-cell table:style-name="Table5.A2" office:value-type="string">
            <text:p text:style-name="P15"><text:span text:style-name="T1">Sneaky</text:span></text:p>
          </table:table-cell>
          <table:table-cell table:style-name="Table5.A2" office:value-type="string">
            <text:p text:style-name="P15"><text:span text:style-name="T1">+3 bonus on Move Silently checks</text:span></text:p>
          </table:table-cell>
        </table:table-row>
        <table:table-row table:style-name="Table5.2">
          <table:table-cell table:style-name="Table5.A17" office:value-type="string">
            <text:p text:style-name="P27"><text:span text:style-name="T1">Sympathetic</text:span></text:p>
          </table:table-cell>
          <table:table-cell table:style-name="Table5.A17" office:value-type="string">
            <text:p text:style-name="P27"><text:span text:style-name="T1">+3 bonus on Sense Motive checks</text:span></text:p>
          </table:table-cell>
        </table:table-row>
      </table:table>
      <text:p text:style-name="P21"/>
      <text:p text:style-name="P15"><text:span text:style-name="T4">PSYCHIC WARRIOR</text:span></text:p>
      <text:p text:style-name="P15"><text:span text:style-name="T2">Alignment:</text:span><text:span text:style-name="T1"> Any.</text:span></text:p>
      <text:p text:style-name="P15"><text:span text:style-name="T2">Hit Die:</text:span><text:span text:style-name="T1"> d8.</text:span></text:p>
      <text:p text:style-name="P16"/>
      <text:h text:style-name="P1" text:outline-level="1"><text:span text:style-name="T1">Class Skills</text:span></text:h>
      <text:p text:style-name="P15"><text:span text:style-name="T1">The psychic warrior’s class skills (and the key ability for each skill) are Autohypnosis* (Wis), Climb (Str), Concentration* (Con), Craft (Int), Jump (Str), Knowledge (psionics)* (Int), Profession (Wis), Ride (Dex), Search (Int), and Swim (Str).</text:span></text:p>
      <text:p text:style-name="P15"><text:span text:style-name="T1">*New skill or expanded use of existing skill.</text:span></text:p>
      <text:p text:style-name="P15"><text:span text:style-name="T2">Skill Points at 1st Level:</text:span><text:span text:style-name="T1"> (2 + Int modifier) x4.</text:span></text:p>
      <text:p text:style-name="P15"><text:span text:style-name="T2">Skill Points at Each Additional Level:</text:span><text:span text:style-name="T1"> 2 + Int modifier.</text:span></text:p>
      <text:p text:style-name="P16"/>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G"/>
        <table:table-column table:style-name="Table6.H"/>
        <table:table-column table:style-name="Table6.I"/>
        <table:table-row table:style-name="Table6.1">
          <table:table-cell table:style-name="Table6.A1" table:number-columns-spanned="9" office:value-type="string">
            <text:p text:style-name="P27"><text:span text:style-name="T2">Table: The Psychic Warrior</text:span></text:p>
          </table:table-cell>
          <table:covered-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27"><text:span text:style-name="T2">Level</text:span></text:p>
          </table:table-cell>
          <table:table-cell table:style-name="Table6.A2" office:value-type="string">
            <text:p text:style-name="P27"><text:span text:style-name="T2">Base Attack Bonus </text:span></text:p>
          </table:table-cell>
          <table:table-cell table:style-name="Table6.A2" office:value-type="string">
            <text:p text:style-name="P29"><text:span text:style-name="T2">Fort Save</text:span></text:p>
          </table:table-cell>
          <table:table-cell table:style-name="Table6.A2" office:value-type="string">
            <text:p text:style-name="P29"><text:span text:style-name="T2">Ref Save</text:span></text:p>
          </table:table-cell>
          <table:table-cell table:style-name="Table6.A2" office:value-type="string">
            <text:p text:style-name="P29"><text:span text:style-name="T2">Will Save</text:span></text:p>
          </table:table-cell>
          <table:table-cell table:style-name="Table6.A2" office:value-type="string">
            <text:p text:style-name="P27"><text:span text:style-name="T2">Special</text:span></text:p>
          </table:table-cell>
          <table:table-cell table:style-name="Table6.A2" office:value-type="string">
            <text:p text:style-name="P29"><text:span text:style-name="T2">Power Points/Day</text:span></text:p>
          </table:table-cell>
          <table:table-cell table:style-name="Table6.A2" office:value-type="string">
            <text:p text:style-name="P29"><text:span text:style-name="T2">Powers Known</text:span></text:p>
          </table:table-cell>
          <table:table-cell table:style-name="Table6.A2" office:value-type="string">
            <text:p text:style-name="P29"><text:span text:style-name="T2">Maximum Power Level Known</text:span></text:p>
          </table:table-cell>
        </table:table-row>
        <table:table-row table:style-name="Table6.2">
          <table:table-cell table:style-name="Table6.A3" office:value-type="string">
            <text:p text:style-name="P27"><text:span text:style-name="T1">1st</text:span></text:p>
          </table:table-cell>
          <table:table-cell table:style-name="Table6.A3" office:value-type="string">
            <text:p text:style-name="P27"><text:span text:style-name="T1">+0</text:span></text:p>
          </table:table-cell>
          <table:table-cell table:style-name="Table6.A3" office:value-type="string">
            <text:p text:style-name="P29"><text:span text:style-name="T1">+2</text:span></text:p>
          </table:table-cell>
          <table:table-cell table:style-name="Table6.A3" office:value-type="string">
            <text:p text:style-name="P29"><text:span text:style-name="T1">+0</text:span></text:p>
          </table:table-cell>
          <table:table-cell table:style-name="Table6.A3" office:value-type="string">
            <text:p text:style-name="P29"><text:span text:style-name="T1">+0</text:span></text:p>
          </table:table-cell>
          <table:table-cell table:style-name="Table6.A3" office:value-type="string">
            <text:p text:style-name="P27"><text:span text:style-name="T1">Bonus feat</text:span></text:p>
          </table:table-cell>
          <table:table-cell table:style-name="Table6.A3" office:value-type="string">
            <text:p text:style-name="P29"><text:span text:style-name="T1">0*</text:span></text:p>
          </table:table-cell>
          <table:table-cell table:style-name="Table6.A3" office:value-type="string">
            <text:p text:style-name="P29"><text:span text:style-name="T1">1</text:span></text:p>
          </table:table-cell>
          <table:table-cell table:style-name="Table6.A3" office:value-type="string">
            <text:p text:style-name="P29"><text:span text:style-name="T1">1st</text:span></text:p>
          </table:table-cell>
        </table:table-row>
        <table:table-row table:style-name="Table6.2">
          <table:table-cell table:style-name="Table6.A3" office:value-type="string">
            <text:p text:style-name="P15"><text:span text:style-name="T1">2nd</text:span></text:p>
          </table:table-cell>
          <table:table-cell table:style-name="Table6.A3" office:value-type="string">
            <text:p text:style-name="P15"><text:span text:style-name="T1">+1</text:span></text:p>
          </table:table-cell>
          <table:table-cell table:style-name="Table6.A3" office:value-type="string">
            <text:p text:style-name="P28"><text:span text:style-name="T1">+3</text:span></text:p>
          </table:table-cell>
          <table:table-cell table:style-name="Table6.A3" office:value-type="string">
            <text:p text:style-name="P28"><text:span text:style-name="T1">+0</text:span></text:p>
          </table:table-cell>
          <table:table-cell table:style-name="Table6.A3" office:value-type="string">
            <text:p text:style-name="P28"><text:span text:style-name="T1">+0</text:span></text:p>
          </table:table-cell>
          <table:table-cell table:style-name="Table6.A3" office:value-type="string">
            <text:p text:style-name="P15"><text:span text:style-name="T1">Bonus feat</text:span></text:p>
          </table:table-cell>
          <table:table-cell table:style-name="Table6.A3" office:value-type="string">
            <text:p text:style-name="P28"><text:span text:style-name="T1">1</text:span></text:p>
          </table:table-cell>
          <table:table-cell table:style-name="Table6.A3" office:value-type="string">
            <text:p text:style-name="P28"><text:span text:style-name="T1">2</text:span></text:p>
          </table:table-cell>
          <table:table-cell table:style-name="Table6.A3" office:value-type="string">
            <text:p text:style-name="P28"><text:span text:style-name="T1">1st</text:span></text:p>
          </table:table-cell>
        </table:table-row>
        <table:table-row table:style-name="Table6.2">
          <table:table-cell table:style-name="Table6.A3" office:value-type="string">
            <text:p text:style-name="P15"><text:span text:style-name="T1">3rd</text:span></text:p>
          </table:table-cell>
          <table:table-cell table:style-name="Table6.A3" office:value-type="string">
            <text:p text:style-name="P15"><text:span text:style-name="T1">+2</text:span></text:p>
          </table:table-cell>
          <table:table-cell table:style-name="Table6.A3" office:value-type="string">
            <text:p text:style-name="P28"><text:span text:style-name="T1">+3</text:span></text:p>
          </table:table-cell>
          <table:table-cell table:style-name="Table6.A3" office:value-type="string">
            <text:p text:style-name="P28"><text:span text:style-name="T1">+1</text:span></text:p>
          </table:table-cell>
          <table:table-cell table:style-name="Table6.A3" office:value-type="string">
            <text:p text:style-name="P28"><text:span text:style-name="T1">+1</text:span></text:p>
          </table:table-cell>
          <table:table-cell table:style-name="Table6.A3" office:value-type="string">
            <text:p text:style-name="P15"><text:span text:style-name="T1">—</text:span></text:p>
          </table:table-cell>
          <table:table-cell table:style-name="Table6.A3" office:value-type="string">
            <text:p text:style-name="P28"><text:span text:style-name="T1">3</text:span></text:p>
          </table:table-cell>
          <table:table-cell table:style-name="Table6.A3" office:value-type="string">
            <text:p text:style-name="P28"><text:span text:style-name="T1">3</text:span></text:p>
          </table:table-cell>
          <table:table-cell table:style-name="Table6.A3" office:value-type="string">
            <text:p text:style-name="P28"><text:span text:style-name="T1">1st</text:span></text:p>
          </table:table-cell>
        </table:table-row>
        <table:table-row table:style-name="Table6.2">
          <table:table-cell table:style-name="Table6.A3" office:value-type="string">
            <text:p text:style-name="P15"><text:span text:style-name="T1">4th</text:span></text:p>
          </table:table-cell>
          <table:table-cell table:style-name="Table6.A3" office:value-type="string">
            <text:p text:style-name="P15"><text:span text:style-name="T1">+3</text:span></text:p>
          </table:table-cell>
          <table:table-cell table:style-name="Table6.A3" office:value-type="string">
            <text:p text:style-name="P28"><text:span text:style-name="T1">+4</text:span></text:p>
          </table:table-cell>
          <table:table-cell table:style-name="Table6.A3" office:value-type="string">
            <text:p text:style-name="P28"><text:span text:style-name="T1">+1</text:span></text:p>
          </table:table-cell>
          <table:table-cell table:style-name="Table6.A3" office:value-type="string">
            <text:p text:style-name="P28"><text:span text:style-name="T1">+1</text:span></text:p>
          </table:table-cell>
          <table:table-cell table:style-name="Table6.A3" office:value-type="string">
            <text:p text:style-name="P15"><text:span text:style-name="T1">—</text:span></text:p>
          </table:table-cell>
          <table:table-cell table:style-name="Table6.A3" office:value-type="string">
            <text:p text:style-name="P28"><text:span text:style-name="T1">5</text:span></text:p>
          </table:table-cell>
          <table:table-cell table:style-name="Table6.A3" office:value-type="string">
            <text:p text:style-name="P28"><text:span text:style-name="T1">4</text:span></text:p>
          </table:table-cell>
          <table:table-cell table:style-name="Table6.A3" office:value-type="string">
            <text:p text:style-name="P28"><text:span text:style-name="T1">2nd</text:span></text:p>
          </table:table-cell>
        </table:table-row>
        <table:table-row table:style-name="Table6.2">
          <table:table-cell table:style-name="Table6.A3" office:value-type="string">
            <text:p text:style-name="P15"><text:span text:style-name="T1">5th</text:span></text:p>
          </table:table-cell>
          <table:table-cell table:style-name="Table6.A3" office:value-type="string">
            <text:p text:style-name="P15"><text:span text:style-name="T1">+3</text:span></text:p>
          </table:table-cell>
          <table:table-cell table:style-name="Table6.A3" office:value-type="string">
            <text:p text:style-name="P28"><text:span text:style-name="T1">+4</text:span></text:p>
          </table:table-cell>
          <table:table-cell table:style-name="Table6.A3" office:value-type="string">
            <text:p text:style-name="P28"><text:span text:style-name="T1">+1</text:span></text:p>
          </table:table-cell>
          <table:table-cell table:style-name="Table6.A3" office:value-type="string">
            <text:p text:style-name="P28"><text:span text:style-name="T1">+1</text:span></text:p>
          </table:table-cell>
          <table:table-cell table:style-name="Table6.A3" office:value-type="string">
            <text:p text:style-name="P15"><text:span text:style-name="T1">Bonus feat</text:span></text:p>
          </table:table-cell>
          <table:table-cell table:style-name="Table6.A3" office:value-type="string">
            <text:p text:style-name="P28"><text:span text:style-name="T1">7</text:span></text:p>
          </table:table-cell>
          <table:table-cell table:style-name="Table6.A3" office:value-type="string">
            <text:p text:style-name="P28"><text:span text:style-name="T1">5</text:span></text:p>
          </table:table-cell>
          <table:table-cell table:style-name="Table6.A3" office:value-type="string">
            <text:p text:style-name="P28"><text:span text:style-name="T1">2nd</text:span></text:p>
          </table:table-cell>
        </table:table-row>
        <table:table-row table:style-name="Table6.2">
          <table:table-cell table:style-name="Table6.A3" office:value-type="string">
            <text:p text:style-name="P15"><text:span text:style-name="T1">6th</text:span></text:p>
          </table:table-cell>
          <table:table-cell table:style-name="Table6.A3" office:value-type="string">
            <text:p text:style-name="P15"><text:span text:style-name="T1">+4</text:span></text:p>
          </table:table-cell>
          <table:table-cell table:style-name="Table6.A3" office:value-type="string">
            <text:p text:style-name="P28"><text:span text:style-name="T1">+5</text:span></text:p>
          </table:table-cell>
          <table:table-cell table:style-name="Table6.A3" office:value-type="string">
            <text:p text:style-name="P28"><text:span text:style-name="T1">+2</text:span></text:p>
          </table:table-cell>
          <table:table-cell table:style-name="Table6.A3" office:value-type="string">
            <text:p text:style-name="P28"><text:span text:style-name="T1">+2</text:span></text:p>
          </table:table-cell>
          <table:table-cell table:style-name="Table6.A3" office:value-type="string">
            <text:p text:style-name="P15"><text:span text:style-name="T1">—</text:span></text:p>
          </table:table-cell>
          <table:table-cell table:style-name="Table6.A3" office:value-type="string">
            <text:p text:style-name="P28"><text:span text:style-name="T1">11</text:span></text:p>
          </table:table-cell>
          <table:table-cell table:style-name="Table6.A3" office:value-type="string">
            <text:p text:style-name="P28"><text:span text:style-name="T1">6</text:span></text:p>
          </table:table-cell>
          <table:table-cell table:style-name="Table6.A3" office:value-type="string">
            <text:p text:style-name="P28"><text:span text:style-name="T1">2nd</text:span></text:p>
          </table:table-cell>
        </table:table-row>
        <table:table-row table:style-name="Table6.2">
          <table:table-cell table:style-name="Table6.A3" office:value-type="string">
            <text:p text:style-name="P15"><text:span text:style-name="T1">7th</text:span></text:p>
          </table:table-cell>
          <table:table-cell table:style-name="Table6.A3" office:value-type="string">
            <text:p text:style-name="P15"><text:span text:style-name="T1">+5</text:span></text:p>
          </table:table-cell>
          <table:table-cell table:style-name="Table6.A3" office:value-type="string">
            <text:p text:style-name="P28"><text:span text:style-name="T1">+5</text:span></text:p>
          </table:table-cell>
          <table:table-cell table:style-name="Table6.A3" office:value-type="string">
            <text:p text:style-name="P28"><text:span text:style-name="T1">+2</text:span></text:p>
          </table:table-cell>
          <table:table-cell table:style-name="Table6.A3" office:value-type="string">
            <text:p text:style-name="P28"><text:span text:style-name="T1">+2</text:span></text:p>
          </table:table-cell>
          <table:table-cell table:style-name="Table6.A3" office:value-type="string">
            <text:p text:style-name="P15"><text:span text:style-name="T1">—</text:span></text:p>
          </table:table-cell>
          <table:table-cell table:style-name="Table6.A3" office:value-type="string">
            <text:p text:style-name="P28"><text:span text:style-name="T1">15</text:span></text:p>
          </table:table-cell>
          <table:table-cell table:style-name="Table6.A3" office:value-type="string">
            <text:p text:style-name="P28"><text:span text:style-name="T1">7</text:span></text:p>
          </table:table-cell>
          <table:table-cell table:style-name="Table6.A3" office:value-type="string">
            <text:p text:style-name="P28"><text:span text:style-name="T1">3rd</text:span></text:p>
          </table:table-cell>
        </table:table-row>
        <table:table-row table:style-name="Table6.2">
          <table:table-cell table:style-name="Table6.A3" office:value-type="string">
            <text:p text:style-name="P15"><text:span text:style-name="T1">8th</text:span></text:p>
          </table:table-cell>
          <table:table-cell table:style-name="Table6.A3" office:value-type="string">
            <text:p text:style-name="P15"><text:span text:style-name="T1">+6/+1</text:span></text:p>
          </table:table-cell>
          <table:table-cell table:style-name="Table6.A3" office:value-type="string">
            <text:p text:style-name="P28"><text:span text:style-name="T1">+6</text:span></text:p>
          </table:table-cell>
          <table:table-cell table:style-name="Table6.A3" office:value-type="string">
            <text:p text:style-name="P28"><text:span text:style-name="T1">+2</text:span></text:p>
          </table:table-cell>
          <table:table-cell table:style-name="Table6.A3" office:value-type="string">
            <text:p text:style-name="P28"><text:span text:style-name="T1">+2</text:span></text:p>
          </table:table-cell>
          <table:table-cell table:style-name="Table6.A3" office:value-type="string">
            <text:p text:style-name="P15"><text:span text:style-name="T1">Bonus feat</text:span></text:p>
          </table:table-cell>
          <table:table-cell table:style-name="Table6.A3" office:value-type="string">
            <text:p text:style-name="P28"><text:span text:style-name="T1">19</text:span></text:p>
          </table:table-cell>
          <table:table-cell table:style-name="Table6.A3" office:value-type="string">
            <text:p text:style-name="P28"><text:span text:style-name="T1">8</text:span></text:p>
          </table:table-cell>
          <table:table-cell table:style-name="Table6.A3" office:value-type="string">
            <text:p text:style-name="P28"><text:span text:style-name="T1">3rd</text:span></text:p>
          </table:table-cell>
        </table:table-row>
        <table:table-row table:style-name="Table6.2">
          <table:table-cell table:style-name="Table6.A3" office:value-type="string">
            <text:p text:style-name="P15"><text:span text:style-name="T1">9th</text:span></text:p>
          </table:table-cell>
          <table:table-cell table:style-name="Table6.A3" office:value-type="string">
            <text:p text:style-name="P15"><text:span text:style-name="T1">+6/+1</text:span></text:p>
          </table:table-cell>
          <table:table-cell table:style-name="Table6.A3" office:value-type="string">
            <text:p text:style-name="P28"><text:span text:style-name="T1">+6</text:span></text:p>
          </table:table-cell>
          <table:table-cell table:style-name="Table6.A3" office:value-type="string">
            <text:p text:style-name="P28"><text:span text:style-name="T1">+3</text:span></text:p>
          </table:table-cell>
          <table:table-cell table:style-name="Table6.A3" office:value-type="string">
            <text:p text:style-name="P28"><text:span text:style-name="T1">+3</text:span></text:p>
          </table:table-cell>
          <table:table-cell table:style-name="Table6.A3" office:value-type="string">
            <text:p text:style-name="P15"><text:span text:style-name="T1">—</text:span></text:p>
          </table:table-cell>
          <table:table-cell table:style-name="Table6.A3" office:value-type="string">
            <text:p text:style-name="P28"><text:span text:style-name="T1">23</text:span></text:p>
          </table:table-cell>
          <table:table-cell table:style-name="Table6.A3" office:value-type="string">
            <text:p text:style-name="P28"><text:span text:style-name="T1">9</text:span></text:p>
          </table:table-cell>
          <table:table-cell table:style-name="Table6.A3" office:value-type="string">
            <text:p text:style-name="P28"><text:span text:style-name="T1">3rd</text:span></text:p>
          </table:table-cell>
        </table:table-row>
        <table:table-row table:style-name="Table6.2">
          <table:table-cell table:style-name="Table6.A3" office:value-type="string">
            <text:p text:style-name="P15"><text:span text:style-name="T1">10th</text:span></text:p>
          </table:table-cell>
          <table:table-cell table:style-name="Table6.A3" office:value-type="string">
            <text:p text:style-name="P15"><text:span text:style-name="T1">+7/+2</text:span></text:p>
          </table:table-cell>
          <table:table-cell table:style-name="Table6.A3" office:value-type="string">
            <text:p text:style-name="P28"><text:span text:style-name="T1">+7</text:span></text:p>
          </table:table-cell>
          <table:table-cell table:style-name="Table6.A3" office:value-type="string">
            <text:p text:style-name="P28"><text:span text:style-name="T1">+3</text:span></text:p>
          </table:table-cell>
          <table:table-cell table:style-name="Table6.A3" office:value-type="string">
            <text:p text:style-name="P28"><text:span text:style-name="T1">+3</text:span></text:p>
          </table:table-cell>
          <table:table-cell table:style-name="Table6.A3" office:value-type="string">
            <text:p text:style-name="P15"><text:span text:style-name="T1">—</text:span></text:p>
          </table:table-cell>
          <table:table-cell table:style-name="Table6.A3" office:value-type="string">
            <text:p text:style-name="P28"><text:span text:style-name="T1">27</text:span></text:p>
          </table:table-cell>
          <table:table-cell table:style-name="Table6.A3" office:value-type="string">
            <text:p text:style-name="P28"><text:span text:style-name="T1">10</text:span></text:p>
          </table:table-cell>
          <table:table-cell table:style-name="Table6.A3" office:value-type="string">
            <text:p text:style-name="P28"><text:span text:style-name="T1">4th</text:span></text:p>
          </table:table-cell>
        </table:table-row>
        <table:table-row table:style-name="Table6.2">
          <table:table-cell table:style-name="Table6.A3" office:value-type="string">
            <text:p text:style-name="P15"><text:span text:style-name="T1">11th</text:span></text:p>
          </table:table-cell>
          <table:table-cell table:style-name="Table6.A3" office:value-type="string">
            <text:p text:style-name="P15"><text:span text:style-name="T1">+8/+3</text:span></text:p>
          </table:table-cell>
          <table:table-cell table:style-name="Table6.A3" office:value-type="string">
            <text:p text:style-name="P28"><text:span text:style-name="T1">+7</text:span></text:p>
          </table:table-cell>
          <table:table-cell table:style-name="Table6.A3" office:value-type="string">
            <text:p text:style-name="P28"><text:span text:style-name="T1">+3</text:span></text:p>
          </table:table-cell>
          <table:table-cell table:style-name="Table6.A3" office:value-type="string">
            <text:p text:style-name="P28"><text:span text:style-name="T1">+3</text:span></text:p>
          </table:table-cell>
          <table:table-cell table:style-name="Table6.A3" office:value-type="string">
            <text:p text:style-name="P15"><text:span text:style-name="T1">Bonus feat</text:span></text:p>
          </table:table-cell>
          <table:table-cell table:style-name="Table6.A3" office:value-type="string">
            <text:p text:style-name="P28"><text:span text:style-name="T1">35</text:span></text:p>
          </table:table-cell>
          <table:table-cell table:style-name="Table6.A3" office:value-type="string">
            <text:p text:style-name="P28"><text:span text:style-name="T1">11</text:span></text:p>
          </table:table-cell>
          <table:table-cell table:style-name="Table6.A3" office:value-type="string">
            <text:p text:style-name="P28"><text:span text:style-name="T1">4th</text:span></text:p>
          </table:table-cell>
        </table:table-row>
        <table:table-row table:style-name="Table6.2">
          <table:table-cell table:style-name="Table6.A3" office:value-type="string">
            <text:p text:style-name="P15"><text:span text:style-name="T1">12th</text:span></text:p>
          </table:table-cell>
          <table:table-cell table:style-name="Table6.A3" office:value-type="string">
            <text:p text:style-name="P15"><text:span text:style-name="T1">+9/+4</text:span></text:p>
          </table:table-cell>
          <table:table-cell table:style-name="Table6.A3" office:value-type="string">
            <text:p text:style-name="P28"><text:span text:style-name="T1">+8</text:span></text:p>
          </table:table-cell>
          <table:table-cell table:style-name="Table6.A3" office:value-type="string">
            <text:p text:style-name="P28"><text:span text:style-name="T1">+4</text:span></text:p>
          </table:table-cell>
          <table:table-cell table:style-name="Table6.A3" office:value-type="string">
            <text:p text:style-name="P28"><text:span text:style-name="T1">+4</text:span></text:p>
          </table:table-cell>
          <table:table-cell table:style-name="Table6.A3" office:value-type="string">
            <text:p text:style-name="P15"><text:span text:style-name="T1">—</text:span></text:p>
          </table:table-cell>
          <table:table-cell table:style-name="Table6.A3" office:value-type="string">
            <text:p text:style-name="P28"><text:span text:style-name="T1">43</text:span></text:p>
          </table:table-cell>
          <table:table-cell table:style-name="Table6.A3" office:value-type="string">
            <text:p text:style-name="P28"><text:span text:style-name="T1">12</text:span></text:p>
          </table:table-cell>
          <table:table-cell table:style-name="Table6.A3" office:value-type="string">
            <text:p text:style-name="P28"><text:span text:style-name="T1">4th</text:span></text:p>
          </table:table-cell>
        </table:table-row>
        <table:table-row table:style-name="Table6.2">
          <table:table-cell table:style-name="Table6.A3" office:value-type="string">
            <text:p text:style-name="P15"><text:span text:style-name="T1">13th</text:span></text:p>
          </table:table-cell>
          <table:table-cell table:style-name="Table6.A3" office:value-type="string">
            <text:p text:style-name="P15"><text:span text:style-name="T1">+9/+4</text:span></text:p>
          </table:table-cell>
          <table:table-cell table:style-name="Table6.A3" office:value-type="string">
            <text:p text:style-name="P28"><text:span text:style-name="T1">+8</text:span></text:p>
          </table:table-cell>
          <table:table-cell table:style-name="Table6.A3" office:value-type="string">
            <text:p text:style-name="P28"><text:span text:style-name="T1">+4</text:span></text:p>
          </table:table-cell>
          <table:table-cell table:style-name="Table6.A3" office:value-type="string">
            <text:p text:style-name="P28"><text:span text:style-name="T1">+4</text:span></text:p>
          </table:table-cell>
          <table:table-cell table:style-name="Table6.A3" office:value-type="string">
            <text:p text:style-name="P15"><text:span text:style-name="T1">—</text:span></text:p>
          </table:table-cell>
          <table:table-cell table:style-name="Table6.A3" office:value-type="string">
            <text:p text:style-name="P28"><text:span text:style-name="T1">51</text:span></text:p>
          </table:table-cell>
          <table:table-cell table:style-name="Table6.A3" office:value-type="string">
            <text:p text:style-name="P28"><text:span text:style-name="T1">13</text:span></text:p>
          </table:table-cell>
          <table:table-cell table:style-name="Table6.A3" office:value-type="string">
            <text:p text:style-name="P28"><text:span text:style-name="T1">5th</text:span></text:p>
          </table:table-cell>
        </table:table-row>
        <table:table-row table:style-name="Table6.2">
          <table:table-cell table:style-name="Table6.A3" office:value-type="string">
            <text:p text:style-name="P15"><text:span text:style-name="T1">14th</text:span></text:p>
          </table:table-cell>
          <table:table-cell table:style-name="Table6.A3" office:value-type="string">
            <text:p text:style-name="P15"><text:span text:style-name="T1">+10/+5</text:span></text:p>
          </table:table-cell>
          <table:table-cell table:style-name="Table6.A3" office:value-type="string">
            <text:p text:style-name="P28"><text:span text:style-name="T1">+9</text:span></text:p>
          </table:table-cell>
          <table:table-cell table:style-name="Table6.A3" office:value-type="string">
            <text:p text:style-name="P28"><text:span text:style-name="T1">+4</text:span></text:p>
          </table:table-cell>
          <table:table-cell table:style-name="Table6.A3" office:value-type="string">
            <text:p text:style-name="P28"><text:span text:style-name="T1">+4</text:span></text:p>
          </table:table-cell>
          <table:table-cell table:style-name="Table6.A3" office:value-type="string">
            <text:p text:style-name="P15"><text:span text:style-name="T1">Bonus feat</text:span></text:p>
          </table:table-cell>
          <table:table-cell table:style-name="Table6.A3" office:value-type="string">
            <text:p text:style-name="P28"><text:span text:style-name="T1">59</text:span></text:p>
          </table:table-cell>
          <table:table-cell table:style-name="Table6.A3" office:value-type="string">
            <text:p text:style-name="P28"><text:span text:style-name="T1">14</text:span></text:p>
          </table:table-cell>
          <table:table-cell table:style-name="Table6.A3" office:value-type="string">
            <text:p text:style-name="P28"><text:span text:style-name="T1">5th</text:span></text:p>
          </table:table-cell>
        </table:table-row>
        <table:table-row table:style-name="Table6.2">
          <table:table-cell table:style-name="Table6.A3" office:value-type="string">
            <text:p text:style-name="P15"><text:span text:style-name="T1">15th</text:span></text:p>
          </table:table-cell>
          <table:table-cell table:style-name="Table6.A3" office:value-type="string">
            <text:p text:style-name="P15"><text:span text:style-name="T1">+11/+6/+1</text:span></text:p>
          </table:table-cell>
          <table:table-cell table:style-name="Table6.A3" office:value-type="string">
            <text:p text:style-name="P28"><text:span text:style-name="T1">+9</text:span></text:p>
          </table:table-cell>
          <table:table-cell table:style-name="Table6.A3" office:value-type="string">
            <text:p text:style-name="P28"><text:span text:style-name="T1">+5</text:span></text:p>
          </table:table-cell>
          <table:table-cell table:style-name="Table6.A3" office:value-type="string">
            <text:p text:style-name="P28"><text:span text:style-name="T1">+5</text:span></text:p>
          </table:table-cell>
          <table:table-cell table:style-name="Table6.A3" office:value-type="string">
            <text:p text:style-name="P15"><text:span text:style-name="T1">—</text:span></text:p>
          </table:table-cell>
          <table:table-cell table:style-name="Table6.A3" office:value-type="string">
            <text:p text:style-name="P28"><text:span text:style-name="T1">67</text:span></text:p>
          </table:table-cell>
          <table:table-cell table:style-name="Table6.A3" office:value-type="string">
            <text:p text:style-name="P28"><text:span text:style-name="T1">15</text:span></text:p>
          </table:table-cell>
          <table:table-cell table:style-name="Table6.A3" office:value-type="string">
            <text:p text:style-name="P28"><text:span text:style-name="T1">5th</text:span></text:p>
          </table:table-cell>
        </table:table-row>
        <table:table-row table:style-name="Table6.2">
          <table:table-cell table:style-name="Table6.A3" office:value-type="string">
            <text:p text:style-name="P15"><text:span text:style-name="T1">16th</text:span></text:p>
          </table:table-cell>
          <table:table-cell table:style-name="Table6.A3" office:value-type="string">
            <text:p text:style-name="P15"><text:span text:style-name="T1">+12/+7/+2</text:span></text:p>
          </table:table-cell>
          <table:table-cell table:style-name="Table6.A3" office:value-type="string">
            <text:p text:style-name="P28"><text:span text:style-name="T1">+10</text:span></text:p>
          </table:table-cell>
          <table:table-cell table:style-name="Table6.A3" office:value-type="string">
            <text:p text:style-name="P28"><text:span text:style-name="T1">+5</text:span></text:p>
          </table:table-cell>
          <table:table-cell table:style-name="Table6.A3" office:value-type="string">
            <text:p text:style-name="P28"><text:span text:style-name="T1">+5</text:span></text:p>
          </table:table-cell>
          <table:table-cell table:style-name="Table6.A3" office:value-type="string">
            <text:p text:style-name="P15"><text:span text:style-name="T1">—</text:span></text:p>
          </table:table-cell>
          <table:table-cell table:style-name="Table6.A3" office:value-type="string">
            <text:p text:style-name="P28"><text:span text:style-name="T1">79</text:span></text:p>
          </table:table-cell>
          <table:table-cell table:style-name="Table6.A3" office:value-type="string">
            <text:p text:style-name="P28"><text:span text:style-name="T1">16</text:span></text:p>
          </table:table-cell>
          <table:table-cell table:style-name="Table6.A3" office:value-type="string">
            <text:p text:style-name="P28"><text:span text:style-name="T1">6th</text:span></text:p>
          </table:table-cell>
        </table:table-row>
        <table:table-row table:style-name="Table6.2">
          <table:table-cell table:style-name="Table6.A3" office:value-type="string">
            <text:p text:style-name="P15"><text:span text:style-name="T1">17th</text:span></text:p>
          </table:table-cell>
          <table:table-cell table:style-name="Table6.A3" office:value-type="string">
            <text:p text:style-name="P15"><text:span text:style-name="T1">+12/+7/+2</text:span></text:p>
          </table:table-cell>
          <table:table-cell table:style-name="Table6.A3" office:value-type="string">
            <text:p text:style-name="P28"><text:span text:style-name="T1">+10</text:span></text:p>
          </table:table-cell>
          <table:table-cell table:style-name="Table6.A3" office:value-type="string">
            <text:p text:style-name="P28"><text:span text:style-name="T1">+5</text:span></text:p>
          </table:table-cell>
          <table:table-cell table:style-name="Table6.A3" office:value-type="string">
            <text:p text:style-name="P28"><text:span text:style-name="T1">+5</text:span></text:p>
          </table:table-cell>
          <table:table-cell table:style-name="Table6.A3" office:value-type="string">
            <text:p text:style-name="P15"><text:span text:style-name="T1">Bonus feat</text:span></text:p>
          </table:table-cell>
          <table:table-cell table:style-name="Table6.A3" office:value-type="string">
            <text:p text:style-name="P28"><text:span text:style-name="T1">91</text:span></text:p>
          </table:table-cell>
          <table:table-cell table:style-name="Table6.A3" office:value-type="string">
            <text:p text:style-name="P28"><text:span text:style-name="T1">17</text:span></text:p>
          </table:table-cell>
          <table:table-cell table:style-name="Table6.A3" office:value-type="string">
            <text:p text:style-name="P28"><text:span text:style-name="T1">6th</text:span></text:p>
          </table:table-cell>
        </table:table-row>
        <table:table-row table:style-name="Table6.2">
          <table:table-cell table:style-name="Table6.A3" office:value-type="string">
            <text:p text:style-name="P15"><text:span text:style-name="T1">18th</text:span></text:p>
          </table:table-cell>
          <table:table-cell table:style-name="Table6.A3" office:value-type="string">
            <text:p text:style-name="P15"><text:span text:style-name="T1">+13/+8/+3</text:span></text:p>
          </table:table-cell>
          <table:table-cell table:style-name="Table6.A3" office:value-type="string">
            <text:p text:style-name="P28"><text:span text:style-name="T1">+11</text:span></text:p>
          </table:table-cell>
          <table:table-cell table:style-name="Table6.A3" office:value-type="string">
            <text:p text:style-name="P28"><text:span text:style-name="T1">+6</text:span></text:p>
          </table:table-cell>
          <table:table-cell table:style-name="Table6.A3" office:value-type="string">
            <text:p text:style-name="P28"><text:span text:style-name="T1">+6</text:span></text:p>
          </table:table-cell>
          <table:table-cell table:style-name="Table6.A3" office:value-type="string">
            <text:p text:style-name="P15"><text:span text:style-name="T1">—</text:span></text:p>
          </table:table-cell>
          <table:table-cell table:style-name="Table6.A3" office:value-type="string">
            <text:p text:style-name="P28"><text:span text:style-name="T1">103</text:span></text:p>
          </table:table-cell>
          <table:table-cell table:style-name="Table6.A3" office:value-type="string">
            <text:p text:style-name="P28"><text:span text:style-name="T1">18</text:span></text:p>
          </table:table-cell>
          <table:table-cell table:style-name="Table6.A3" office:value-type="string">
            <text:p text:style-name="P28"><text:span text:style-name="T1">6th</text:span></text:p>
          </table:table-cell>
        </table:table-row>
        <table:table-row table:style-name="Table6.2">
          <table:table-cell table:style-name="Table6.A3" office:value-type="string">
            <text:p text:style-name="P15"><text:span text:style-name="T1">19th</text:span></text:p>
          </table:table-cell>
          <table:table-cell table:style-name="Table6.A3" office:value-type="string">
            <text:p text:style-name="P15"><text:span text:style-name="T1">+14/+9/+4</text:span></text:p>
          </table:table-cell>
          <table:table-cell table:style-name="Table6.A3" office:value-type="string">
            <text:p text:style-name="P28"><text:span text:style-name="T1">+11</text:span></text:p>
          </table:table-cell>
          <table:table-cell table:style-name="Table6.A3" office:value-type="string">
            <text:p text:style-name="P28"><text:span text:style-name="T1">+6</text:span></text:p>
          </table:table-cell>
          <table:table-cell table:style-name="Table6.A3" office:value-type="string">
            <text:p text:style-name="P28"><text:span text:style-name="T1">+6</text:span></text:p>
          </table:table-cell>
          <table:table-cell table:style-name="Table6.A3" office:value-type="string">
            <text:p text:style-name="P15"><text:span text:style-name="T1">—</text:span></text:p>
          </table:table-cell>
          <table:table-cell table:style-name="Table6.A3" office:value-type="string">
            <text:p text:style-name="P28"><text:span text:style-name="T1">115</text:span></text:p>
          </table:table-cell>
          <table:table-cell table:style-name="Table6.A3" office:value-type="string">
            <text:p text:style-name="P28"><text:span text:style-name="T1">19</text:span></text:p>
          </table:table-cell>
          <table:table-cell table:style-name="Table6.A3" office:value-type="string">
            <text:p text:style-name="P28"><text:span text:style-name="T1">6th</text:span></text:p>
          </table:table-cell>
        </table:table-row>
        <table:table-row table:style-name="Table6.2">
          <table:table-cell table:style-name="Table6.A3" office:value-type="string">
            <text:p text:style-name="P15"><text:span text:style-name="T1">20th</text:span></text:p>
          </table:table-cell>
          <table:table-cell table:style-name="Table6.A3" office:value-type="string">
            <text:p text:style-name="P15"><text:span text:style-name="T1">+15/+10/+5</text:span></text:p>
          </table:table-cell>
          <table:table-cell table:style-name="Table6.A3" office:value-type="string">
            <text:p text:style-name="P28"><text:span text:style-name="T1">+12</text:span></text:p>
          </table:table-cell>
          <table:table-cell table:style-name="Table6.A3" office:value-type="string">
            <text:p text:style-name="P28"><text:span text:style-name="T1">+6</text:span></text:p>
          </table:table-cell>
          <table:table-cell table:style-name="Table6.A3" office:value-type="string">
            <text:p text:style-name="P28"><text:span text:style-name="T1">+6</text:span></text:p>
          </table:table-cell>
          <table:table-cell table:style-name="Table6.A3" office:value-type="string">
            <text:p text:style-name="P15"><text:span text:style-name="T1">Bonus feat</text:span></text:p>
          </table:table-cell>
          <table:table-cell table:style-name="Table6.A3" office:value-type="string">
            <text:p text:style-name="P28"><text:span text:style-name="T1">127</text:span></text:p>
          </table:table-cell>
          <table:table-cell table:style-name="Table6.A3" office:value-type="string">
            <text:p text:style-name="P28"><text:span text:style-name="T1">20</text:span></text:p>
          </table:table-cell>
          <table:table-cell table:style-name="Table6.A3" office:value-type="string">
            <text:p text:style-name="P28"><text:span text:style-name="T1">6th</text:span></text:p>
          </table:table-cell>
        </table:table-row>
        <table:table-row table:style-name="Table6.1">
          <table:table-cell table:style-name="Table6.A23" table:number-columns-spanned="9" office:value-type="string">
            <text:p text:style-name="P27"><text:span text:style-name="T1">*The psychic warrior gains no power points from his class at 1st level. However, he does add any bonus power points he gains from a high Wisdom score, his race, and feats or other sources to his reserve. He can use these points (if any) to manifest his power.</text:span></text:p>
          </table:table-cell>
          <table:covered-table-cell/>
          <table:covered-table-cell/>
          <table:covered-table-cell/>
          <table:covered-table-cell/>
          <table:covered-table-cell/>
          <table:covered-table-cell/>
          <table:covered-table-cell/>
          <table:covered-table-cell/>
        </table:table-row>
      </table:table>
      <text:p text:style-name="P16"/>
      <text:h text:style-name="P1" text:outline-level="1"><text:span text:style-name="T1">Class Features</text:span></text:h>
      <text:p text:style-name="P15"><text:span text:style-name="T1">All the following are class features of the psychic warrior.</text:span></text:p>
      <text:p text:style-name="P15"><text:span text:style-name="T2">Weapon and Armor Proficiency:</text:span><text:span text:style-name="T1"> Psychic warriors are proficient with all simple and martial weapons, with all types of armor (heavy, medium, and light), and with shields (except tower shields).</text:span></text:p>
      <text:p text:style-name="P15"><text:soft-page-break/><text:span text:style-name="T2">Power Points/Day: </text:span><text:span text:style-name="T1">A psychic warrior’s ability to manifest powers is limited by the power points he has available. His base daily allotment of power points is given on Table: The Psychic Warrior. In addition, he receives bonus power points per day if he has a high Wisdom score (see Table: Ability Modifiers and Bonus Power Points). His race may also provide bonus power points per day, as may certain feats and items. A 1st-level psychic warrior gains no power points for his class level, but he gains bonus power points (if he is entitled to any), and can manifest the single power he knows with those power points.</text:span></text:p>
      <text:p text:style-name="P15"><text:span text:style-name="T2">Powers Known: </text:span><text:span text:style-name="T1">A psychic warrior begins play knowing one psychic warrior power of your choice. Each time he achieves a new level, he unlocks the knowledge of a new power.</text:span></text:p>
      <text:p text:style-name="P15"><text:span text:style-name="T1">Choose the powers known from the psychic warrior power list. (</text:span><text:span text:style-name="T5">Exception: </text:span><text:span text:style-name="T1">The feats Expanded Knowledge and Epic Expanded Knowledge do allow a psychic warrior to learn powers from the lists of other classes.) A psychic warrior can manifest any power that has a power point cost equal to or lower than his manifester level.</text:span></text:p>
      <text:p text:style-name="P15"><text:span text:style-name="T1">The total number of powers a psychic warrior can manifest in a day is limited only by his daily power points.</text:span></text:p>
      <text:p text:style-name="P15"><text:span text:style-name="T1">A psychic warrior simply knows his powers; they are ingrained in his mind. He does not need to prepare them (in the way that some spellcasters prepare their spells), though he must get a good night’s sleep each day to regain all his spent power points.</text:span></text:p>
      <text:p text:style-name="P15"><text:span text:style-name="T1">The Difficulty Class for saving throws against psychic warrior powers is 10 + the power’s level + the psychic warrior’s Wisdom modifier.</text:span></text:p>
      <text:p text:style-name="P15"><text:span text:style-name="T2">Maximum Power Level Known:</text:span><text:span text:style-name="T1"> A psychic warrior begins play with the ability to learn 1st-level powers. As he attains higher levels, he may gain the ability to master more complex powers.</text:span></text:p>
      <text:p text:style-name="P15"><text:span text:style-name="T1">To learn or manifest a power, a psychic warrior must have a Wisdom score of at least 10 + the power’s level.</text:span></text:p>
      <text:p text:style-name="P15"><text:span text:style-name="T2">Bonus Feats: </text:span><text:span text:style-name="T1">At 1st level, a psychic warrior gets a bonus combat-oriented feat in addition to the feat that any 1st level character gets and the bonus feat granted to a human character. The psychic warrior gains an additional bonus feat at 2nd level and every three levels thereafter (5th, 8th, 11th, 14th, 17th, and 20th). These bonus feats must be drawn from the feats noted as fighter bonus feats or psionic feats. The psychic warrior must still meet all prerequisites for the bonus feat, including ability score and base attack bonus minimums as well as class requirements. A psychic warrior cannot choose feats that specifically require levels in the fighter class unless he is a multiclass character with the requisite levels in the fighter class.</text:span></text:p>
      <text:p text:style-name="P15"><text:span text:style-name="T1">These bonus feats are in addition to the feats that a character of any class gains every three levels. A psychic warrior is not limited to fighter bonus feats and psionic feats when choosing these other feats.</text:span></text:p>
      <text:p text:style-name="P21"/>
      <text:p text:style-name="P15"><text:span text:style-name="T4">SOULKNIFE</text:span></text:p>
      <text:p text:style-name="P15"><text:span text:style-name="T2">Alignment:</text:span><text:span text:style-name="T1"> Any.</text:span></text:p>
      <text:p text:style-name="P15"><text:span text:style-name="T2">Hit Die:</text:span><text:span text:style-name="T1"> d10.</text:span></text:p>
      <text:p text:style-name="P16"/>
      <text:h text:style-name="P1" text:outline-level="1"><text:span text:style-name="T1">Class Skills</text:span></text:h>
      <text:p text:style-name="P15"><text:span text:style-name="T1">The soulknife’s class skills (and the key ability for each skill) are Autohypnosis* (Wis), Climb (Str), Concentration* (Con), Craft (Int), Hide (Dex), Jump (Str), Knowledge (psionics)* (Int), Listen (Wis), Move Silently (Dex), Profession (Wis), Spot (Wis), and Tumble (Dex).</text:span></text:p>
      <text:p text:style-name="P15"><text:span text:style-name="T1">*New skill or expanded use of existing skill.</text:span></text:p>
      <text:p text:style-name="P15"><text:span text:style-name="T2">Skill Points at 1st Level:</text:span><text:span text:style-name="T1"> (4 + Int modifier) x4.</text:span></text:p>
      <text:p text:style-name="P15"><text:span text:style-name="T2">Skill Points at Each Additional Level:</text:span><text:span text:style-name="T1"> 4 + Int modifier.</text:span></text:p>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ext:soft-page-break/>
        <table:table-row table:style-name="Table7.1">
          <table:table-cell table:style-name="Table7.A1" table:number-columns-spanned="6" office:value-type="string">
            <text:p text:style-name="P27"><text:span text:style-name="T2">Table: The Soulknife</text:span></text:p>
          </table:table-cell>
          <table:covered-table-cell/>
          <table:covered-table-cell/>
          <table:covered-table-cell/>
          <table:covered-table-cell/>
          <table:covered-table-cell/>
        </table:table-row>
        <table:table-row table:style-name="Table7.2">
          <table:table-cell table:style-name="Table7.A2" office:value-type="string">
            <text:p text:style-name="P27"><text:span text:style-name="T2">Level</text:span></text:p>
          </table:table-cell>
          <table:table-cell table:style-name="Table7.A2" office:value-type="string">
            <text:p text:style-name="P27"><text:span text:style-name="T2">Base Attack Bonus</text:span></text:p>
          </table:table-cell>
          <table:table-cell table:style-name="Table7.A2" office:value-type="string">
            <text:p text:style-name="P29"><text:span text:style-name="T2">Fort Save</text:span></text:p>
          </table:table-cell>
          <table:table-cell table:style-name="Table7.A2" office:value-type="string">
            <text:p text:style-name="P29"><text:span text:style-name="T2">Ref Save</text:span></text:p>
          </table:table-cell>
          <table:table-cell table:style-name="Table7.A2" office:value-type="string">
            <text:p text:style-name="P29"><text:span text:style-name="T2">Will Save</text:span></text:p>
          </table:table-cell>
          <table:table-cell table:style-name="Table7.A2" office:value-type="string">
            <text:p text:style-name="P27"><text:span text:style-name="T2">Special</text:span></text:p>
          </table:table-cell>
        </table:table-row>
        <table:table-row table:style-name="Table7.2">
          <table:table-cell table:style-name="Table7.A3" office:value-type="string">
            <text:p text:style-name="P27"><text:span text:style-name="T1">1st</text:span></text:p>
          </table:table-cell>
          <table:table-cell table:style-name="Table7.A3" office:value-type="string">
            <text:p text:style-name="P27"><text:span text:style-name="T1">+0</text:span></text:p>
          </table:table-cell>
          <table:table-cell table:style-name="Table7.A2" office:value-type="string">
            <text:p text:style-name="P29"><text:span text:style-name="T1">+0</text:span></text:p>
          </table:table-cell>
          <table:table-cell table:style-name="Table7.A2" office:value-type="string">
            <text:p text:style-name="P29"><text:span text:style-name="T1">+2</text:span></text:p>
          </table:table-cell>
          <table:table-cell table:style-name="Table7.A2" office:value-type="string">
            <text:p text:style-name="P29"><text:span text:style-name="T1">+2</text:span></text:p>
          </table:table-cell>
          <table:table-cell table:style-name="Table7.A3" office:value-type="string">
            <text:p text:style-name="P27"><text:span text:style-name="T1">Mind blade, Weapon Focus (mind blade), Wild Talent</text:span></text:p>
          </table:table-cell>
        </table:table-row>
        <table:table-row table:style-name="Table7.2">
          <table:table-cell table:style-name="Table7.A3" office:value-type="string">
            <text:p text:style-name="P15"><text:span text:style-name="T1">2nd</text:span></text:p>
          </table:table-cell>
          <table:table-cell table:style-name="Table7.A3" office:value-type="string">
            <text:p text:style-name="P15"><text:span text:style-name="T1">+1</text:span></text:p>
          </table:table-cell>
          <table:table-cell table:style-name="Table7.A2" office:value-type="string">
            <text:p text:style-name="P28"><text:span text:style-name="T1">+0</text:span></text:p>
          </table:table-cell>
          <table:table-cell table:style-name="Table7.A2" office:value-type="string">
            <text:p text:style-name="P28"><text:span text:style-name="T1">+3</text:span></text:p>
          </table:table-cell>
          <table:table-cell table:style-name="Table7.A2" office:value-type="string">
            <text:p text:style-name="P28"><text:span text:style-name="T1">+3</text:span></text:p>
          </table:table-cell>
          <table:table-cell table:style-name="Table7.A3" office:value-type="string">
            <text:p text:style-name="P15"><text:span text:style-name="T1">Throw mind blade</text:span></text:p>
          </table:table-cell>
        </table:table-row>
        <table:table-row table:style-name="Table7.2">
          <table:table-cell table:style-name="Table7.A3" office:value-type="string">
            <text:p text:style-name="P15"><text:span text:style-name="T1">3rd</text:span></text:p>
          </table:table-cell>
          <table:table-cell table:style-name="Table7.A3" office:value-type="string">
            <text:p text:style-name="P15"><text:span text:style-name="T1">+2</text:span></text:p>
          </table:table-cell>
          <table:table-cell table:style-name="Table7.A2" office:value-type="string">
            <text:p text:style-name="P28"><text:span text:style-name="T1">+1</text:span></text:p>
          </table:table-cell>
          <table:table-cell table:style-name="Table7.A2" office:value-type="string">
            <text:p text:style-name="P28"><text:span text:style-name="T1">+3</text:span></text:p>
          </table:table-cell>
          <table:table-cell table:style-name="Table7.A2" office:value-type="string">
            <text:p text:style-name="P28"><text:span text:style-name="T1">+3</text:span></text:p>
          </table:table-cell>
          <table:table-cell table:style-name="Table7.A3" office:value-type="string">
            <text:p text:style-name="P15"><text:span text:style-name="T1">Psychic strike +1d8</text:span></text:p>
          </table:table-cell>
        </table:table-row>
        <table:table-row table:style-name="Table7.2">
          <table:table-cell table:style-name="Table7.A3" office:value-type="string">
            <text:p text:style-name="P15"><text:span text:style-name="T1">4th</text:span></text:p>
          </table:table-cell>
          <table:table-cell table:style-name="Table7.A3" office:value-type="string">
            <text:p text:style-name="P15"><text:span text:style-name="T1">+3</text:span></text:p>
          </table:table-cell>
          <table:table-cell table:style-name="Table7.A2" office:value-type="string">
            <text:p text:style-name="P28"><text:span text:style-name="T1">+1</text:span></text:p>
          </table:table-cell>
          <table:table-cell table:style-name="Table7.A2" office:value-type="string">
            <text:p text:style-name="P28"><text:span text:style-name="T1">+4</text:span></text:p>
          </table:table-cell>
          <table:table-cell table:style-name="Table7.A2" office:value-type="string">
            <text:p text:style-name="P28"><text:span text:style-name="T1">+4</text:span></text:p>
          </table:table-cell>
          <table:table-cell table:style-name="Table7.A3" office:value-type="string">
            <text:p text:style-name="P15"><text:span text:style-name="T5">+1 mind blade</text:span></text:p>
          </table:table-cell>
        </table:table-row>
        <table:table-row table:style-name="Table7.2">
          <table:table-cell table:style-name="Table7.A3" office:value-type="string">
            <text:p text:style-name="P15"><text:span text:style-name="T1">5th</text:span></text:p>
          </table:table-cell>
          <table:table-cell table:style-name="Table7.A3" office:value-type="string">
            <text:p text:style-name="P15"><text:span text:style-name="T1">+3</text:span></text:p>
          </table:table-cell>
          <table:table-cell table:style-name="Table7.A2" office:value-type="string">
            <text:p text:style-name="P28"><text:span text:style-name="T1">+1</text:span></text:p>
          </table:table-cell>
          <table:table-cell table:style-name="Table7.A2" office:value-type="string">
            <text:p text:style-name="P28"><text:span text:style-name="T1">+4</text:span></text:p>
          </table:table-cell>
          <table:table-cell table:style-name="Table7.A2" office:value-type="string">
            <text:p text:style-name="P28"><text:span text:style-name="T1">+4</text:span></text:p>
          </table:table-cell>
          <table:table-cell table:style-name="Table7.A3" office:value-type="string">
            <text:p text:style-name="P15"><text:span text:style-name="T1">Free draw, shape mind blade</text:span></text:p>
          </table:table-cell>
        </table:table-row>
        <table:table-row table:style-name="Table7.2">
          <table:table-cell table:style-name="Table7.A3" office:value-type="string">
            <text:p text:style-name="P15"><text:span text:style-name="T1">6th</text:span></text:p>
          </table:table-cell>
          <table:table-cell table:style-name="Table7.A3" office:value-type="string">
            <text:p text:style-name="P15"><text:span text:style-name="T1">+4</text:span></text:p>
          </table:table-cell>
          <table:table-cell table:style-name="Table7.A2" office:value-type="string">
            <text:p text:style-name="P28"><text:span text:style-name="T1">+2</text:span></text:p>
          </table:table-cell>
          <table:table-cell table:style-name="Table7.A2" office:value-type="string">
            <text:p text:style-name="P28"><text:span text:style-name="T1">+5</text:span></text:p>
          </table:table-cell>
          <table:table-cell table:style-name="Table7.A2" office:value-type="string">
            <text:p text:style-name="P28"><text:span text:style-name="T1">+5</text:span></text:p>
          </table:table-cell>
          <table:table-cell table:style-name="Table7.A3" office:value-type="string">
            <text:p text:style-name="P15"><text:span text:style-name="T1">Mind blade enhancement +1, Speed of Thought</text:span></text:p>
          </table:table-cell>
        </table:table-row>
        <table:table-row table:style-name="Table7.2">
          <table:table-cell table:style-name="Table7.A3" office:value-type="string">
            <text:p text:style-name="P15"><text:span text:style-name="T1">7th</text:span></text:p>
          </table:table-cell>
          <table:table-cell table:style-name="Table7.A3" office:value-type="string">
            <text:p text:style-name="P15"><text:span text:style-name="T1">+5</text:span></text:p>
          </table:table-cell>
          <table:table-cell table:style-name="Table7.A2" office:value-type="string">
            <text:p text:style-name="P28"><text:span text:style-name="T1">+2</text:span></text:p>
          </table:table-cell>
          <table:table-cell table:style-name="Table7.A2" office:value-type="string">
            <text:p text:style-name="P28"><text:span text:style-name="T1">+5</text:span></text:p>
          </table:table-cell>
          <table:table-cell table:style-name="Table7.A2" office:value-type="string">
            <text:p text:style-name="P28"><text:span text:style-name="T1">+5</text:span></text:p>
          </table:table-cell>
          <table:table-cell table:style-name="Table7.A3" office:value-type="string">
            <text:p text:style-name="P15"><text:span text:style-name="T1">Psychic strike +2d8</text:span></text:p>
          </table:table-cell>
        </table:table-row>
        <table:table-row table:style-name="Table7.2">
          <table:table-cell table:style-name="Table7.A3" office:value-type="string">
            <text:p text:style-name="P15"><text:span text:style-name="T1">8th</text:span></text:p>
          </table:table-cell>
          <table:table-cell table:style-name="Table7.A3" office:value-type="string">
            <text:p text:style-name="P15"><text:span text:style-name="T1">+6/+1</text:span></text:p>
          </table:table-cell>
          <table:table-cell table:style-name="Table7.A2" office:value-type="string">
            <text:p text:style-name="P28"><text:span text:style-name="T1">+2</text:span></text:p>
          </table:table-cell>
          <table:table-cell table:style-name="Table7.A2" office:value-type="string">
            <text:p text:style-name="P28"><text:span text:style-name="T1">+6</text:span></text:p>
          </table:table-cell>
          <table:table-cell table:style-name="Table7.A2" office:value-type="string">
            <text:p text:style-name="P28"><text:span text:style-name="T1">+6</text:span></text:p>
          </table:table-cell>
          <table:table-cell table:style-name="Table7.A3" office:value-type="string">
            <text:p text:style-name="P15"><text:span text:style-name="T5">+2 mind blade</text:span></text:p>
          </table:table-cell>
        </table:table-row>
        <table:table-row table:style-name="Table7.2">
          <table:table-cell table:style-name="Table7.A3" office:value-type="string">
            <text:p text:style-name="P15"><text:span text:style-name="T1">9th</text:span></text:p>
          </table:table-cell>
          <table:table-cell table:style-name="Table7.A3" office:value-type="string">
            <text:p text:style-name="P15"><text:span text:style-name="T1">+6/+1</text:span></text:p>
          </table:table-cell>
          <table:table-cell table:style-name="Table7.A2" office:value-type="string">
            <text:p text:style-name="P28"><text:span text:style-name="T1">+3</text:span></text:p>
          </table:table-cell>
          <table:table-cell table:style-name="Table7.A2" office:value-type="string">
            <text:p text:style-name="P28"><text:span text:style-name="T1">+6</text:span></text:p>
          </table:table-cell>
          <table:table-cell table:style-name="Table7.A2" office:value-type="string">
            <text:p text:style-name="P28"><text:span text:style-name="T1">+6</text:span></text:p>
          </table:table-cell>
          <table:table-cell table:style-name="Table7.A3" office:value-type="string">
            <text:p text:style-name="P15"><text:span text:style-name="T1">Bladewind, Greater Weapon Focus (mind blade)</text:span></text:p>
          </table:table-cell>
        </table:table-row>
        <table:table-row table:style-name="Table7.2">
          <table:table-cell table:style-name="Table7.A3" office:value-type="string">
            <text:p text:style-name="P15"><text:span text:style-name="T1">10th</text:span></text:p>
          </table:table-cell>
          <table:table-cell table:style-name="Table7.A3" office:value-type="string">
            <text:p text:style-name="P15"><text:span text:style-name="T1">+7/+2</text:span></text:p>
          </table:table-cell>
          <table:table-cell table:style-name="Table7.A2" office:value-type="string">
            <text:p text:style-name="P28"><text:span text:style-name="T1">+3</text:span></text:p>
          </table:table-cell>
          <table:table-cell table:style-name="Table7.A2" office:value-type="string">
            <text:p text:style-name="P28"><text:span text:style-name="T1">+7</text:span></text:p>
          </table:table-cell>
          <table:table-cell table:style-name="Table7.A2" office:value-type="string">
            <text:p text:style-name="P28"><text:span text:style-name="T1">+7</text:span></text:p>
          </table:table-cell>
          <table:table-cell table:style-name="Table7.A3" office:value-type="string">
            <text:p text:style-name="P15"><text:span text:style-name="T1">Mind blade enhancement +2</text:span></text:p>
          </table:table-cell>
        </table:table-row>
        <table:table-row table:style-name="Table7.2">
          <table:table-cell table:style-name="Table7.A3" office:value-type="string">
            <text:p text:style-name="P15"><text:span text:style-name="T1">11th</text:span></text:p>
          </table:table-cell>
          <table:table-cell table:style-name="Table7.A3" office:value-type="string">
            <text:p text:style-name="P15"><text:span text:style-name="T1">+8/+3</text:span></text:p>
          </table:table-cell>
          <table:table-cell table:style-name="Table7.A2" office:value-type="string">
            <text:p text:style-name="P28"><text:span text:style-name="T1">+3</text:span></text:p>
          </table:table-cell>
          <table:table-cell table:style-name="Table7.A2" office:value-type="string">
            <text:p text:style-name="P28"><text:span text:style-name="T1">+7</text:span></text:p>
          </table:table-cell>
          <table:table-cell table:style-name="Table7.A2" office:value-type="string">
            <text:p text:style-name="P28"><text:span text:style-name="T1">+7</text:span></text:p>
          </table:table-cell>
          <table:table-cell table:style-name="Table7.A3" office:value-type="string">
            <text:p text:style-name="P15"><text:span text:style-name="T1">Psychic strike +3d8</text:span></text:p>
          </table:table-cell>
        </table:table-row>
        <table:table-row table:style-name="Table7.2">
          <table:table-cell table:style-name="Table7.A3" office:value-type="string">
            <text:p text:style-name="P15"><text:span text:style-name="T1">12th</text:span></text:p>
          </table:table-cell>
          <table:table-cell table:style-name="Table7.A3" office:value-type="string">
            <text:p text:style-name="P15"><text:span text:style-name="T1">+9/+4</text:span></text:p>
          </table:table-cell>
          <table:table-cell table:style-name="Table7.A2" office:value-type="string">
            <text:p text:style-name="P28"><text:span text:style-name="T1">+4</text:span></text:p>
          </table:table-cell>
          <table:table-cell table:style-name="Table7.A2" office:value-type="string">
            <text:p text:style-name="P28"><text:span text:style-name="T1">+8</text:span></text:p>
          </table:table-cell>
          <table:table-cell table:style-name="Table7.A2" office:value-type="string">
            <text:p text:style-name="P28"><text:span text:style-name="T1">+8</text:span></text:p>
          </table:table-cell>
          <table:table-cell table:style-name="Table7.A3" office:value-type="string">
            <text:p text:style-name="P15"><text:span text:style-name="T5">+3 mind blade</text:span></text:p>
          </table:table-cell>
        </table:table-row>
        <table:table-row table:style-name="Table7.2">
          <table:table-cell table:style-name="Table7.A3" office:value-type="string">
            <text:p text:style-name="P15"><text:span text:style-name="T1">13th</text:span></text:p>
          </table:table-cell>
          <table:table-cell table:style-name="Table7.A3" office:value-type="string">
            <text:p text:style-name="P15"><text:span text:style-name="T1">+9/+4</text:span></text:p>
          </table:table-cell>
          <table:table-cell table:style-name="Table7.A2" office:value-type="string">
            <text:p text:style-name="P28"><text:span text:style-name="T1">+4</text:span></text:p>
          </table:table-cell>
          <table:table-cell table:style-name="Table7.A2" office:value-type="string">
            <text:p text:style-name="P28"><text:span text:style-name="T1">+8</text:span></text:p>
          </table:table-cell>
          <table:table-cell table:style-name="Table7.A2" office:value-type="string">
            <text:p text:style-name="P28"><text:span text:style-name="T1">+8</text:span></text:p>
          </table:table-cell>
          <table:table-cell table:style-name="Table7.A3" office:value-type="string">
            <text:p text:style-name="P15"><text:span text:style-name="T1">Knife to the soul</text:span></text:p>
          </table:table-cell>
        </table:table-row>
        <table:table-row table:style-name="Table7.2">
          <table:table-cell table:style-name="Table7.A3" office:value-type="string">
            <text:p text:style-name="P15"><text:span text:style-name="T1">14th</text:span></text:p>
          </table:table-cell>
          <table:table-cell table:style-name="Table7.A3" office:value-type="string">
            <text:p text:style-name="P15"><text:span text:style-name="T1">+10/+5</text:span></text:p>
          </table:table-cell>
          <table:table-cell table:style-name="Table7.A2" office:value-type="string">
            <text:p text:style-name="P28"><text:span text:style-name="T1">+4</text:span></text:p>
          </table:table-cell>
          <table:table-cell table:style-name="Table7.A2" office:value-type="string">
            <text:p text:style-name="P28"><text:span text:style-name="T1">+9</text:span></text:p>
          </table:table-cell>
          <table:table-cell table:style-name="Table7.A2" office:value-type="string">
            <text:p text:style-name="P28"><text:span text:style-name="T1">+9</text:span></text:p>
          </table:table-cell>
          <table:table-cell table:style-name="Table7.A3" office:value-type="string">
            <text:p text:style-name="P15"><text:span text:style-name="T1">Mind blade enhancement +3</text:span></text:p>
          </table:table-cell>
        </table:table-row>
        <table:table-row table:style-name="Table7.2">
          <table:table-cell table:style-name="Table7.A3" office:value-type="string">
            <text:p text:style-name="P15"><text:span text:style-name="T1">15th</text:span></text:p>
          </table:table-cell>
          <table:table-cell table:style-name="Table7.A3" office:value-type="string">
            <text:p text:style-name="P15"><text:span text:style-name="T1">+11/+6</text:span></text:p>
          </table:table-cell>
          <table:table-cell table:style-name="Table7.A2" office:value-type="string">
            <text:p text:style-name="P28"><text:span text:style-name="T1">+5</text:span></text:p>
          </table:table-cell>
          <table:table-cell table:style-name="Table7.A2" office:value-type="string">
            <text:p text:style-name="P28"><text:span text:style-name="T1">+9</text:span></text:p>
          </table:table-cell>
          <table:table-cell table:style-name="Table7.A2" office:value-type="string">
            <text:p text:style-name="P28"><text:span text:style-name="T1">+9</text:span></text:p>
          </table:table-cell>
          <table:table-cell table:style-name="Table7.A3" office:value-type="string">
            <text:p text:style-name="P15"><text:span text:style-name="T1">Psychic strike +4d8</text:span></text:p>
          </table:table-cell>
        </table:table-row>
        <table:table-row table:style-name="Table7.2">
          <table:table-cell table:style-name="Table7.A3" office:value-type="string">
            <text:p text:style-name="P15"><text:span text:style-name="T1">16th</text:span></text:p>
          </table:table-cell>
          <table:table-cell table:style-name="Table7.A3" office:value-type="string">
            <text:p text:style-name="P15"><text:span text:style-name="T1">+12/+7</text:span></text:p>
          </table:table-cell>
          <table:table-cell table:style-name="Table7.A2" office:value-type="string">
            <text:p text:style-name="P28"><text:span text:style-name="T1">+5</text:span></text:p>
          </table:table-cell>
          <table:table-cell table:style-name="Table7.A2" office:value-type="string">
            <text:p text:style-name="P28"><text:span text:style-name="T1">+10</text:span></text:p>
          </table:table-cell>
          <table:table-cell table:style-name="Table7.A2" office:value-type="string">
            <text:p text:style-name="P28"><text:span text:style-name="T1">+10</text:span></text:p>
          </table:table-cell>
          <table:table-cell table:style-name="Table7.A3" office:value-type="string">
            <text:p text:style-name="P15"><text:span text:style-name="T5">+4 mind blade</text:span></text:p>
          </table:table-cell>
        </table:table-row>
        <table:table-row table:style-name="Table7.2">
          <table:table-cell table:style-name="Table7.A3" office:value-type="string">
            <text:p text:style-name="P15"><text:span text:style-name="T1">17th</text:span></text:p>
          </table:table-cell>
          <table:table-cell table:style-name="Table7.A3" office:value-type="string">
            <text:p text:style-name="P15"><text:span text:style-name="T1">+12/+7</text:span></text:p>
          </table:table-cell>
          <table:table-cell table:style-name="Table7.A2" office:value-type="string">
            <text:p text:style-name="P28"><text:span text:style-name="T1">+5</text:span></text:p>
          </table:table-cell>
          <table:table-cell table:style-name="Table7.A2" office:value-type="string">
            <text:p text:style-name="P28"><text:span text:style-name="T1">+10</text:span></text:p>
          </table:table-cell>
          <table:table-cell table:style-name="Table7.A2" office:value-type="string">
            <text:p text:style-name="P28"><text:span text:style-name="T1">+10</text:span></text:p>
          </table:table-cell>
          <table:table-cell table:style-name="Table7.A3" office:value-type="string">
            <text:p text:style-name="P15"><text:span text:style-name="T1">Multiple throw</text:span></text:p>
          </table:table-cell>
        </table:table-row>
        <table:table-row table:style-name="Table7.2">
          <table:table-cell table:style-name="Table7.A3" office:value-type="string">
            <text:p text:style-name="P15"><text:span text:style-name="T1">18th</text:span></text:p>
          </table:table-cell>
          <table:table-cell table:style-name="Table7.A3" office:value-type="string">
            <text:p text:style-name="P15"><text:span text:style-name="T1">+13/+8</text:span></text:p>
          </table:table-cell>
          <table:table-cell table:style-name="Table7.A2" office:value-type="string">
            <text:p text:style-name="P28"><text:span text:style-name="T1">+6</text:span></text:p>
          </table:table-cell>
          <table:table-cell table:style-name="Table7.A2" office:value-type="string">
            <text:p text:style-name="P28"><text:span text:style-name="T1">+11</text:span></text:p>
          </table:table-cell>
          <table:table-cell table:style-name="Table7.A2" office:value-type="string">
            <text:p text:style-name="P28"><text:span text:style-name="T1">+11</text:span></text:p>
          </table:table-cell>
          <table:table-cell table:style-name="Table7.A3" office:value-type="string">
            <text:p text:style-name="P15"><text:span text:style-name="T1">Mind blade enhancement +4</text:span></text:p>
          </table:table-cell>
        </table:table-row>
        <table:table-row table:style-name="Table7.2">
          <table:table-cell table:style-name="Table7.A3" office:value-type="string">
            <text:p text:style-name="P15"><text:span text:style-name="T1">19th</text:span></text:p>
          </table:table-cell>
          <table:table-cell table:style-name="Table7.A3" office:value-type="string">
            <text:p text:style-name="P15"><text:span text:style-name="T1">+14/+9</text:span></text:p>
          </table:table-cell>
          <table:table-cell table:style-name="Table7.A2" office:value-type="string">
            <text:p text:style-name="P28"><text:span text:style-name="T1">+6</text:span></text:p>
          </table:table-cell>
          <table:table-cell table:style-name="Table7.A2" office:value-type="string">
            <text:p text:style-name="P28"><text:span text:style-name="T1">+11</text:span></text:p>
          </table:table-cell>
          <table:table-cell table:style-name="Table7.A2" office:value-type="string">
            <text:p text:style-name="P28"><text:span text:style-name="T1">+11</text:span></text:p>
          </table:table-cell>
          <table:table-cell table:style-name="Table7.A3" office:value-type="string">
            <text:p text:style-name="P15"><text:span text:style-name="T1">Psychic strike +5d8</text:span></text:p>
          </table:table-cell>
        </table:table-row>
        <table:table-row table:style-name="Table7.2">
          <table:table-cell table:style-name="Table7.A22" office:value-type="string">
            <text:p text:style-name="P27"><text:span text:style-name="T1">20th</text:span></text:p>
          </table:table-cell>
          <table:table-cell table:style-name="Table7.A22" office:value-type="string">
            <text:p text:style-name="P27"><text:span text:style-name="T1">+15/+10/+5</text:span></text:p>
          </table:table-cell>
          <table:table-cell table:style-name="Table7.C22" office:value-type="string">
            <text:p text:style-name="P29"><text:span text:style-name="T1">+6</text:span></text:p>
          </table:table-cell>
          <table:table-cell table:style-name="Table7.C22" office:value-type="string">
            <text:p text:style-name="P29"><text:span text:style-name="T1">+12</text:span></text:p>
          </table:table-cell>
          <table:table-cell table:style-name="Table7.C22" office:value-type="string">
            <text:p text:style-name="P29"><text:span text:style-name="T1">+12</text:span></text:p>
          </table:table-cell>
          <table:table-cell table:style-name="Table7.A22" office:value-type="string">
            <text:p text:style-name="P27"><text:span text:style-name="T5">+5 mind blade</text:span></text:p>
          </table:table-cell>
        </table:table-row>
      </table:table>
      <text:p text:style-name="P18"/>
      <text:h text:style-name="P1" text:outline-level="1"><text:span text:style-name="T1">Class Features</text:span></text:h>
      <text:p text:style-name="P15"><text:span text:style-name="T1">All the following are class features of the soulknife.</text:span></text:p>
      <text:p text:style-name="P15"><text:span text:style-name="T2">Weapon and Armor Proficiency:</text:span><text:span text:style-name="T1"> Soulknives are proficient with all simple weapons, with their own mind blades, and with light armor and shields (except tower shields).</text:span></text:p>
      <text:p text:style-name="P15"><text:span text:style-name="T2">Mind Blade (Su):</text:span><text:span text:style-name="T1"> As a move action, a soulknife can create a semisolid blade composed of psychic energy distilled from his own mind. The blade is identical in all ways (except visually) to a short sword of a size appropriate for its wielder. For instance, a Medium soulknife materializes a Medium mind blade that he can wield as a light weapon, and the blade deals 1d6 points of damage (crit 19–20/x2). Soulknives who are smaller or larger than Medium create mind blades identical to short swords appropriate for their size, with a corresponding change to the blade’s damage. The wielder of a mind blade gains the usual benefits to his attack roll and damage roll from a high Strength bonus.</text:span></text:p>
      <text:p text:style-name="P15"><text:span text:style-name="T1">The blade can be broken (it has hardness 10 and 10 hit points); however, a soulknife can simply create another on his next move action. The moment he relinquishes his grip on his blade, it dissipates (unless he intends to throw it; see below). A mind blade is considered a magic weapon for the purpose of overcoming damage reduction.</text:span></text:p>
      <text:p text:style-name="P15"><text:span text:style-name="T1">A soulknife can use feats such as Power Attack or Combat Expertise in conjunction with the mind blade just as if it were a normal weapon. He can also choose mind blade for feats requiring a specific weapon choice, such as Weapon Specialization. Powers or spells that upgrade weapons can be used on a mind blade.</text:span></text:p>
      <text:p text:style-name="P15"><text:span text:style-name="T1">A soulknife’s mind blade improves as the character gains higher levels. At 4th level and every four levels thereafter, the mind blade gains a cumulative +1 enhancement bonus on attack rolls and damage rolls (+2 at 8th level, +3 at 12th level, +4 at 16th level, and +5 at 20th level).</text:span></text:p>
      <text:p text:style-name="P15"><text:span text:style-name="T1">Even in places where psionic effects do not normally function (such as within a </text:span><text:span text:style-name="T5">null psionics field</text:span><text:span text:style-name="T1">), a soulknife can attempt to sustain his mind blade by making a DC 20 Will save. On a successful save, the soulknife maintains his mind blade for a number of rounds equal to his class level before he needs to check again. On an unsuccessful attempt, the mind blade vanishes. As a move action on his turn, the soulknife can attempt a new Will save to rematerialize his mind blade while he remains within the psionics negating effect.</text:span></text:p>
      <text:p text:style-name="P15"><text:span text:style-name="T2">Weapon Focus (Mind Blade): </text:span><text:span text:style-name="T1">A soulknife gains Weapon Focus (mind blade) as a bonus feat.</text:span></text:p>
      <text:p text:style-name="P15"><text:span text:style-name="T2">Wild Talent: </text:span><text:span text:style-name="T1">A soulknife gains Wild Talent as a bonus feat. (This class feature provides the character with the psionic power he needs to materialize his mind blade, if he has no power points otherwise.)</text:span></text:p>
      <text:p text:style-name="P15"><text:span text:style-name="T2">Throw Mind Blade (Ex):</text:span><text:span text:style-name="T1"> A soul knife of 2nd level or higher can throw his mind blade as a ranged weapon with a range increment of 30 feet.</text:span></text:p>
      <text:p text:style-name="P15"><text:span text:style-name="T1">Whether or not the attack hits, a thrown mind blade then dissipates. A soulknife of 3rd level or higher can make a psychic strike (see below) with a thrown mind blade and can use the blade in conjunction with other special abilities (such as Knife to the Soul; see below).</text:span></text:p>
      <text:p text:style-name="P15"><text:span text:style-name="T2">Psychic Strike (Su):</text:span><text:span text:style-name="T1"> As a move action, a soulknife of 3rd level or higher can imbue his mind blade with destructive psychic energy. This effect deals an extra 1d8 points of damage to the next living, nonmindless target he successfully hits with a melee attack (or ranged attack, if he is using the throw mind blade ability). Creatures immune to mind-affecting effects are immune to psychic strike damage. (Unlike the rogue’s sneak attack, the psychic strike is not precision damage and can affect creatures otherwise immune to extra damage from critical hits or more than 30 feet away, provided they are living, nonmindless creatures not immune to mind-affecting effects.)</text:span></text:p>
      <text:p text:style-name="P15"><text:span text:style-name="T1">A mind blade deals this extra damage only once when this ability is called upon, but a soulknife can imbue his mind blade with psychic energy again by taking another move action.</text:span></text:p>
      <text:p text:style-name="P15"><text:span text:style-name="T1">Once a soulknife has prepared his blade for a psychic strike, it holds the extra energy until it is used. Even if the soulknife drops the mind blade (or it otherwise dissipates, such as when it is thrown and misses), it is still imbued with psychic energy when the soulknife next materializes it.</text:span></text:p>
      <text:p text:style-name="P15"><text:span text:style-name="T1">At every four levels beyond 3rd (7th, 11th, 15th, and 19th), the extra damage from a soulknife’s psychic strike increases as shown on the Table above.</text:span></text:p>
      <text:p text:style-name="P15"><text:span text:style-name="T2">Free Draw (Su):</text:span><text:span text:style-name="T1"> At 5th level, a soulknife becomes able to materialize his mind blade as a free action instead of a move action. He can make only one attempt to materialize the mind blade per round, however.</text:span></text:p>
      <text:p text:style-name="P15"><text:span text:style-name="T2">Shape Mind Blade (Su):</text:span><text:span text:style-name="T1"> At 5th level, a soulknife gains the ability to change the form of his mind blade. As a fullround action, he can change his mind blade to replicate a longsword (damage 1d8 for a Medium weapon wielded as a one-handed weapon) or a bastard sword (damage 1d10 for a Medium weapon, but he must wield it as a two-handed weapon unless he knows the Exotic Weapon Proficiency (bastard sword) feat). If a soulknife shapes his mind blade into the form of a bastard sword and wields it two-handed, he adds 1-1/2 times his Strength bonus to his damage rolls, just like when using any other two-handed weapon.</text:span></text:p>
      <text:p text:style-name="P15"><text:span text:style-name="T1">Alternatively, a soulknife can split his mind blade into two identical short swords, suitable for fighting with a weapon in each hand. (The normal penalties for fighting with two weapons apply.) However, both mind blades have an enhancement bonus 1 lower than the soulknife would otherwise create with a single mind blade.</text:span></text:p>
      <text:p text:style-name="P15"><text:span text:style-name="T2">Mind Blade Enhancement (Su): </text:span><text:span text:style-name="T1">At 6th level, a soulknife gains the ability to enhance his mind blade. He can add any one of the weapon special abilities on the table below that has an enhancement bonus value of +1.</text:span></text:p>
      <text:p text:style-name="P15"><text:span text:style-name="T1">At every four levels beyond 6th (10th, 14th, and 18th), the value of the enhancement a soulknife can add to his weapon improves to +2, +3, and +4, respectively. A soulknife can choose any combination of weapon special abilities that does not exceed the total allowed by the soulknife’s level.</text:span></text:p>
      <text:p text:style-name="P15"><text:span text:style-name="T1">The weapon ability or abilities remain the same every time the soulknife materializes his mind blade (unless he decides to reassign its abilities; see below). The ability or abilities apply to any form the mind blade takes, including the use of the shape mind blade or bladewind class abilities.</text:span></text:p>
      <text:p text:style-name="P18"/>
      <table:table table:name="Table8" table:style-name="Table8">
        <table:table-column table:style-name="Table8.A"/>
        <table:table-column table:style-name="Table8.B"/>
        <text:soft-page-break/>
        <table:table-row table:style-name="Table8.1">
          <table:table-cell table:style-name="Table8.A1" office:value-type="string">
            <text:p text:style-name="P30"><text:span text:style-name="T1">Weapon Special Ability</text:span></text:p>
          </table:table-cell>
          <table:table-cell table:style-name="Table8.A1" office:value-type="string">
            <text:h text:style-name="P33" text:outline-level="4"><text:span text:style-name="T1">Enhancement Bonus Value</text:span></text:h>
          </table:table-cell>
        </table:table-row>
        <table:table-row table:style-name="Table8.1">
          <table:table-cell table:style-name="Table8.A2" office:value-type="string">
            <text:p text:style-name="P27"><text:span text:style-name="T1">Defending</text:span></text:p>
          </table:table-cell>
          <table:table-cell table:style-name="Table8.A2" office:value-type="string">
            <text:p text:style-name="P29"><text:span text:style-name="T1">+1</text:span></text:p>
          </table:table-cell>
        </table:table-row>
        <table:table-row table:style-name="Table8.1">
          <table:table-cell table:style-name="Table8.A2" office:value-type="string">
            <text:p text:style-name="P15"><text:span text:style-name="T1">Keen</text:span></text:p>
          </table:table-cell>
          <table:table-cell table:style-name="Table8.A2" office:value-type="string">
            <text:p text:style-name="P28"><text:span text:style-name="T1">+1</text:span></text:p>
          </table:table-cell>
        </table:table-row>
        <table:table-row table:style-name="Table8.1">
          <table:table-cell table:style-name="Table8.A2" office:value-type="string">
            <text:p text:style-name="P15"><text:span text:style-name="T1">Lucky*</text:span></text:p>
          </table:table-cell>
          <table:table-cell table:style-name="Table8.A2" office:value-type="string">
            <text:p text:style-name="P28"><text:span text:style-name="T1">+1</text:span></text:p>
          </table:table-cell>
        </table:table-row>
        <table:table-row table:style-name="Table8.1">
          <table:table-cell table:style-name="Table8.A2" office:value-type="string">
            <text:p text:style-name="P15"><text:span text:style-name="T1">Mighty cleaving</text:span></text:p>
          </table:table-cell>
          <table:table-cell table:style-name="Table8.A2" office:value-type="string">
            <text:p text:style-name="P28"><text:span text:style-name="T1">+1</text:span></text:p>
          </table:table-cell>
        </table:table-row>
        <table:table-row table:style-name="Table8.1">
          <table:table-cell table:style-name="Table8.A2" office:value-type="string">
            <text:p text:style-name="P15"><text:span text:style-name="T1">Psychokinetic*</text:span></text:p>
          </table:table-cell>
          <table:table-cell table:style-name="Table8.A2" office:value-type="string">
            <text:p text:style-name="P28"><text:span text:style-name="T1">+1</text:span></text:p>
          </table:table-cell>
        </table:table-row>
        <table:table-row table:style-name="Table8.1">
          <table:table-cell table:style-name="Table8.A2" office:value-type="string">
            <text:p text:style-name="P15"><text:span text:style-name="T1">Sundering*</text:span></text:p>
          </table:table-cell>
          <table:table-cell table:style-name="Table8.A2" office:value-type="string">
            <text:p text:style-name="P28"><text:span text:style-name="T1">+1</text:span></text:p>
          </table:table-cell>
        </table:table-row>
        <table:table-row table:style-name="Table8.1">
          <table:table-cell table:style-name="Table8.A2" office:value-type="string">
            <text:p text:style-name="P15"><text:span text:style-name="T1">Vicious</text:span></text:p>
          </table:table-cell>
          <table:table-cell table:style-name="Table8.A2" office:value-type="string">
            <text:p text:style-name="P28"><text:span text:style-name="T1">+1</text:span></text:p>
          </table:table-cell>
        </table:table-row>
        <table:table-row table:style-name="Table8.1">
          <table:table-cell table:style-name="Table8.A2" office:value-type="string">
            <text:p text:style-name="P15"><text:span text:style-name="T1">Collision*</text:span></text:p>
          </table:table-cell>
          <table:table-cell table:style-name="Table8.A2" office:value-type="string">
            <text:p text:style-name="P28"><text:span text:style-name="T1">+2</text:span></text:p>
          </table:table-cell>
        </table:table-row>
        <table:table-row table:style-name="Table8.1">
          <table:table-cell table:style-name="Table8.A2" office:value-type="string">
            <text:p text:style-name="P15"><text:span text:style-name="T1">Mindcrusher*</text:span></text:p>
          </table:table-cell>
          <table:table-cell table:style-name="Table8.A2" office:value-type="string">
            <text:p text:style-name="P28"><text:span text:style-name="T1">+2</text:span></text:p>
          </table:table-cell>
        </table:table-row>
        <table:table-row table:style-name="Table8.1">
          <table:table-cell table:style-name="Table8.A2" office:value-type="string">
            <text:p text:style-name="P15"><text:span text:style-name="T1">Psychokinetic burst*</text:span></text:p>
          </table:table-cell>
          <table:table-cell table:style-name="Table8.A2" office:value-type="string">
            <text:p text:style-name="P28"><text:span text:style-name="T1">+2</text:span></text:p>
          </table:table-cell>
        </table:table-row>
        <table:table-row table:style-name="Table8.1">
          <table:table-cell table:style-name="Table8.A2" office:value-type="string">
            <text:p text:style-name="P15"><text:span text:style-name="T1">Suppression*</text:span></text:p>
          </table:table-cell>
          <table:table-cell table:style-name="Table8.A2" office:value-type="string">
            <text:p text:style-name="P28"><text:span text:style-name="T1">+2</text:span></text:p>
          </table:table-cell>
        </table:table-row>
        <table:table-row table:style-name="Table8.1">
          <table:table-cell table:style-name="Table8.A2" office:value-type="string">
            <text:p text:style-name="P15"><text:span text:style-name="T1">Wounding</text:span></text:p>
          </table:table-cell>
          <table:table-cell table:style-name="Table8.A2" office:value-type="string">
            <text:p text:style-name="P28"><text:span text:style-name="T1">+2</text:span></text:p>
          </table:table-cell>
        </table:table-row>
        <table:table-row table:style-name="Table8.1">
          <table:table-cell table:style-name="Table8.A2" office:value-type="string">
            <text:p text:style-name="P15"><text:span text:style-name="T1">Bodyfeeder*</text:span></text:p>
          </table:table-cell>
          <table:table-cell table:style-name="Table8.A2" office:value-type="string">
            <text:p text:style-name="P28"><text:span text:style-name="T1">+3</text:span></text:p>
          </table:table-cell>
        </table:table-row>
        <table:table-row table:style-name="Table8.1">
          <table:table-cell table:style-name="Table8.A2" office:value-type="string">
            <text:p text:style-name="P15"><text:span text:style-name="T1">Mindfeeder*</text:span></text:p>
          </table:table-cell>
          <table:table-cell table:style-name="Table8.A2" office:value-type="string">
            <text:p text:style-name="P28"><text:span text:style-name="T1">+3</text:span></text:p>
          </table:table-cell>
        </table:table-row>
        <table:table-row table:style-name="Table8.1">
          <table:table-cell table:style-name="Table8.A2" office:value-type="string">
            <text:p text:style-name="P15"><text:span text:style-name="T1">Soulbreaker*</text:span></text:p>
          </table:table-cell>
          <table:table-cell table:style-name="Table8.A2" office:value-type="string">
            <text:p text:style-name="P28"><text:span text:style-name="T1">+3</text:span></text:p>
          </table:table-cell>
        </table:table-row>
        <table:table-row table:style-name="Table8.17">
          <table:table-cell table:style-name="Table8.A17" table:number-columns-spanned="2" office:value-type="string">
            <text:p text:style-name="P27"><text:span text:style-name="T1">*New special abilities</text:span></text:p>
          </table:table-cell>
          <table:covered-table-cell/>
        </table:table-row>
      </table:table>
      <text:p text:style-name="P23"/>
      <text:p text:style-name="P15"><text:span text:style-name="T1">A soulknife can reassign the ability or abilities he has added to his mind blade. To do so, he must first spend 8 hours in concentration. After that period, the mind blade materializes with the new ability or abilities selected by the soulknife.</text:span></text:p>
      <text:p text:style-name="P15"><text:span text:style-name="T2">Speed of Thought: </text:span><text:span text:style-name="T1">A soulknife gains Speed of Thought as a bonus feat at 6th level.</text:span></text:p>
      <text:p text:style-name="P15"><text:span text:style-name="T2">Bladewind (Su):</text:span><text:span text:style-name="T1"> At 9th level, a soulknife gains the ability to momentarily fragment his mind blade into numerous identical blades, each of which strikes at a nearby opponent.</text:span></text:p>
      <text:p text:style-name="P15"><text:span text:style-name="T1">As a full attack, when wielding his mind blade, a soulknife can give up his regular attacks and instead fragment his mind blade to make one melee attack at his full base attack bonus against each opponent within reach. Each fragment functions identically to the soulknife’s regular mind blade.</text:span></text:p>
      <text:p text:style-name="P15"><text:span text:style-name="T1">When using bladewind, a soulknife forfeits any bonus or extra attacks granted by other feats or abilities (such as the Cleave feat or the </text:span><text:span text:style-name="T5">haste </text:span><text:span text:style-name="T1">spell).</text:span></text:p>
      <text:p text:style-name="P15"><text:span text:style-name="T1">The mind blade immediately reverts to its previous form after the bladewind attack.</text:span></text:p>
      <text:p text:style-name="P15"><text:span text:style-name="T2">Greater Weapon Focus (Mind Blade):</text:span><text:span text:style-name="T1"> A soulknife gains Greater Weapon Focus (mind blade) as a bonus feat at 9th level.</text:span></text:p>
      <text:p text:style-name="P15"><text:span text:style-name="T2">Knife to the Soul (Su):</text:span><text:span text:style-name="T1"> Beginning at 13th level, when a soulknife executes a psychic strike, he can choose to substitute Intelligence, Wisdom, or Charisma damage (his choice) for extra dice of damage. For each die of extra damage he gives up, he deals 1 point of damage to the ability score he chooses. A soulknife can combine extra dice of damage and ability damage in any combination.</text:span></text:p>
      <text:p text:style-name="P15"><text:span text:style-name="T1">The soulknife decides which ability score his psychic strike damages and the division of ability damage and extra dice of damage when he imbues his mind blade with the psychic strike energy.</text:span></text:p>
      <text:p text:style-name="P15"><text:span text:style-name="T2">Multiple Throw (Ex): </text:span><text:span text:style-name="T1">At 17th level and higher, a soulknife can throw a number of mind blades per round equal to the number of melee attacks he could make.</text:span></text:p>
      <text:p text:style-name="P21"/>
      <text:p text:style-name="P15"><text:span text:style-name="T4">WILDER</text:span></text:p>
      <text:p text:style-name="P15"><text:span text:style-name="T2">Alignment:</text:span><text:span text:style-name="T1"> Any.</text:span></text:p>
      <text:p text:style-name="P15"><text:span text:style-name="T2">Hit Die:</text:span><text:span text:style-name="T1"> d6.</text:span></text:p>
      <text:p text:style-name="P18"/>
      <text:h text:style-name="P1" text:outline-level="1"><text:span text:style-name="T1">Class Skills</text:span></text:h>
      <text:p text:style-name="P15"><text:span text:style-name="T1">The wilder’s class skills (and the key ability for each skill) are Autohypnosis* (Wis), Balance (Dex), Bluff (Cha), Climb (Str), Concentration* (Con), Craft (Int), Escape Artist (Dex), Intimidate (Cha), Jump (Str), Knowledge (psionics)* (Int), Listen (Wis), Profession (Wis), Psicraft* (Int), Sense Motive (Wis), Spot (Wis), Swim (Str), and Tumble (Dex).</text:span></text:p>
      <text:p text:style-name="P15"><text:span text:style-name="T1">*New skill or expanded use of existing skill.</text:span></text:p>
      <text:p text:style-name="P15"><text:span text:style-name="T2">Skill Points at 1st Level: </text:span><text:span text:style-name="T1">(4 + Int modifier) x4.</text:span></text:p>
      <text:p text:style-name="P15"><text:span text:style-name="T2">Skill Points at Each Additional Level:</text:span><text:span text:style-name="T1"> 4 + Int modifier.</text:span></text:p>
      <text:p text:style-name="P1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ext:soft-page-break/>
        <table:table-row table:style-name="Table9.1">
          <table:table-cell table:style-name="Table9.A1" table:number-columns-spanned="9" office:value-type="string">
            <text:p text:style-name="P27"><text:span text:style-name="T2">Table: The Wilder</text:span></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27"><text:span text:style-name="T2">Level </text:span></text:p>
          </table:table-cell>
          <table:table-cell table:style-name="Table9.A2" office:value-type="string">
            <text:p text:style-name="P27"><text:span text:style-name="T2">Base Attack Bonus</text:span></text:p>
          </table:table-cell>
          <table:table-cell table:style-name="Table9.A2" office:value-type="string">
            <text:p text:style-name="P29"><text:span text:style-name="T2">Fort Save</text:span></text:p>
          </table:table-cell>
          <table:table-cell table:style-name="Table9.A2" office:value-type="string">
            <text:p text:style-name="P29"><text:span text:style-name="T2">Ref Save</text:span></text:p>
          </table:table-cell>
          <table:table-cell table:style-name="Table9.A2" office:value-type="string">
            <text:p text:style-name="P29"><text:span text:style-name="T2">Will Save</text:span></text:p>
          </table:table-cell>
          <table:table-cell table:style-name="Table9.A2" office:value-type="string">
            <text:p text:style-name="P27"><text:span text:style-name="T2">Special</text:span></text:p>
          </table:table-cell>
          <table:table-cell table:style-name="Table9.A2" office:value-type="string">
            <text:p text:style-name="P29"><text:span text:style-name="T2">Power Points/Day</text:span></text:p>
          </table:table-cell>
          <table:table-cell table:style-name="Table9.A2" office:value-type="string">
            <text:p text:style-name="P29"><text:span text:style-name="T2">Powers Known</text:span></text:p>
          </table:table-cell>
          <table:table-cell table:style-name="Table9.A2" office:value-type="string">
            <text:p text:style-name="P29"><text:span text:style-name="T2">Maximum Power Level Known</text:span></text:p>
          </table:table-cell>
        </table:table-row>
        <table:table-row table:style-name="Table9.2">
          <table:table-cell table:style-name="Table9.A3" office:value-type="string">
            <text:p text:style-name="P27"><text:span text:style-name="T1">1st</text:span></text:p>
          </table:table-cell>
          <table:table-cell table:style-name="Table9.A3" office:value-type="string">
            <text:p text:style-name="P27"><text:span text:style-name="T1">+0</text:span></text:p>
          </table:table-cell>
          <table:table-cell table:style-name="Table9.A3" office:value-type="string">
            <text:p text:style-name="P29"><text:span text:style-name="T1">+0</text:span></text:p>
          </table:table-cell>
          <table:table-cell table:style-name="Table9.A3" office:value-type="string">
            <text:p text:style-name="P29"><text:span text:style-name="T1">+0</text:span></text:p>
          </table:table-cell>
          <table:table-cell table:style-name="Table9.A3" office:value-type="string">
            <text:p text:style-name="P29"><text:span text:style-name="T1">+2</text:span></text:p>
          </table:table-cell>
          <table:table-cell table:style-name="Table9.A3" office:value-type="string">
            <text:p text:style-name="P27"><text:span text:style-name="T1">Wild surge +1, psychic enervation</text:span></text:p>
          </table:table-cell>
          <table:table-cell table:style-name="Table9.A3" office:value-type="string">
            <text:p text:style-name="P29"><text:span text:style-name="T1">2</text:span></text:p>
          </table:table-cell>
          <table:table-cell table:style-name="Table9.A3" office:value-type="string">
            <text:p text:style-name="P29"><text:span text:style-name="T1">1</text:span></text:p>
          </table:table-cell>
          <table:table-cell table:style-name="Table9.A3" office:value-type="string">
            <text:p text:style-name="P29"><text:span text:style-name="T1">1st</text:span></text:p>
          </table:table-cell>
        </table:table-row>
        <table:table-row table:style-name="Table9.2">
          <table:table-cell table:style-name="Table9.A3" office:value-type="string">
            <text:p text:style-name="P15"><text:span text:style-name="T1">2nd</text:span></text:p>
          </table:table-cell>
          <table:table-cell table:style-name="Table9.A3" office:value-type="string">
            <text:p text:style-name="P15"><text:span text:style-name="T1">+1</text:span></text:p>
          </table:table-cell>
          <table:table-cell table:style-name="Table9.A3" office:value-type="string">
            <text:p text:style-name="P28"><text:span text:style-name="T1">+0</text:span></text:p>
          </table:table-cell>
          <table:table-cell table:style-name="Table9.A3" office:value-type="string">
            <text:p text:style-name="P28"><text:span text:style-name="T1">+0</text:span></text:p>
          </table:table-cell>
          <table:table-cell table:style-name="Table9.A3" office:value-type="string">
            <text:p text:style-name="P28"><text:span text:style-name="T1">+3</text:span></text:p>
          </table:table-cell>
          <table:table-cell table:style-name="Table9.A3" office:value-type="string">
            <text:p text:style-name="P15"><text:span text:style-name="T1">Elude touch</text:span></text:p>
          </table:table-cell>
          <table:table-cell table:style-name="Table9.A3" office:value-type="string">
            <text:p text:style-name="P28"><text:span text:style-name="T1">6</text:span></text:p>
          </table:table-cell>
          <table:table-cell table:style-name="Table9.A3" office:value-type="string">
            <text:p text:style-name="P28"><text:span text:style-name="T1">2</text:span></text:p>
          </table:table-cell>
          <table:table-cell table:style-name="Table9.A3" office:value-type="string">
            <text:p text:style-name="P28"><text:span text:style-name="T1">1st</text:span></text:p>
          </table:table-cell>
        </table:table-row>
        <table:table-row table:style-name="Table9.2">
          <table:table-cell table:style-name="Table9.A3" office:value-type="string">
            <text:p text:style-name="P15"><text:span text:style-name="T1">3rd</text:span></text:p>
          </table:table-cell>
          <table:table-cell table:style-name="Table9.A3" office:value-type="string">
            <text:p text:style-name="P15"><text:span text:style-name="T1">+2</text:span></text:p>
          </table:table-cell>
          <table:table-cell table:style-name="Table9.A3" office:value-type="string">
            <text:p text:style-name="P28"><text:span text:style-name="T1">+1</text:span></text:p>
          </table:table-cell>
          <table:table-cell table:style-name="Table9.A3" office:value-type="string">
            <text:p text:style-name="P28"><text:span text:style-name="T1">+1</text:span></text:p>
          </table:table-cell>
          <table:table-cell table:style-name="Table9.A3" office:value-type="string">
            <text:p text:style-name="P28"><text:span text:style-name="T1">+3</text:span></text:p>
          </table:table-cell>
          <table:table-cell table:style-name="Table9.A3" office:value-type="string">
            <text:p text:style-name="P15"><text:span text:style-name="T1">Wild surge +2</text:span></text:p>
          </table:table-cell>
          <table:table-cell table:style-name="Table9.A3" office:value-type="string">
            <text:p text:style-name="P28"><text:span text:style-name="T1">11</text:span></text:p>
          </table:table-cell>
          <table:table-cell table:style-name="Table9.A3" office:value-type="string">
            <text:p text:style-name="P28"><text:span text:style-name="T1">2</text:span></text:p>
          </table:table-cell>
          <table:table-cell table:style-name="Table9.A3" office:value-type="string">
            <text:p text:style-name="P28"><text:span text:style-name="T1">1st</text:span></text:p>
          </table:table-cell>
        </table:table-row>
        <table:table-row table:style-name="Table9.2">
          <table:table-cell table:style-name="Table9.A3" office:value-type="string">
            <text:p text:style-name="P15"><text:span text:style-name="T1">4th</text:span></text:p>
          </table:table-cell>
          <table:table-cell table:style-name="Table9.A3" office:value-type="string">
            <text:p text:style-name="P15"><text:span text:style-name="T1">+3</text:span></text:p>
          </table:table-cell>
          <table:table-cell table:style-name="Table9.A3" office:value-type="string">
            <text:p text:style-name="P28"><text:span text:style-name="T1">+1</text:span></text:p>
          </table:table-cell>
          <table:table-cell table:style-name="Table9.A3" office:value-type="string">
            <text:p text:style-name="P28"><text:span text:style-name="T1">+1</text:span></text:p>
          </table:table-cell>
          <table:table-cell table:style-name="Table9.A3" office:value-type="string">
            <text:p text:style-name="P28"><text:span text:style-name="T1">+4</text:span></text:p>
          </table:table-cell>
          <table:table-cell table:style-name="Table9.A3" office:value-type="string">
            <text:p text:style-name="P15"><text:span text:style-name="T1">Surging euphoria +1</text:span></text:p>
          </table:table-cell>
          <table:table-cell table:style-name="Table9.A3" office:value-type="string">
            <text:p text:style-name="P28"><text:span text:style-name="T1">17</text:span></text:p>
          </table:table-cell>
          <table:table-cell table:style-name="Table9.A3" office:value-type="string">
            <text:p text:style-name="P28"><text:span text:style-name="T1">3</text:span></text:p>
          </table:table-cell>
          <table:table-cell table:style-name="Table9.A3" office:value-type="string">
            <text:p text:style-name="P28"><text:span text:style-name="T1">2nd</text:span></text:p>
          </table:table-cell>
        </table:table-row>
        <table:table-row table:style-name="Table9.2">
          <table:table-cell table:style-name="Table9.A3" office:value-type="string">
            <text:p text:style-name="P15"><text:span text:style-name="T1">5th</text:span></text:p>
          </table:table-cell>
          <table:table-cell table:style-name="Table9.A3" office:value-type="string">
            <text:p text:style-name="P15"><text:span text:style-name="T1">+3</text:span></text:p>
          </table:table-cell>
          <table:table-cell table:style-name="Table9.A3" office:value-type="string">
            <text:p text:style-name="P28"><text:span text:style-name="T1">+1</text:span></text:p>
          </table:table-cell>
          <table:table-cell table:style-name="Table9.A3" office:value-type="string">
            <text:p text:style-name="P28"><text:span text:style-name="T1">+1</text:span></text:p>
          </table:table-cell>
          <table:table-cell table:style-name="Table9.A3" office:value-type="string">
            <text:p text:style-name="P28"><text:span text:style-name="T1">+4</text:span></text:p>
          </table:table-cell>
          <table:table-cell table:style-name="Table9.A3" office:value-type="string">
            <text:p text:style-name="P15"><text:span text:style-name="T1">Volatile mind (1 power point)</text:span></text:p>
          </table:table-cell>
          <table:table-cell table:style-name="Table9.A3" office:value-type="string">
            <text:p text:style-name="P28"><text:span text:style-name="T1">25</text:span></text:p>
          </table:table-cell>
          <table:table-cell table:style-name="Table9.A3" office:value-type="string">
            <text:p text:style-name="P28"><text:span text:style-name="T1">3</text:span></text:p>
          </table:table-cell>
          <table:table-cell table:style-name="Table9.A3" office:value-type="string">
            <text:p text:style-name="P28"><text:span text:style-name="T1">2nd</text:span></text:p>
          </table:table-cell>
        </table:table-row>
        <table:table-row table:style-name="Table9.2">
          <table:table-cell table:style-name="Table9.A3" office:value-type="string">
            <text:p text:style-name="P15"><text:span text:style-name="T1">6th</text:span></text:p>
          </table:table-cell>
          <table:table-cell table:style-name="Table9.A3" office:value-type="string">
            <text:p text:style-name="P15"><text:span text:style-name="T1">+4</text:span></text:p>
          </table:table-cell>
          <table:table-cell table:style-name="Table9.A3" office:value-type="string">
            <text:p text:style-name="P28"><text:span text:style-name="T1">+2</text:span></text:p>
          </table:table-cell>
          <table:table-cell table:style-name="Table9.A3" office:value-type="string">
            <text:p text:style-name="P28"><text:span text:style-name="T1">+2</text:span></text:p>
          </table:table-cell>
          <table:table-cell table:style-name="Table9.A3" office:value-type="string">
            <text:p text:style-name="P28"><text:span text:style-name="T1">+5</text:span></text:p>
          </table:table-cell>
          <table:table-cell table:style-name="Table9.A3" office:value-type="string">
            <text:p text:style-name="P16"/>
          </table:table-cell>
          <table:table-cell table:style-name="Table9.A3" office:value-type="string">
            <text:p text:style-name="P28"><text:span text:style-name="T1">35</text:span></text:p>
          </table:table-cell>
          <table:table-cell table:style-name="Table9.A3" office:value-type="string">
            <text:p text:style-name="P28"><text:span text:style-name="T1">4</text:span></text:p>
          </table:table-cell>
          <table:table-cell table:style-name="Table9.A3" office:value-type="string">
            <text:p text:style-name="P28"><text:span text:style-name="T1">3rd</text:span></text:p>
          </table:table-cell>
        </table:table-row>
        <table:table-row table:style-name="Table9.2">
          <table:table-cell table:style-name="Table9.A3" office:value-type="string">
            <text:p text:style-name="P15"><text:span text:style-name="T1">7th</text:span></text:p>
          </table:table-cell>
          <table:table-cell table:style-name="Table9.A3" office:value-type="string">
            <text:p text:style-name="P15"><text:span text:style-name="T1">+5</text:span></text:p>
          </table:table-cell>
          <table:table-cell table:style-name="Table9.A3" office:value-type="string">
            <text:p text:style-name="P28"><text:span text:style-name="T1">+2</text:span></text:p>
          </table:table-cell>
          <table:table-cell table:style-name="Table9.A3" office:value-type="string">
            <text:p text:style-name="P28"><text:span text:style-name="T1">+2</text:span></text:p>
          </table:table-cell>
          <table:table-cell table:style-name="Table9.A3" office:value-type="string">
            <text:p text:style-name="P28"><text:span text:style-name="T1">+5</text:span></text:p>
          </table:table-cell>
          <table:table-cell table:style-name="Table9.A3" office:value-type="string">
            <text:p text:style-name="P15"><text:span text:style-name="T1">Wild surge +3</text:span></text:p>
          </table:table-cell>
          <table:table-cell table:style-name="Table9.A3" office:value-type="string">
            <text:p text:style-name="P28"><text:span text:style-name="T1">46</text:span></text:p>
          </table:table-cell>
          <table:table-cell table:style-name="Table9.A3" office:value-type="string">
            <text:p text:style-name="P28"><text:span text:style-name="T1">4</text:span></text:p>
          </table:table-cell>
          <table:table-cell table:style-name="Table9.A3" office:value-type="string">
            <text:p text:style-name="P28"><text:span text:style-name="T1">3rd</text:span></text:p>
          </table:table-cell>
        </table:table-row>
        <table:table-row table:style-name="Table9.2">
          <table:table-cell table:style-name="Table9.A3" office:value-type="string">
            <text:p text:style-name="P15"><text:span text:style-name="T1">8th</text:span></text:p>
          </table:table-cell>
          <table:table-cell table:style-name="Table9.A3" office:value-type="string">
            <text:p text:style-name="P15"><text:span text:style-name="T1">+6/+1</text:span></text:p>
          </table:table-cell>
          <table:table-cell table:style-name="Table9.A3" office:value-type="string">
            <text:p text:style-name="P28"><text:span text:style-name="T1">+2</text:span></text:p>
          </table:table-cell>
          <table:table-cell table:style-name="Table9.A3" office:value-type="string">
            <text:p text:style-name="P28"><text:span text:style-name="T1">+2</text:span></text:p>
          </table:table-cell>
          <table:table-cell table:style-name="Table9.A3" office:value-type="string">
            <text:p text:style-name="P28"><text:span text:style-name="T1">+6</text:span></text:p>
          </table:table-cell>
          <table:table-cell table:style-name="Table9.A3" office:value-type="string">
            <text:p text:style-name="P16"/>
          </table:table-cell>
          <table:table-cell table:style-name="Table9.A3" office:value-type="string">
            <text:p text:style-name="P28"><text:span text:style-name="T1">58</text:span></text:p>
          </table:table-cell>
          <table:table-cell table:style-name="Table9.A3" office:value-type="string">
            <text:p text:style-name="P28"><text:span text:style-name="T1">5</text:span></text:p>
          </table:table-cell>
          <table:table-cell table:style-name="Table9.A3" office:value-type="string">
            <text:p text:style-name="P28"><text:span text:style-name="T1">4th</text:span></text:p>
          </table:table-cell>
        </table:table-row>
        <table:table-row table:style-name="Table9.2">
          <table:table-cell table:style-name="Table9.A3" office:value-type="string">
            <text:p text:style-name="P15"><text:span text:style-name="T1">9th</text:span></text:p>
          </table:table-cell>
          <table:table-cell table:style-name="Table9.A3" office:value-type="string">
            <text:p text:style-name="P15"><text:span text:style-name="T1">+6/+1</text:span></text:p>
          </table:table-cell>
          <table:table-cell table:style-name="Table9.A3" office:value-type="string">
            <text:p text:style-name="P28"><text:span text:style-name="T1">+3</text:span></text:p>
          </table:table-cell>
          <table:table-cell table:style-name="Table9.A3" office:value-type="string">
            <text:p text:style-name="P28"><text:span text:style-name="T1">+3</text:span></text:p>
          </table:table-cell>
          <table:table-cell table:style-name="Table9.A3" office:value-type="string">
            <text:p text:style-name="P28"><text:span text:style-name="T1">+6</text:span></text:p>
          </table:table-cell>
          <table:table-cell table:style-name="Table9.A3" office:value-type="string">
            <text:p text:style-name="P15"><text:span text:style-name="T1">Volatile mind (2 power points)</text:span></text:p>
          </table:table-cell>
          <table:table-cell table:style-name="Table9.A3" office:value-type="string">
            <text:p text:style-name="P28"><text:span text:style-name="T1">72</text:span></text:p>
          </table:table-cell>
          <table:table-cell table:style-name="Table9.A3" office:value-type="string">
            <text:p text:style-name="P28"><text:span text:style-name="T1">5</text:span></text:p>
          </table:table-cell>
          <table:table-cell table:style-name="Table9.A3" office:value-type="string">
            <text:p text:style-name="P28"><text:span text:style-name="T1">4th</text:span></text:p>
          </table:table-cell>
        </table:table-row>
        <table:table-row table:style-name="Table9.2">
          <table:table-cell table:style-name="Table9.A3" office:value-type="string">
            <text:p text:style-name="P15"><text:span text:style-name="T1">10th</text:span></text:p>
          </table:table-cell>
          <table:table-cell table:style-name="Table9.A3" office:value-type="string">
            <text:p text:style-name="P15"><text:span text:style-name="T1">+7/+2</text:span></text:p>
          </table:table-cell>
          <table:table-cell table:style-name="Table9.A3" office:value-type="string">
            <text:p text:style-name="P28"><text:span text:style-name="T1">+3</text:span></text:p>
          </table:table-cell>
          <table:table-cell table:style-name="Table9.A3" office:value-type="string">
            <text:p text:style-name="P28"><text:span text:style-name="T1">+3</text:span></text:p>
          </table:table-cell>
          <table:table-cell table:style-name="Table9.A3" office:value-type="string">
            <text:p text:style-name="P28"><text:span text:style-name="T1">+7</text:span></text:p>
          </table:table-cell>
          <table:table-cell table:style-name="Table9.A3" office:value-type="string">
            <text:p text:style-name="P16"/>
          </table:table-cell>
          <table:table-cell table:style-name="Table9.A3" office:value-type="string">
            <text:p text:style-name="P28"><text:span text:style-name="T1">88</text:span></text:p>
          </table:table-cell>
          <table:table-cell table:style-name="Table9.A3" office:value-type="string">
            <text:p text:style-name="P28"><text:span text:style-name="T1">6</text:span></text:p>
          </table:table-cell>
          <table:table-cell table:style-name="Table9.A3" office:value-type="string">
            <text:p text:style-name="P28"><text:span text:style-name="T1">5th</text:span></text:p>
          </table:table-cell>
        </table:table-row>
        <table:table-row table:style-name="Table9.2">
          <table:table-cell table:style-name="Table9.A3" office:value-type="string">
            <text:p text:style-name="P15"><text:span text:style-name="T1">11th</text:span></text:p>
          </table:table-cell>
          <table:table-cell table:style-name="Table9.A3" office:value-type="string">
            <text:p text:style-name="P15"><text:span text:style-name="T1">+8/+3</text:span></text:p>
          </table:table-cell>
          <table:table-cell table:style-name="Table9.A3" office:value-type="string">
            <text:p text:style-name="P28"><text:span text:style-name="T1">+3</text:span></text:p>
          </table:table-cell>
          <table:table-cell table:style-name="Table9.A3" office:value-type="string">
            <text:p text:style-name="P28"><text:span text:style-name="T1">+3</text:span></text:p>
          </table:table-cell>
          <table:table-cell table:style-name="Table9.A3" office:value-type="string">
            <text:p text:style-name="P28"><text:span text:style-name="T1">+7</text:span></text:p>
          </table:table-cell>
          <table:table-cell table:style-name="Table9.A3" office:value-type="string">
            <text:p text:style-name="P15"><text:span text:style-name="T1">Wild surge +4</text:span></text:p>
          </table:table-cell>
          <table:table-cell table:style-name="Table9.A3" office:value-type="string">
            <text:p text:style-name="P28"><text:span text:style-name="T1">106</text:span></text:p>
          </table:table-cell>
          <table:table-cell table:style-name="Table9.A3" office:value-type="string">
            <text:p text:style-name="P28"><text:span text:style-name="T1">6</text:span></text:p>
          </table:table-cell>
          <table:table-cell table:style-name="Table9.A3" office:value-type="string">
            <text:p text:style-name="P28"><text:span text:style-name="T1">5th</text:span></text:p>
          </table:table-cell>
        </table:table-row>
        <table:table-row table:style-name="Table9.2">
          <table:table-cell table:style-name="Table9.A3" office:value-type="string">
            <text:p text:style-name="P15"><text:span text:style-name="T1">12th</text:span></text:p>
          </table:table-cell>
          <table:table-cell table:style-name="Table9.A3" office:value-type="string">
            <text:p text:style-name="P15"><text:span text:style-name="T1">+9/+4</text:span></text:p>
          </table:table-cell>
          <table:table-cell table:style-name="Table9.A3" office:value-type="string">
            <text:p text:style-name="P28"><text:span text:style-name="T1">+4</text:span></text:p>
          </table:table-cell>
          <table:table-cell table:style-name="Table9.A3" office:value-type="string">
            <text:p text:style-name="P28"><text:span text:style-name="T1">+4</text:span></text:p>
          </table:table-cell>
          <table:table-cell table:style-name="Table9.A3" office:value-type="string">
            <text:p text:style-name="P28"><text:span text:style-name="T1">+8</text:span></text:p>
          </table:table-cell>
          <table:table-cell table:style-name="Table9.A3" office:value-type="string">
            <text:p text:style-name="P15"><text:span text:style-name="T1">Surging euphoria +2</text:span></text:p>
          </table:table-cell>
          <table:table-cell table:style-name="Table9.A3" office:value-type="string">
            <text:p text:style-name="P28"><text:span text:style-name="T1">126</text:span></text:p>
          </table:table-cell>
          <table:table-cell table:style-name="Table9.A3" office:value-type="string">
            <text:p text:style-name="P28"><text:span text:style-name="T1">7</text:span></text:p>
          </table:table-cell>
          <table:table-cell table:style-name="Table9.A3" office:value-type="string">
            <text:p text:style-name="P28"><text:span text:style-name="T1">6th</text:span></text:p>
          </table:table-cell>
        </table:table-row>
        <table:table-row table:style-name="Table9.2">
          <table:table-cell table:style-name="Table9.A3" office:value-type="string">
            <text:p text:style-name="P15"><text:span text:style-name="T1">13th</text:span></text:p>
          </table:table-cell>
          <table:table-cell table:style-name="Table9.A3" office:value-type="string">
            <text:p text:style-name="P15"><text:span text:style-name="T1">+9/+4</text:span></text:p>
          </table:table-cell>
          <table:table-cell table:style-name="Table9.A3" office:value-type="string">
            <text:p text:style-name="P28"><text:span text:style-name="T1">+4</text:span></text:p>
          </table:table-cell>
          <table:table-cell table:style-name="Table9.A3" office:value-type="string">
            <text:p text:style-name="P28"><text:span text:style-name="T1">+4</text:span></text:p>
          </table:table-cell>
          <table:table-cell table:style-name="Table9.A3" office:value-type="string">
            <text:p text:style-name="P28"><text:span text:style-name="T1">+8</text:span></text:p>
          </table:table-cell>
          <table:table-cell table:style-name="Table9.A3" office:value-type="string">
            <text:p text:style-name="P15"><text:span text:style-name="T1">Volatile mind (3 power points)</text:span></text:p>
          </table:table-cell>
          <table:table-cell table:style-name="Table9.A3" office:value-type="string">
            <text:p text:style-name="P28"><text:span text:style-name="T1">147</text:span></text:p>
          </table:table-cell>
          <table:table-cell table:style-name="Table9.A3" office:value-type="string">
            <text:p text:style-name="P28"><text:span text:style-name="T1">7</text:span></text:p>
          </table:table-cell>
          <table:table-cell table:style-name="Table9.A3" office:value-type="string">
            <text:p text:style-name="P28"><text:span text:style-name="T1">6th</text:span></text:p>
          </table:table-cell>
        </table:table-row>
        <table:table-row table:style-name="Table9.2">
          <table:table-cell table:style-name="Table9.A3" office:value-type="string">
            <text:p text:style-name="P15"><text:span text:style-name="T1">14th</text:span></text:p>
          </table:table-cell>
          <table:table-cell table:style-name="Table9.A3" office:value-type="string">
            <text:p text:style-name="P15"><text:span text:style-name="T1">+10/+5</text:span></text:p>
          </table:table-cell>
          <table:table-cell table:style-name="Table9.A3" office:value-type="string">
            <text:p text:style-name="P28"><text:span text:style-name="T1">+4</text:span></text:p>
          </table:table-cell>
          <table:table-cell table:style-name="Table9.A3" office:value-type="string">
            <text:p text:style-name="P28"><text:span text:style-name="T1">+4</text:span></text:p>
          </table:table-cell>
          <table:table-cell table:style-name="Table9.A3" office:value-type="string">
            <text:p text:style-name="P28"><text:span text:style-name="T1">+9</text:span></text:p>
          </table:table-cell>
          <table:table-cell table:style-name="Table9.A3" office:value-type="string">
            <text:p text:style-name="P16"/>
          </table:table-cell>
          <table:table-cell table:style-name="Table9.A3" office:value-type="string">
            <text:p text:style-name="P28"><text:span text:style-name="T1">170</text:span></text:p>
          </table:table-cell>
          <table:table-cell table:style-name="Table9.A3" office:value-type="string">
            <text:p text:style-name="P28"><text:span text:style-name="T1">8</text:span></text:p>
          </table:table-cell>
          <table:table-cell table:style-name="Table9.A3" office:value-type="string">
            <text:p text:style-name="P28"><text:span text:style-name="T1">7th</text:span></text:p>
          </table:table-cell>
        </table:table-row>
        <table:table-row table:style-name="Table9.2">
          <table:table-cell table:style-name="Table9.A3" office:value-type="string">
            <text:p text:style-name="P15"><text:span text:style-name="T1">15th</text:span></text:p>
          </table:table-cell>
          <table:table-cell table:style-name="Table9.A3" office:value-type="string">
            <text:p text:style-name="P15"><text:span text:style-name="T1">+11/+6/+1</text:span></text:p>
          </table:table-cell>
          <table:table-cell table:style-name="Table9.A3" office:value-type="string">
            <text:p text:style-name="P28"><text:span text:style-name="T1">+5</text:span></text:p>
          </table:table-cell>
          <table:table-cell table:style-name="Table9.A3" office:value-type="string">
            <text:p text:style-name="P28"><text:span text:style-name="T1">+5</text:span></text:p>
          </table:table-cell>
          <table:table-cell table:style-name="Table9.A3" office:value-type="string">
            <text:p text:style-name="P28"><text:span text:style-name="T1">+9</text:span></text:p>
          </table:table-cell>
          <table:table-cell table:style-name="Table9.A3" office:value-type="string">
            <text:p text:style-name="P15"><text:span text:style-name="T1">Wild surge +5</text:span></text:p>
          </table:table-cell>
          <table:table-cell table:style-name="Table9.A3" office:value-type="string">
            <text:p text:style-name="P28"><text:span text:style-name="T1">195</text:span></text:p>
          </table:table-cell>
          <table:table-cell table:style-name="Table9.A3" office:value-type="string">
            <text:p text:style-name="P28"><text:span text:style-name="T1">8</text:span></text:p>
          </table:table-cell>
          <table:table-cell table:style-name="Table9.A3" office:value-type="string">
            <text:p text:style-name="P28"><text:span text:style-name="T1">7th</text:span></text:p>
          </table:table-cell>
        </table:table-row>
        <table:table-row table:style-name="Table9.2">
          <table:table-cell table:style-name="Table9.A3" office:value-type="string">
            <text:p text:style-name="P15"><text:span text:style-name="T1">16th</text:span></text:p>
          </table:table-cell>
          <table:table-cell table:style-name="Table9.A3" office:value-type="string">
            <text:p text:style-name="P15"><text:span text:style-name="T1">+12/+7/+2</text:span></text:p>
          </table:table-cell>
          <table:table-cell table:style-name="Table9.A3" office:value-type="string">
            <text:p text:style-name="P28"><text:span text:style-name="T1">+5</text:span></text:p>
          </table:table-cell>
          <table:table-cell table:style-name="Table9.A3" office:value-type="string">
            <text:p text:style-name="P28"><text:span text:style-name="T1">+5</text:span></text:p>
          </table:table-cell>
          <table:table-cell table:style-name="Table9.A3" office:value-type="string">
            <text:p text:style-name="P28"><text:span text:style-name="T1">+10</text:span></text:p>
          </table:table-cell>
          <table:table-cell table:style-name="Table9.A3" office:value-type="string">
            <text:p text:style-name="P16"/>
          </table:table-cell>
          <table:table-cell table:style-name="Table9.A3" office:value-type="string">
            <text:p text:style-name="P28"><text:span text:style-name="T1">221</text:span></text:p>
          </table:table-cell>
          <table:table-cell table:style-name="Table9.A3" office:value-type="string">
            <text:p text:style-name="P28"><text:span text:style-name="T1">9</text:span></text:p>
          </table:table-cell>
          <table:table-cell table:style-name="Table9.A3" office:value-type="string">
            <text:p text:style-name="P28"><text:span text:style-name="T1">8th</text:span></text:p>
          </table:table-cell>
        </table:table-row>
        <table:table-row table:style-name="Table9.2">
          <table:table-cell table:style-name="Table9.A3" office:value-type="string">
            <text:p text:style-name="P15"><text:span text:style-name="T1">17th</text:span></text:p>
          </table:table-cell>
          <table:table-cell table:style-name="Table9.A3" office:value-type="string">
            <text:p text:style-name="P15"><text:span text:style-name="T1">+12/+7/+2</text:span></text:p>
          </table:table-cell>
          <table:table-cell table:style-name="Table9.A3" office:value-type="string">
            <text:p text:style-name="P28"><text:span text:style-name="T1">+5</text:span></text:p>
          </table:table-cell>
          <table:table-cell table:style-name="Table9.A3" office:value-type="string">
            <text:p text:style-name="P28"><text:span text:style-name="T1">+5</text:span></text:p>
          </table:table-cell>
          <table:table-cell table:style-name="Table9.A3" office:value-type="string">
            <text:p text:style-name="P28"><text:span text:style-name="T1">+10</text:span></text:p>
          </table:table-cell>
          <table:table-cell table:style-name="Table9.A3" office:value-type="string">
            <text:p text:style-name="P15"><text:span text:style-name="T1">Volatile mind (4 power points)</text:span></text:p>
          </table:table-cell>
          <table:table-cell table:style-name="Table9.A3" office:value-type="string">
            <text:p text:style-name="P28"><text:span text:style-name="T1">250</text:span></text:p>
          </table:table-cell>
          <table:table-cell table:style-name="Table9.A3" office:value-type="string">
            <text:p text:style-name="P28"><text:span text:style-name="T1">9</text:span></text:p>
          </table:table-cell>
          <table:table-cell table:style-name="Table9.A3" office:value-type="string">
            <text:p text:style-name="P28"><text:span text:style-name="T1">8th</text:span></text:p>
          </table:table-cell>
        </table:table-row>
        <table:table-row table:style-name="Table9.2">
          <table:table-cell table:style-name="Table9.A3" office:value-type="string">
            <text:p text:style-name="P15"><text:span text:style-name="T1">18th</text:span></text:p>
          </table:table-cell>
          <table:table-cell table:style-name="Table9.A3" office:value-type="string">
            <text:p text:style-name="P15"><text:span text:style-name="T1">+13/+8/+3</text:span></text:p>
          </table:table-cell>
          <table:table-cell table:style-name="Table9.A3" office:value-type="string">
            <text:p text:style-name="P28"><text:span text:style-name="T1">+6</text:span></text:p>
          </table:table-cell>
          <table:table-cell table:style-name="Table9.A3" office:value-type="string">
            <text:p text:style-name="P28"><text:span text:style-name="T1">+6</text:span></text:p>
          </table:table-cell>
          <table:table-cell table:style-name="Table9.A3" office:value-type="string">
            <text:p text:style-name="P28"><text:span text:style-name="T1">+11</text:span></text:p>
          </table:table-cell>
          <table:table-cell table:style-name="Table9.A3" office:value-type="string">
            <text:p text:style-name="P16"/>
          </table:table-cell>
          <table:table-cell table:style-name="Table9.A3" office:value-type="string">
            <text:p text:style-name="P28"><text:span text:style-name="T1">280</text:span></text:p>
          </table:table-cell>
          <table:table-cell table:style-name="Table9.A3" office:value-type="string">
            <text:p text:style-name="P28"><text:span text:style-name="T1">10</text:span></text:p>
          </table:table-cell>
          <table:table-cell table:style-name="Table9.A3" office:value-type="string">
            <text:p text:style-name="P28"><text:span text:style-name="T1">9th</text:span></text:p>
          </table:table-cell>
        </table:table-row>
        <table:table-row table:style-name="Table9.2">
          <table:table-cell table:style-name="Table9.A3" office:value-type="string">
            <text:p text:style-name="P15"><text:span text:style-name="T1">19th</text:span></text:p>
          </table:table-cell>
          <table:table-cell table:style-name="Table9.A3" office:value-type="string">
            <text:p text:style-name="P15"><text:span text:style-name="T1">+14/+9/+4</text:span></text:p>
          </table:table-cell>
          <table:table-cell table:style-name="Table9.A3" office:value-type="string">
            <text:p text:style-name="P28"><text:span text:style-name="T1">+6</text:span></text:p>
          </table:table-cell>
          <table:table-cell table:style-name="Table9.A3" office:value-type="string">
            <text:p text:style-name="P28"><text:span text:style-name="T1">+6</text:span></text:p>
          </table:table-cell>
          <table:table-cell table:style-name="Table9.A3" office:value-type="string">
            <text:p text:style-name="P28"><text:span text:style-name="T1">+11</text:span></text:p>
          </table:table-cell>
          <table:table-cell table:style-name="Table9.A3" office:value-type="string">
            <text:p text:style-name="P15"><text:span text:style-name="T1">Wild surge +6</text:span></text:p>
          </table:table-cell>
          <table:table-cell table:style-name="Table9.A3" office:value-type="string">
            <text:p text:style-name="P28"><text:span text:style-name="T1">311</text:span></text:p>
          </table:table-cell>
          <table:table-cell table:style-name="Table9.A3" office:value-type="string">
            <text:p text:style-name="P28"><text:span text:style-name="T1">10</text:span></text:p>
          </table:table-cell>
          <table:table-cell table:style-name="Table9.A3" office:value-type="string">
            <text:p text:style-name="P28"><text:span text:style-name="T1">9th</text:span></text:p>
          </table:table-cell>
        </table:table-row>
        <table:table-row table:style-name="Table9.2">
          <table:table-cell table:style-name="Table9.A22" office:value-type="string">
            <text:p text:style-name="P27"><text:span text:style-name="T1">20th</text:span></text:p>
          </table:table-cell>
          <table:table-cell table:style-name="Table9.A22" office:value-type="string">
            <text:p text:style-name="P27"><text:span text:style-name="T1">+15/+10/+5</text:span></text:p>
          </table:table-cell>
          <table:table-cell table:style-name="Table9.A22" office:value-type="string">
            <text:p text:style-name="P29"><text:span text:style-name="T1">+6</text:span></text:p>
          </table:table-cell>
          <table:table-cell table:style-name="Table9.A22" office:value-type="string">
            <text:p text:style-name="P29"><text:span text:style-name="T1">+6</text:span></text:p>
          </table:table-cell>
          <table:table-cell table:style-name="Table9.A22" office:value-type="string">
            <text:p text:style-name="P29"><text:span text:style-name="T1">+12</text:span></text:p>
          </table:table-cell>
          <table:table-cell table:style-name="Table9.A22" office:value-type="string">
            <text:p text:style-name="P27"><text:span text:style-name="T1">Surging euphoria +3</text:span></text:p>
          </table:table-cell>
          <table:table-cell table:style-name="Table9.A22" office:value-type="string">
            <text:p text:style-name="P29"><text:span text:style-name="T1">343</text:span></text:p>
          </table:table-cell>
          <table:table-cell table:style-name="Table9.A22" office:value-type="string">
            <text:p text:style-name="P29"><text:span text:style-name="T1">11</text:span></text:p>
          </table:table-cell>
          <table:table-cell table:style-name="Table9.A22" office:value-type="string">
            <text:p text:style-name="P29"><text:span text:style-name="T1">9th</text:span></text:p>
          </table:table-cell>
        </table:table-row>
      </table:table>
      <text:p text:style-name="P16"/>
      <text:h text:style-name="P1" text:outline-level="1"><text:span text:style-name="T1">Class Features</text:span></text:h>
      <text:p text:style-name="P15"><text:span text:style-name="T1">All the following are class features of the wilder.</text:span></text:p>
      <text:p text:style-name="P15"><text:span text:style-name="T2">Weapon and Armor Proficiency: </text:span><text:span text:style-name="T1">Wilders are proficient with all simple weapons, with light armor, and with shields (except tower shields).</text:span></text:p>
      <text:p text:style-name="P15"><text:span text:style-name="T2">Power Points/Day:</text:span><text:span text:style-name="T1"> A wilder’s ability to manifest powers is limited by the power points she has available. Her base daily allotment of power points is given on Table: The Wilder. In addition, she receives bonus power points per day if she has a high Charisma score (see Table: Ability Modifiers and Bonus Power Points). Her race may also provide bonus power points per day, as may certain feats and items.</text:span></text:p>
      <text:p text:style-name="P15"><text:span text:style-name="T2">Powers Known:</text:span><text:span text:style-name="T1"> A wilder begins play knowing one wilder power of your choice. At every even-numbered class level after 1st, she unlocks the knowledge of new powers.</text:span></text:p>
      <text:p text:style-name="P15"><text:span text:style-name="T1">Choose the powers known from the wilder power list. (</text:span><text:span text:style-name="T5">Exception: </text:span><text:span text:style-name="T1">The feats Expanded Knowledge and Epic Expanded Knowledge do allow a wilder to learn powers from the lists of other classes.) A wilder can manifest any power that has a power point cost equal to or lower than her manifester level.</text:span></text:p>
      <text:p text:style-name="P15"><text:span text:style-name="T1">The total number of powers a wilder can manifest in a day is limited only by her daily power points.</text:span></text:p>
      <text:p text:style-name="P15"><text:span text:style-name="T1">A wilder simply knows her powers; they are ingrained in her mind. She does not need to prepare them (in the way that some spellcasters prepare their spells), though she must get a good night’s sleep each day to regain all her spent power points.</text:span></text:p>
      <text:p text:style-name="P15"><text:span text:style-name="T1">The Difficulty Class for saving throws against wilder powers is 10 + the power’s level + the wilder’s Charisma modifier.</text:span></text:p>
      <text:p text:style-name="P15"><text:span text:style-name="T2">Maximum Power Level Known:</text:span><text:span text:style-name="T1"> A wilder begins play with the ability to learn 1st-level powers. As she attains higher levels, she may gain the ability to master more complex powers.</text:span></text:p>
      <text:p text:style-name="P15"><text:span text:style-name="T1">To learn or manifest a power, a wilder must have a Charisma score of at least 10 + the power’s level.</text:span></text:p>
      <text:p text:style-name="P15"><text:span text:style-name="T2">Wild Surge (Su)</text:span><text:span text:style-name="T1">: A wilder can let her passion and emotion rise to the surface in a wild surge when she manifests a power. During a wild surge, a wilder gains phenomenal psionic strength, but may harm herself by the reckless use of her power (see Psychic Enervation, below). </text:span></text:p>
      <text:p text:style-name="P15"><text:span text:style-name="T1">A wilder can choose to invoke a wild surge whenever she manifests a power. When she does so, she gains +1 to her manifester level with that manifestation of the power. The manifester level boost gives her the ability to augment her powers to a higher degree than she otherwise could; however, she pays no extra power point for this wild surge. Instead, the additional 1 power point that would normally be required to augment the power is effectively supplied by the wild surge.</text:span></text:p>
      <text:p text:style-name="P15"><text:span text:style-name="T1">Level-dependent power effects are also improved, depending on the power a wilder manifests with her wild surge.</text:span></text:p>
      <text:p text:style-name="P15"><text:span text:style-name="T1">This improvement in manifester level does not grant her any other benefits (psicrystal abilities do not advance, she does not gain higher-level class abilities, and so on).</text:span></text:p>
      <text:p text:style-name="P15"><text:span text:style-name="T1">She cannot use the Overchannel psionic feat and invoke her wild surge at the same time.</text:span></text:p>
      <text:p text:style-name="P15"><text:span text:style-name="T1">At 3rd level, a wilder can choose to boost her manifester level by two instead of one. At 7th level, she can boost her manifester level by up to three; at 11th level, by up to four; at 15th level, by up to five; and at 19th level, by up to six.</text:span></text:p>
      <text:p text:style-name="P15"><text:span text:style-name="T1">In all cases, the wild surge effectively pays the extra power point cost that is normally required to augment the power; only the unaugmented power point cost is subtracted from the wilder’s power point reserve.</text:span></text:p>
      <text:p text:style-name="P15"><text:span text:style-name="T2">Psychic Enervation (Ex):</text:span><text:span text:style-name="T1"> Pushing oneself by invoking a wild surge is dangerous. Immediately following each wild surge, a wilder may be overcome by the strain of her effort. The chance of suffering psychic enervation is equal to 5% per manifester level added with the wild surge.</text:span></text:p>
      <text:p text:style-name="P15"><text:span text:style-name="T1">A wilder who is overcome by psychic enervation is dazed until the end of her next turn and loses a number of power points equal to her wilder level.</text:span></text:p>
      <text:p text:style-name="P15"><text:span text:style-name="T2">Elude Touch (Ex):</text:span><text:span text:style-name="T1"> Starting at 2nd level, a wilder’s intuition supersedes her intellect, alerting her to danger from touch attacks (including rays). She gains a bonus to Armor Class against all touch attacks equal to her Charisma bonus; however, her touch AC can never exceed her Armor Class against normal attacks.</text:span></text:p>
      <text:p text:style-name="P15"><text:span text:style-name="T2">Surging Euphoria (Ex):</text:span><text:span text:style-name="T1"> Starting at 4th level, when a wilder uses her wild surge ability, she gains a +1 morale bonus on attack rolls, damage rolls, and saving throws for a number of rounds equal to the intensity of her wild surge. </text:span></text:p>
      <text:p text:style-name="P15"><text:span text:style-name="T1">If a wilder is overcome by psychic enervation following her wild surge, she does not gain the morale bonus for this use of her wild surge ability.</text:span></text:p>
      <text:p text:style-name="P15"><text:span text:style-name="T1">At 12th level, the morale bonus on a wilder’s attack rolls, damage rolls, and saving throws increases to +2. At 20th level, the bonus increases to +3.</text:span></text:p>
      <text:p text:style-name="P15"><text:span text:style-name="T2">Volatile Mind (Ex): </text:span><text:span text:style-name="T1">A wilder’s temperamental mind is hard to encompass with the discipline of telepathy. When any telepathy power is manifested on a wilder of 5th level or higher, the manifester of the power must pay 1 power point more than he otherwise would have spent.</text:span></text:p>
      <text:p text:style-name="P15"><text:span text:style-name="T1">The extra cost is not a natural part of that power’s cost. It does not augment the power; it is simply a wasted power point. The wilder’s volatile mind can force the manifester of the telepathy power to exceed the normal power point limit of 1 point per manifester level. If the extra cost raises the telepathy power’s cost to more points than the manifester has remaining in his reserve, the power simply fails, and the manifester exhausts the rest of his power points.</text:span></text:p>
      <text:p text:style-name="P15"><text:span text:style-name="T1">At 9th level, the penalty assessed against telepathy powers manifested on a wilder is increased to 2 power points. At 13th level, the penalty increases to 3 power points, and at 17th level it increases to 4 power points.</text:span></text:p>
      <text:p text:style-name="P15"><text:span text:style-name="T1">As a standard action, a wilder can choose to lower this effect for 1 round.</text:span></text:p>
      <text:p text:style-name="P21"/>
      <text:p text:style-name="P15"><text:span text:style-name="T4">PSIONIC PRESTIGE CLASSES</text:span></text:p>
      <text:h text:style-name="P11" text:outline-level="5"/>
      <text:h text:style-name="P10" text:outline-level="5"><text:span text:style-name="T4">CEREBREMANCER</text:span></text:h>
      <text:p text:style-name="P15"><text:span text:style-name="T2">Hit Die:</text:span><text:span text:style-name="T1"> d4.</text:span></text:p>
      <text:h text:style-name="P3" text:outline-level="1"/>
      <text:h text:style-name="P1" text:outline-level="1"><text:span text:style-name="T1">Requirements</text:span></text:h>
      <text:p text:style-name="P15"><text:span text:style-name="T1">To qualify to become a cerebremancer, a character must fulfill all the following criteria.</text:span></text:p>
      <text:p text:style-name="P15"><text:span text:style-name="T2">Skills:</text:span><text:span text:style-name="T1"> Knowledge (arcana) 6 ranks, Knowledge (psionics) 6 ranks.</text:span></text:p>
      <text:p text:style-name="P15"><text:soft-page-break/><text:span text:style-name="T2">Spells:</text:span><text:span text:style-name="T1"> Able to cast 2nd-level arcane spells.</text:span></text:p>
      <text:p text:style-name="P15"><text:span text:style-name="T2">Psionics:</text:span><text:span text:style-name="T1"> Able to manifest 2nd-level powers.</text:span></text:p>
      <text:h text:style-name="P3" text:outline-level="1"/>
      <text:h text:style-name="P1" text:outline-level="1"><text:span text:style-name="T1">Class Skills</text:span></text:h>
      <text:p text:style-name="P15"><text:span text:style-name="T1">The cerebremancer’s class skills (and the key ability for each skill) are Concentration (Con), Craft (Int), Decipher Script (Int), Knowledge (arcana) Int, Knowledge (psionics) (Int), Profession (Wis), Psicraft (Int), and Spellcraft (Int).</text:span></text:p>
      <text:p text:style-name="P15"><text:span text:style-name="T2">Skill Points at Each Level:</text:span><text:span text:style-name="T1"> 2 + Int modifier.</text:span></text:p>
      <text:p text:style-name="P1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6" office:value-type="string">
            <text:p text:style-name="P27"><text:span text:style-name="T2">Table: The Cerebremancer</text:span></text:p>
          </table:table-cell>
          <table:covered-table-cell/>
          <table:covered-table-cell/>
          <table:covered-table-cell/>
          <table:covered-table-cell/>
          <table:covered-table-cell/>
        </table:table-row>
        <table:table-row table:style-name="Table10.2">
          <table:table-cell table:style-name="Table10.A2" office:value-type="string">
            <text:h text:style-name="P2" text:outline-level="1"><text:span text:style-name="T1">Level</text:span></text:h>
          </table:table-cell>
          <table:table-cell table:style-name="Table10.A2" office:value-type="string">
            <text:h text:style-name="P5" text:outline-level="1"><text:span text:style-name="T1">Base Attack Bonus</text:span></text:h>
          </table:table-cell>
          <table:table-cell table:style-name="Table10.A2" office:value-type="string">
            <text:h text:style-name="P5" text:outline-level="1"><text:span text:style-name="T1">Fort Save</text:span></text:h>
          </table:table-cell>
          <table:table-cell table:style-name="Table10.A2" office:value-type="string">
            <text:h text:style-name="P5" text:outline-level="1"><text:span text:style-name="T1">Ref Save</text:span></text:h>
          </table:table-cell>
          <table:table-cell table:style-name="Table10.A2" office:value-type="string">
            <text:h text:style-name="P5" text:outline-level="1"><text:span text:style-name="T1">Will Save</text:span></text:h>
          </table:table-cell>
          <table:table-cell table:style-name="Table10.A2" office:value-type="string">
            <text:h text:style-name="P2" text:outline-level="1"><text:span text:style-name="T1">Spells per Day/Powers Known</text:span></text:h>
          </table:table-cell>
        </table:table-row>
        <table:table-row table:style-name="Table10.2">
          <table:table-cell table:style-name="Table10.A3" office:value-type="string">
            <text:p text:style-name="P27"><text:span text:style-name="T1">1st</text:span></text:p>
          </table:table-cell>
          <table:table-cell table:style-name="Table10.A3" office:value-type="string">
            <text:p text:style-name="P29"><text:span text:style-name="T1">+0</text:span></text:p>
          </table:table-cell>
          <table:table-cell table:style-name="Table10.A3" office:value-type="string">
            <text:p text:style-name="P29"><text:span text:style-name="T1">+0</text:span></text:p>
          </table:table-cell>
          <table:table-cell table:style-name="Table10.A3" office:value-type="string">
            <text:p text:style-name="P29"><text:span text:style-name="T1">+0</text:span></text:p>
          </table:table-cell>
          <table:table-cell table:style-name="Table10.A3" office:value-type="string">
            <text:p text:style-name="P29"><text:span text:style-name="T1">+2</text:span></text:p>
          </table:table-cell>
          <table:table-cell table:style-name="Table10.A3" office:value-type="string">
            <text:p text:style-name="P27"><text:span text:style-name="T1">+1 level of existing arcane spellcasting class/+1 level of existing manifesting class</text:span></text:p>
          </table:table-cell>
        </table:table-row>
        <table:table-row table:style-name="Table10.2">
          <table:table-cell table:style-name="Table10.A3" office:value-type="string">
            <text:p text:style-name="P15"><text:span text:style-name="T1">2nd</text:span></text:p>
          </table:table-cell>
          <table:table-cell table:style-name="Table10.A3" office:value-type="string">
            <text:p text:style-name="P28"><text:span text:style-name="T1">+1</text:span></text:p>
          </table:table-cell>
          <table:table-cell table:style-name="Table10.A3" office:value-type="string">
            <text:p text:style-name="P28"><text:span text:style-name="T1">+0</text:span></text:p>
          </table:table-cell>
          <table:table-cell table:style-name="Table10.A3" office:value-type="string">
            <text:p text:style-name="P28"><text:span text:style-name="T1">+0</text:span></text:p>
          </table:table-cell>
          <table:table-cell table:style-name="Table10.A3" office:value-type="string">
            <text:p text:style-name="P28"><text:span text:style-name="T1">+3</text:span></text:p>
          </table:table-cell>
          <table:table-cell table:style-name="Table10.A3" office:value-type="string">
            <text:p text:style-name="P15"><text:span text:style-name="T1">+1 level of existing arcane spellcasting class/+1 level of existing manifesting class</text:span></text:p>
          </table:table-cell>
        </table:table-row>
        <table:table-row table:style-name="Table10.2">
          <table:table-cell table:style-name="Table10.A3" office:value-type="string">
            <text:p text:style-name="P15"><text:span text:style-name="T1">3rd</text:span></text:p>
          </table:table-cell>
          <table:table-cell table:style-name="Table10.A3" office:value-type="string">
            <text:p text:style-name="P28"><text:span text:style-name="T1">+1</text:span></text:p>
          </table:table-cell>
          <table:table-cell table:style-name="Table10.A3" office:value-type="string">
            <text:p text:style-name="P28"><text:span text:style-name="T1">+1</text:span></text:p>
          </table:table-cell>
          <table:table-cell table:style-name="Table10.A3" office:value-type="string">
            <text:p text:style-name="P28"><text:span text:style-name="T1">+1</text:span></text:p>
          </table:table-cell>
          <table:table-cell table:style-name="Table10.A3" office:value-type="string">
            <text:p text:style-name="P28"><text:span text:style-name="T1">+3</text:span></text:p>
          </table:table-cell>
          <table:table-cell table:style-name="Table10.A3" office:value-type="string">
            <text:p text:style-name="P15"><text:span text:style-name="T1">+1 level of existing arcane spellcasting class/+1 level of existing manifesting class</text:span></text:p>
          </table:table-cell>
        </table:table-row>
        <table:table-row table:style-name="Table10.2">
          <table:table-cell table:style-name="Table10.A3" office:value-type="string">
            <text:p text:style-name="P15"><text:span text:style-name="T1">4th</text:span></text:p>
          </table:table-cell>
          <table:table-cell table:style-name="Table10.A3" office:value-type="string">
            <text:p text:style-name="P28"><text:span text:style-name="T1">+2</text:span></text:p>
          </table:table-cell>
          <table:table-cell table:style-name="Table10.A3" office:value-type="string">
            <text:p text:style-name="P28"><text:span text:style-name="T1">+1</text:span></text:p>
          </table:table-cell>
          <table:table-cell table:style-name="Table10.A3" office:value-type="string">
            <text:p text:style-name="P28"><text:span text:style-name="T1">+1</text:span></text:p>
          </table:table-cell>
          <table:table-cell table:style-name="Table10.A3" office:value-type="string">
            <text:p text:style-name="P28"><text:span text:style-name="T1">+4</text:span></text:p>
          </table:table-cell>
          <table:table-cell table:style-name="Table10.A3" office:value-type="string">
            <text:p text:style-name="P15"><text:span text:style-name="T1">+1 level of existing arcane spellcasting class/+1 level of existing manifesting class</text:span></text:p>
          </table:table-cell>
        </table:table-row>
        <table:table-row table:style-name="Table10.2">
          <table:table-cell table:style-name="Table10.A3" office:value-type="string">
            <text:p text:style-name="P15"><text:span text:style-name="T1">5th</text:span></text:p>
          </table:table-cell>
          <table:table-cell table:style-name="Table10.A3" office:value-type="string">
            <text:p text:style-name="P28"><text:span text:style-name="T1">+2</text:span></text:p>
          </table:table-cell>
          <table:table-cell table:style-name="Table10.A3" office:value-type="string">
            <text:p text:style-name="P28"><text:span text:style-name="T1">+1</text:span></text:p>
          </table:table-cell>
          <table:table-cell table:style-name="Table10.A3" office:value-type="string">
            <text:p text:style-name="P28"><text:span text:style-name="T1">+1</text:span></text:p>
          </table:table-cell>
          <table:table-cell table:style-name="Table10.A3" office:value-type="string">
            <text:p text:style-name="P28"><text:span text:style-name="T1">+4</text:span></text:p>
          </table:table-cell>
          <table:table-cell table:style-name="Table10.A3" office:value-type="string">
            <text:p text:style-name="P15"><text:span text:style-name="T1">+1 level of existing arcane spellcasting class/+1 level of existing manifesting class</text:span></text:p>
          </table:table-cell>
        </table:table-row>
        <table:table-row table:style-name="Table10.2">
          <table:table-cell table:style-name="Table10.A3" office:value-type="string">
            <text:p text:style-name="P15"><text:span text:style-name="T1">6th</text:span></text:p>
          </table:table-cell>
          <table:table-cell table:style-name="Table10.A3" office:value-type="string">
            <text:p text:style-name="P28"><text:span text:style-name="T1">+3</text:span></text:p>
          </table:table-cell>
          <table:table-cell table:style-name="Table10.A3" office:value-type="string">
            <text:p text:style-name="P28"><text:span text:style-name="T1">+2</text:span></text:p>
          </table:table-cell>
          <table:table-cell table:style-name="Table10.A3" office:value-type="string">
            <text:p text:style-name="P28"><text:span text:style-name="T1">+2</text:span></text:p>
          </table:table-cell>
          <table:table-cell table:style-name="Table10.A3" office:value-type="string">
            <text:p text:style-name="P28"><text:span text:style-name="T1">+5</text:span></text:p>
          </table:table-cell>
          <table:table-cell table:style-name="Table10.A3" office:value-type="string">
            <text:p text:style-name="P15"><text:span text:style-name="T1">+1 level of existing arcane spellcasting class/+1 level of existing manifesting class</text:span></text:p>
          </table:table-cell>
        </table:table-row>
        <table:table-row table:style-name="Table10.2">
          <table:table-cell table:style-name="Table10.A3" office:value-type="string">
            <text:p text:style-name="P15"><text:span text:style-name="T1">7th</text:span></text:p>
          </table:table-cell>
          <table:table-cell table:style-name="Table10.A3" office:value-type="string">
            <text:p text:style-name="P28"><text:span text:style-name="T1">+3</text:span></text:p>
          </table:table-cell>
          <table:table-cell table:style-name="Table10.A3" office:value-type="string">
            <text:p text:style-name="P28"><text:span text:style-name="T1">+2</text:span></text:p>
          </table:table-cell>
          <table:table-cell table:style-name="Table10.A3" office:value-type="string">
            <text:p text:style-name="P28"><text:span text:style-name="T1">+2</text:span></text:p>
          </table:table-cell>
          <table:table-cell table:style-name="Table10.A3" office:value-type="string">
            <text:p text:style-name="P28"><text:span text:style-name="T1">+5</text:span></text:p>
          </table:table-cell>
          <table:table-cell table:style-name="Table10.A3" office:value-type="string">
            <text:p text:style-name="P15"><text:span text:style-name="T1">+1 level of existing arcane spellcasting class/+1 level of existing manifesting class</text:span></text:p>
          </table:table-cell>
        </table:table-row>
        <table:table-row table:style-name="Table10.2">
          <table:table-cell table:style-name="Table10.A3" office:value-type="string">
            <text:p text:style-name="P15"><text:span text:style-name="T1">8th</text:span></text:p>
          </table:table-cell>
          <table:table-cell table:style-name="Table10.A3" office:value-type="string">
            <text:p text:style-name="P28"><text:span text:style-name="T1">+4</text:span></text:p>
          </table:table-cell>
          <table:table-cell table:style-name="Table10.A3" office:value-type="string">
            <text:p text:style-name="P28"><text:span text:style-name="T1">+2</text:span></text:p>
          </table:table-cell>
          <table:table-cell table:style-name="Table10.A3" office:value-type="string">
            <text:p text:style-name="P28"><text:span text:style-name="T1">+2</text:span></text:p>
          </table:table-cell>
          <table:table-cell table:style-name="Table10.A3" office:value-type="string">
            <text:p text:style-name="P28"><text:span text:style-name="T1">+6</text:span></text:p>
          </table:table-cell>
          <table:table-cell table:style-name="Table10.A3" office:value-type="string">
            <text:p text:style-name="P15"><text:span text:style-name="T1">+1 level of existing arcane spellcasting class/+1 level of existing manifesting class</text:span></text:p>
          </table:table-cell>
        </table:table-row>
        <table:table-row table:style-name="Table10.2">
          <table:table-cell table:style-name="Table10.A3" office:value-type="string">
            <text:p text:style-name="P15"><text:span text:style-name="T1">9th</text:span></text:p>
          </table:table-cell>
          <table:table-cell table:style-name="Table10.A3" office:value-type="string">
            <text:p text:style-name="P28"><text:span text:style-name="T1">+4</text:span></text:p>
          </table:table-cell>
          <table:table-cell table:style-name="Table10.A3" office:value-type="string">
            <text:p text:style-name="P28"><text:span text:style-name="T1">+3</text:span></text:p>
          </table:table-cell>
          <table:table-cell table:style-name="Table10.A3" office:value-type="string">
            <text:p text:style-name="P28"><text:span text:style-name="T1">+3</text:span></text:p>
          </table:table-cell>
          <table:table-cell table:style-name="Table10.A3" office:value-type="string">
            <text:p text:style-name="P28"><text:span text:style-name="T1">+6</text:span></text:p>
          </table:table-cell>
          <table:table-cell table:style-name="Table10.A3" office:value-type="string">
            <text:p text:style-name="P15"><text:span text:style-name="T1">+1 level of existing arcane spellcasting class/+1 level of existing manifesting class</text:span></text:p>
          </table:table-cell>
        </table:table-row>
        <table:table-row table:style-name="Table10.2">
          <table:table-cell table:style-name="Table10.A12" office:value-type="string">
            <text:p text:style-name="P27"><text:span text:style-name="T1">10th</text:span></text:p>
          </table:table-cell>
          <table:table-cell table:style-name="Table10.A12" office:value-type="string">
            <text:p text:style-name="P29"><text:span text:style-name="T1">+5</text:span></text:p>
          </table:table-cell>
          <table:table-cell table:style-name="Table10.A12" office:value-type="string">
            <text:p text:style-name="P29"><text:span text:style-name="T1">+3</text:span></text:p>
          </table:table-cell>
          <table:table-cell table:style-name="Table10.A12" office:value-type="string">
            <text:p text:style-name="P29"><text:span text:style-name="T1">+3</text:span></text:p>
          </table:table-cell>
          <table:table-cell table:style-name="Table10.A12" office:value-type="string">
            <text:p text:style-name="P29"><text:span text:style-name="T1">+7</text:span></text:p>
          </table:table-cell>
          <table:table-cell table:style-name="Table10.A12" office:value-type="string">
            <text:p text:style-name="P27"><text:span text:style-name="T1">+1 level of existing arcane spellcasting class/+1 level of existing manifesting class</text:span></text:p>
          </table:table-cell>
        </table:table-row>
      </table:table>
      <text:h text:style-name="P12" text:outline-level="5"/>
      <text:h text:style-name="P10" text:outline-level="5"><text:span text:style-name="T8">Class Features</text:span></text:h>
      <text:p text:style-name="P15"><text:span text:style-name="T1">All the following are class features of the cerebremancer prestige class.</text:span></text:p>
      <text:p text:style-name="P15"><text:span text:style-name="T2">Weapon and Armor Proficiency:</text:span><text:span text:style-name="T1"> Cerebremancers gain no proficiency with any weapon or armor.</text:span></text:p>
      <text:p text:style-name="P15"><text:span text:style-name="T2">Spells per Day/Powers Known:</text:span><text:span text:style-name="T1"> When a new cerebremancer level is attained, the character gains new spells per day as if he had also attained a level in any one arcane spellcasting class he belonged to before he added the prestige class. He gains additional power points per day and access to new powers as if he had also gained a level in any one manifesting class he belonged to previously. He does not, however, gain any other benefit a character of either class would have gained (bonus metamagic, metapsionic, or item creation feats, psicrystal special abilities, and so on). This essentially means that he adds the level of cerebremancer to the level of whatever other arcane spellcasting class and manifesting class the character has, then determines spells per day, caster level, power points per day, powers known, and manifester level accordingly.</text:span></text:p>
      <text:p text:style-name="P15"><text:span text:style-name="T1">If a character had more than one arcane spellcasting class or more than one manifesting class before he became a cerebremancer, he must decide to which class he adds each level of cerebremancer for purpose of determining spells per day, caster level, power points per day, powers known, and manifester level.</text:span></text:p>
      <text:h text:style-name="P11" text:outline-level="5"/>
      <text:h text:style-name="P10" text:outline-level="5"><text:span text:style-name="T4">ELOCATER</text:span></text:h>
      <text:p text:style-name="P15"><text:span text:style-name="T2">Hit Die:</text:span><text:span text:style-name="T1"> d6.</text:span></text:p>
      <text:h text:style-name="P3" text:outline-level="1"/>
      <text:h text:style-name="P1" text:outline-level="1"><text:span text:style-name="T1">Requirements</text:span></text:h>
      <text:p text:style-name="P15"><text:span text:style-name="T1">To qualify to become an elocater, a character must fulfill all the following criteria.</text:span></text:p>
      <text:p text:style-name="P15"><text:span text:style-name="T2">Base Attack Bonus:</text:span><text:span text:style-name="T1"> +3.</text:span></text:p>
      <text:p text:style-name="P15"><text:span text:style-name="T2">Skills:</text:span><text:span text:style-name="T1"> Concentration 8 ranks.</text:span></text:p>
      <text:p text:style-name="P15"><text:span text:style-name="T2">Feats:</text:span><text:span text:style-name="T1"> Mobility, Spring Attack.</text:span></text:p>
      <text:p text:style-name="P15"><text:span text:style-name="T2">Psionics:</text:span><text:span text:style-name="T1"> Able to manifest 1st-level powers.</text:span></text:p>
      <text:h text:style-name="P3" text:outline-level="1"/>
      <text:h text:style-name="P1" text:outline-level="1"><text:span text:style-name="T1">Class Skills</text:span></text:h>
      <text:p text:style-name="P15"><text:span text:style-name="T1">The elocater’s class skills (and the key ability for each skill) are Autohypnosis (Wis), Balance (Dex), Climb (Str), Concentration (Con), Craft (Int), Disable Device (Int), Escape Artist (Dex), Gather Information (Cha), Hide (Dex), Jump (Str), Knowledge (local) (Int), Knowledge (psionics), Listen (Wis), Move Silently (Dex), Open Lock (Dex), Perform (Cha), Profession (Wis), Psicraft (Int), Search (Int), Sense Motive (Wis), Sleight of Hand (Dex), Spot (Wis), Swim (Str), Tumble (Dex), Use Psionic Device (Cha), and Use Rope (Dex).</text:span></text:p>
      <text:p text:style-name="P15"><text:span text:style-name="T2">Skill Points at Each Level: </text:span><text:span text:style-name="T1">6 + Int modifier.</text:span></text:p>
      <text:p text:style-name="P16"><text:soft-page-break/></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row table:style-name="Table11.1">
          <table:table-cell table:style-name="Table11.A1" table:number-columns-spanned="7" office:value-type="string">
            <text:h text:style-name="P2" text:outline-level="1"><text:span text:style-name="T1">Table: The Elocater</text:span></text:h>
          </table:table-cell>
          <table:covered-table-cell/>
          <table:covered-table-cell/>
          <table:covered-table-cell/>
          <table:covered-table-cell/>
          <table:covered-table-cell/>
          <table:covered-table-cell/>
        </table:table-row>
        <table:table-row table:style-name="Table11.2">
          <table:table-cell table:style-name="Table11.A2" office:value-type="string">
            <text:p text:style-name="P27"><text:span text:style-name="T2">Level</text:span></text:p>
          </table:table-cell>
          <table:table-cell table:style-name="Table11.A2" office:value-type="string">
            <text:p text:style-name="P29"><text:span text:style-name="T2">Base Attack Bonus</text:span></text:p>
          </table:table-cell>
          <table:table-cell table:style-name="Table11.A2" office:value-type="string">
            <text:p text:style-name="P29"><text:span text:style-name="T2">Fort Save</text:span></text:p>
          </table:table-cell>
          <table:table-cell table:style-name="Table11.A2" office:value-type="string">
            <text:p text:style-name="P29"><text:span text:style-name="T2">Ref Save</text:span></text:p>
          </table:table-cell>
          <table:table-cell table:style-name="Table11.A2" office:value-type="string">
            <text:p text:style-name="P29"><text:span text:style-name="T2">Will Save</text:span></text:p>
          </table:table-cell>
          <table:table-cell table:style-name="Table11.A2" office:value-type="string">
            <text:p text:style-name="P27"><text:span text:style-name="T2">Special</text:span></text:p>
          </table:table-cell>
          <table:table-cell table:style-name="Table11.A2" office:value-type="string">
            <text:p text:style-name="P27"><text:span text:style-name="T2">Powers Known</text:span></text:p>
          </table:table-cell>
        </table:table-row>
        <table:table-row table:style-name="Table11.2">
          <table:table-cell table:style-name="Table11.A3" office:value-type="string">
            <text:p text:style-name="P27"><text:span text:style-name="T1">1st</text:span></text:p>
          </table:table-cell>
          <table:table-cell table:style-name="Table11.A2" office:value-type="string">
            <text:p text:style-name="P29"><text:span text:style-name="T1">+0</text:span></text:p>
          </table:table-cell>
          <table:table-cell table:style-name="Table11.A2" office:value-type="string">
            <text:p text:style-name="P29"><text:span text:style-name="T1">+0</text:span></text:p>
          </table:table-cell>
          <table:table-cell table:style-name="Table11.A2" office:value-type="string">
            <text:p text:style-name="P29"><text:span text:style-name="T1">+2</text:span></text:p>
          </table:table-cell>
          <table:table-cell table:style-name="Table11.A2" office:value-type="string">
            <text:p text:style-name="P29"><text:span text:style-name="T1">+2</text:span></text:p>
          </table:table-cell>
          <table:table-cell table:style-name="Table11.A3" office:value-type="string">
            <text:p text:style-name="P27"><text:span text:style-name="T1">Scorn earth, Sidestep Charge</text:span></text:p>
          </table:table-cell>
          <table:table-cell table:style-name="Table11.A3" office:value-type="string">
            <text:p text:style-name="P27"><text:span text:style-name="T1">+1 level of existing manifesting class</text:span></text:p>
          </table:table-cell>
        </table:table-row>
        <table:table-row table:style-name="Table11.2">
          <table:table-cell table:style-name="Table11.A3" office:value-type="string">
            <text:p text:style-name="P15"><text:span text:style-name="T1">2nd</text:span></text:p>
          </table:table-cell>
          <table:table-cell table:style-name="Table11.A2" office:value-type="string">
            <text:p text:style-name="P28"><text:span text:style-name="T1">+1</text:span></text:p>
          </table:table-cell>
          <table:table-cell table:style-name="Table11.A2" office:value-type="string">
            <text:p text:style-name="P28"><text:span text:style-name="T1">+0</text:span></text:p>
          </table:table-cell>
          <table:table-cell table:style-name="Table11.A2" office:value-type="string">
            <text:p text:style-name="P28"><text:span text:style-name="T1">+3</text:span></text:p>
          </table:table-cell>
          <table:table-cell table:style-name="Table11.A2" office:value-type="string">
            <text:p text:style-name="P28"><text:span text:style-name="T1">+3</text:span></text:p>
          </table:table-cell>
          <table:table-cell table:style-name="Table11.A3" office:value-type="string">
            <text:p text:style-name="P15"><text:span text:style-name="T1">Opportunistic strike +2</text:span></text:p>
          </table:table-cell>
          <table:table-cell table:style-name="Table11.A3" office:value-type="string">
            <text:p text:style-name="P15"><text:span text:style-name="T1">—</text:span></text:p>
          </table:table-cell>
        </table:table-row>
        <table:table-row table:style-name="Table11.2">
          <table:table-cell table:style-name="Table11.A3" office:value-type="string">
            <text:p text:style-name="P15"><text:span text:style-name="T1">3rd</text:span></text:p>
          </table:table-cell>
          <table:table-cell table:style-name="Table11.A2" office:value-type="string">
            <text:p text:style-name="P28"><text:span text:style-name="T1">+2</text:span></text:p>
          </table:table-cell>
          <table:table-cell table:style-name="Table11.A2" office:value-type="string">
            <text:p text:style-name="P28"><text:span text:style-name="T1">+1</text:span></text:p>
          </table:table-cell>
          <table:table-cell table:style-name="Table11.A2" office:value-type="string">
            <text:p text:style-name="P28"><text:span text:style-name="T1">+3</text:span></text:p>
          </table:table-cell>
          <table:table-cell table:style-name="Table11.A2" office:value-type="string">
            <text:p text:style-name="P28"><text:span text:style-name="T1">+3</text:span></text:p>
          </table:table-cell>
          <table:table-cell table:style-name="Table11.A3" office:value-type="string">
            <text:p text:style-name="P15"><text:span text:style-name="T1">Dimension step </text:span></text:p>
          </table:table-cell>
          <table:table-cell table:style-name="Table11.A3" office:value-type="string">
            <text:p text:style-name="P15"><text:span text:style-name="T1">+1 level of existing manifesting class</text:span></text:p>
          </table:table-cell>
        </table:table-row>
        <table:table-row table:style-name="Table11.2">
          <table:table-cell table:style-name="Table11.A3" office:value-type="string">
            <text:p text:style-name="P15"><text:span text:style-name="T1">4th</text:span></text:p>
          </table:table-cell>
          <table:table-cell table:style-name="Table11.A2" office:value-type="string">
            <text:p text:style-name="P28"><text:span text:style-name="T1">+3</text:span></text:p>
          </table:table-cell>
          <table:table-cell table:style-name="Table11.A2" office:value-type="string">
            <text:p text:style-name="P28"><text:span text:style-name="T1">+1</text:span></text:p>
          </table:table-cell>
          <table:table-cell table:style-name="Table11.A2" office:value-type="string">
            <text:p text:style-name="P28"><text:span text:style-name="T1">+4</text:span></text:p>
          </table:table-cell>
          <table:table-cell table:style-name="Table11.A2" office:value-type="string">
            <text:p text:style-name="P28"><text:span text:style-name="T1">+4</text:span></text:p>
          </table:table-cell>
          <table:table-cell table:style-name="Table11.A3" office:value-type="string">
            <text:p text:style-name="P15"><text:span text:style-name="T1">Flanker</text:span></text:p>
          </table:table-cell>
          <table:table-cell table:style-name="Table11.A3" office:value-type="string">
            <text:p text:style-name="P15"><text:span text:style-name="T1">+1 level of existing manifesting class</text:span></text:p>
          </table:table-cell>
        </table:table-row>
        <table:table-row table:style-name="Table11.2">
          <table:table-cell table:style-name="Table11.A3" office:value-type="string">
            <text:p text:style-name="P15"><text:span text:style-name="T1">5th</text:span></text:p>
          </table:table-cell>
          <table:table-cell table:style-name="Table11.A2" office:value-type="string">
            <text:p text:style-name="P28"><text:span text:style-name="T1">+3</text:span></text:p>
          </table:table-cell>
          <table:table-cell table:style-name="Table11.A2" office:value-type="string">
            <text:p text:style-name="P28"><text:span text:style-name="T1">+1</text:span></text:p>
          </table:table-cell>
          <table:table-cell table:style-name="Table11.A2" office:value-type="string">
            <text:p text:style-name="P28"><text:span text:style-name="T1">+4</text:span></text:p>
          </table:table-cell>
          <table:table-cell table:style-name="Table11.A2" office:value-type="string">
            <text:p text:style-name="P28"><text:span text:style-name="T1">+4</text:span></text:p>
          </table:table-cell>
          <table:table-cell table:style-name="Table11.A3" office:value-type="string">
            <text:p text:style-name="P15"><text:span text:style-name="T1">Opportunistic strike +4 </text:span></text:p>
          </table:table-cell>
          <table:table-cell table:style-name="Table11.A3" office:value-type="string">
            <text:p text:style-name="P15"><text:span text:style-name="T1">—</text:span></text:p>
          </table:table-cell>
        </table:table-row>
        <table:table-row table:style-name="Table11.2">
          <table:table-cell table:style-name="Table11.A3" office:value-type="string">
            <text:p text:style-name="P15"><text:span text:style-name="T1">6th</text:span></text:p>
          </table:table-cell>
          <table:table-cell table:style-name="Table11.A2" office:value-type="string">
            <text:p text:style-name="P28"><text:span text:style-name="T1">+4</text:span></text:p>
          </table:table-cell>
          <table:table-cell table:style-name="Table11.A2" office:value-type="string">
            <text:p text:style-name="P28"><text:span text:style-name="T1">+2</text:span></text:p>
          </table:table-cell>
          <table:table-cell table:style-name="Table11.A2" office:value-type="string">
            <text:p text:style-name="P28"><text:span text:style-name="T1">+5</text:span></text:p>
          </table:table-cell>
          <table:table-cell table:style-name="Table11.A2" office:value-type="string">
            <text:p text:style-name="P28"><text:span text:style-name="T1">+5</text:span></text:p>
          </table:table-cell>
          <table:table-cell table:style-name="Table11.A3" office:value-type="string">
            <text:p text:style-name="P15"><text:span text:style-name="T1">Transporter</text:span></text:p>
          </table:table-cell>
          <table:table-cell table:style-name="Table11.A3" office:value-type="string">
            <text:p text:style-name="P15"><text:span text:style-name="T1">+1 level of existing manifesting class</text:span></text:p>
          </table:table-cell>
        </table:table-row>
        <table:table-row table:style-name="Table11.2">
          <table:table-cell table:style-name="Table11.A3" office:value-type="string">
            <text:p text:style-name="P15"><text:span text:style-name="T1">7th</text:span></text:p>
          </table:table-cell>
          <table:table-cell table:style-name="Table11.A2" office:value-type="string">
            <text:p text:style-name="P28"><text:span text:style-name="T1">+5</text:span></text:p>
          </table:table-cell>
          <table:table-cell table:style-name="Table11.A2" office:value-type="string">
            <text:p text:style-name="P28"><text:span text:style-name="T1">+2</text:span></text:p>
          </table:table-cell>
          <table:table-cell table:style-name="Table11.A2" office:value-type="string">
            <text:p text:style-name="P28"><text:span text:style-name="T1">+5</text:span></text:p>
          </table:table-cell>
          <table:table-cell table:style-name="Table11.A2" office:value-type="string">
            <text:p text:style-name="P28"><text:span text:style-name="T1">+5</text:span></text:p>
          </table:table-cell>
          <table:table-cell table:style-name="Table11.A3" office:value-type="string">
            <text:p text:style-name="P15"><text:span text:style-name="T1">Capricious step</text:span></text:p>
          </table:table-cell>
          <table:table-cell table:style-name="Table11.A3" office:value-type="string">
            <text:p text:style-name="P15"><text:span text:style-name="T1">+1 level of existing manifesting class</text:span></text:p>
          </table:table-cell>
        </table:table-row>
        <table:table-row table:style-name="Table11.2">
          <table:table-cell table:style-name="Table11.A3" office:value-type="string">
            <text:p text:style-name="P15"><text:span text:style-name="T1">8th</text:span></text:p>
          </table:table-cell>
          <table:table-cell table:style-name="Table11.A2" office:value-type="string">
            <text:p text:style-name="P28"><text:span text:style-name="T1">+6</text:span></text:p>
          </table:table-cell>
          <table:table-cell table:style-name="Table11.A2" office:value-type="string">
            <text:p text:style-name="P28"><text:span text:style-name="T1">+2</text:span></text:p>
          </table:table-cell>
          <table:table-cell table:style-name="Table11.A2" office:value-type="string">
            <text:p text:style-name="P28"><text:span text:style-name="T1">+6</text:span></text:p>
          </table:table-cell>
          <table:table-cell table:style-name="Table11.A2" office:value-type="string">
            <text:p text:style-name="P28"><text:span text:style-name="T1">+6</text:span></text:p>
          </table:table-cell>
          <table:table-cell table:style-name="Table11.A3" office:value-type="string">
            <text:p text:style-name="P15"><text:span text:style-name="T1">Opportunistic strike +6</text:span></text:p>
          </table:table-cell>
          <table:table-cell table:style-name="Table11.A3" office:value-type="string">
            <text:p text:style-name="P15"><text:span text:style-name="T1">—</text:span></text:p>
          </table:table-cell>
        </table:table-row>
        <table:table-row table:style-name="Table11.2">
          <table:table-cell table:style-name="Table11.A3" office:value-type="string">
            <text:p text:style-name="P15"><text:span text:style-name="T1">9th</text:span></text:p>
          </table:table-cell>
          <table:table-cell table:style-name="Table11.A2" office:value-type="string">
            <text:p text:style-name="P28"><text:span text:style-name="T1">+6</text:span></text:p>
          </table:table-cell>
          <table:table-cell table:style-name="Table11.A2" office:value-type="string">
            <text:p text:style-name="P28"><text:span text:style-name="T1">+3</text:span></text:p>
          </table:table-cell>
          <table:table-cell table:style-name="Table11.A2" office:value-type="string">
            <text:p text:style-name="P28"><text:span text:style-name="T1">+6</text:span></text:p>
          </table:table-cell>
          <table:table-cell table:style-name="Table11.A2" office:value-type="string">
            <text:p text:style-name="P28"><text:span text:style-name="T1">+6</text:span></text:p>
          </table:table-cell>
          <table:table-cell table:style-name="Table11.A3" office:value-type="string">
            <text:p text:style-name="P15"><text:span text:style-name="T1">Dimension spring attack</text:span></text:p>
          </table:table-cell>
          <table:table-cell table:style-name="Table11.A3" office:value-type="string">
            <text:p text:style-name="P15"><text:span text:style-name="T1">+1 level of existing manifesting class</text:span></text:p>
          </table:table-cell>
        </table:table-row>
        <table:table-row table:style-name="Table11.2">
          <table:table-cell table:style-name="Table11.A12" office:value-type="string">
            <text:p text:style-name="P27"><text:span text:style-name="T1">10th</text:span></text:p>
          </table:table-cell>
          <table:table-cell table:style-name="Table11.B12" office:value-type="string">
            <text:p text:style-name="P29"><text:span text:style-name="T1">+7</text:span></text:p>
          </table:table-cell>
          <table:table-cell table:style-name="Table11.B12" office:value-type="string">
            <text:p text:style-name="P29"><text:span text:style-name="T1">+3</text:span></text:p>
          </table:table-cell>
          <table:table-cell table:style-name="Table11.B12" office:value-type="string">
            <text:p text:style-name="P29"><text:span text:style-name="T1">+7</text:span></text:p>
          </table:table-cell>
          <table:table-cell table:style-name="Table11.B12" office:value-type="string">
            <text:p text:style-name="P29"><text:span text:style-name="T1">+7</text:span></text:p>
          </table:table-cell>
          <table:table-cell table:style-name="Table11.A12" office:value-type="string">
            <text:p text:style-name="P27"><text:span text:style-name="T1">Accelerated action</text:span></text:p>
          </table:table-cell>
          <table:table-cell table:style-name="Table11.A12" office:value-type="string">
            <text:p text:style-name="P27"><text:span text:style-name="T1">+1 level of existing manifesting class</text:span></text:p>
          </table:table-cell>
        </table:table-row>
      </table:table>
      <text:p text:style-name="P16"/>
      <text:h text:style-name="P1" text:outline-level="1"><text:span text:style-name="T1">Class Features</text:span></text:h>
      <text:p text:style-name="P15"><text:span text:style-name="T1">All the following are class features of the elocater prestige class.</text:span></text:p>
      <text:p text:style-name="P15"><text:span text:style-name="T2">Weapon and Armor Proficiency:</text:span><text:span text:style-name="T1"> Elocaters are proficient with all simple and martial weapons and with light armor.</text:span></text:p>
      <text:p text:style-name="P15"><text:span text:style-name="T2">Powers Known:</text:span><text:span text:style-name="T1"> At every level indicated on the table, the character gains additional power points per day and access to new powers as if she had also gained a level in whatever manifesting class she belonged to before she added the prestige class. She does not, however, gain any other benefit a character of that class would have gained (bonus feats, metapsionic or item creation feats, psicrystal special abilities, and so on). This essentially means that she adds the level of elocater to the level of whatever manifesting class the character has, then determines power points per day, powers known, and manifester level accordingly.</text:span></text:p>
      <text:p text:style-name="P15"><text:span text:style-name="T1">If a character had more than one manifesting class before she became an elocater, she must decide to which class she adds the new level of elocater for the purpose of determining power points per day, powers known, and manifester level.</text:span></text:p>
      <text:p text:style-name="P15"><text:span text:style-name="T2">Scorn Earth (Su):</text:span><text:span text:style-name="T1"> At 1st level, an elocater’s feet lift from the ground. From now on, she can float a foot above the ground. Instead of walking she glides along, unconcerned with the hard earth or difficult terrain. While she remains within 1 foot of a flat surface of any solid or liquid, she can take normal actions and make normal attacks, and can move at her normal speed (she can even “run” at four times her normal speed). However, at distances higher than 1 foot above any surface, her speed diminishes to 10 feet per round.</text:span></text:p>
      <text:p text:style-name="P15"><text:span text:style-name="T1">While she remains within 1 foot of a surface, she can make melee and ranged attacks normally, but if she moves any higher, she incurs the penalties on melee and ranged attack rolls as if she were the subject of the </text:span><text:span text:style-name="T5">psionic levitate </text:span><text:span text:style-name="T1">power.</text:span></text:p>
      <text:p text:style-name="P15"><text:span text:style-name="T2">Sidestep Charge (Ex): </text:span><text:span text:style-name="T1">At 1st level, an elocater gains Sidestep Charge as a bonus feat, even if she does not meet the prerequisites. If the character already has this feat, she gains no benefit.</text:span></text:p>
      <text:p text:style-name="P15"><text:span text:style-name="T2">Opportunistic Strike (Ex):</text:span><text:span text:style-name="T1"> Beginning at 2nd level, an elocater’s hyperawareness of spatial relations gives her an instinctive view of the battlefield, which allows her to make a cunning attack against distracted opponents. The elocater gains a +2 insight bonus on her attack roll and her damage roll (if the attack hits) for the first attack she makes against an opponent that has been dealt damage in melee by another character since the elocater’s last action. At 5th level the insight bonus increases to +4, and at 8th level the insight bonus increases to +6.</text:span></text:p>
      <text:p text:style-name="P15"><text:span text:style-name="T2">Dimension Step (Su): </text:span><text:span text:style-name="T1">An elocater of 3rd level or higher can slip psionically between spaces as if using the </text:span><text:span text:style-name="T5">psionic dimension door </text:span><text:span text:style-name="T1">power, once per day. The elocater cannot bring any other creatures with her. Her manifester level for this effect is equal to her elocater level.</text:span></text:p>
      <text:p text:style-name="P15"><text:span text:style-name="T2">Flanker (Ex):</text:span><text:span text:style-name="T1"> An elocater of 4th level or higher can flank enemies from seemingly impossible angles. She can designate any adjacent square as the square from which flanking against an ally is determined (including the square where she stands, as normal). She can designate the square at the beginning of her turn or at any time during her turn. The designated square remains her effective square for flanking until she is no longer adjacent to it or until she chooses a different square (at the start of one of her turns). The character can even choose a square that is impassable or occupied.</text:span></text:p>
      <text:p text:style-name="P15"><text:span text:style-name="T2">Transporter (Ex): </text:span><text:span text:style-name="T1">At 6th level, an elocater learns both </text:span><text:span text:style-name="T5">psionic teleport </text:span><text:span text:style-name="T1">and </text:span><text:span text:style-name="T5">psionic plane shift</text:span><text:span text:style-name="T1">. These powers are in addition to any powers the elocater normally learns by advancing a level.</text:span></text:p>
      <text:p text:style-name="P15"><text:span text:style-name="T1">The elocater treats these powers as if they were 3rd-level powers on her class list. This means, among other things, that manifesting these powers costs 5 power points. (If the character does not have a high enough manifester level to manifest 3rd-level powers the character cannot manifest these powers until she has attained the required manifester level.)</text:span></text:p>
      <text:p text:style-name="P15"><text:span text:style-name="T2">Capricious Step (Ex):</text:span><text:span text:style-name="T1"> At 7th level, an elocater can take an extra 5-foot step in any round when she doesn’t perform any other movement (except for the first 5-foot step). Like the first, the second 5-foot step does not provoke attacks of opportunity. The character can take the extra 5-foot step immediately after taking the first, or wait until the end of her other actions for the round. In all other ways, the rules for taking a 5-foot step apply</text:span><text:span text:style-name="T5">.</text:span></text:p>
      <text:p text:style-name="P15"><text:span text:style-name="T2">Dimension Spring Attack (Su):</text:span><text:span text:style-name="T1"> An elocater of 9th level or higher can use her dimension step ability in conjunction with her Spring Attack feat once per day. This ability can be used only against opponents within 60 feet to which the elocater has line of sight. She can dimension step up to the target, use Spring Attack, and then use dimension step to return to her starting point. (When she uses this ability, the total distance she can travel before and after the attack is not limited by her speed.) The use of this ability counts as her use of the dimension step ability on that day (and this ability is not available during a day when she has already used dimension step).</text:span></text:p>
      <text:p text:style-name="P15"><text:span text:style-name="T2">Accelerated Action (Su):</text:span><text:span text:style-name="T1"> When she attains 10th level, an elocater can accelerate herself and thereby take more actions than normal. An elocater can accelerate herself for a total of 5 rounds per day. She can choose to parcel out her accelerated actions in 1-round increments. (This effect is not cumulative with similar effects that provide additional actions, such as </text:span><text:span text:style-name="T5">schism </text:span><text:span text:style-name="T1">or a </text:span><text:span text:style-name="T5">haste </text:span><text:span text:style-name="T1">spell—and in fact an elocater can’t take an accelerated action if affected by these or similar effects.)</text:span></text:p>
      <text:p text:style-name="P15"><text:span text:style-name="T1">If she makes a full attack while accelerated, an elocater can make one extra attack with any weapon she is holding. The attack is made using her full base attack bonus, plus any modifiers appropriate to the situation. If the elocater uses her accelerated action to move, she gains an enhancement bonus to her speed of +30 feet. The elocater can use her accelerated action to manifest a power, as long as she has not already manifested a power in the current round and the one she wants to manifest has a manifesting time of 1 standard action or shorter. While accelerated, she gains a +2 dodge bonus on attack rolls and Reflex saves and a +2 dodge bonus to Armor Class. Any condition that makes her lose her Dexterity bonus to Armor Class (if any) also makes her lose these dodge bonuses. </text:span></text:p>
      <text:h text:style-name="P11" text:outline-level="5"/>
      <text:h text:style-name="P10" text:outline-level="5"><text:span text:style-name="T4">PSIONIC FIST</text:span></text:h>
      <text:p text:style-name="P15"><text:span text:style-name="T2">Hit Die:</text:span><text:span text:style-name="T1"> d6.</text:span></text:p>
      <text:h text:style-name="P3" text:outline-level="1"/>
      <text:h text:style-name="P1" text:outline-level="1"><text:span text:style-name="T1">Requirements</text:span></text:h>
      <text:p text:style-name="P15"><text:span text:style-name="T1">To qualify to become a Psionic Fist, a character must fulfill all the following criteria.</text:span></text:p>
      <text:p text:style-name="P15"><text:span text:style-name="T2">Base Attack Bonus:</text:span><text:span text:style-name="T1"> +4.</text:span></text:p>
      <text:p text:style-name="P15"><text:span text:style-name="T2">Skill:</text:span><text:span text:style-name="T1"> Concentration 9 ranks.</text:span></text:p>
      <text:p text:style-name="P15"><text:soft-page-break/><text:span text:style-name="T2">Feat:</text:span><text:span text:style-name="T1"> Wild Talent.</text:span></text:p>
      <text:p text:style-name="P15"><text:span text:style-name="T2">Special:</text:span><text:span text:style-name="T1"> Still mind class feature.</text:span></text:p>
      <text:h text:style-name="P3" text:outline-level="1"/>
      <text:h text:style-name="P1" text:outline-level="1"><text:span text:style-name="T1">Class Skills</text:span></text:h>
      <text:p text:style-name="P15"><text:span text:style-name="T1">The Psionic Fist’s class skills (and the key ability for each skill) are Autohypnosis (Wis), Concentration (Con), Craft (Int), Escape Artist (Dex), Hide (Dex), Jump (Str), Knowledge (psionics) (Int), Knowledge (religion) (Int), Listen (Wis), Move Silently (Dex), Psicraft (Int), Sense Motive (Wis), Spot (Wis), Tumble (Dex).</text:span></text:p>
      <text:p text:style-name="P15"><text:span text:style-name="T2">Skill Points at Each Level:</text:span><text:span text:style-name="T1"> 4 + Int modifier.</text:span></text:p>
      <text:p text:style-name="P18"/>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style-name="Table12.1">
          <table:table-cell table:style-name="Table12.A1" table:number-columns-spanned="9" office:value-type="string">
            <text:h text:style-name="P2" text:outline-level="1"><text:span text:style-name="T1">Table: The Psionic Fist</text:span></text:h>
          </table:table-cell>
          <table:covered-table-cell/>
          <table:covered-table-cell/>
          <table:covered-table-cell/>
          <table:covered-table-cell/>
          <table:covered-table-cell/>
          <table:covered-table-cell/>
          <table:covered-table-cell/>
          <table:covered-table-cell/>
        </table:table-row>
        <table:table-row table:style-name="Table12.2">
          <table:table-cell table:style-name="Table12.A2" office:value-type="string">
            <text:p text:style-name="P27"><text:span text:style-name="T1">Level</text:span></text:p>
          </table:table-cell>
          <table:table-cell table:style-name="Table12.A2" office:value-type="string">
            <text:p text:style-name="P29"><text:span text:style-name="T1">Base Attack Bonus</text:span></text:p>
          </table:table-cell>
          <table:table-cell table:style-name="Table12.A2" office:value-type="string">
            <text:p text:style-name="P29"><text:span text:style-name="T1">Fort Save</text:span></text:p>
          </table:table-cell>
          <table:table-cell table:style-name="Table12.A2" office:value-type="string">
            <text:p text:style-name="P29"><text:span text:style-name="T1">Ref Save</text:span></text:p>
          </table:table-cell>
          <table:table-cell table:style-name="Table12.A2" office:value-type="string">
            <text:p text:style-name="P29"><text:span text:style-name="T1">Will Save</text:span></text:p>
          </table:table-cell>
          <table:table-cell table:style-name="Table12.A2" office:value-type="string">
            <text:h text:style-name="P2" text:outline-level="1"><text:span text:style-name="T1">Special</text:span></text:h>
          </table:table-cell>
          <table:table-cell table:style-name="Table12.A2" office:value-type="string">
            <text:p text:style-name="P4"><text:span text:style-name="T1">Points/Day</text:span></text:p>
          </table:table-cell>
          <table:table-cell table:style-name="Table12.A2" office:value-type="string">
            <text:p text:style-name="P4"><text:span text:style-name="T1">Powers Known</text:span></text:p>
          </table:table-cell>
          <table:table-cell table:style-name="Table12.A2" office:value-type="string">
            <text:p text:style-name="P4"><text:span text:style-name="T1">Level Known</text:span></text:p>
          </table:table-cell>
        </table:table-row>
        <table:table-row table:style-name="Table12.2">
          <table:table-cell table:style-name="Table12.A3" office:value-type="string">
            <text:p text:style-name="P27"><text:span text:style-name="T1">1st</text:span></text:p>
          </table:table-cell>
          <table:table-cell table:style-name="Table12.A3" office:value-type="string">
            <text:p text:style-name="P29"><text:span text:style-name="T1">+0</text:span></text:p>
          </table:table-cell>
          <table:table-cell table:style-name="Table12.A3" office:value-type="string">
            <text:p text:style-name="P29"><text:span text:style-name="T1">+0</text:span></text:p>
          </table:table-cell>
          <table:table-cell table:style-name="Table12.A3" office:value-type="string">
            <text:p text:style-name="P29"><text:span text:style-name="T1">+2</text:span></text:p>
          </table:table-cell>
          <table:table-cell table:style-name="Table12.A3" office:value-type="string">
            <text:p text:style-name="P29"><text:span text:style-name="T1">+2</text:span></text:p>
          </table:table-cell>
          <table:table-cell table:style-name="Table12.A3" office:value-type="string">
            <text:p text:style-name="P27"><text:span text:style-name="T1">Monk abilities</text:span></text:p>
          </table:table-cell>
          <table:table-cell table:style-name="Table12.A3" office:value-type="string">
            <text:p text:style-name="P29"><text:span text:style-name="T1">1</text:span></text:p>
          </table:table-cell>
          <table:table-cell table:style-name="Table12.A3" office:value-type="string">
            <text:p text:style-name="P29"><text:span text:style-name="T1">1</text:span></text:p>
          </table:table-cell>
          <table:table-cell table:style-name="Table12.A3" office:value-type="string">
            <text:p text:style-name="P29"><text:span text:style-name="T1">1st</text:span></text:p>
          </table:table-cell>
        </table:table-row>
        <table:table-row table:style-name="Table12.2">
          <table:table-cell table:style-name="Table12.A3" office:value-type="string">
            <text:p text:style-name="P15"><text:span text:style-name="T1">2nd</text:span></text:p>
          </table:table-cell>
          <table:table-cell table:style-name="Table12.A3" office:value-type="string">
            <text:p text:style-name="P28"><text:span text:style-name="T1">+1</text:span></text:p>
          </table:table-cell>
          <table:table-cell table:style-name="Table12.A3" office:value-type="string">
            <text:p text:style-name="P28"><text:span text:style-name="T1">+0</text:span></text:p>
          </table:table-cell>
          <table:table-cell table:style-name="Table12.A3" office:value-type="string">
            <text:p text:style-name="P28"><text:span text:style-name="T1">+3</text:span></text:p>
          </table:table-cell>
          <table:table-cell table:style-name="Table12.A3" office:value-type="string">
            <text:p text:style-name="P28"><text:span text:style-name="T1">+3</text:span></text:p>
          </table:table-cell>
          <table:table-cell table:style-name="Table12.A3" office:value-type="string">
            <text:p text:style-name="P15"><text:span text:style-name="T1">—</text:span></text:p>
          </table:table-cell>
          <table:table-cell table:style-name="Table12.A3" office:value-type="string">
            <text:p text:style-name="P28"><text:span text:style-name="T1">3</text:span></text:p>
          </table:table-cell>
          <table:table-cell table:style-name="Table12.A3" office:value-type="string">
            <text:p text:style-name="P28"><text:span text:style-name="T1">2</text:span></text:p>
          </table:table-cell>
          <table:table-cell table:style-name="Table12.A3" office:value-type="string">
            <text:p text:style-name="P28"><text:span text:style-name="T1">1st</text:span></text:p>
          </table:table-cell>
        </table:table-row>
        <table:table-row table:style-name="Table12.2">
          <table:table-cell table:style-name="Table12.A3" office:value-type="string">
            <text:p text:style-name="P15"><text:span text:style-name="T1">3rd</text:span></text:p>
          </table:table-cell>
          <table:table-cell table:style-name="Table12.A3" office:value-type="string">
            <text:p text:style-name="P28"><text:span text:style-name="T1">+2</text:span></text:p>
          </table:table-cell>
          <table:table-cell table:style-name="Table12.A3" office:value-type="string">
            <text:p text:style-name="P28"><text:span text:style-name="T1">+1</text:span></text:p>
          </table:table-cell>
          <table:table-cell table:style-name="Table12.A3" office:value-type="string">
            <text:p text:style-name="P28"><text:span text:style-name="T1">+3</text:span></text:p>
          </table:table-cell>
          <table:table-cell table:style-name="Table12.A3" office:value-type="string">
            <text:p text:style-name="P28"><text:span text:style-name="T1">+3</text:span></text:p>
          </table:table-cell>
          <table:table-cell table:style-name="Table12.A3" office:value-type="string">
            <text:p text:style-name="P15"><text:span text:style-name="T1">—</text:span></text:p>
          </table:table-cell>
          <table:table-cell table:style-name="Table12.A3" office:value-type="string">
            <text:p text:style-name="P28"><text:span text:style-name="T1">6</text:span></text:p>
          </table:table-cell>
          <table:table-cell table:style-name="Table12.A3" office:value-type="string">
            <text:p text:style-name="P28"><text:span text:style-name="T1">3</text:span></text:p>
          </table:table-cell>
          <table:table-cell table:style-name="Table12.A3" office:value-type="string">
            <text:p text:style-name="P28"><text:span text:style-name="T1">2nd</text:span></text:p>
          </table:table-cell>
        </table:table-row>
        <table:table-row table:style-name="Table12.2">
          <table:table-cell table:style-name="Table12.A3" office:value-type="string">
            <text:p text:style-name="P15"><text:span text:style-name="T1">4th</text:span></text:p>
          </table:table-cell>
          <table:table-cell table:style-name="Table12.A3" office:value-type="string">
            <text:p text:style-name="P28"><text:span text:style-name="T1">+3</text:span></text:p>
          </table:table-cell>
          <table:table-cell table:style-name="Table12.A3" office:value-type="string">
            <text:p text:style-name="P28"><text:span text:style-name="T1">+1</text:span></text:p>
          </table:table-cell>
          <table:table-cell table:style-name="Table12.A3" office:value-type="string">
            <text:p text:style-name="P28"><text:span text:style-name="T1">+4</text:span></text:p>
          </table:table-cell>
          <table:table-cell table:style-name="Table12.A3" office:value-type="string">
            <text:p text:style-name="P28"><text:span text:style-name="T1">+4</text:span></text:p>
          </table:table-cell>
          <table:table-cell table:style-name="Table12.A3" office:value-type="string">
            <text:p text:style-name="P15"><text:span text:style-name="T1">—</text:span></text:p>
          </table:table-cell>
          <table:table-cell table:style-name="Table12.A3" office:value-type="string">
            <text:p text:style-name="P28"><text:span text:style-name="T1">10</text:span></text:p>
          </table:table-cell>
          <table:table-cell table:style-name="Table12.A3" office:value-type="string">
            <text:p text:style-name="P28"><text:span text:style-name="T1">4</text:span></text:p>
          </table:table-cell>
          <table:table-cell table:style-name="Table12.A3" office:value-type="string">
            <text:p text:style-name="P28"><text:span text:style-name="T1">2nd</text:span></text:p>
          </table:table-cell>
        </table:table-row>
        <table:table-row table:style-name="Table12.2">
          <table:table-cell table:style-name="Table12.A3" office:value-type="string">
            <text:p text:style-name="P15"><text:span text:style-name="T1">5th</text:span></text:p>
          </table:table-cell>
          <table:table-cell table:style-name="Table12.A3" office:value-type="string">
            <text:p text:style-name="P28"><text:span text:style-name="T1">+3</text:span></text:p>
          </table:table-cell>
          <table:table-cell table:style-name="Table12.A3" office:value-type="string">
            <text:p text:style-name="P28"><text:span text:style-name="T1">+1</text:span></text:p>
          </table:table-cell>
          <table:table-cell table:style-name="Table12.A3" office:value-type="string">
            <text:p text:style-name="P28"><text:span text:style-name="T1">+4</text:span></text:p>
          </table:table-cell>
          <table:table-cell table:style-name="Table12.A3" office:value-type="string">
            <text:p text:style-name="P28"><text:span text:style-name="T1">+4</text:span></text:p>
          </table:table-cell>
          <table:table-cell table:style-name="Table12.A3" office:value-type="string">
            <text:p text:style-name="P15"><text:span text:style-name="T1">Bonus psionic feat</text:span></text:p>
          </table:table-cell>
          <table:table-cell table:style-name="Table12.A3" office:value-type="string">
            <text:p text:style-name="P28"><text:span text:style-name="T1">15</text:span></text:p>
          </table:table-cell>
          <table:table-cell table:style-name="Table12.A3" office:value-type="string">
            <text:p text:style-name="P28"><text:span text:style-name="T1">5</text:span></text:p>
          </table:table-cell>
          <table:table-cell table:style-name="Table12.A3" office:value-type="string">
            <text:p text:style-name="P28"><text:span text:style-name="T1">3rd</text:span></text:p>
          </table:table-cell>
        </table:table-row>
        <table:table-row table:style-name="Table12.2">
          <table:table-cell table:style-name="Table12.A3" office:value-type="string">
            <text:p text:style-name="P15"><text:span text:style-name="T1">6th</text:span></text:p>
          </table:table-cell>
          <table:table-cell table:style-name="Table12.A3" office:value-type="string">
            <text:p text:style-name="P28"><text:span text:style-name="T1">+4</text:span></text:p>
          </table:table-cell>
          <table:table-cell table:style-name="Table12.A3" office:value-type="string">
            <text:p text:style-name="P28"><text:span text:style-name="T1">+2</text:span></text:p>
          </table:table-cell>
          <table:table-cell table:style-name="Table12.A3" office:value-type="string">
            <text:p text:style-name="P28"><text:span text:style-name="T1">+5</text:span></text:p>
          </table:table-cell>
          <table:table-cell table:style-name="Table12.A3" office:value-type="string">
            <text:p text:style-name="P28"><text:span text:style-name="T1">+5</text:span></text:p>
          </table:table-cell>
          <table:table-cell table:style-name="Table12.A3" office:value-type="string">
            <text:p text:style-name="P15"><text:span text:style-name="T1">—</text:span></text:p>
          </table:table-cell>
          <table:table-cell table:style-name="Table12.A3" office:value-type="string">
            <text:p text:style-name="P28"><text:span text:style-name="T1">23</text:span></text:p>
          </table:table-cell>
          <table:table-cell table:style-name="Table12.A3" office:value-type="string">
            <text:p text:style-name="P28"><text:span text:style-name="T1">6</text:span></text:p>
          </table:table-cell>
          <table:table-cell table:style-name="Table12.A3" office:value-type="string">
            <text:p text:style-name="P28"><text:span text:style-name="T1">3rd</text:span></text:p>
          </table:table-cell>
        </table:table-row>
        <table:table-row table:style-name="Table12.2">
          <table:table-cell table:style-name="Table12.A3" office:value-type="string">
            <text:p text:style-name="P15"><text:span text:style-name="T1">7th</text:span></text:p>
          </table:table-cell>
          <table:table-cell table:style-name="Table12.A3" office:value-type="string">
            <text:p text:style-name="P28"><text:span text:style-name="T1">+5</text:span></text:p>
          </table:table-cell>
          <table:table-cell table:style-name="Table12.A3" office:value-type="string">
            <text:p text:style-name="P28"><text:span text:style-name="T1">+2</text:span></text:p>
          </table:table-cell>
          <table:table-cell table:style-name="Table12.A3" office:value-type="string">
            <text:p text:style-name="P28"><text:span text:style-name="T1">+5</text:span></text:p>
          </table:table-cell>
          <table:table-cell table:style-name="Table12.A3" office:value-type="string">
            <text:p text:style-name="P28"><text:span text:style-name="T1">+5</text:span></text:p>
          </table:table-cell>
          <table:table-cell table:style-name="Table12.A3" office:value-type="string">
            <text:p text:style-name="P15"><text:span text:style-name="T1">—</text:span></text:p>
          </table:table-cell>
          <table:table-cell table:style-name="Table12.A3" office:value-type="string">
            <text:p text:style-name="P28"><text:span text:style-name="T1">31</text:span></text:p>
          </table:table-cell>
          <table:table-cell table:style-name="Table12.A3" office:value-type="string">
            <text:p text:style-name="P28"><text:span text:style-name="T1">7</text:span></text:p>
          </table:table-cell>
          <table:table-cell table:style-name="Table12.A3" office:value-type="string">
            <text:p text:style-name="P28"><text:span text:style-name="T1">4th</text:span></text:p>
          </table:table-cell>
        </table:table-row>
        <table:table-row table:style-name="Table12.2">
          <table:table-cell table:style-name="Table12.A3" office:value-type="string">
            <text:p text:style-name="P15"><text:span text:style-name="T1">8th</text:span></text:p>
          </table:table-cell>
          <table:table-cell table:style-name="Table12.A3" office:value-type="string">
            <text:p text:style-name="P28"><text:span text:style-name="T1">+6</text:span></text:p>
          </table:table-cell>
          <table:table-cell table:style-name="Table12.A3" office:value-type="string">
            <text:p text:style-name="P28"><text:span text:style-name="T1">+2</text:span></text:p>
          </table:table-cell>
          <table:table-cell table:style-name="Table12.A3" office:value-type="string">
            <text:p text:style-name="P28"><text:span text:style-name="T1">+6</text:span></text:p>
          </table:table-cell>
          <table:table-cell table:style-name="Table12.A3" office:value-type="string">
            <text:p text:style-name="P28"><text:span text:style-name="T1">+6</text:span></text:p>
          </table:table-cell>
          <table:table-cell table:style-name="Table12.A3" office:value-type="string">
            <text:p text:style-name="P15"><text:span text:style-name="T1">—</text:span></text:p>
          </table:table-cell>
          <table:table-cell table:style-name="Table12.A3" office:value-type="string">
            <text:p text:style-name="P28"><text:span text:style-name="T1">43</text:span></text:p>
          </table:table-cell>
          <table:table-cell table:style-name="Table12.A3" office:value-type="string">
            <text:p text:style-name="P28"><text:span text:style-name="T1">8</text:span></text:p>
          </table:table-cell>
          <table:table-cell table:style-name="Table12.A3" office:value-type="string">
            <text:p text:style-name="P28"><text:span text:style-name="T1">4th</text:span></text:p>
          </table:table-cell>
        </table:table-row>
        <table:table-row table:style-name="Table12.2">
          <table:table-cell table:style-name="Table12.A3" office:value-type="string">
            <text:p text:style-name="P15"><text:span text:style-name="T1">9th</text:span></text:p>
          </table:table-cell>
          <table:table-cell table:style-name="Table12.A3" office:value-type="string">
            <text:p text:style-name="P28"><text:span text:style-name="T1">+6</text:span></text:p>
          </table:table-cell>
          <table:table-cell table:style-name="Table12.A3" office:value-type="string">
            <text:p text:style-name="P28"><text:span text:style-name="T1">+3</text:span></text:p>
          </table:table-cell>
          <table:table-cell table:style-name="Table12.A3" office:value-type="string">
            <text:p text:style-name="P28"><text:span text:style-name="T1">+6</text:span></text:p>
          </table:table-cell>
          <table:table-cell table:style-name="Table12.A3" office:value-type="string">
            <text:p text:style-name="P28"><text:span text:style-name="T1">+6</text:span></text:p>
          </table:table-cell>
          <table:table-cell table:style-name="Table12.A3" office:value-type="string">
            <text:p text:style-name="P15"><text:span text:style-name="T1">—</text:span></text:p>
          </table:table-cell>
          <table:table-cell table:style-name="Table12.A3" office:value-type="string">
            <text:p text:style-name="P28"><text:span text:style-name="T1">55</text:span></text:p>
          </table:table-cell>
          <table:table-cell table:style-name="Table12.A3" office:value-type="string">
            <text:p text:style-name="P28"><text:span text:style-name="T1">9</text:span></text:p>
          </table:table-cell>
          <table:table-cell table:style-name="Table12.A3" office:value-type="string">
            <text:p text:style-name="P28"><text:span text:style-name="T1">5th</text:span></text:p>
          </table:table-cell>
        </table:table-row>
        <table:table-row table:style-name="Table12.2">
          <table:table-cell table:style-name="Table12.A12" office:value-type="string">
            <text:p text:style-name="P27"><text:span text:style-name="T1">10th</text:span></text:p>
          </table:table-cell>
          <table:table-cell table:style-name="Table12.A12" office:value-type="string">
            <text:p text:style-name="P29"><text:span text:style-name="T1">+7</text:span></text:p>
          </table:table-cell>
          <table:table-cell table:style-name="Table12.A12" office:value-type="string">
            <text:p text:style-name="P29"><text:span text:style-name="T1">+3</text:span></text:p>
          </table:table-cell>
          <table:table-cell table:style-name="Table12.A12" office:value-type="string">
            <text:p text:style-name="P29"><text:span text:style-name="T1">+7</text:span></text:p>
          </table:table-cell>
          <table:table-cell table:style-name="Table12.A12" office:value-type="string">
            <text:p text:style-name="P29"><text:span text:style-name="T1">+7</text:span></text:p>
          </table:table-cell>
          <table:table-cell table:style-name="Table12.A12" office:value-type="string">
            <text:p text:style-name="P27"><text:span text:style-name="T1">Bonus psionic feat</text:span></text:p>
          </table:table-cell>
          <table:table-cell table:style-name="Table12.A12" office:value-type="string">
            <text:p text:style-name="P29"><text:span text:style-name="T1">71</text:span></text:p>
          </table:table-cell>
          <table:table-cell table:style-name="Table12.A12" office:value-type="string">
            <text:p text:style-name="P29"><text:span text:style-name="T1">10</text:span></text:p>
          </table:table-cell>
          <table:table-cell table:style-name="Table12.A12" office:value-type="string">
            <text:p text:style-name="P29"><text:span text:style-name="T1">5th</text:span></text:p>
          </table:table-cell>
        </table:table-row>
      </table:table>
      <text:p text:style-name="P18"/>
      <text:p text:style-name="P15"><text:span text:style-name="T2">Class Features</text:span></text:p>
      <text:p text:style-name="P15"><text:span text:style-name="T1">All the following are class features of the Psionic Fist prestige class.</text:span></text:p>
      <text:p text:style-name="P15"><text:span text:style-name="T2">Weapon and Armor Proficiency:</text:span><text:span text:style-name="T1"> Psionic Fists gain no proficiency with any weapon or armor.</text:span></text:p>
      <text:p text:style-name="P15"><text:span text:style-name="T2">Monk Abilities:</text:span><text:span text:style-name="T1"> A Psionic Fist’s class levels stack with his monk levels for the purpose of determining his unarmed damage and bonuses to Armor Class and unarmored speed. His class levels do not apply to other monk abilities such as flurry of blows, slow fall, and so on.</text:span></text:p>
      <text:p text:style-name="P15"><text:span text:style-name="T2">Power Points/Day:</text:span><text:span text:style-name="T1"> A Psionic Fist can manifest powers. His ability to manifest powers is limited by the power points he has available. His base daily allotment of power points is given on Table: The Psionic Fist. In addition, he receives bonus power points per day if he has a high Wisdom score (see Table: Ability Modifiers and Bonus Power Points). His race may also provide bonus power points per day, as may certain feats and items. If a Psionic Fist has power points from a different class, those points are pooled together and usable to manifest powers from either class. Bonus power points from having a high ability score can be gained only for the character’s highest psionic class.</text:span></text:p>
      <text:p text:style-name="P15"><text:span text:style-name="T2">Powers Known: </text:span><text:span text:style-name="T1">A Psionic Fist chooses his powers from the psychic warrior power list. At 1st level, a Psionic Fist knows one psychic warrior power of your choice. Each time he attains a new level, he learns one new power. A Psionic Fist can manifest any power that has a power point cost equal to or lower than his manifester level. The total number of powers a Psionic Fist can manifest per day is limited only by his daily power points.</text:span></text:p>
      <text:p text:style-name="P15"><text:span text:style-name="T1">A Psionic Fist simply knows his powers; they are ingrained in his mind. He does not need to prepare them (in the way that some spellcasters pre pare their spells), though he must get a good night’s sleep each day to regain all his spent power points.</text:span></text:p>
      <text:p text:style-name="P15"><text:span text:style-name="T1">The Difficulty Class for saving throws against Psionic Fist powers is 10 + the power’s level + the Psionic Fist’s Wisdom modifier.</text:span></text:p>
      <text:p text:style-name="P15"><text:span text:style-name="T2">Maximum Power Level Known: </text:span><text:span text:style-name="T1">A Psionic Fist gains the ability to learn one 1st-level power when he takes his first level in the prestige class. As he attains each new odd-numbered level, a Psionic Fist gains the ability to master more complex powers.</text:span></text:p>
      <text:p text:style-name="P15"><text:span text:style-name="T1">To learn or manifest a power, a Psionic Fist must have a Wisdom score of at least 10 + the power’s level.</text:span></text:p>
      <text:p text:style-name="P15"><text:span text:style-name="T2">Bonus Psionic Feat:</text:span><text:span text:style-name="T1"> At 5th and 10th level, a Psionic Fist can take any psionic feat as a bonus feat. He must still meet the prerequisites for the feat.</text:span></text:p>
      <text:p text:style-name="P15"><text:span text:style-name="T2">Multiclass Note:</text:span><text:span text:style-name="T1"> A monk who becomes a Psionic Fist may continue advancing as a monk.</text:span></text:p>
      <text:h text:style-name="P36" text:outline-level="8"/>
      <text:h text:style-name="P37" text:outline-level="8"><text:span text:style-name="T10">SLAYER</text:span></text:h>
      <text:p text:style-name="P15"><text:span text:style-name="T2">Hit Die:</text:span><text:span text:style-name="T1"> d8.</text:span></text:p>
      <text:h text:style-name="P3" text:outline-level="1"/>
      <text:h text:style-name="P1" text:outline-level="1"><text:span text:style-name="T1">Requirements</text:span></text:h>
      <text:p text:style-name="P15"><text:span text:style-name="T1">To qualify to become a slayer, a character must fulfill all the following criteria.</text:span></text:p>
      <text:p text:style-name="P15"><text:span text:style-name="T2">Base Attack Bonus:</text:span><text:span text:style-name="T1"> +4.</text:span></text:p>
      <text:p text:style-name="P15"><text:soft-page-break/><text:span text:style-name="T2">Skill:</text:span><text:span text:style-name="T1"> Knowledge (dungeoneering) 4 ranks.</text:span></text:p>
      <text:p text:style-name="P15"><text:span text:style-name="T2">Feat:</text:span><text:span text:style-name="T1"> Track.</text:span></text:p>
      <text:p text:style-name="P15"><text:span text:style-name="T2">Psionics:</text:span><text:span text:style-name="T1"> Must have a power point reserve of at least 1 power point.</text:span></text:p>
      <text:h text:style-name="P6" text:outline-level="7"/>
      <text:h text:style-name="P7" text:outline-level="7"><text:span text:style-name="T11">Class Skills</text:span></text:h>
      <text:p text:style-name="P15"><text:span text:style-name="T1">The slayer’s class skills (and the key ability for each skill) are Bluff (Cha), Concentration (Con), Knowledge (dungeoneering) (Int), Listen (Wis), Psicraft (Int), Sense Motive (Wis), Spot (Wis), and Survival (Wis). </text:span></text:p>
      <text:p text:style-name="P15"><text:span text:style-name="T2">Skill Points at Each Level:</text:span><text:span text:style-name="T1"> 4 + Int modifier.</text:span></text:p>
      <text:p text:style-name="P16"/>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table:number-columns-spanned="7" office:value-type="string">
            <text:p text:style-name="P27"><text:span text:style-name="T2">Table: The Slayer</text:span></text:p>
          </table:table-cell>
          <table:covered-table-cell/>
          <table:covered-table-cell/>
          <table:covered-table-cell/>
          <table:covered-table-cell/>
          <table:covered-table-cell/>
          <table:covered-table-cell/>
        </table:table-row>
        <table:table-row table:style-name="Table13.2">
          <table:table-cell table:style-name="Table13.A2" office:value-type="string">
            <text:h text:style-name="P8" text:outline-level="7"><text:span text:style-name="T11">Level</text:span></text:h>
          </table:table-cell>
          <table:table-cell table:style-name="Table13.A2" office:value-type="string">
            <text:h text:style-name="P9" text:outline-level="7"><text:span text:style-name="T11">Base Attack Bonus</text:span></text:h>
          </table:table-cell>
          <table:table-cell table:style-name="Table13.A2" office:value-type="string">
            <text:h text:style-name="P9" text:outline-level="7"><text:span text:style-name="T11">Fort Save</text:span></text:h>
          </table:table-cell>
          <table:table-cell table:style-name="Table13.A2" office:value-type="string">
            <text:h text:style-name="P9" text:outline-level="7"><text:span text:style-name="T11">Ref <text:s/>Save</text:span></text:h>
          </table:table-cell>
          <table:table-cell table:style-name="Table13.A2" office:value-type="string">
            <text:h text:style-name="P9" text:outline-level="7"><text:span text:style-name="T11">Will Save</text:span></text:h>
          </table:table-cell>
          <table:table-cell table:style-name="Table13.A2" office:value-type="string">
            <text:h text:style-name="P8" text:outline-level="7"><text:span text:style-name="T11">Special</text:span></text:h>
          </table:table-cell>
          <table:table-cell table:style-name="Table13.A2" office:value-type="string">
            <text:h text:style-name="P8" text:outline-level="7"><text:span text:style-name="T11">Powers Known</text:span></text:h>
          </table:table-cell>
        </table:table-row>
        <table:table-row table:style-name="Table13.2">
          <table:table-cell table:style-name="Table13.A3" office:value-type="string">
            <text:p text:style-name="P27"><text:span text:style-name="T1">1st</text:span></text:p>
          </table:table-cell>
          <table:table-cell table:style-name="Table13.A3" office:value-type="string">
            <text:p text:style-name="P29"><text:span text:style-name="T1">+1</text:span></text:p>
          </table:table-cell>
          <table:table-cell table:style-name="Table13.A3" office:value-type="string">
            <text:p text:style-name="P29"><text:span text:style-name="T1">+0</text:span></text:p>
          </table:table-cell>
          <table:table-cell table:style-name="Table13.A3" office:value-type="string">
            <text:p text:style-name="P29"><text:span text:style-name="T1">+0</text:span></text:p>
          </table:table-cell>
          <table:table-cell table:style-name="Table13.A3" office:value-type="string">
            <text:p text:style-name="P29"><text:span text:style-name="T1">+2</text:span></text:p>
          </table:table-cell>
          <table:table-cell table:style-name="Table13.A3" office:value-type="string">
            <text:p text:style-name="P27"><text:span text:style-name="T1">Favored enemy +2, enemy sense </text:span></text:p>
          </table:table-cell>
          <table:table-cell table:style-name="Table13.A3" office:value-type="string">
            <text:p text:style-name="P27"><text:span text:style-name="T1">—</text:span></text:p>
          </table:table-cell>
        </table:table-row>
        <table:table-row table:style-name="Table13.2">
          <table:table-cell table:style-name="Table13.A3" office:value-type="string">
            <text:p text:style-name="P15"><text:span text:style-name="T1">2nd</text:span></text:p>
          </table:table-cell>
          <table:table-cell table:style-name="Table13.A3" office:value-type="string">
            <text:p text:style-name="P28"><text:span text:style-name="T1">+2</text:span></text:p>
          </table:table-cell>
          <table:table-cell table:style-name="Table13.A3" office:value-type="string">
            <text:p text:style-name="P28"><text:span text:style-name="T1">+0</text:span></text:p>
          </table:table-cell>
          <table:table-cell table:style-name="Table13.A3" office:value-type="string">
            <text:p text:style-name="P28"><text:span text:style-name="T1">+0</text:span></text:p>
          </table:table-cell>
          <table:table-cell table:style-name="Table13.A3" office:value-type="string">
            <text:p text:style-name="P28"><text:span text:style-name="T1">+3</text:span></text:p>
          </table:table-cell>
          <table:table-cell table:style-name="Table13.A3" office:value-type="string">
            <text:p text:style-name="P15"><text:span text:style-name="T1">Brain nausea</text:span></text:p>
          </table:table-cell>
          <table:table-cell table:style-name="Table13.A3" office:value-type="string">
            <text:p text:style-name="P15"><text:span text:style-name="T1">+1 level of existing manifesting class</text:span></text:p>
          </table:table-cell>
        </table:table-row>
        <table:table-row table:style-name="Table13.2">
          <table:table-cell table:style-name="Table13.A3" office:value-type="string">
            <text:p text:style-name="P15"><text:span text:style-name="T1">3rd</text:span></text:p>
          </table:table-cell>
          <table:table-cell table:style-name="Table13.A3" office:value-type="string">
            <text:p text:style-name="P28"><text:span text:style-name="T1">+3</text:span></text:p>
          </table:table-cell>
          <table:table-cell table:style-name="Table13.A3" office:value-type="string">
            <text:p text:style-name="P28"><text:span text:style-name="T1">+1</text:span></text:p>
          </table:table-cell>
          <table:table-cell table:style-name="Table13.A3" office:value-type="string">
            <text:p text:style-name="P28"><text:span text:style-name="T1">+1</text:span></text:p>
          </table:table-cell>
          <table:table-cell table:style-name="Table13.A3" office:value-type="string">
            <text:p text:style-name="P28"><text:span text:style-name="T1">+3</text:span></text:p>
          </table:table-cell>
          <table:table-cell table:style-name="Table13.A3" office:value-type="string">
            <text:p text:style-name="P15"><text:span text:style-name="T1">Lucid buffer</text:span></text:p>
          </table:table-cell>
          <table:table-cell table:style-name="Table13.A3" office:value-type="string">
            <text:p text:style-name="P15"><text:span text:style-name="T1">+1 level of existing manifesting class</text:span></text:p>
          </table:table-cell>
        </table:table-row>
        <table:table-row table:style-name="Table13.2">
          <table:table-cell table:style-name="Table13.A3" office:value-type="string">
            <text:p text:style-name="P15"><text:span text:style-name="T1">4th</text:span></text:p>
          </table:table-cell>
          <table:table-cell table:style-name="Table13.A3" office:value-type="string">
            <text:p text:style-name="P28"><text:span text:style-name="T1">+4</text:span></text:p>
          </table:table-cell>
          <table:table-cell table:style-name="Table13.A3" office:value-type="string">
            <text:p text:style-name="P28"><text:span text:style-name="T1">+1</text:span></text:p>
          </table:table-cell>
          <table:table-cell table:style-name="Table13.A3" office:value-type="string">
            <text:p text:style-name="P28"><text:span text:style-name="T1">+1</text:span></text:p>
          </table:table-cell>
          <table:table-cell table:style-name="Table13.A3" office:value-type="string">
            <text:p text:style-name="P28"><text:span text:style-name="T1">+4</text:span></text:p>
          </table:table-cell>
          <table:table-cell table:style-name="Table13.A3" office:value-type="string">
            <text:p text:style-name="P15"><text:span text:style-name="T1">Favored enemy +4</text:span></text:p>
          </table:table-cell>
          <table:table-cell table:style-name="Table13.A3" office:value-type="string">
            <text:p text:style-name="P15"><text:span text:style-name="T1">+1 level of existing manifesting class</text:span></text:p>
          </table:table-cell>
        </table:table-row>
        <table:table-row table:style-name="Table13.2">
          <table:table-cell table:style-name="Table13.A3" office:value-type="string">
            <text:p text:style-name="P15"><text:span text:style-name="T1">5th</text:span></text:p>
          </table:table-cell>
          <table:table-cell table:style-name="Table13.A3" office:value-type="string">
            <text:p text:style-name="P28"><text:span text:style-name="T1">+5</text:span></text:p>
          </table:table-cell>
          <table:table-cell table:style-name="Table13.A3" office:value-type="string">
            <text:p text:style-name="P28"><text:span text:style-name="T1">+1</text:span></text:p>
          </table:table-cell>
          <table:table-cell table:style-name="Table13.A3" office:value-type="string">
            <text:p text:style-name="P28"><text:span text:style-name="T1">+1</text:span></text:p>
          </table:table-cell>
          <table:table-cell table:style-name="Table13.A3" office:value-type="string">
            <text:p text:style-name="P28"><text:span text:style-name="T1">+4</text:span></text:p>
          </table:table-cell>
          <table:table-cell table:style-name="Table13.A3" office:value-type="string">
            <text:p text:style-name="P15"><text:span text:style-name="T1">—</text:span></text:p>
          </table:table-cell>
          <table:table-cell table:style-name="Table13.A3" office:value-type="string">
            <text:p text:style-name="P15"><text:span text:style-name="T1">+1 level of existing manifesting class</text:span></text:p>
          </table:table-cell>
        </table:table-row>
        <table:table-row table:style-name="Table13.2">
          <table:table-cell table:style-name="Table13.A3" office:value-type="string">
            <text:p text:style-name="P15"><text:span text:style-name="T1">6th</text:span></text:p>
          </table:table-cell>
          <table:table-cell table:style-name="Table13.A3" office:value-type="string">
            <text:p text:style-name="P28"><text:span text:style-name="T1">+6</text:span></text:p>
          </table:table-cell>
          <table:table-cell table:style-name="Table13.A3" office:value-type="string">
            <text:p text:style-name="P28"><text:span text:style-name="T1">+2</text:span></text:p>
          </table:table-cell>
          <table:table-cell table:style-name="Table13.A3" office:value-type="string">
            <text:p text:style-name="P28"><text:span text:style-name="T1">+2</text:span></text:p>
          </table:table-cell>
          <table:table-cell table:style-name="Table13.A3" office:value-type="string">
            <text:p text:style-name="P28"><text:span text:style-name="T1">+5</text:span></text:p>
          </table:table-cell>
          <table:table-cell table:style-name="Table13.A3" office:value-type="string">
            <text:p text:style-name="P15"><text:span text:style-name="T1">Cerebral blind</text:span></text:p>
          </table:table-cell>
          <table:table-cell table:style-name="Table13.A3" office:value-type="string">
            <text:p text:style-name="P15"><text:span text:style-name="T1">+1 level of existing manifesting class</text:span></text:p>
          </table:table-cell>
        </table:table-row>
        <table:table-row table:style-name="Table13.2">
          <table:table-cell table:style-name="Table13.A3" office:value-type="string">
            <text:p text:style-name="P15"><text:span text:style-name="T1">7th</text:span></text:p>
          </table:table-cell>
          <table:table-cell table:style-name="Table13.A3" office:value-type="string">
            <text:p text:style-name="P28"><text:span text:style-name="T1">+7</text:span></text:p>
          </table:table-cell>
          <table:table-cell table:style-name="Table13.A3" office:value-type="string">
            <text:p text:style-name="P28"><text:span text:style-name="T1">+2</text:span></text:p>
          </table:table-cell>
          <table:table-cell table:style-name="Table13.A3" office:value-type="string">
            <text:p text:style-name="P28"><text:span text:style-name="T1">+2</text:span></text:p>
          </table:table-cell>
          <table:table-cell table:style-name="Table13.A3" office:value-type="string">
            <text:p text:style-name="P28"><text:span text:style-name="T1">+5</text:span></text:p>
          </table:table-cell>
          <table:table-cell table:style-name="Table13.A3" office:value-type="string">
            <text:p text:style-name="P15"><text:span text:style-name="T1">Favored enemy +6</text:span></text:p>
          </table:table-cell>
          <table:table-cell table:style-name="Table13.A3" office:value-type="string">
            <text:p text:style-name="P15"><text:span text:style-name="T1">+1 level of existing manifesting class</text:span></text:p>
          </table:table-cell>
        </table:table-row>
        <table:table-row table:style-name="Table13.2">
          <table:table-cell table:style-name="Table13.A3" office:value-type="string">
            <text:p text:style-name="P15"><text:span text:style-name="T1">8th</text:span></text:p>
          </table:table-cell>
          <table:table-cell table:style-name="Table13.A3" office:value-type="string">
            <text:p text:style-name="P28"><text:span text:style-name="T1">+8</text:span></text:p>
          </table:table-cell>
          <table:table-cell table:style-name="Table13.A3" office:value-type="string">
            <text:p text:style-name="P28"><text:span text:style-name="T1">+2</text:span></text:p>
          </table:table-cell>
          <table:table-cell table:style-name="Table13.A3" office:value-type="string">
            <text:p text:style-name="P28"><text:span text:style-name="T1">+2</text:span></text:p>
          </table:table-cell>
          <table:table-cell table:style-name="Table13.A3" office:value-type="string">
            <text:p text:style-name="P28"><text:span text:style-name="T1">+6</text:span></text:p>
          </table:table-cell>
          <table:table-cell table:style-name="Table13.A3" office:value-type="string">
            <text:p text:style-name="P15"><text:span text:style-name="T1">Breach power resistance</text:span></text:p>
          </table:table-cell>
          <table:table-cell table:style-name="Table13.A3" office:value-type="string">
            <text:p text:style-name="P15"><text:span text:style-name="T1">+1 level of existing manifesting class</text:span></text:p>
          </table:table-cell>
        </table:table-row>
        <table:table-row table:style-name="Table13.2">
          <table:table-cell table:style-name="Table13.A3" office:value-type="string">
            <text:p text:style-name="P15"><text:span text:style-name="T1">9th</text:span></text:p>
          </table:table-cell>
          <table:table-cell table:style-name="Table13.A3" office:value-type="string">
            <text:p text:style-name="P28"><text:span text:style-name="T1">+9</text:span></text:p>
          </table:table-cell>
          <table:table-cell table:style-name="Table13.A3" office:value-type="string">
            <text:p text:style-name="P28"><text:span text:style-name="T1">+3</text:span></text:p>
          </table:table-cell>
          <table:table-cell table:style-name="Table13.A3" office:value-type="string">
            <text:p text:style-name="P28"><text:span text:style-name="T1">+3</text:span></text:p>
          </table:table-cell>
          <table:table-cell table:style-name="Table13.A3" office:value-type="string">
            <text:p text:style-name="P28"><text:span text:style-name="T1">+6</text:span></text:p>
          </table:table-cell>
          <table:table-cell table:style-name="Table13.A3" office:value-type="string">
            <text:p text:style-name="P15"><text:span text:style-name="T1">Cerebral immunity</text:span></text:p>
          </table:table-cell>
          <table:table-cell table:style-name="Table13.A3" office:value-type="string">
            <text:p text:style-name="P15"><text:span text:style-name="T1">+1 level of existing manifesting class</text:span></text:p>
          </table:table-cell>
        </table:table-row>
        <table:table-row table:style-name="Table13.2">
          <table:table-cell table:style-name="Table13.A12" office:value-type="string">
            <text:p text:style-name="P27"><text:span text:style-name="T1">10th</text:span></text:p>
          </table:table-cell>
          <table:table-cell table:style-name="Table13.A12" office:value-type="string">
            <text:p text:style-name="P29"><text:span text:style-name="T1">+10</text:span></text:p>
          </table:table-cell>
          <table:table-cell table:style-name="Table13.A12" office:value-type="string">
            <text:p text:style-name="P29"><text:span text:style-name="T1">+3</text:span></text:p>
          </table:table-cell>
          <table:table-cell table:style-name="Table13.A12" office:value-type="string">
            <text:p text:style-name="P29"><text:span text:style-name="T1">+3</text:span></text:p>
          </table:table-cell>
          <table:table-cell table:style-name="Table13.A12" office:value-type="string">
            <text:p text:style-name="P29"><text:span text:style-name="T1">+7</text:span></text:p>
          </table:table-cell>
          <table:table-cell table:style-name="Table13.A12" office:value-type="string">
            <text:p text:style-name="P27"><text:span text:style-name="T1">Blast feedback, favored enemy +8</text:span></text:p>
          </table:table-cell>
          <table:table-cell table:style-name="Table13.A12" office:value-type="string">
            <text:p text:style-name="P27"><text:span text:style-name="T1">+1 level of existing manifesting class</text:span></text:p>
          </table:table-cell>
        </table:table-row>
      </table:table>
      <text:p text:style-name="P16"/>
      <text:h text:style-name="P7" text:outline-level="7"><text:span text:style-name="T11">Class Features</text:span></text:h>
      <text:p text:style-name="P15"><text:span text:style-name="T1">All the following are class features of the slayer prestige class.</text:span></text:p>
      <text:p text:style-name="P15"><text:span text:style-name="T2">Weapon and Armor Proficiency: </text:span><text:span text:style-name="T1">Slayers are proficient with all simple and martial weapons and with all types of armor. </text:span></text:p>
      <text:p text:style-name="P15"><text:span text:style-name="T2">Powers Known:</text:span><text:span text:style-name="T1"> Beginning at 2nd level, a slayer gains additional power points per day and access to new powers as if she had also gained a level in whatever manifesting class she belonged to before she added the prestige class. She does not, however, gain any other benefit a character of that class would have gained (bonus feats, metapsionic or item creation feats, psicrystal special abilities, and so on). This essentially means that she adds the level of slayer to the level of whatever manifesting class the character has, then determines power points per day, powers known, and manifester level accordingly.</text:span></text:p>
      <text:p text:style-name="P15"><text:span text:style-name="T1">If a character had more than one manifesting class before she became a slayer, she must decide to which class she adds the new level of slayer for the purpose of determining power points per day, powers known, and manifester level.</text:span></text:p>
      <text:p text:style-name="P15"><text:span text:style-name="T1">If the character did not belong to a manifesting class before taking this prestige class, she does not gain manifesting levels.</text:span></text:p>
      <text:p text:style-name="P15"><text:span text:style-name="T2">Favored Enemy (Ex):</text:span><text:span text:style-name="T1"> When she enters the class, a slayer formally declares a type of psionic creature as the enemy she detests above all others. Due to her extensive study of her foes and training in the proper techniques for combating them, she gains a +2 bonus on Bluff, Listen, Sense Motive, Spot, and Survival checks when using these skills against her favored enemy.</text:span></text:p>
      <text:p text:style-name="P15"><text:span text:style-name="T1">Likewise, she gets a +2 bonus on weapon damage rolls against creatures of this kind. At 4th level the bonuses increase to +4, at 7th level to +6, and at 10th level to +8.</text:span></text:p>
      <text:p text:style-name="P15"><text:span text:style-name="T2">Enemy Sense (Su):</text:span><text:span text:style-name="T1"> A slayer can sense the presence of her favored enemy within 60 feet of herself, even if they are hidden by darkness or walls, but she cannot discern their exact location.</text:span></text:p>
      <text:p text:style-name="P15"><text:span text:style-name="T2">Brain Nausea (Su):</text:span><text:span text:style-name="T1"> At 2nd level, a slayer gains a constant defensive ability somewhat similar to the </text:span><text:span text:style-name="T5">aversion </text:span><text:span text:style-name="T1">power. Any creature that attempts to eat the slayer’s brain must succeed on a Will save (DC 15 + slayer’s class level) or become disinclined to do so for 24 hours thereafter. A creature that fails this save may take any action it desires except extracting the slayer’s brain (but does not realize it is being so affected). This ability is active even if the slayer is unconscious, stunned, or otherwise helpless.</text:span></text:p>
      <text:p text:style-name="P15"><text:span text:style-name="T2">Lucid Buffer (Ex):</text:span><text:span text:style-name="T1"> At 3rd level, a slayer becomes especially skilled at resisting mental attacks. She gains a +4 competence bonus on saving throws against all compulsions and mind-affecting effects. This ability is active even if the slayer is unconscious, stunned, or otherwise helpless.</text:span></text:p>
      <text:p text:style-name="P15"><text:span text:style-name="T2">Cerebral Blind (Su): </text:span><text:span text:style-name="T1">After reaching 6th level, a slayer is protected from all devices, powers, and spells that reveal location. This ability protects against information gathering by clairsentience powers or effects that reveal location.</text:span></text:p>
      <text:p text:style-name="P15"><text:span text:style-name="T1">The ability even foils </text:span><text:span text:style-name="T5">bend reality, limited wish, miracle, reality revision, </text:span><text:span text:style-name="T1">and </text:span><text:span text:style-name="T5">wish </text:span><text:span text:style-name="T1">when they are used to gain information about the slayer’s location (however, </text:span><text:span text:style-name="T5">metafaculty </text:span><text:span text:style-name="T1">can pierce this protective barrier). In the case of </text:span><text:span text:style-name="T5">remote viewing </text:span><text:span text:style-name="T1">or </text:span><text:span text:style-name="T5">scrying </text:span><text:span text:style-name="T1">that scans an area a slayer is in, the effect works, but the slayer simply isn’t detected. </text:span><text:span text:style-name="T5">Remote viewing </text:span><text:span text:style-name="T1">or </text:span><text:span text:style-name="T5">scrying </text:span><text:span text:style-name="T1">attempts that are targeted specifically at a slayer do not work. This ability is active as long as the slayer is psionically focused.</text:span></text:p>
      <text:p text:style-name="P15"><text:span text:style-name="T2">Breach Power Resistance (Su):</text:span><text:span text:style-name="T1"> A slayer of 8th level or higher can enhance her weapon with psionic might. Each successful melee attack (or ranged attack if the target is within 30 feet) she makes with her weapon against a creature with power resistance temporarily reduces its power resistance by 1. Unless the creature is slain, its lost power resistance returns all at once 12 hours later. This ability is active as long as the slayer is psionically focused.</text:span></text:p>
      <text:p text:style-name="P15"><text:span text:style-name="T2">Cerebral Immunity (Su):</text:span><text:span text:style-name="T1"> On reaching 9th level, a slayer gains protection from all devices, powers, and spells that influence the mind. This ability shields her against almost all mind-affecting powers and effects (though the slayer can selectively allow powers or spells to affect her). The ability even foils </text:span><text:span text:style-name="T5">bend reality</text:span><text:span text:style-name="T1">, </text:span><text:span text:style-name="T5">limited wish</text:span><text:span text:style-name="T1">, </text:span><text:span text:style-name="T5">miracle, reality revision</text:span><text:span text:style-name="T1">, and </text:span><text:span text:style-name="T5">wish </text:span><text:span text:style-name="T1">when they are used to mentally influence a slayer. This ability is active as long as the slayer is psionically focused.</text:span></text:p>
      <text:p text:style-name="P15"><text:span text:style-name="T2">Blast Feedback (Su):</text:span><text:span text:style-name="T1"> At 10th level, if a slayer makes her saving throw when attacked with </text:span><text:span text:style-name="T5">mind blast, </text:span><text:span text:style-name="T1">the </text:span><text:span text:style-name="T5">mind blast </text:span><text:span text:style-name="T1">rebounds upon the attacker. Only the original attacker is targeted in the rebound effect. If the original attacker fails a Will saving throw (DC equal to that of the original attack), the attacker is affected normally by the </text:span><text:span text:style-name="T5">mind blast.</text:span></text:p>
      <text:h text:style-name="P11" text:outline-level="5"/>
      <text:h text:style-name="P10" text:outline-level="5"><text:span text:style-name="T4">METAMIND</text:span></text:h>
      <text:p text:style-name="P15"><text:soft-page-break/><text:span text:style-name="T2">Hit Die:</text:span><text:span text:style-name="T1"> d4.</text:span></text:p>
      <text:p text:style-name="P16"/>
      <text:h text:style-name="P1" text:outline-level="1"><text:span text:style-name="T1">Requirements</text:span></text:h>
      <text:p text:style-name="P15"><text:span text:style-name="T1">To qualify to become a metamind, a character must fulfill all the following criteria.</text:span></text:p>
      <text:p text:style-name="P15"><text:span text:style-name="T2">Skills:</text:span><text:span text:style-name="T1"> Knowledge (psionics) 8 ranks, Psicraft 4 ranks.</text:span></text:p>
      <text:p text:style-name="P15"><text:span text:style-name="T2">Feat:</text:span><text:span text:style-name="T1"> Psicrystal Affinity.</text:span></text:p>
      <text:p text:style-name="P15"><text:span text:style-name="T2">Psionics: </text:span><text:span text:style-name="T1">Manifester level 4th.</text:span></text:p>
      <text:h text:style-name="P14" text:outline-level="2"/>
      <text:h text:style-name="P13" text:outline-level="2"><text:span text:style-name="T8">Class Skills</text:span></text:h>
      <text:p text:style-name="P15"><text:span text:style-name="T1">The metamind’s class skills are Autohypnosis (Wis), Concentration* (Con), Craft (any) (Int), Knowledge (psionics), and Psicraft (Int).</text:span></text:p>
      <text:p text:style-name="P15"><text:span text:style-name="T2">Skill Points at Each Level:</text:span><text:span text:style-name="T1"> 2 + Int modifier.</text:span></text:p>
      <text:p text:style-name="P16"/>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row table:style-name="Table14.1">
          <table:table-cell table:style-name="Table14.A1" table:number-columns-spanned="7" office:value-type="string">
            <text:h text:style-name="P2" text:outline-level="1"><text:span text:style-name="T1">Table: The Metamind</text:span></text:h>
          </table:table-cell>
          <table:covered-table-cell/>
          <table:covered-table-cell/>
          <table:covered-table-cell/>
          <table:covered-table-cell/>
          <table:covered-table-cell/>
          <table:covered-table-cell/>
        </table:table-row>
        <table:table-row table:style-name="Table14.2">
          <table:table-cell table:style-name="Table14.A2" office:value-type="string">
            <text:p text:style-name="P27"><text:span text:style-name="T2">Level</text:span></text:p>
          </table:table-cell>
          <table:table-cell table:style-name="Table14.A2" office:value-type="string">
            <text:p text:style-name="P29"><text:span text:style-name="T2">Base Attack Bonus</text:span></text:p>
          </table:table-cell>
          <table:table-cell table:style-name="Table14.A2" office:value-type="string">
            <text:p text:style-name="P29"><text:span text:style-name="T2">Fort Save</text:span></text:p>
          </table:table-cell>
          <table:table-cell table:style-name="Table14.A2" office:value-type="string">
            <text:p text:style-name="P29"><text:span text:style-name="T2">Ref Save</text:span></text:p>
          </table:table-cell>
          <table:table-cell table:style-name="Table14.A2" office:value-type="string">
            <text:p text:style-name="P29"><text:span text:style-name="T2">Will Save</text:span></text:p>
          </table:table-cell>
          <table:table-cell table:style-name="Table14.A2" office:value-type="string">
            <text:p text:style-name="P27"><text:span text:style-name="T2">Special</text:span></text:p>
          </table:table-cell>
          <table:table-cell table:style-name="Table14.A2" office:value-type="string">
            <text:p text:style-name="P27"><text:span text:style-name="T2">Powers Known</text:span></text:p>
          </table:table-cell>
        </table:table-row>
        <table:table-row table:style-name="Table14.2">
          <table:table-cell table:style-name="Table14.A3" office:value-type="string">
            <text:p text:style-name="P27"><text:span text:style-name="T1">1st</text:span></text:p>
          </table:table-cell>
          <table:table-cell table:style-name="Table14.A3" office:value-type="string">
            <text:p text:style-name="P29"><text:span text:style-name="T1">+0</text:span></text:p>
          </table:table-cell>
          <table:table-cell table:style-name="Table14.A3" office:value-type="string">
            <text:p text:style-name="P29"><text:span text:style-name="T1">+0</text:span></text:p>
          </table:table-cell>
          <table:table-cell table:style-name="Table14.A3" office:value-type="string">
            <text:p text:style-name="P29"><text:span text:style-name="T1">+0</text:span></text:p>
          </table:table-cell>
          <table:table-cell table:style-name="Table14.A3" office:value-type="string">
            <text:p text:style-name="P29"><text:span text:style-name="T1">+2</text:span></text:p>
          </table:table-cell>
          <table:table-cell table:style-name="Table14.A3" office:value-type="string">
            <text:p text:style-name="P27"><text:span text:style-name="T1">Free manifesting 1st, 3/day</text:span></text:p>
          </table:table-cell>
          <table:table-cell table:style-name="Table14.A3" office:value-type="string">
            <text:p text:style-name="P27"><text:span text:style-name="T1">—</text:span></text:p>
          </table:table-cell>
        </table:table-row>
        <table:table-row table:style-name="Table14.2">
          <table:table-cell table:style-name="Table14.A3" office:value-type="string">
            <text:p text:style-name="P15"><text:span text:style-name="T1">2nd</text:span></text:p>
          </table:table-cell>
          <table:table-cell table:style-name="Table14.A3" office:value-type="string">
            <text:p text:style-name="P28"><text:span text:style-name="T1">+1</text:span></text:p>
          </table:table-cell>
          <table:table-cell table:style-name="Table14.A3" office:value-type="string">
            <text:p text:style-name="P28"><text:span text:style-name="T1">+0</text:span></text:p>
          </table:table-cell>
          <table:table-cell table:style-name="Table14.A3" office:value-type="string">
            <text:p text:style-name="P28"><text:span text:style-name="T1">+0</text:span></text:p>
          </table:table-cell>
          <table:table-cell table:style-name="Table14.A3" office:value-type="string">
            <text:p text:style-name="P28"><text:span text:style-name="T1">+3</text:span></text:p>
          </table:table-cell>
          <table:table-cell table:style-name="Table14.A3" office:value-type="string">
            <text:p text:style-name="P15"><text:span text:style-name="T1">Cognizance psicrystal 5 points</text:span></text:p>
          </table:table-cell>
          <table:table-cell table:style-name="Table14.A3" office:value-type="string">
            <text:p text:style-name="P15"><text:span text:style-name="T1">+1 level of existing manifesting class</text:span></text:p>
          </table:table-cell>
        </table:table-row>
        <table:table-row table:style-name="Table14.2">
          <table:table-cell table:style-name="Table14.A3" office:value-type="string">
            <text:p text:style-name="P15"><text:span text:style-name="T1">3rd</text:span></text:p>
          </table:table-cell>
          <table:table-cell table:style-name="Table14.A3" office:value-type="string">
            <text:p text:style-name="P28"><text:span text:style-name="T1">+1</text:span></text:p>
          </table:table-cell>
          <table:table-cell table:style-name="Table14.A3" office:value-type="string">
            <text:p text:style-name="P28"><text:span text:style-name="T1">+1</text:span></text:p>
          </table:table-cell>
          <table:table-cell table:style-name="Table14.A3" office:value-type="string">
            <text:p text:style-name="P28"><text:span text:style-name="T1">+1</text:span></text:p>
          </table:table-cell>
          <table:table-cell table:style-name="Table14.A3" office:value-type="string">
            <text:p text:style-name="P28"><text:span text:style-name="T1">+3</text:span></text:p>
          </table:table-cell>
          <table:table-cell table:style-name="Table14.A3" office:value-type="string">
            <text:p text:style-name="P15"><text:span text:style-name="T1">Free manifesting 2nd, 3/day</text:span></text:p>
          </table:table-cell>
          <table:table-cell table:style-name="Table14.A3" office:value-type="string">
            <text:p text:style-name="P15"><text:span text:style-name="T1">—</text:span></text:p>
          </table:table-cell>
        </table:table-row>
        <table:table-row table:style-name="Table14.2">
          <table:table-cell table:style-name="Table14.A3" office:value-type="string">
            <text:p text:style-name="P15"><text:span text:style-name="T1">4th</text:span></text:p>
          </table:table-cell>
          <table:table-cell table:style-name="Table14.A3" office:value-type="string">
            <text:p text:style-name="P28"><text:span text:style-name="T1">+2</text:span></text:p>
          </table:table-cell>
          <table:table-cell table:style-name="Table14.A3" office:value-type="string">
            <text:p text:style-name="P28"><text:span text:style-name="T1">+1</text:span></text:p>
          </table:table-cell>
          <table:table-cell table:style-name="Table14.A3" office:value-type="string">
            <text:p text:style-name="P28"><text:span text:style-name="T1">+1</text:span></text:p>
          </table:table-cell>
          <table:table-cell table:style-name="Table14.A3" office:value-type="string">
            <text:p text:style-name="P28"><text:span text:style-name="T1">+4</text:span></text:p>
          </table:table-cell>
          <table:table-cell table:style-name="Table14.A3" office:value-type="string">
            <text:p text:style-name="P15"><text:span text:style-name="T1">Cognizance psicrystal 7 points</text:span></text:p>
          </table:table-cell>
          <table:table-cell table:style-name="Table14.A3" office:value-type="string">
            <text:p text:style-name="P15"><text:span text:style-name="T1">+1 level of existing manifesting class</text:span></text:p>
          </table:table-cell>
        </table:table-row>
        <table:table-row table:style-name="Table14.2">
          <table:table-cell table:style-name="Table14.A3" office:value-type="string">
            <text:p text:style-name="P15"><text:span text:style-name="T1">5th</text:span></text:p>
          </table:table-cell>
          <table:table-cell table:style-name="Table14.A3" office:value-type="string">
            <text:p text:style-name="P28"><text:span text:style-name="T1">+2</text:span></text:p>
          </table:table-cell>
          <table:table-cell table:style-name="Table14.A3" office:value-type="string">
            <text:p text:style-name="P28"><text:span text:style-name="T1">+1</text:span></text:p>
          </table:table-cell>
          <table:table-cell table:style-name="Table14.A3" office:value-type="string">
            <text:p text:style-name="P28"><text:span text:style-name="T1">+1</text:span></text:p>
          </table:table-cell>
          <table:table-cell table:style-name="Table14.A3" office:value-type="string">
            <text:p text:style-name="P28"><text:span text:style-name="T1">+4</text:span></text:p>
          </table:table-cell>
          <table:table-cell table:style-name="Table14.A3" office:value-type="string">
            <text:p text:style-name="P15"><text:span text:style-name="T1">Free manifesting 3rd, 1/day</text:span></text:p>
          </table:table-cell>
          <table:table-cell table:style-name="Table14.A3" office:value-type="string">
            <text:p text:style-name="P15"><text:span text:style-name="T1">—</text:span></text:p>
          </table:table-cell>
        </table:table-row>
        <table:table-row table:style-name="Table14.2">
          <table:table-cell table:style-name="Table14.A3" office:value-type="string">
            <text:p text:style-name="P15"><text:span text:style-name="T1">6th</text:span></text:p>
          </table:table-cell>
          <table:table-cell table:style-name="Table14.A3" office:value-type="string">
            <text:p text:style-name="P28"><text:span text:style-name="T1">+3</text:span></text:p>
          </table:table-cell>
          <table:table-cell table:style-name="Table14.A3" office:value-type="string">
            <text:p text:style-name="P28"><text:span text:style-name="T1">+2</text:span></text:p>
          </table:table-cell>
          <table:table-cell table:style-name="Table14.A3" office:value-type="string">
            <text:p text:style-name="P28"><text:span text:style-name="T1">+2</text:span></text:p>
          </table:table-cell>
          <table:table-cell table:style-name="Table14.A3" office:value-type="string">
            <text:p text:style-name="P28"><text:span text:style-name="T1">+5</text:span></text:p>
          </table:table-cell>
          <table:table-cell table:style-name="Table14.A3" office:value-type="string">
            <text:p text:style-name="P15"><text:span text:style-name="T1">Cognizance psicrystal 9 points</text:span></text:p>
          </table:table-cell>
          <table:table-cell table:style-name="Table14.A3" office:value-type="string">
            <text:p text:style-name="P15"><text:span text:style-name="T1">+1 level of existing manifesting class</text:span></text:p>
          </table:table-cell>
        </table:table-row>
        <table:table-row table:style-name="Table14.2">
          <table:table-cell table:style-name="Table14.A3" office:value-type="string">
            <text:p text:style-name="P15"><text:span text:style-name="T1">7th</text:span></text:p>
          </table:table-cell>
          <table:table-cell table:style-name="Table14.A3" office:value-type="string">
            <text:p text:style-name="P28"><text:span text:style-name="T1">+3</text:span></text:p>
          </table:table-cell>
          <table:table-cell table:style-name="Table14.A3" office:value-type="string">
            <text:p text:style-name="P28"><text:span text:style-name="T1">+2</text:span></text:p>
          </table:table-cell>
          <table:table-cell table:style-name="Table14.A3" office:value-type="string">
            <text:p text:style-name="P28"><text:span text:style-name="T1">+2</text:span></text:p>
          </table:table-cell>
          <table:table-cell table:style-name="Table14.A3" office:value-type="string">
            <text:p text:style-name="P28"><text:span text:style-name="T1">+5</text:span></text:p>
          </table:table-cell>
          <table:table-cell table:style-name="Table14.A3" office:value-type="string">
            <text:p text:style-name="P15"><text:span text:style-name="T1">Free manifesting 4th, 1/day</text:span></text:p>
          </table:table-cell>
          <table:table-cell table:style-name="Table14.A3" office:value-type="string">
            <text:p text:style-name="P15"><text:span text:style-name="T1">—</text:span></text:p>
          </table:table-cell>
        </table:table-row>
        <table:table-row table:style-name="Table14.2">
          <table:table-cell table:style-name="Table14.A3" office:value-type="string">
            <text:p text:style-name="P15"><text:span text:style-name="T1">8th</text:span></text:p>
          </table:table-cell>
          <table:table-cell table:style-name="Table14.A3" office:value-type="string">
            <text:p text:style-name="P28"><text:span text:style-name="T1">+4</text:span></text:p>
          </table:table-cell>
          <table:table-cell table:style-name="Table14.A3" office:value-type="string">
            <text:p text:style-name="P28"><text:span text:style-name="T1">+2</text:span></text:p>
          </table:table-cell>
          <table:table-cell table:style-name="Table14.A3" office:value-type="string">
            <text:p text:style-name="P28"><text:span text:style-name="T1">+2</text:span></text:p>
          </table:table-cell>
          <table:table-cell table:style-name="Table14.A3" office:value-type="string">
            <text:p text:style-name="P28"><text:span text:style-name="T1">+6</text:span></text:p>
          </table:table-cell>
          <table:table-cell table:style-name="Table14.A3" office:value-type="string">
            <text:p text:style-name="P15"><text:span text:style-name="T1">Cognizance psicrystal 11 points</text:span></text:p>
          </table:table-cell>
          <table:table-cell table:style-name="Table14.A3" office:value-type="string">
            <text:p text:style-name="P15"><text:span text:style-name="T1">+1 level of existing manifesting class</text:span></text:p>
          </table:table-cell>
        </table:table-row>
        <table:table-row table:style-name="Table14.2">
          <table:table-cell table:style-name="Table14.A3" office:value-type="string">
            <text:p text:style-name="P15"><text:span text:style-name="T1">9th</text:span></text:p>
          </table:table-cell>
          <table:table-cell table:style-name="Table14.A3" office:value-type="string">
            <text:p text:style-name="P28"><text:span text:style-name="T1">+4</text:span></text:p>
          </table:table-cell>
          <table:table-cell table:style-name="Table14.A3" office:value-type="string">
            <text:p text:style-name="P28"><text:span text:style-name="T1">+3</text:span></text:p>
          </table:table-cell>
          <table:table-cell table:style-name="Table14.A3" office:value-type="string">
            <text:p text:style-name="P28"><text:span text:style-name="T1">+3</text:span></text:p>
          </table:table-cell>
          <table:table-cell table:style-name="Table14.A3" office:value-type="string">
            <text:p text:style-name="P28"><text:span text:style-name="T1">+6</text:span></text:p>
          </table:table-cell>
          <table:table-cell table:style-name="Table14.A3" office:value-type="string">
            <text:p text:style-name="P15"><text:span text:style-name="T1">Free manifesting 5th, 1/day</text:span></text:p>
          </table:table-cell>
          <table:table-cell table:style-name="Table14.A3" office:value-type="string">
            <text:p text:style-name="P15"><text:span text:style-name="T1">—</text:span></text:p>
          </table:table-cell>
        </table:table-row>
        <table:table-row table:style-name="Table14.2">
          <table:table-cell table:style-name="Table14.A12" office:value-type="string">
            <text:p text:style-name="P27"><text:span text:style-name="T1">10th</text:span></text:p>
          </table:table-cell>
          <table:table-cell table:style-name="Table14.A12" office:value-type="string">
            <text:p text:style-name="P29"><text:span text:style-name="T1">+5</text:span></text:p>
          </table:table-cell>
          <table:table-cell table:style-name="Table14.A12" office:value-type="string">
            <text:p text:style-name="P29"><text:span text:style-name="T1">+3</text:span></text:p>
          </table:table-cell>
          <table:table-cell table:style-name="Table14.A12" office:value-type="string">
            <text:p text:style-name="P29"><text:span text:style-name="T1">+3</text:span></text:p>
          </table:table-cell>
          <table:table-cell table:style-name="Table14.A12" office:value-type="string">
            <text:p text:style-name="P29"><text:span text:style-name="T1">+7</text:span></text:p>
          </table:table-cell>
          <table:table-cell table:style-name="Table14.A12" office:value-type="string">
            <text:p text:style-name="P27"><text:span text:style-name="T1">Font of power</text:span></text:p>
          </table:table-cell>
          <table:table-cell table:style-name="Table14.A12" office:value-type="string">
            <text:p text:style-name="P27"><text:span text:style-name="T1">+1 level of existing manifesting class</text:span></text:p>
          </table:table-cell>
        </table:table-row>
      </table:table>
      <text:p text:style-name="P18"/>
      <text:h text:style-name="P1" text:outline-level="1"><text:span text:style-name="T1">Class Features</text:span></text:h>
      <text:p text:style-name="P15"><text:span text:style-name="T1">All the following are class features of the metamind prestige class.</text:span></text:p>
      <text:p text:style-name="P15"><text:span text:style-name="T2">Weapon and Armor Proficiency:</text:span><text:span text:style-name="T1"> Metaminds gain no proficiency with any weapon or armor.</text:span></text:p>
      <text:p text:style-name="P15"><text:span text:style-name="T2">Powers Known: </text:span><text:span text:style-name="T1">At every even-numbered level, a metamind gains additional power points per day and access to new powers as if he had also gained a level in whatever manifesting class he belonged to before he added the prestige class. He does not, however, gain any other benefit a character of that class would have gained (bonus feats, metapsionic or item creation feats, and so on). This essentially means that he adds the level of metamind to the level of whatever manifesting class the character has, then determines power points per day, powers known, and manifester level accordingly.</text:span></text:p>
      <text:p text:style-name="P15"><text:span text:style-name="T1">If a character had more than one manifesting class before he became a metamind, he must decide to which class he adds the new level of metamind for the purpose of determining power points per day, powers known, and manifester level.</text:span></text:p>
      <text:p text:style-name="P15"><text:span text:style-name="T2">Free Manifesting (Ps):</text:span><text:span text:style-name="T1"> At 1st level, a metamind can manifest any 1st-level power he knows for free (without spending power points) three times per day.</text:span></text:p>
      <text:p text:style-name="P15"><text:span text:style-name="T1">At higher levels, a metamind gains the ability to freely manifest additional higher-level powers: three 2nd-level powers per day at 3rd level; one 3rd-level power per day at 5th level; one 4th-level power per day at 7th level; and one 5th-level power per day at 9th level.</text:span></text:p>
      <text:p text:style-name="P15"><text:span text:style-name="T1">This benefit applies only to the power point cost of an unaugmented power. Points spent to augment a power and an experience point cost (if any) must be paid as normal.</text:span></text:p>
      <text:p text:style-name="P15"><text:span text:style-name="T2">Cognizance Psicrystal (Ex):</text:span><text:span text:style-name="T1"> At 2nd level, a metamind masters the trick of storing excess power points in a psicrystal. The psicrystal is now treated as a </text:span><text:span text:style-name="T5">cognizance crystal</text:span><text:span text:style-name="T1"> capable of storing 5 power points, in addition to its psicrystal abilities. At every even-numbered level, a metamind becomes able to store an additional 2 power points in his psicrystal, to a maximum of 11 points at 8th level.</text:span></text:p>
      <text:p text:style-name="P15"><text:span text:style-name="T2">Font of Power (Ps): </text:span><text:span text:style-name="T1">A 10th-level metamind can act as a living </text:span><text:span text:style-name="T5">cognizance crystal, </text:span><text:span text:style-name="T1">producing seemingly endless power points once per day, for up to 1 minute. His eyes shine like tiny stars, and faint illumination seems to beam out of his mouth and the end of each of his fingers. While so empowered, he can manifest any of his powers without drawing from his power point reserve. He finds the power points he needs welling up within his own body.</text:span></text:p>
      <text:p text:style-name="P15"><text:span text:style-name="T1">If a metamind using this ability enters a metaconcert, his power point reserve is accessed normally for the purpose of his contributing to the pool.</text:span></text:p>
      <text:h text:style-name="P11" text:outline-level="5"/>
      <text:h text:style-name="P10" text:outline-level="5"><text:span text:style-name="T4">PSION UNCARNATE</text:span></text:h>
      <text:p text:style-name="P15"><text:span text:style-name="T2">Hit Die:</text:span><text:span text:style-name="T1"> d4.</text:span></text:p>
      <text:h text:style-name="P3" text:outline-level="1"><text:soft-page-break/></text:h>
      <text:h text:style-name="P1" text:outline-level="1"><text:span text:style-name="T1">Requirements</text:span></text:h>
      <text:p text:style-name="P15"><text:span text:style-name="T1">To qualify to become a psion uncarnate, a character must fulfill all the following criteria.</text:span></text:p>
      <text:p text:style-name="P15"><text:span text:style-name="T2">Skills:</text:span><text:span text:style-name="T1"> Knowledge (psionics) 8 ranks, Psicraft 8 ranks.</text:span></text:p>
      <text:p text:style-name="P15"><text:span text:style-name="T2">Feat:</text:span><text:span text:style-name="T1"> Psionic Body.</text:span></text:p>
      <text:p text:style-name="P15"><text:span text:style-name="T2">Psionics:</text:span><text:span text:style-name="T1"> Able to manifest 3rd-level powers.</text:span></text:p>
      <text:p text:style-name="P15"><text:span text:style-name="T2">Special:</text:span><text:span text:style-name="T1"> Must have had some instruction by another psion uncarnate.</text:span></text:p>
      <text:h text:style-name="P3" text:outline-level="1"/>
      <text:h text:style-name="P1" text:outline-level="1"><text:span text:style-name="T1">Class Skills</text:span></text:h>
      <text:p text:style-name="P15"><text:span text:style-name="T1">The psion uncarnate’s class skills are Autohypnosis (Wis), Bluff (Cha), Concentration (Con), Craft (any) (Int), Disguise (Cha), Knowledge (the planes) (Int), Knowledge (psionics) (Int), Psicraft (Int), and Sense Motive (Wis).</text:span></text:p>
      <text:p text:style-name="P15"><text:span text:style-name="T2">Skill Points at Each Level:</text:span><text:span text:style-name="T1"> 2 + Int modifier.</text:span></text:p>
      <text:p text:style-name="P18"/>
      <table:table table:name="Table15" table:style-name="Table15">
        <table:table-column table:style-name="Table15.A"/>
        <table:table-column table:style-name="Table15.B"/>
        <table:table-column table:style-name="Table15.C" table:number-columns-repeated="2"/>
        <table:table-column table:style-name="Table15.E"/>
        <table:table-column table:style-name="Table15.F"/>
        <table:table-column table:style-name="Table15.G"/>
        <table:table-row table:style-name="Table15.1">
          <table:table-cell table:style-name="Table15.A1" table:number-columns-spanned="7" office:value-type="string">
            <text:p text:style-name="P27"><text:span text:style-name="T2">Table: The Psion Uncarnate</text:span></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27"><text:span text:style-name="T2">Level</text:span></text:p>
          </table:table-cell>
          <table:table-cell table:style-name="Table15.A2" office:value-type="string">
            <text:p text:style-name="P29"><text:span text:style-name="T2">Base Attack Bonus</text:span></text:p>
          </table:table-cell>
          <table:table-cell table:style-name="Table15.A2" office:value-type="string">
            <text:p text:style-name="P29"><text:span text:style-name="T2">Fort Save</text:span></text:p>
          </table:table-cell>
          <table:table-cell table:style-name="Table15.A2" office:value-type="string">
            <text:p text:style-name="P29"><text:span text:style-name="T2">Ref Save</text:span></text:p>
          </table:table-cell>
          <table:table-cell table:style-name="Table15.A2" office:value-type="string">
            <text:p text:style-name="P29"><text:span text:style-name="T2">Will Save</text:span></text:p>
          </table:table-cell>
          <table:table-cell table:style-name="Table15.A2" office:value-type="string">
            <text:p text:style-name="P27"><text:span text:style-name="T2">Special</text:span></text:p>
          </table:table-cell>
          <table:table-cell table:style-name="Table15.A2" office:value-type="string">
            <text:p text:style-name="P27"><text:span text:style-name="T2">Powers Known</text:span></text:p>
          </table:table-cell>
        </table:table-row>
        <table:table-row table:style-name="Table15.2">
          <table:table-cell table:style-name="Table15.A2" office:value-type="string">
            <text:p text:style-name="P27"><text:span text:style-name="T1">1st</text:span></text:p>
          </table:table-cell>
          <table:table-cell table:style-name="Table15.A2" office:value-type="string">
            <text:p text:style-name="P29"><text:span text:style-name="T1">+0</text:span></text:p>
          </table:table-cell>
          <table:table-cell table:style-name="Table15.A2" office:value-type="string">
            <text:p text:style-name="P29"><text:span text:style-name="T1">+0</text:span></text:p>
          </table:table-cell>
          <table:table-cell table:style-name="Table15.A2" office:value-type="string">
            <text:p text:style-name="P29"><text:span text:style-name="T1">+0</text:span></text:p>
          </table:table-cell>
          <table:table-cell table:style-name="Table15.A2" office:value-type="string">
            <text:p text:style-name="P29"><text:span text:style-name="T1">+2</text:span></text:p>
          </table:table-cell>
          <table:table-cell table:style-name="Table15.F3" office:value-type="string">
            <text:p text:style-name="P27"><text:span text:style-name="T1">Incorporeal touch 1d6, uncarnate armor</text:span></text:p>
          </table:table-cell>
          <table:table-cell table:style-name="Table15.A2" office:value-type="string">
            <text:p text:style-name="P27"><text:span text:style-name="T1">—</text:span></text:p>
          </table:table-cell>
        </table:table-row>
        <table:table-row table:style-name="Table15.2">
          <table:table-cell table:style-name="Table15.F3" office:value-type="string">
            <text:p text:style-name="P27"><text:span text:style-name="T1">2nd</text:span></text:p>
          </table:table-cell>
          <table:table-cell table:style-name="Table15.F3" office:value-type="string">
            <text:p text:style-name="P29"><text:span text:style-name="T1">+1</text:span></text:p>
          </table:table-cell>
          <table:table-cell table:style-name="Table15.F3" office:value-type="string">
            <text:p text:style-name="P29"><text:span text:style-name="T1">+0</text:span></text:p>
          </table:table-cell>
          <table:table-cell table:style-name="Table15.F3" office:value-type="string">
            <text:p text:style-name="P29"><text:span text:style-name="T1">+0</text:span></text:p>
          </table:table-cell>
          <table:table-cell table:style-name="Table15.F3" office:value-type="string">
            <text:p text:style-name="P29"><text:span text:style-name="T1">+3</text:span></text:p>
          </table:table-cell>
          <table:table-cell table:style-name="Table15.F3" office:value-type="string">
            <text:p text:style-name="P27"><text:span text:style-name="T1">Shed body 1/day</text:span></text:p>
          </table:table-cell>
          <table:table-cell table:style-name="Table15.F3" office:value-type="string">
            <text:p text:style-name="P27"><text:span text:style-name="T1">+1 level of existing manifesting class</text:span></text:p>
          </table:table-cell>
        </table:table-row>
        <table:table-row table:style-name="Table15.2">
          <table:table-cell table:style-name="Table15.F3" office:value-type="string">
            <text:p text:style-name="P15"><text:span text:style-name="T1">3rd</text:span></text:p>
          </table:table-cell>
          <table:table-cell table:style-name="Table15.F3" office:value-type="string">
            <text:p text:style-name="P28"><text:span text:style-name="T1">+1</text:span></text:p>
          </table:table-cell>
          <table:table-cell table:style-name="Table15.F3" office:value-type="string">
            <text:p text:style-name="P28"><text:span text:style-name="T1">+1</text:span></text:p>
          </table:table-cell>
          <table:table-cell table:style-name="Table15.F3" office:value-type="string">
            <text:p text:style-name="P28"><text:span text:style-name="T1">+1</text:span></text:p>
          </table:table-cell>
          <table:table-cell table:style-name="Table15.F3" office:value-type="string">
            <text:p text:style-name="P28"><text:span text:style-name="T1">+3</text:span></text:p>
          </table:table-cell>
          <table:table-cell table:style-name="Table15.F3" office:value-type="string">
            <text:p text:style-name="P15"><text:span text:style-name="T1">Assume equipment</text:span></text:p>
          </table:table-cell>
          <table:table-cell table:style-name="Table15.F3" office:value-type="string">
            <text:p text:style-name="P15"><text:span text:style-name="T1">+1 level of existing manifesting class</text:span></text:p>
          </table:table-cell>
        </table:table-row>
        <table:table-row table:style-name="Table15.2">
          <table:table-cell table:style-name="Table15.F3" office:value-type="string">
            <text:p text:style-name="P15"><text:span text:style-name="T1">4th</text:span></text:p>
          </table:table-cell>
          <table:table-cell table:style-name="Table15.F3" office:value-type="string">
            <text:p text:style-name="P28"><text:span text:style-name="T1">+2</text:span></text:p>
          </table:table-cell>
          <table:table-cell table:style-name="Table15.F3" office:value-type="string">
            <text:p text:style-name="P28"><text:span text:style-name="T1">+1</text:span></text:p>
          </table:table-cell>
          <table:table-cell table:style-name="Table15.F3" office:value-type="string">
            <text:p text:style-name="P28"><text:span text:style-name="T1">+1</text:span></text:p>
          </table:table-cell>
          <table:table-cell table:style-name="Table15.F3" office:value-type="string">
            <text:p text:style-name="P28"><text:span text:style-name="T1">+4</text:span></text:p>
          </table:table-cell>
          <table:table-cell table:style-name="Table15.F3" office:value-type="string">
            <text:p text:style-name="P15"><text:span text:style-name="T1">Assume likeness</text:span></text:p>
          </table:table-cell>
          <table:table-cell table:style-name="Table15.F3" office:value-type="string">
            <text:p text:style-name="P15"><text:span text:style-name="T1">—</text:span></text:p>
          </table:table-cell>
        </table:table-row>
        <table:table-row table:style-name="Table15.2">
          <table:table-cell table:style-name="Table15.F3" office:value-type="string">
            <text:p text:style-name="P15"><text:span text:style-name="T1">5th</text:span></text:p>
          </table:table-cell>
          <table:table-cell table:style-name="Table15.F3" office:value-type="string">
            <text:p text:style-name="P28"><text:span text:style-name="T1">+2</text:span></text:p>
          </table:table-cell>
          <table:table-cell table:style-name="Table15.F3" office:value-type="string">
            <text:p text:style-name="P28"><text:span text:style-name="T1">+1</text:span></text:p>
          </table:table-cell>
          <table:table-cell table:style-name="Table15.F3" office:value-type="string">
            <text:p text:style-name="P28"><text:span text:style-name="T1">+1</text:span></text:p>
          </table:table-cell>
          <table:table-cell table:style-name="Table15.F3" office:value-type="string">
            <text:p text:style-name="P28"><text:span text:style-name="T1">+4</text:span></text:p>
          </table:table-cell>
          <table:table-cell table:style-name="Table15.F3" office:value-type="string">
            <text:p text:style-name="P15"><text:span text:style-name="T1">Incorporeal touch 2d6</text:span></text:p>
          </table:table-cell>
          <table:table-cell table:style-name="Table15.F3" office:value-type="string">
            <text:p text:style-name="P15"><text:span text:style-name="T1">+1 level of existing manifesting class</text:span></text:p>
          </table:table-cell>
        </table:table-row>
        <table:table-row table:style-name="Table15.2">
          <table:table-cell table:style-name="Table15.F3" office:value-type="string">
            <text:p text:style-name="P15"><text:span text:style-name="T1">6th</text:span></text:p>
          </table:table-cell>
          <table:table-cell table:style-name="Table15.F3" office:value-type="string">
            <text:p text:style-name="P28"><text:span text:style-name="T1">+3</text:span></text:p>
          </table:table-cell>
          <table:table-cell table:style-name="Table15.F3" office:value-type="string">
            <text:p text:style-name="P28"><text:span text:style-name="T1">+2</text:span></text:p>
          </table:table-cell>
          <table:table-cell table:style-name="Table15.F3" office:value-type="string">
            <text:p text:style-name="P28"><text:span text:style-name="T1">+2</text:span></text:p>
          </table:table-cell>
          <table:table-cell table:style-name="Table15.F3" office:value-type="string">
            <text:p text:style-name="P28"><text:span text:style-name="T1">+5</text:span></text:p>
          </table:table-cell>
          <table:table-cell table:style-name="Table15.F3" office:value-type="string">
            <text:p text:style-name="P15"><text:span text:style-name="T1">Shed body 2/day</text:span></text:p>
          </table:table-cell>
          <table:table-cell table:style-name="Table15.F3" office:value-type="string">
            <text:p text:style-name="P15"><text:span text:style-name="T1">+1 level of existing manifesting class</text:span></text:p>
          </table:table-cell>
        </table:table-row>
        <table:table-row table:style-name="Table15.2">
          <table:table-cell table:style-name="Table15.F3" office:value-type="string">
            <text:p text:style-name="P15"><text:span text:style-name="T1">7th</text:span></text:p>
          </table:table-cell>
          <table:table-cell table:style-name="Table15.F3" office:value-type="string">
            <text:p text:style-name="P28"><text:span text:style-name="T1">+3</text:span></text:p>
          </table:table-cell>
          <table:table-cell table:style-name="Table15.F3" office:value-type="string">
            <text:p text:style-name="P28"><text:span text:style-name="T1">+2</text:span></text:p>
          </table:table-cell>
          <table:table-cell table:style-name="Table15.F3" office:value-type="string">
            <text:p text:style-name="P28"><text:span text:style-name="T1">+2</text:span></text:p>
          </table:table-cell>
          <table:table-cell table:style-name="Table15.F3" office:value-type="string">
            <text:p text:style-name="P28"><text:span text:style-name="T1">+5</text:span></text:p>
          </table:table-cell>
          <table:table-cell table:style-name="Table15.F3" office:value-type="string">
            <text:p text:style-name="P15"><text:span text:style-name="T1">Telekinetic force</text:span></text:p>
          </table:table-cell>
          <table:table-cell table:style-name="Table15.F3" office:value-type="string">
            <text:p text:style-name="P15"><text:span text:style-name="T1">—</text:span></text:p>
          </table:table-cell>
        </table:table-row>
        <table:table-row table:style-name="Table15.2">
          <table:table-cell table:style-name="Table15.F3" office:value-type="string">
            <text:p text:style-name="P15"><text:span text:style-name="T1">8th</text:span></text:p>
          </table:table-cell>
          <table:table-cell table:style-name="Table15.F3" office:value-type="string">
            <text:p text:style-name="P28"><text:span text:style-name="T1">+4</text:span></text:p>
          </table:table-cell>
          <table:table-cell table:style-name="Table15.F3" office:value-type="string">
            <text:p text:style-name="P28"><text:span text:style-name="T1">+2</text:span></text:p>
          </table:table-cell>
          <table:table-cell table:style-name="Table15.F3" office:value-type="string">
            <text:p text:style-name="P28"><text:span text:style-name="T1">+2</text:span></text:p>
          </table:table-cell>
          <table:table-cell table:style-name="Table15.F3" office:value-type="string">
            <text:p text:style-name="P28"><text:span text:style-name="T1">+6</text:span></text:p>
          </table:table-cell>
          <table:table-cell table:style-name="Table15.F3" office:value-type="string">
            <text:p text:style-name="P15"><text:span text:style-name="T1">Uncarnate bridge</text:span></text:p>
          </table:table-cell>
          <table:table-cell table:style-name="Table15.F3" office:value-type="string">
            <text:p text:style-name="P15"><text:span text:style-name="T1">+1 level of existing manifesting class</text:span></text:p>
          </table:table-cell>
        </table:table-row>
        <table:table-row table:style-name="Table15.2">
          <table:table-cell table:style-name="Table15.F3" office:value-type="string">
            <text:p text:style-name="P15"><text:span text:style-name="T1">9th</text:span></text:p>
          </table:table-cell>
          <table:table-cell table:style-name="Table15.F3" office:value-type="string">
            <text:p text:style-name="P28"><text:span text:style-name="T1">+4</text:span></text:p>
          </table:table-cell>
          <table:table-cell table:style-name="Table15.F3" office:value-type="string">
            <text:p text:style-name="P28"><text:span text:style-name="T1">+3</text:span></text:p>
          </table:table-cell>
          <table:table-cell table:style-name="Table15.F3" office:value-type="string">
            <text:p text:style-name="P28"><text:span text:style-name="T1">+3</text:span></text:p>
          </table:table-cell>
          <table:table-cell table:style-name="Table15.F3" office:value-type="string">
            <text:p text:style-name="P28"><text:span text:style-name="T1">+6</text:span></text:p>
          </table:table-cell>
          <table:table-cell table:style-name="Table15.F3" office:value-type="string">
            <text:p text:style-name="P15"><text:span text:style-name="T1">Incorporeal touch 3d6</text:span></text:p>
          </table:table-cell>
          <table:table-cell table:style-name="Table15.F3" office:value-type="string">
            <text:p text:style-name="P15"><text:span text:style-name="T1">+1 level of existing manifesting class</text:span></text:p>
          </table:table-cell>
        </table:table-row>
        <table:table-row table:style-name="Table15.2">
          <table:table-cell table:style-name="Table15.A12" office:value-type="string">
            <text:p text:style-name="P27"><text:span text:style-name="T1">10th</text:span></text:p>
          </table:table-cell>
          <table:table-cell table:style-name="Table15.A12" office:value-type="string">
            <text:p text:style-name="P29"><text:span text:style-name="T1">+5</text:span></text:p>
          </table:table-cell>
          <table:table-cell table:style-name="Table15.A12" office:value-type="string">
            <text:p text:style-name="P29"><text:span text:style-name="T1">+3</text:span></text:p>
          </table:table-cell>
          <table:table-cell table:style-name="Table15.A12" office:value-type="string">
            <text:p text:style-name="P29"><text:span text:style-name="T1">+3</text:span></text:p>
          </table:table-cell>
          <table:table-cell table:style-name="Table15.A12" office:value-type="string">
            <text:p text:style-name="P29"><text:span text:style-name="T1">+7</text:span></text:p>
          </table:table-cell>
          <table:table-cell table:style-name="Table15.A12" office:value-type="string">
            <text:p text:style-name="P27"><text:span text:style-name="T1">Uncarnate</text:span></text:p>
          </table:table-cell>
          <table:table-cell table:style-name="Table15.A12" office:value-type="string">
            <text:p text:style-name="P27"><text:span text:style-name="T1">—</text:span></text:p>
          </table:table-cell>
        </table:table-row>
      </table:table>
      <text:p text:style-name="P16"/>
      <text:h text:style-name="P1" text:outline-level="1"><text:span text:style-name="T1">Class Features</text:span></text:h>
      <text:p text:style-name="P15"><text:span text:style-name="T1">All the following are class features of the psion uncarnate prestige class.</text:span></text:p>
      <text:p text:style-name="P15"><text:span text:style-name="T2">Weapon and Armor Proficiency:</text:span><text:span text:style-name="T1"> Psion uncarnates gain no proficiency with any weapon or armor.</text:span></text:p>
      <text:p text:style-name="P15"><text:span text:style-name="T2">Powers Known:</text:span><text:span text:style-name="T1"> At every level indicated on Table: The Psion Uncarnate, a psion uncarnate gains additional power points per day and access to new powers as if he had also gained a level in whatever manifesting class he belonged to before he added the prestige class. He does not, however, gain any other benefit a character of that class would have gained (bonus feats, metapsionic or item creation feats, psicrystal special abilities, and so on). This essentially means that he adds the level of psion uncarnate to the level of whatever manifesting class the character has, then determines power points per day, powers known, and manifester level accordingly.</text:span></text:p>
      <text:p text:style-name="P15"><text:span text:style-name="T1">If a character had more than one manifesting class before he became a psion uncarnate, he must decide to which class he adds the new level of psion uncarnate for the purpose of determining power points per day, powers known, and manifester level.</text:span></text:p>
      <text:p text:style-name="P15"><text:span text:style-name="T2">Incorporeal Touch (Su):</text:span><text:span text:style-name="T1"> Beginning at 1st level, a psion uncarnate can make up to three melee touch attacks per day that each deal 1d6 points of damage if they hit. The character’s Strength modifier is not applied to this attack, but it is effective against incorporeal creatures (and against corporeal creatures while the psion uncarnate is incorporeal) The character’s hand and arm seem to become slightly translucent when he makes these attacks. A miss still counts as a use of the ability.</text:span></text:p>
      <text:p text:style-name="P15"><text:span text:style-name="T1">While uncarnate (see below), a psion uncarnate can make melee touch attacks at will that do not count against his uses of this ability. </text:span></text:p>
      <text:p text:style-name="P15"><text:span text:style-name="T1">For every four levels higher than 1st the psion uncarnate attains, the damage on these attacks increases by 1d6 points.</text:span></text:p>
      <text:p text:style-name="P15"><text:span text:style-name="T2">Uncarnate Armor (Su):</text:span><text:span text:style-name="T1"> A psion uncarnate wearing armor (or using </text:span><text:span text:style-name="T5">inertial armor </text:span><text:span text:style-name="T1">or a similar effect) gets his armor bonus to AC even when he becomes incorporeal (see Shed Body, below). However, unlike other incorporeal creatures, a psion uncarnate does not gain a deflection bonus to Armor Class from his Charisma modifier. This ability works even if the armor being worn becomes incorporeal (such as through the use of the assume equipment ability described below).</text:span></text:p>
      <text:p text:style-name="P15"><text:span text:style-name="T2">Shed Body (Su):</text:span><text:span text:style-name="T1"> Starting at 2nd level, a psion uncarnate can become incorporeal (or “uncarnate”) once per day as a standard action. The character can remain uncarnate for up to 1 minute. During this time, the character’s body fades into an immaterial form that retains the character’s basic likeness. While uncarnate, the character gains the incorporeal subtype (see below). He gains a fly speed equal to his land speed (perfect maneuverability). His material armor remains in place and continues to provide its armor bonus to AC (see Uncarnate Armor, above). His material weapons also remain corporeal. Losing his physical form allows the character to more easily access his mental abilities, and he gains a +1 bonus on all save DCs for powers he manifests while uncarnate.</text:span></text:p>
      <text:p text:style-name="P15"><text:span text:style-name="T1">He can use equipment normally, deriving benefits from items that enhance his capabilities; however, all his equipment remains material even when the character is uncarnate (but see the assume equipment ability, described below). </text:span></text:p>
      <text:p text:style-name="P15"><text:span text:style-name="T1">Often, a psion uncarnate appears almost like a ghost wearing items of the material world. This doesn’t make his equipment more susceptible to attack (the normal rules for attended objects apply), but it does make it impossible for the character to enter or pass through solid objects while wearing solid equipment. If he drops his material equipment, he can pass through solid objects at will as described below.</text:span></text:p>
      <text:p text:style-name="P15"><text:span text:style-name="T1">At 6th level and higher, a psion uncarnate can shed his body twice per day for up to 1 minute each time. </text:span></text:p>
      <text:p text:style-name="P15"><text:span text:style-name="T5">Incorporeal Subtype: </text:span><text:span text:style-name="T1">An incorporeal psion uncarnate has no physical body. He can be harmed only by other incorporeal creatures, magic weapons or creatures that strike as magic weapons, and spells, spell-like abilities, or supernatural abilities. He is immune to all nonmagical attack forms. Even when hit by spells or magic weapons, he has a 50% chance to ignore any damage from a corporeal source (except for positive energy, negative energy, force effects</text:span><text:span text:style-name="T5">, </text:span><text:span text:style-name="T1">or attacks made with </text:span><text:span text:style-name="T5">ghost touch </text:span><text:span text:style-name="T1">weapons).</text:span></text:p>
      <text:p text:style-name="P15"><text:soft-page-break/><text:span text:style-name="T1">An incorporeal psion uncarnate has no natural armor bonus—and, unlike other incorporeal creatures, does not gain a deflection bonus from his Charisma modifier. An incorporeal psion uncarnate can enter or pass through solid objects (subject to the restrictions described in the shed body and assume equipment abilities), but must remain adjacent to the object’s exterior, and so cannot pass entirely through an object whose space is larger than his own. He can sense the presence of creatures or objects within a square adjacent to his current location, but enemies have total concealment (50% miss chance) from an incorporeal psion uncarnate that is inside an object. To see farther from the object he is in and attack normally, the incorporeal psion uncarnate must emerge. An incorporeal psion uncarnate inside an object has total cover, but when he attacks a creature outside the object he only has cover, so a creature outside with a readied action could strike at him as he attacks. An incorporeal psion uncarnate cannot pass through a force effect.</text:span></text:p>
      <text:p text:style-name="P15"><text:span text:style-name="T1">An incorporeal psion uncarnate’s attacks pass through (ignore) natural armor, armor, and shields, although deflection bonuses and force effects work normally against him. He can pass through and operate in water as easily as he does in air. An incorporeal psion uncarnate cannot fall or take falling damage. He cannot make trip or grapple attacks, nor can he be tripped or grappled. In fact, he cannot take any physical action that would move or manipulate an opponent or its equipment, nor is he subject to such actions.</text:span></text:p>
      <text:p text:style-name="P15"><text:span text:style-name="T1">Incorporeal creatures have no weight and do not set off traps that are triggered by weight. An incorporeal creature moves silently and cannot be heard with Listen checks if it doesn’t wish to be. It has no Strength score, so its Dexterity modifier applies to both its melee attack rolls and its ranged attack rolls. Nonvisual senses, such as scent and blindsight, are either ineffective or only partly effective with regard to incorporeal creatures. Incorporeal creatures have an innate sense of direction and can move at full speed even when they cannot see.</text:span></text:p>
      <text:p text:style-name="P15"><text:span text:style-name="T2">Assume Equipment (Su):</text:span><text:span text:style-name="T1"> Beginning at 3rd level, a psion</text:span></text:p>
      <text:p text:style-name="P15"><text:span text:style-name="T1">uncarnate can designate a number of pieces of his worn equipment (including armor and weapons) equal to his psion uncarnate level to become incorporeal when he uses his shed body ability. This has no effect on the equipment’s function, but now when the psion uncarnate is incorporeal, he can enter or pass through solid objects while wearing nothing other than the designated equipment. Once designated, the equipment automatically changes to incorporeal when the character sheds his body, and it returns to corporeality when the character does. The character can change his designations as he desires.</text:span></text:p>
      <text:p text:style-name="P15"><text:span text:style-name="T2">Assume Likeness (Su):</text:span><text:span text:style-name="T1"> At 4th level and higher, while incorporeal, a psion uncarnate can assume the likeness of any Small, Medium, or Large creature as a standard action that does not provoke attacks of opportunity. The character’s abilities do not change, but he appears to be the creature that he assumes the likeness of, allowing him the ability to effectively disguise himself and bluff those who might wonder at his true nature. Each physical interaction with a creature requires a successful Bluff check (opposed by the creature’s Sense Motive check) to convince the creature of the psion uncarnate’s new appearance. The psion uncarnate must not do anything to give away his true (incorporeal) nature in order for the bluff to be successful; for instance, if he accepts an item from another creature only to have it fall through his immaterial hands, the Bluff check automatically fails. However, a Bluff check would be allowed if the psion uncarnate uses his telekinetic force ability (see below) to hold the received item.</text:span></text:p>
      <text:p text:style-name="P15"><text:span text:style-name="T1">When using his assume likeness ability, a psion uncarnate has an additional +10 circumstance bonus on Disguise checks. If he can read an opponent’s mind, he gets a further +4 circumstance bonus on Bluff and Disguise checks.</text:span></text:p>
      <text:p text:style-name="P15"><text:span text:style-name="T2">Telekinetic Force (Su):</text:span><text:span text:style-name="T1"> Beginning at 7th level, while incorporeal, a psion uncarnate can use a telekinetic force effect as a standard action that does not provoke attacks of opportunity. The save DC is equal to 14 + the psion uncarnate’s key ability modifier (either Int, Wis, or Cha). The character’s manifester level is the manifester level of the effect.</text:span></text:p>
      <text:p text:style-name="P15"><text:span text:style-name="T1">Even while corporeal, a psion uncarnate can use this ability, but only three times per day (uses while he is uncarnate do not count against this use limit).</text:span></text:p>
      <text:p text:style-name="P15"><text:span text:style-name="T2">Uncarnate Bridge (Su): </text:span><text:span text:style-name="T1">At 8th level, as a creature of almost pure mind, a psion uncarnate becomes more closely attuned to the minds of other creatures. He gains the ability to transport himself via the minds of living creatures. Once per day as a standard action while incorporeal, he can seamlessly enter any living creature with an Intelligence score and pass to another living creature with an Intelligence score that is within line of sight of the first creature.</text:span></text:p>
      <text:p text:style-name="P15"><text:span text:style-name="T1">The psion uncarnate must be in a space adjacent to the entry creature before transporting, and he appears in a space adjacent to the destination creature after transporting. The entry and destination creatures need not be familiar to the character. A psion uncarnate cannot use himself as the entry or destination creature. Neither creature need be a willing participant.</text:span></text:p>
      <text:p text:style-name="P15"><text:span text:style-name="T1">When exiting the destination creature, the psion uncarnate chooses an adjacent square in which to appear. Entering and leaving a creature is painless, unless the psion uncarnate wishes otherwise (see below). In most cases, though, the destination creature finds being the endpoint of a mental bridge surprising and quite unsettling.</text:span></text:p>
      <text:p text:style-name="P15"><text:span text:style-name="T1">If he desires, a psion uncarnate can destructively exit the destination creature. If the creature fails a Will save (DC 15 + psion uncarnate’s key ability modifier), the exiting psion uncarnate tunes his mental form to destructively interfere with the target’s mind. He bursts forth explosively from the creature’s body, dealing it 10d6 points of damage.</text:span></text:p>
      <text:p text:style-name="P15"><text:span text:style-name="T2">Uncarnate (Ex):</text:span><text:span text:style-name="T1"> At 10th level, a psion uncarnate becomes a being of pure psionic consciousness. This ability is similar to shed body, except the character is permanently incorporeal (and gains that subtype). If the character desires, he can become corporeal once per day for up to 1 minute, but he spends the rest of his time as an entity of mind untethered by the physical world.</text:span></text:p>
      <text:h text:style-name="P11" text:outline-level="5"/>
      <text:h text:style-name="P10" text:outline-level="5"><text:span text:style-name="T4">PYROKINETICIST</text:span></text:h>
      <text:p text:style-name="P15"><text:span text:style-name="T2">Hit Die:</text:span><text:span text:style-name="T1"> d8.</text:span></text:p>
      <text:h text:style-name="P3" text:outline-level="1"/>
      <text:h text:style-name="P1" text:outline-level="1"><text:span text:style-name="T1">Requirements</text:span></text:h>
      <text:p text:style-name="P15"><text:span text:style-name="T1">To qualify to become a pyrokineticist, a character must fulfill all the following criteria.</text:span></text:p>
      <text:p text:style-name="P15"><text:span text:style-name="T2">Alignment:</text:span><text:span text:style-name="T1"> Any chaotic.</text:span></text:p>
      <text:p text:style-name="P15"><text:span text:style-name="T2">Skills:</text:span><text:span text:style-name="T1"> Concentration 8 ranks, Craft (alchemy) 1 rank, Knowledge (psionics) 2 ranks.</text:span></text:p>
      <text:p text:style-name="P15"><text:span text:style-name="T2">Psionics:</text:span><text:span text:style-name="T1"> Must have a power point reserve of at least 1 power point.</text:span></text:p>
      <text:p text:style-name="P15"><text:span text:style-name="T2">Special:</text:span><text:span text:style-name="T1"> Must have set fire to a structure of any size just to watch it burn.</text:span></text:p>
      <text:h text:style-name="P3" text:outline-level="1"/>
      <text:h text:style-name="P1" text:outline-level="1"><text:span text:style-name="T1">Class Skills</text:span></text:h>
      <text:p text:style-name="P15"><text:span text:style-name="T1">The pyrokineticist’s class skills (and the key ability for each skill) are Climb (Str), Concentration (Con), Craft (any) (Int), Intimidate (Cha), Jump (Str), and Psicraft (Int). </text:span></text:p>
      <text:p text:style-name="P15"><text:span text:style-name="T2">Skill Points at Each Level:</text:span><text:span text:style-name="T1"> 2 + Int modifier.</text:span></text:p>
      <text:p text:style-name="P18"/>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ext:soft-page-break/>
        <table:table-row table:style-name="Table16.1">
          <table:table-cell table:style-name="Table16.A1" table:number-columns-spanned="6" office:value-type="string">
            <text:p text:style-name="P27"><text:span text:style-name="T2">Table: The Pyrokineticist</text:span></text:p>
          </table:table-cell>
          <table:covered-table-cell/>
          <table:covered-table-cell/>
          <table:covered-table-cell/>
          <table:covered-table-cell/>
          <table:covered-table-cell/>
        </table:table-row>
        <table:table-row table:style-name="Table16.2">
          <table:table-cell table:style-name="Table16.A2" office:value-type="string">
            <text:h text:style-name="P2" text:outline-level="1"><text:span text:style-name="T1">Level</text:span></text:h>
          </table:table-cell>
          <table:table-cell table:style-name="Table16.A2" office:value-type="string">
            <text:p text:style-name="P4"><text:span text:style-name="T1">Base Attack Bonus</text:span></text:p>
          </table:table-cell>
          <table:table-cell table:style-name="Table16.A2" office:value-type="string">
            <text:p text:style-name="P4"><text:span text:style-name="T1">Fort Save</text:span></text:p>
          </table:table-cell>
          <table:table-cell table:style-name="Table16.A2" office:value-type="string">
            <text:p text:style-name="P4"><text:span text:style-name="T1">Ref Save</text:span></text:p>
          </table:table-cell>
          <table:table-cell table:style-name="Table16.A2" office:value-type="string">
            <text:p text:style-name="P4"><text:span text:style-name="T1">Will Save</text:span></text:p>
          </table:table-cell>
          <table:table-cell table:style-name="Table16.A2" office:value-type="string">
            <text:h text:style-name="P2" text:outline-level="1"><text:span text:style-name="T1">Special</text:span></text:h>
          </table:table-cell>
        </table:table-row>
        <table:table-row table:style-name="Table16.2">
          <table:table-cell table:style-name="Table16.A3" office:value-type="string">
            <text:p text:style-name="P27"><text:span text:style-name="T1">1st</text:span></text:p>
          </table:table-cell>
          <table:table-cell table:style-name="Table16.A2" office:value-type="string">
            <text:p text:style-name="P29"><text:span text:style-name="T1">+0</text:span></text:p>
          </table:table-cell>
          <table:table-cell table:style-name="Table16.A2" office:value-type="string">
            <text:p text:style-name="P29"><text:span text:style-name="T1">+2</text:span></text:p>
          </table:table-cell>
          <table:table-cell table:style-name="Table16.A2" office:value-type="string">
            <text:p text:style-name="P29"><text:span text:style-name="T1">+2</text:span></text:p>
          </table:table-cell>
          <table:table-cell table:style-name="Table16.A2" office:value-type="string">
            <text:p text:style-name="P29"><text:span text:style-name="T1">+0</text:span></text:p>
          </table:table-cell>
          <table:table-cell table:style-name="Table16.A3" office:value-type="string">
            <text:p text:style-name="P27"><text:span text:style-name="T5">Fire lash</text:span></text:p>
          </table:table-cell>
        </table:table-row>
        <table:table-row table:style-name="Table16.2">
          <table:table-cell table:style-name="Table16.A3" office:value-type="string">
            <text:p text:style-name="P15"><text:span text:style-name="T1">2nd</text:span></text:p>
          </table:table-cell>
          <table:table-cell table:style-name="Table16.A2" office:value-type="string">
            <text:p text:style-name="P28"><text:span text:style-name="T1">+1</text:span></text:p>
          </table:table-cell>
          <table:table-cell table:style-name="Table16.A2" office:value-type="string">
            <text:p text:style-name="P28"><text:span text:style-name="T1">+3</text:span></text:p>
          </table:table-cell>
          <table:table-cell table:style-name="Table16.A2" office:value-type="string">
            <text:p text:style-name="P28"><text:span text:style-name="T1">+3</text:span></text:p>
          </table:table-cell>
          <table:table-cell table:style-name="Table16.A2" office:value-type="string">
            <text:p text:style-name="P28"><text:span text:style-name="T1">+0</text:span></text:p>
          </table:table-cell>
          <table:table-cell table:style-name="Table16.A3" office:value-type="string">
            <text:p text:style-name="P15"><text:span text:style-name="T1">Fire adaptation, </text:span><text:span text:style-name="T5">hand afire</text:span></text:p>
          </table:table-cell>
        </table:table-row>
        <table:table-row table:style-name="Table16.2">
          <table:table-cell table:style-name="Table16.A3" office:value-type="string">
            <text:p text:style-name="P15"><text:span text:style-name="T1">3rd</text:span></text:p>
          </table:table-cell>
          <table:table-cell table:style-name="Table16.A2" office:value-type="string">
            <text:p text:style-name="P28"><text:span text:style-name="T1">+2</text:span></text:p>
          </table:table-cell>
          <table:table-cell table:style-name="Table16.A2" office:value-type="string">
            <text:p text:style-name="P28"><text:span text:style-name="T1">+3</text:span></text:p>
          </table:table-cell>
          <table:table-cell table:style-name="Table16.A2" office:value-type="string">
            <text:p text:style-name="P28"><text:span text:style-name="T1">+3</text:span></text:p>
          </table:table-cell>
          <table:table-cell table:style-name="Table16.A2" office:value-type="string">
            <text:p text:style-name="P28"><text:span text:style-name="T1">+1</text:span></text:p>
          </table:table-cell>
          <table:table-cell table:style-name="Table16.A3" office:value-type="string">
            <text:p text:style-name="P15"><text:span text:style-name="T5">Bolt of fire</text:span></text:p>
          </table:table-cell>
        </table:table-row>
        <table:table-row table:style-name="Table16.2">
          <table:table-cell table:style-name="Table16.A3" office:value-type="string">
            <text:p text:style-name="P15"><text:span text:style-name="T1">4th</text:span></text:p>
          </table:table-cell>
          <table:table-cell table:style-name="Table16.A2" office:value-type="string">
            <text:p text:style-name="P28"><text:span text:style-name="T1">+3</text:span></text:p>
          </table:table-cell>
          <table:table-cell table:style-name="Table16.A2" office:value-type="string">
            <text:p text:style-name="P28"><text:span text:style-name="T1">+4</text:span></text:p>
          </table:table-cell>
          <table:table-cell table:style-name="Table16.A2" office:value-type="string">
            <text:p text:style-name="P28"><text:span text:style-name="T1">+4</text:span></text:p>
          </table:table-cell>
          <table:table-cell table:style-name="Table16.A2" office:value-type="string">
            <text:p text:style-name="P28"><text:span text:style-name="T1">+1</text:span></text:p>
          </table:table-cell>
          <table:table-cell table:style-name="Table16.A3" office:value-type="string">
            <text:p text:style-name="P15"><text:span text:style-name="T5">Weapon afire</text:span></text:p>
          </table:table-cell>
        </table:table-row>
        <table:table-row table:style-name="Table16.2">
          <table:table-cell table:style-name="Table16.A3" office:value-type="string">
            <text:p text:style-name="P15"><text:span text:style-name="T1">5th</text:span></text:p>
          </table:table-cell>
          <table:table-cell table:style-name="Table16.A2" office:value-type="string">
            <text:p text:style-name="P28"><text:span text:style-name="T1">+3</text:span></text:p>
          </table:table-cell>
          <table:table-cell table:style-name="Table16.A2" office:value-type="string">
            <text:p text:style-name="P28"><text:span text:style-name="T1">+4</text:span></text:p>
          </table:table-cell>
          <table:table-cell table:style-name="Table16.A2" office:value-type="string">
            <text:p text:style-name="P28"><text:span text:style-name="T1">+4</text:span></text:p>
          </table:table-cell>
          <table:table-cell table:style-name="Table16.A2" office:value-type="string">
            <text:p text:style-name="P28"><text:span text:style-name="T1">+1</text:span></text:p>
          </table:table-cell>
          <table:table-cell table:style-name="Table16.A3" office:value-type="string">
            <text:p text:style-name="P15"><text:span text:style-name="T5">Nimbus</text:span></text:p>
          </table:table-cell>
        </table:table-row>
        <table:table-row table:style-name="Table16.2">
          <table:table-cell table:style-name="Table16.A3" office:value-type="string">
            <text:p text:style-name="P15"><text:span text:style-name="T1">6th</text:span></text:p>
          </table:table-cell>
          <table:table-cell table:style-name="Table16.A2" office:value-type="string">
            <text:p text:style-name="P28"><text:span text:style-name="T1">+4</text:span></text:p>
          </table:table-cell>
          <table:table-cell table:style-name="Table16.A2" office:value-type="string">
            <text:p text:style-name="P28"><text:span text:style-name="T1">+5</text:span></text:p>
          </table:table-cell>
          <table:table-cell table:style-name="Table16.A2" office:value-type="string">
            <text:p text:style-name="P28"><text:span text:style-name="T1">+5</text:span></text:p>
          </table:table-cell>
          <table:table-cell table:style-name="Table16.A2" office:value-type="string">
            <text:p text:style-name="P28"><text:span text:style-name="T1">+2</text:span></text:p>
          </table:table-cell>
          <table:table-cell table:style-name="Table16.A3" office:value-type="string">
            <text:p text:style-name="P15"><text:span text:style-name="T1">Firewalk</text:span></text:p>
          </table:table-cell>
        </table:table-row>
        <table:table-row table:style-name="Table16.2">
          <table:table-cell table:style-name="Table16.A3" office:value-type="string">
            <text:p text:style-name="P15"><text:span text:style-name="T1">7th</text:span></text:p>
          </table:table-cell>
          <table:table-cell table:style-name="Table16.A2" office:value-type="string">
            <text:p text:style-name="P28"><text:span text:style-name="T1">+5</text:span></text:p>
          </table:table-cell>
          <table:table-cell table:style-name="Table16.A2" office:value-type="string">
            <text:p text:style-name="P28"><text:span text:style-name="T1">+5</text:span></text:p>
          </table:table-cell>
          <table:table-cell table:style-name="Table16.A2" office:value-type="string">
            <text:p text:style-name="P28"><text:span text:style-name="T1">+5</text:span></text:p>
          </table:table-cell>
          <table:table-cell table:style-name="Table16.A2" office:value-type="string">
            <text:p text:style-name="P28"><text:span text:style-name="T1">+2</text:span></text:p>
          </table:table-cell>
          <table:table-cell table:style-name="Table16.A3" office:value-type="string">
            <text:p text:style-name="P15"><text:span text:style-name="T1">Fear no fire</text:span></text:p>
          </table:table-cell>
        </table:table-row>
        <table:table-row table:style-name="Table16.2">
          <table:table-cell table:style-name="Table16.A3" office:value-type="string">
            <text:p text:style-name="P15"><text:span text:style-name="T1">8th</text:span></text:p>
          </table:table-cell>
          <table:table-cell table:style-name="Table16.A2" office:value-type="string">
            <text:p text:style-name="P28"><text:span text:style-name="T1">+6</text:span></text:p>
          </table:table-cell>
          <table:table-cell table:style-name="Table16.A2" office:value-type="string">
            <text:p text:style-name="P28"><text:span text:style-name="T1">+6</text:span></text:p>
          </table:table-cell>
          <table:table-cell table:style-name="Table16.A2" office:value-type="string">
            <text:p text:style-name="P28"><text:span text:style-name="T1">+6</text:span></text:p>
          </table:table-cell>
          <table:table-cell table:style-name="Table16.A2" office:value-type="string">
            <text:p text:style-name="P28"><text:span text:style-name="T1">+2</text:span></text:p>
          </table:table-cell>
          <table:table-cell table:style-name="Table16.A3" office:value-type="string">
            <text:p text:style-name="P15"><text:span text:style-name="T5">Greater weapon afire</text:span></text:p>
          </table:table-cell>
        </table:table-row>
        <table:table-row table:style-name="Table16.2">
          <table:table-cell table:style-name="Table16.A3" office:value-type="string">
            <text:p text:style-name="P15"><text:span text:style-name="T1">9th</text:span></text:p>
          </table:table-cell>
          <table:table-cell table:style-name="Table16.A2" office:value-type="string">
            <text:p text:style-name="P28"><text:span text:style-name="T1">+6</text:span></text:p>
          </table:table-cell>
          <table:table-cell table:style-name="Table16.A2" office:value-type="string">
            <text:p text:style-name="P28"><text:span text:style-name="T1">+6</text:span></text:p>
          </table:table-cell>
          <table:table-cell table:style-name="Table16.A2" office:value-type="string">
            <text:p text:style-name="P28"><text:span text:style-name="T1">+6</text:span></text:p>
          </table:table-cell>
          <table:table-cell table:style-name="Table16.A2" office:value-type="string">
            <text:p text:style-name="P28"><text:span text:style-name="T1">+3</text:span></text:p>
          </table:table-cell>
          <table:table-cell table:style-name="Table16.A3" office:value-type="string">
            <text:p text:style-name="P15"><text:span text:style-name="T5">Heat death</text:span></text:p>
          </table:table-cell>
        </table:table-row>
        <table:table-row table:style-name="Table16.2">
          <table:table-cell table:style-name="Table16.A12" office:value-type="string">
            <text:p text:style-name="P27"><text:span text:style-name="T1">10th</text:span></text:p>
          </table:table-cell>
          <table:table-cell table:style-name="Table16.B12" office:value-type="string">
            <text:p text:style-name="P29"><text:span text:style-name="T1">+7</text:span></text:p>
          </table:table-cell>
          <table:table-cell table:style-name="Table16.B12" office:value-type="string">
            <text:p text:style-name="P29"><text:span text:style-name="T1">+7</text:span></text:p>
          </table:table-cell>
          <table:table-cell table:style-name="Table16.B12" office:value-type="string">
            <text:p text:style-name="P29"><text:span text:style-name="T1">+7</text:span></text:p>
          </table:table-cell>
          <table:table-cell table:style-name="Table16.B12" office:value-type="string">
            <text:p text:style-name="P29"><text:span text:style-name="T1">+3</text:span></text:p>
          </table:table-cell>
          <table:table-cell table:style-name="Table16.A12" office:value-type="string">
            <text:p text:style-name="P27"><text:span text:style-name="T5">Conflagration</text:span></text:p>
          </table:table-cell>
        </table:table-row>
      </table:table>
      <text:p text:style-name="P25"/>
      <text:h text:style-name="P1" text:outline-level="1"><text:span text:style-name="T1">Class Features</text:span></text:h>
      <text:p text:style-name="P15"><text:span text:style-name="T1">All the following are class features of the pyrokineticist prestige class.</text:span></text:p>
      <text:p text:style-name="P15"><text:span text:style-name="T2">Weapon and Armor Proficiency: </text:span><text:span text:style-name="T1">Pyrokineticists gain no proficiency with any weapon or armor.</text:span></text:p>
      <text:p text:style-name="P15"><text:span text:style-name="T6">Fire Lash </text:span><text:span text:style-name="T2">(Ps):</text:span><text:span text:style-name="T1"> A pyrokineticist gains the ability to fashion a 15-foot-long whip of fire from unstable ectoplasm as a move-equivalent action. She takes no damage from a fire lash she creates, and if she releases her hold, it immediately dissipates. The lash deals 1d8 points of fire damage to a target within 15 feet on a successful ranged touch attack. A pyro can take Weapon Focus and Weapon Specialization (if she otherwise meets the prerequisites) in conjunction with the fire lash, as well as any feats that apply to the use of a standard whip. The whip remains in existence as long as the pyrokineticist holds it.</text:span></text:p>
      <text:p text:style-name="P15"><text:span text:style-name="T2">Fire Adaptation (Ex):</text:span><text:span text:style-name="T1"> At 2nd level, a pyrokineticist becomes resistant to fire, gaining a +4 bonus on all saving throws against fire and heat spells and effects. In addition, she gains resistance to fire 10.</text:span></text:p>
      <text:p text:style-name="P15"><text:span text:style-name="T6">Hand Afire </text:span><text:span text:style-name="T2">(Ps):</text:span><text:span text:style-name="T1"> A pyrokineticist of 2nd level or higher can activate this ability as a move-equivalent action. Flames engulf one of the pyrokineticist’s hands (but do her no harm). Her unarmed attacks with that hand are treated as armed. Such attacks deal an extra 2d6 points of fire damage. </text:span></text:p>
      <text:p text:style-name="P15"><text:span text:style-name="T6">Bolt of Fire </text:span><text:span text:style-name="T2">(Ps):</text:span><text:span text:style-name="T1"> Starting at 3rd level, as a standard action, a pyrokineticist can launch a bolt of psionically manifested fire at any target in line of sight within 60 feet. This effect is treated as a ranged touch attack and deals 1d6 points of fire damage for each class level the pyro has.</text:span></text:p>
      <text:p text:style-name="P15"><text:span text:style-name="T6">Weapon Afire </text:span><text:span text:style-name="T2">(Ps):</text:span><text:span text:style-name="T1"> At 4th level and higher, a pyrokineticist can activate this ability as a move-equivalent action. Flames that harm neither her nor the weapon engulf one weapon she holds (which can be a projectile such as a stone, bullet, arrow, or bolt). The weapon deals an extra 2d6 points of fire damage on a successful hit. The weapon retains this effect for as long as the pyrokineticist wields it.</text:span></text:p>
      <text:p text:style-name="P15"><text:span text:style-name="T6">Nimbus </text:span><text:span text:style-name="T2">(Ps):</text:span><text:span text:style-name="T1"> Beginning at 5th level, a pyrokineticist can activate this ability as a move-equivalent action. Flames that harm neither the pyrokineticist nor her equipment engulf her entire body. While she is aflame, the character’s Charisma score increases by 4, she can make a melee touch attack for 2d6 points of fire damage, and she gains damage reduction 5/magic. If she is struck in melee, the attacker takes 2d6 points of fire damage. This ability lasts for up to 1 minute per pyrokineticist level and is usable once per day.</text:span></text:p>
      <text:p text:style-name="P15"><text:span text:style-name="T2">Firewalk (Su):</text:span><text:span text:style-name="T1"> Beginning at 6th level, as a free action a pyrokineticist can expend her psionic focus (see the Concentration skill description) to literally walk on air. She moves at her normal speed in all directions, including vertically, but cannot move more than double her speed in a round. A firewalking pyro leaves footprints of flame in the air that disperse in 2 rounds, but her tread does not deal damage. She must pay 1 power point per round spent traveling in this fashion.</text:span></text:p>
      <text:p text:style-name="P15"><text:span text:style-name="T2">Fear No Fire (Ex):</text:span><text:span text:style-name="T1"> At 7th level, a pyrokineticist becomes highly resistant to fire, gaining a +8 bonus on all saving throws against fire and heat spells and effects and also gaining resistance to fire 20.</text:span></text:p>
      <text:p text:style-name="P15"><text:span text:style-name="T6">Greater Weapon Afire </text:span><text:span text:style-name="T2">(Ps):</text:span><text:span text:style-name="T1"> At 8th level, when a pyrokineticist activates her hand afire ability or her weapon afire ability, her unarmed attack or weapon deals an extra 4d6 points of fire damage instead of 2d6. Touch attacks made while she uses the nimbus ability likewise deal 4d6 points of damage instead of 2d6.</text:span></text:p>
      <text:p text:style-name="P15"><text:span text:style-name="T6">Heat Death </text:span><text:span text:style-name="T2">(Ps):</text:span><text:span text:style-name="T1"> A pyrokineticist who reaches 9th level can expend her psionic focus and take a full attack action to raise the internal temperature of one living creature within 30 feet to lethal levels. The target must succeed on a Fortitude saving throw (DC 14 + pyro’s Cha modifier) or die horrifically as its blood (or other internal fluid) boils. Even on a successful save, the target takes 4d8 points of fire damage from the heat.</text:span></text:p>
      <text:p text:style-name="P15"><text:span text:style-name="T6">Conflagration </text:span><text:span text:style-name="T2">(Ps):</text:span><text:span text:style-name="T1"> At 10th level, a pyrokineticist gains the ability to create a massive burst of raging flames around herself, burning everything in the area. Once per day, as a standard action, she can use this ability to deal 15d6 points of fire damage in a 30-foot-radius burst emanating from herself. Any creature or object caught in the burst can make a Reflex saving throw (DC 15 + pyro’s Cha modifier) for half damage. Anyone failing the Reflex save against the </text:span><text:span text:style-name="T5">conflagration </text:span><text:span text:style-name="T1">must also make a Fortitude saving throw (same DC) or die due to extreme shock from the intense heat.</text:span></text:p>
      <text:h text:style-name="P11" text:outline-level="5"/>
      <text:h text:style-name="P10" text:outline-level="5"><text:span text:style-name="T4">THRALLHERD</text:span></text:h>
      <text:p text:style-name="P15"><text:span text:style-name="T2">Hit Die:</text:span><text:span text:style-name="T1"> d4.</text:span></text:p>
      <text:h text:style-name="P3" text:outline-level="1"/>
      <text:h text:style-name="P1" text:outline-level="1"><text:span text:style-name="T1">Requirements</text:span></text:h>
      <text:p text:style-name="P15"><text:span text:style-name="T1">To qualify to become a thrallherd, a character must fulfill all the following criteria.</text:span></text:p>
      <text:p text:style-name="P15"><text:span text:style-name="T2">Skills:</text:span><text:span text:style-name="T1"> Diplomacy 4 ranks, Knowledge (psionics) 8 ranks. </text:span></text:p>
      <text:p text:style-name="P15"><text:span text:style-name="T2">Feat:</text:span><text:span text:style-name="T1"> Inquisitor.</text:span></text:p>
      <text:p text:style-name="P15"><text:span text:style-name="T2">Psionics:</text:span><text:span text:style-name="T1"> Manifester level 5th and able to manifest </text:span><text:span text:style-name="T5">mindlink</text:span><text:span text:style-name="T1">.</text:span></text:p>
      <text:h text:style-name="P3" text:outline-level="1"/>
      <text:h text:style-name="P1" text:outline-level="1"><text:span text:style-name="T1">Class Skills</text:span></text:h>
      <text:p text:style-name="P15"><text:span text:style-name="T1">The thrallherd’s class skills are Autohypnosis (Wis), Bluff (Cha), Concentration (Con), Craft (any) (Int), Diplomacy (Cha), Knowledge (psionics), Psicraft (Int), and Sense Motive (Wis).</text:span></text:p>
      <text:p text:style-name="P15"><text:span text:style-name="T2">Skill Points at Each Level:</text:span><text:span text:style-name="T1"> 2 + Int modifier.</text:span></text:p>
      <text:p text:style-name="P1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ext:soft-page-break/>
        <table:table-row table:style-name="Table17.1">
          <table:table-cell table:style-name="Table17.A1" table:number-columns-spanned="7" office:value-type="string">
            <text:h text:style-name="P2" text:outline-level="1"><text:span text:style-name="T1">Table: The Thrallherd</text:span></text:h>
          </table:table-cell>
          <table:covered-table-cell/>
          <table:covered-table-cell/>
          <table:covered-table-cell/>
          <table:covered-table-cell/>
          <table:covered-table-cell/>
          <table:covered-table-cell/>
        </table:table-row>
        <table:table-row table:style-name="Table17.2">
          <table:table-cell table:style-name="Table17.A2" office:value-type="string">
            <text:p text:style-name="P27"><text:span text:style-name="T2">Level</text:span></text:p>
          </table:table-cell>
          <table:table-cell table:style-name="Table17.A2" office:value-type="string">
            <text:p text:style-name="P29"><text:span text:style-name="T2">Base Attack Bonus</text:span></text:p>
          </table:table-cell>
          <table:table-cell table:style-name="Table17.A2" office:value-type="string">
            <text:p text:style-name="P29"><text:span text:style-name="T2">Fort Save</text:span></text:p>
          </table:table-cell>
          <table:table-cell table:style-name="Table17.A2" office:value-type="string">
            <text:p text:style-name="P29"><text:span text:style-name="T2">Ref Save</text:span></text:p>
          </table:table-cell>
          <table:table-cell table:style-name="Table17.A2" office:value-type="string">
            <text:p text:style-name="P29"><text:span text:style-name="T2">Will Save</text:span></text:p>
          </table:table-cell>
          <table:table-cell table:style-name="Table17.A2" office:value-type="string">
            <text:p text:style-name="P27"><text:span text:style-name="T2">Special</text:span></text:p>
          </table:table-cell>
          <table:table-cell table:style-name="Table17.A2" office:value-type="string">
            <text:p text:style-name="P27"><text:span text:style-name="T2">Powers Known</text:span></text:p>
          </table:table-cell>
        </table:table-row>
        <table:table-row table:style-name="Table17.2">
          <table:table-cell table:style-name="Table17.A3" office:value-type="string">
            <text:p text:style-name="P27"><text:span text:style-name="T1">1st</text:span></text:p>
          </table:table-cell>
          <table:table-cell table:style-name="Table17.A2" office:value-type="string">
            <text:p text:style-name="P29"><text:span text:style-name="T1">+0</text:span></text:p>
          </table:table-cell>
          <table:table-cell table:style-name="Table17.A2" office:value-type="string">
            <text:p text:style-name="P29"><text:span text:style-name="T1">+0</text:span></text:p>
          </table:table-cell>
          <table:table-cell table:style-name="Table17.A2" office:value-type="string">
            <text:p text:style-name="P29"><text:span text:style-name="T1">+0</text:span></text:p>
          </table:table-cell>
          <table:table-cell table:style-name="Table17.A2" office:value-type="string">
            <text:p text:style-name="P29"><text:span text:style-name="T1">+2</text:span></text:p>
          </table:table-cell>
          <table:table-cell table:style-name="Table17.A3" office:value-type="string">
            <text:p text:style-name="P27"><text:span text:style-name="T1">Thrallherd</text:span></text:p>
          </table:table-cell>
          <table:table-cell table:style-name="Table17.A3" office:value-type="string">
            <text:p text:style-name="P27"><text:span text:style-name="T1">—</text:span></text:p>
          </table:table-cell>
        </table:table-row>
        <table:table-row table:style-name="Table17.2">
          <table:table-cell table:style-name="Table17.A3" office:value-type="string">
            <text:p text:style-name="P15"><text:span text:style-name="T1">2nd</text:span></text:p>
          </table:table-cell>
          <table:table-cell table:style-name="Table17.A2" office:value-type="string">
            <text:p text:style-name="P28"><text:span text:style-name="T1">+1</text:span></text:p>
          </table:table-cell>
          <table:table-cell table:style-name="Table17.A2" office:value-type="string">
            <text:p text:style-name="P28"><text:span text:style-name="T1">+0</text:span></text:p>
          </table:table-cell>
          <table:table-cell table:style-name="Table17.A2" office:value-type="string">
            <text:p text:style-name="P28"><text:span text:style-name="T1">+0</text:span></text:p>
          </table:table-cell>
          <table:table-cell table:style-name="Table17.A2" office:value-type="string">
            <text:p text:style-name="P28"><text:span text:style-name="T1">+3</text:span></text:p>
          </table:table-cell>
          <table:table-cell table:style-name="Table17.A3" office:value-type="string">
            <text:p text:style-name="P15"><text:span text:style-name="T1">—</text:span></text:p>
          </table:table-cell>
          <table:table-cell table:style-name="Table17.A3" office:value-type="string">
            <text:p text:style-name="P15"><text:span text:style-name="T1">+1 level of existing manifesting class</text:span></text:p>
          </table:table-cell>
        </table:table-row>
        <table:table-row table:style-name="Table17.2">
          <table:table-cell table:style-name="Table17.A3" office:value-type="string">
            <text:p text:style-name="P15"><text:span text:style-name="T1">3rd</text:span></text:p>
          </table:table-cell>
          <table:table-cell table:style-name="Table17.A2" office:value-type="string">
            <text:p text:style-name="P28"><text:span text:style-name="T1">+1</text:span></text:p>
          </table:table-cell>
          <table:table-cell table:style-name="Table17.A2" office:value-type="string">
            <text:p text:style-name="P28"><text:span text:style-name="T1">+1</text:span></text:p>
          </table:table-cell>
          <table:table-cell table:style-name="Table17.A2" office:value-type="string">
            <text:p text:style-name="P28"><text:span text:style-name="T1">+1</text:span></text:p>
          </table:table-cell>
          <table:table-cell table:style-name="Table17.A2" office:value-type="string">
            <text:p text:style-name="P28"><text:span text:style-name="T1">+3</text:span></text:p>
          </table:table-cell>
          <table:table-cell table:style-name="Table17.A3" office:value-type="string">
            <text:p text:style-name="P15"><text:span text:style-name="T1">Psionic charm</text:span></text:p>
          </table:table-cell>
          <table:table-cell table:style-name="Table17.A3" office:value-type="string">
            <text:p text:style-name="P15"><text:span text:style-name="T1">+1 level of existing manifesting class</text:span></text:p>
          </table:table-cell>
        </table:table-row>
        <table:table-row table:style-name="Table17.2">
          <table:table-cell table:style-name="Table17.A3" office:value-type="string">
            <text:p text:style-name="P15"><text:span text:style-name="T1">4th</text:span></text:p>
          </table:table-cell>
          <table:table-cell table:style-name="Table17.A2" office:value-type="string">
            <text:p text:style-name="P28"><text:span text:style-name="T1">+2</text:span></text:p>
          </table:table-cell>
          <table:table-cell table:style-name="Table17.A2" office:value-type="string">
            <text:p text:style-name="P28"><text:span text:style-name="T1">+1</text:span></text:p>
          </table:table-cell>
          <table:table-cell table:style-name="Table17.A2" office:value-type="string">
            <text:p text:style-name="P28"><text:span text:style-name="T1">+1</text:span></text:p>
          </table:table-cell>
          <table:table-cell table:style-name="Table17.A2" office:value-type="string">
            <text:p text:style-name="P28"><text:span text:style-name="T1">+4</text:span></text:p>
          </table:table-cell>
          <table:table-cell table:style-name="Table17.A3" office:value-type="string">
            <text:p text:style-name="P15"><text:span text:style-name="T1">—</text:span></text:p>
          </table:table-cell>
          <table:table-cell table:style-name="Table17.A3" office:value-type="string">
            <text:p text:style-name="P15"><text:span text:style-name="T1">+1 level of existing manifesting class</text:span></text:p>
          </table:table-cell>
        </table:table-row>
        <table:table-row table:style-name="Table17.2">
          <table:table-cell table:style-name="Table17.A3" office:value-type="string">
            <text:p text:style-name="P15"><text:span text:style-name="T1">5th</text:span></text:p>
          </table:table-cell>
          <table:table-cell table:style-name="Table17.A2" office:value-type="string">
            <text:p text:style-name="P28"><text:span text:style-name="T1">+2</text:span></text:p>
          </table:table-cell>
          <table:table-cell table:style-name="Table17.A2" office:value-type="string">
            <text:p text:style-name="P28"><text:span text:style-name="T1">+1</text:span></text:p>
          </table:table-cell>
          <table:table-cell table:style-name="Table17.A2" office:value-type="string">
            <text:p text:style-name="P28"><text:span text:style-name="T1">+1</text:span></text:p>
          </table:table-cell>
          <table:table-cell table:style-name="Table17.A2" office:value-type="string">
            <text:p text:style-name="P28"><text:span text:style-name="T1">+4</text:span></text:p>
          </table:table-cell>
          <table:table-cell table:style-name="Table17.A3" office:value-type="string">
            <text:p text:style-name="P15"><text:span text:style-name="T1">Psionic dominate</text:span></text:p>
          </table:table-cell>
          <table:table-cell table:style-name="Table17.A3" office:value-type="string">
            <text:p text:style-name="P15"><text:span text:style-name="T1">+1 level of existing manifesting class</text:span></text:p>
          </table:table-cell>
        </table:table-row>
        <table:table-row table:style-name="Table17.2">
          <table:table-cell table:style-name="Table17.A3" office:value-type="string">
            <text:p text:style-name="P15"><text:span text:style-name="T1">6th</text:span></text:p>
          </table:table-cell>
          <table:table-cell table:style-name="Table17.A2" office:value-type="string">
            <text:p text:style-name="P28"><text:span text:style-name="T1">+3</text:span></text:p>
          </table:table-cell>
          <table:table-cell table:style-name="Table17.A2" office:value-type="string">
            <text:p text:style-name="P28"><text:span text:style-name="T1">+2</text:span></text:p>
          </table:table-cell>
          <table:table-cell table:style-name="Table17.A2" office:value-type="string">
            <text:p text:style-name="P28"><text:span text:style-name="T1">+2</text:span></text:p>
          </table:table-cell>
          <table:table-cell table:style-name="Table17.A2" office:value-type="string">
            <text:p text:style-name="P28"><text:span text:style-name="T1">+5</text:span></text:p>
          </table:table-cell>
          <table:table-cell table:style-name="Table17.A3" office:value-type="string">
            <text:p text:style-name="P15"><text:span text:style-name="T1">—</text:span></text:p>
          </table:table-cell>
          <table:table-cell table:style-name="Table17.A3" office:value-type="string">
            <text:p text:style-name="P15"><text:span text:style-name="T1">+1 level of existing manifesting class</text:span></text:p>
          </table:table-cell>
        </table:table-row>
        <table:table-row table:style-name="Table17.2">
          <table:table-cell table:style-name="Table17.A3" office:value-type="string">
            <text:p text:style-name="P15"><text:span text:style-name="T1">7th</text:span></text:p>
          </table:table-cell>
          <table:table-cell table:style-name="Table17.A2" office:value-type="string">
            <text:p text:style-name="P28"><text:span text:style-name="T1">+3</text:span></text:p>
          </table:table-cell>
          <table:table-cell table:style-name="Table17.A2" office:value-type="string">
            <text:p text:style-name="P28"><text:span text:style-name="T1">+2</text:span></text:p>
          </table:table-cell>
          <table:table-cell table:style-name="Table17.A2" office:value-type="string">
            <text:p text:style-name="P28"><text:span text:style-name="T1">+2</text:span></text:p>
          </table:table-cell>
          <table:table-cell table:style-name="Table17.A2" office:value-type="string">
            <text:p text:style-name="P28"><text:span text:style-name="T1">+5</text:span></text:p>
          </table:table-cell>
          <table:table-cell table:style-name="Table17.A3" office:value-type="string">
            <text:p text:style-name="P15"><text:span text:style-name="T1">Greater dominate</text:span></text:p>
          </table:table-cell>
          <table:table-cell table:style-name="Table17.A3" office:value-type="string">
            <text:p text:style-name="P15"><text:span text:style-name="T1">+1 level of existing manifesting class</text:span></text:p>
          </table:table-cell>
        </table:table-row>
        <table:table-row table:style-name="Table17.2">
          <table:table-cell table:style-name="Table17.A3" office:value-type="string">
            <text:p text:style-name="P15"><text:span text:style-name="T1">8th</text:span></text:p>
          </table:table-cell>
          <table:table-cell table:style-name="Table17.A2" office:value-type="string">
            <text:p text:style-name="P28"><text:span text:style-name="T1">+4</text:span></text:p>
          </table:table-cell>
          <table:table-cell table:style-name="Table17.A2" office:value-type="string">
            <text:p text:style-name="P28"><text:span text:style-name="T1">+2</text:span></text:p>
          </table:table-cell>
          <table:table-cell table:style-name="Table17.A2" office:value-type="string">
            <text:p text:style-name="P28"><text:span text:style-name="T1">+2</text:span></text:p>
          </table:table-cell>
          <table:table-cell table:style-name="Table17.A2" office:value-type="string">
            <text:p text:style-name="P28"><text:span text:style-name="T1">+6</text:span></text:p>
          </table:table-cell>
          <table:table-cell table:style-name="Table17.A3" office:value-type="string">
            <text:p text:style-name="P15"><text:span text:style-name="T1">—</text:span></text:p>
          </table:table-cell>
          <table:table-cell table:style-name="Table17.A3" office:value-type="string">
            <text:p text:style-name="P15"><text:span text:style-name="T1">+1 level of existing manifesting class</text:span></text:p>
          </table:table-cell>
        </table:table-row>
        <table:table-row table:style-name="Table17.2">
          <table:table-cell table:style-name="Table17.A3" office:value-type="string">
            <text:p text:style-name="P15"><text:span text:style-name="T1">9th</text:span></text:p>
          </table:table-cell>
          <table:table-cell table:style-name="Table17.A2" office:value-type="string">
            <text:p text:style-name="P28"><text:span text:style-name="T1">+4</text:span></text:p>
          </table:table-cell>
          <table:table-cell table:style-name="Table17.A2" office:value-type="string">
            <text:p text:style-name="P28"><text:span text:style-name="T1">+3</text:span></text:p>
          </table:table-cell>
          <table:table-cell table:style-name="Table17.A2" office:value-type="string">
            <text:p text:style-name="P28"><text:span text:style-name="T1">+3</text:span></text:p>
          </table:table-cell>
          <table:table-cell table:style-name="Table17.A2" office:value-type="string">
            <text:p text:style-name="P28"><text:span text:style-name="T1">+6</text:span></text:p>
          </table:table-cell>
          <table:table-cell table:style-name="Table17.A3" office:value-type="string">
            <text:p text:style-name="P15"><text:span text:style-name="T1">Superior dominate</text:span></text:p>
          </table:table-cell>
          <table:table-cell table:style-name="Table17.A3" office:value-type="string">
            <text:p text:style-name="P15"><text:span text:style-name="T1">+1 level of existing manifesting class</text:span></text:p>
          </table:table-cell>
        </table:table-row>
        <table:table-row table:style-name="Table17.2">
          <table:table-cell table:style-name="Table17.A12" office:value-type="string">
            <text:p text:style-name="P27"><text:span text:style-name="T1">10th</text:span></text:p>
          </table:table-cell>
          <table:table-cell table:style-name="Table17.B12" office:value-type="string">
            <text:p text:style-name="P29"><text:span text:style-name="T1">+5</text:span></text:p>
          </table:table-cell>
          <table:table-cell table:style-name="Table17.B12" office:value-type="string">
            <text:p text:style-name="P29"><text:span text:style-name="T1">+3</text:span></text:p>
          </table:table-cell>
          <table:table-cell table:style-name="Table17.B12" office:value-type="string">
            <text:p text:style-name="P29"><text:span text:style-name="T1">+3</text:span></text:p>
          </table:table-cell>
          <table:table-cell table:style-name="Table17.B12" office:value-type="string">
            <text:p text:style-name="P29"><text:span text:style-name="T1">+7</text:span></text:p>
          </table:table-cell>
          <table:table-cell table:style-name="Table17.A12" office:value-type="string">
            <text:p text:style-name="P27"><text:span text:style-name="T1">Twofold master</text:span></text:p>
          </table:table-cell>
          <table:table-cell table:style-name="Table17.A12" office:value-type="string">
            <text:p text:style-name="P27"><text:span text:style-name="T1">—</text:span></text:p>
          </table:table-cell>
        </table:table-row>
      </table:table>
      <text:p text:style-name="P16"/>
      <text:h text:style-name="P1" text:outline-level="1"><text:span text:style-name="T1">Class Features</text:span></text:h>
      <text:p text:style-name="P15"><text:span text:style-name="T1">All the following are class features of the thrallherd prestige class.</text:span></text:p>
      <text:p text:style-name="P15"><text:span text:style-name="T2">Weapon and Armor Proficiency:</text:span><text:span text:style-name="T1"> Thrallherds gain no proficiency with any weapon or armor.</text:span></text:p>
      <text:p text:style-name="P15"><text:span text:style-name="T2">Powers Known:</text:span><text:span text:style-name="T1"> At every level from 2nd through 9th, a thrallherd gains additional power points per day and access to new powers as if she had also gained a level in whatever manifesting class she belonged to before she added the prestige class. She does not, however, gain any other benefit a character of that class would have gained (bonus feats, metapsionic or item creation feats, psicrystal special abilities, and so on). This essentially means that she adds the level of thrallherd to the level of whatever manifesting class the character has, then determines power points per day, powers known, and manifester level accordingly.</text:span></text:p>
      <text:p text:style-name="P15"><text:span text:style-name="T1">If a character had more than one manifesting class before she became a thrallherd, she must decide to which class she adds the new level of thrallherd for the purpose of determining power points per day, powers known, and manifester level.</text:span></text:p>
      <text:p text:style-name="P15"><text:span text:style-name="T2">Thrallherd (Ex):</text:span><text:span text:style-name="T1"> A thrallherd who has just entered the class sends out a subtle psychic call for servants, and that call is answered. Essentially, the character gains something akin to the Leadership feat, but with some important differences.</text:span></text:p>
      <text:p text:style-name="P15"><text:span text:style-name="T1">Those who answer a thrallherd’s call are not referred to as cohorts and followers, but rather as thralls and believers, respectively. They do not appear because they admire the character and want to serve her, but because a hidden psychic resonance connects the thrallherd and her servants.</text:span></text:p>
      <text:p text:style-name="P15"><text:span text:style-name="T1">As with the Leadership feat, a thrallherd has a Leadership score that determines the highest-level thrall and believers she can attract. A thrallherd’s Leadership score is equal to her character level + her Cha modifier + her thrallherd level. (Note that her thrallherd level is counted twice.) This score is not affected by any of the modifiers mentioned in the Leadership feat</text:span><text:span text:style-name="T5">.</text:span></text:p>
      <text:p text:style-name="P15"><text:span text:style-name="T1">As with the Leadership feat, the called thrall’s level is limited, even if the character’s Leadership score would indicate a higher-level thrall. Unlike with the Leadership feat, the level limit of a thrall is equal to the character’s total level minus 1 (not level minus 2, as is true for cohorts).</text:span></text:p>
      <text:p text:style-name="P15"><text:span text:style-name="T1">A thrallherd cannot take the Leadership feat; if the character already has it, the feat is lost and replaced by this ability; those who were previously cohorts and followers go their separate ways, and those who are more mentally pliable show up later to take up roles as thralls and believers. A thrallherd’s first thrall and believers arrive within 24 hours of her entry into this class; likewise, lost thralls and believers are replaced within 24 hours.</text:span></text:p>
      <text:p text:style-name="P15"><text:span text:style-name="T1">Use the following table instead of the one with the Leadership feat to determine the level of a thrallherd’s thrall and the number of believers of various levels a thrallherd can attract.</text:span></text:p>
      <text:p text:style-name="P16"/>
      <table:table table:name="Table18" table:style-name="Table18">
        <table:table-column table:style-name="Table18.A"/>
        <table:table-column table:style-name="Table18.B"/>
        <table:table-column table:style-name="Table18.C" table:number-columns-repeated="6"/>
        <text:soft-page-break/>
        <table:table-row table:style-name="Table18.1">
          <table:table-cell table:style-name="Table18.A1" table:number-rows-spanned="2" office:value-type="string">
            <text:p text:style-name="P27"><text:span text:style-name="T1">Leadership Score </text:span></text:p>
          </table:table-cell>
          <table:table-cell table:style-name="Table18.A1" table:number-rows-spanned="2" office:value-type="string">
            <text:p text:style-name="P29"><text:span text:style-name="T1">Thrall Level</text:span></text:p>
          </table:table-cell>
          <table:table-cell table:style-name="Table18.C1" table:number-columns-spanned="6" office:value-type="string">
            <text:h text:style-name="P5" text:outline-level="1"><text:span text:style-name="T1">— Number of Believers by Level —</text:span></text:h>
          </table:table-cell>
          <table:covered-table-cell/>
          <table:covered-table-cell/>
          <table:covered-table-cell/>
          <table:covered-table-cell/>
          <table:covered-table-cell/>
        </table:table-row>
        <table:table-row table:style-name="Table18.1">
          <table:covered-table-cell/>
          <table:covered-table-cell/>
          <table:table-cell table:style-name="Table18.C2" office:value-type="string">
            <text:p text:style-name="P29"><text:span text:style-name="T2">1st</text:span></text:p>
          </table:table-cell>
          <table:table-cell table:style-name="Table18.C2" office:value-type="string">
            <text:p text:style-name="P29"><text:span text:style-name="T2">2nd</text:span></text:p>
          </table:table-cell>
          <table:table-cell table:style-name="Table18.C2" office:value-type="string">
            <text:p text:style-name="P29"><text:span text:style-name="T2">3rd</text:span></text:p>
          </table:table-cell>
          <table:table-cell table:style-name="Table18.C2" office:value-type="string">
            <text:p text:style-name="P29"><text:span text:style-name="T2">4th</text:span></text:p>
          </table:table-cell>
          <table:table-cell table:style-name="Table18.C2" office:value-type="string">
            <text:p text:style-name="P29"><text:span text:style-name="T2">5th</text:span></text:p>
          </table:table-cell>
          <table:table-cell table:style-name="Table18.C2" office:value-type="string">
            <text:p text:style-name="P29"><text:span text:style-name="T2">6th</text:span></text:p>
          </table:table-cell>
        </table:table-row>
        <table:table-row table:style-name="Table18.3">
          <table:table-cell table:style-name="Table18.A2" office:value-type="string">
            <text:p text:style-name="P27"><text:span text:style-name="T1">1 or lower</text:span></text:p>
          </table:table-cell>
          <table:table-cell table:style-name="Table18.A2" office:value-type="string">
            <text:p text:style-name="P29"><text:span text:style-name="T1">—</text:span></text:p>
          </table:table-cell>
          <table:table-cell table:style-name="Table18.C2" office:value-type="string">
            <text:p text:style-name="P29"><text:span text:style-name="T1">—</text:span></text:p>
          </table:table-cell>
          <table:table-cell table:style-name="Table18.C2" office:value-type="string">
            <text:p text:style-name="P29"><text:span text:style-name="T1">—</text:span></text:p>
          </table:table-cell>
          <table:table-cell table:style-name="Table18.C2" office:value-type="string">
            <text:p text:style-name="P29"><text:span text:style-name="T1">—</text:span></text:p>
          </table:table-cell>
          <table:table-cell table:style-name="Table18.C2" office:value-type="string">
            <text:p text:style-name="P29"><text:span text:style-name="T1">—</text:span></text:p>
          </table:table-cell>
          <table:table-cell table:style-name="Table18.C2" office:value-type="string">
            <text:p text:style-name="P29"><text:span text:style-name="T1">—</text:span></text:p>
          </table:table-cell>
          <table:table-cell table:style-name="Table18.C2" office:value-type="string">
            <text:p text:style-name="P29"><text:span text:style-name="T1">—</text:span></text:p>
          </table:table-cell>
        </table:table-row>
        <table:table-row table:style-name="Table18.3">
          <table:table-cell table:style-name="Table18.A2" office:value-type="string">
            <text:p text:style-name="P15"><text:span text:style-name="T1">2</text:span></text:p>
          </table:table-cell>
          <table:table-cell table:style-name="Table18.A2" office:value-type="string">
            <text:p text:style-name="P28"><text:span text:style-name="T1">1st</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3</text:span></text:p>
          </table:table-cell>
          <table:table-cell table:style-name="Table18.A2" office:value-type="string">
            <text:p text:style-name="P28"><text:span text:style-name="T1">2nd</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4</text:span></text:p>
          </table:table-cell>
          <table:table-cell table:style-name="Table18.A2" office:value-type="string">
            <text:p text:style-name="P28"><text:span text:style-name="T1">3rd</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5</text:span></text:p>
          </table:table-cell>
          <table:table-cell table:style-name="Table18.A2" office:value-type="string">
            <text:p text:style-name="P28"><text:span text:style-name="T1">3rd</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6</text:span></text:p>
          </table:table-cell>
          <table:table-cell table:style-name="Table18.A2" office:value-type="string">
            <text:p text:style-name="P28"><text:span text:style-name="T1">4th</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7</text:span></text:p>
          </table:table-cell>
          <table:table-cell table:style-name="Table18.A2" office:value-type="string">
            <text:p text:style-name="P28"><text:span text:style-name="T1">5th</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8</text:span></text:p>
          </table:table-cell>
          <table:table-cell table:style-name="Table18.A2" office:value-type="string">
            <text:p text:style-name="P28"><text:span text:style-name="T1">5th</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9</text:span></text:p>
          </table:table-cell>
          <table:table-cell table:style-name="Table18.A2" office:value-type="string">
            <text:p text:style-name="P28"><text:span text:style-name="T1">6th</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0</text:span></text:p>
          </table:table-cell>
          <table:table-cell table:style-name="Table18.A2" office:value-type="string">
            <text:p text:style-name="P28"><text:span text:style-name="T1">7th</text:span></text:p>
          </table:table-cell>
          <table:table-cell table:style-name="Table18.C2" office:value-type="string">
            <text:p text:style-name="P28"><text:span text:style-name="T1">5</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1</text:span></text:p>
          </table:table-cell>
          <table:table-cell table:style-name="Table18.A2" office:value-type="string">
            <text:p text:style-name="P28"><text:span text:style-name="T1">7th</text:span></text:p>
          </table:table-cell>
          <table:table-cell table:style-name="Table18.C2" office:value-type="string">
            <text:p text:style-name="P28"><text:span text:style-name="T1">6</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2</text:span></text:p>
          </table:table-cell>
          <table:table-cell table:style-name="Table18.A2" office:value-type="string">
            <text:p text:style-name="P28"><text:span text:style-name="T1">8th</text:span></text:p>
          </table:table-cell>
          <table:table-cell table:style-name="Table18.C2" office:value-type="string">
            <text:p text:style-name="P28"><text:span text:style-name="T1">8</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3</text:span></text:p>
          </table:table-cell>
          <table:table-cell table:style-name="Table18.A2" office:value-type="string">
            <text:p text:style-name="P28"><text:span text:style-name="T1">9th</text:span></text:p>
          </table:table-cell>
          <table:table-cell table:style-name="Table18.C2" office:value-type="string">
            <text:p text:style-name="P28"><text:span text:style-name="T1">10</text:span></text:p>
          </table:table-cell>
          <table:table-cell table:style-name="Table18.C2" office:value-type="string">
            <text:p text:style-name="P28"><text:span text:style-name="T1">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4</text:span></text:p>
          </table:table-cell>
          <table:table-cell table:style-name="Table18.A2" office:value-type="string">
            <text:p text:style-name="P28"><text:span text:style-name="T1">10th</text:span></text:p>
          </table:table-cell>
          <table:table-cell table:style-name="Table18.C2" office:value-type="string">
            <text:p text:style-name="P28"><text:span text:style-name="T1">15</text:span></text:p>
          </table:table-cell>
          <table:table-cell table:style-name="Table18.C2" office:value-type="string">
            <text:p text:style-name="P28"><text:span text:style-name="T1">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5</text:span></text:p>
          </table:table-cell>
          <table:table-cell table:style-name="Table18.A2" office:value-type="string">
            <text:p text:style-name="P28"><text:span text:style-name="T1">10th</text:span></text:p>
          </table:table-cell>
          <table:table-cell table:style-name="Table18.C2" office:value-type="string">
            <text:p text:style-name="P28"><text:span text:style-name="T1">20</text:span></text:p>
          </table:table-cell>
          <table:table-cell table:style-name="Table18.C2" office:value-type="string">
            <text:p text:style-name="P28"><text:span text:style-name="T1">2</text:span></text:p>
          </table:table-cell>
          <table:table-cell table:style-name="Table18.C2" office:value-type="string">
            <text:p text:style-name="P28"><text:span text:style-name="T1">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6</text:span></text:p>
          </table:table-cell>
          <table:table-cell table:style-name="Table18.A2" office:value-type="string">
            <text:p text:style-name="P28"><text:span text:style-name="T1">11th</text:span></text:p>
          </table:table-cell>
          <table:table-cell table:style-name="Table18.C2" office:value-type="string">
            <text:p text:style-name="P28"><text:span text:style-name="T1">25</text:span></text:p>
          </table:table-cell>
          <table:table-cell table:style-name="Table18.C2" office:value-type="string">
            <text:p text:style-name="P28"><text:span text:style-name="T1">2</text:span></text:p>
          </table:table-cell>
          <table:table-cell table:style-name="Table18.C2" office:value-type="string">
            <text:p text:style-name="P28"><text:span text:style-name="T1">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7</text:span></text:p>
          </table:table-cell>
          <table:table-cell table:style-name="Table18.A2" office:value-type="string">
            <text:p text:style-name="P28"><text:span text:style-name="T1">12th</text:span></text:p>
          </table:table-cell>
          <table:table-cell table:style-name="Table18.C2" office:value-type="string">
            <text:p text:style-name="P28"><text:span text:style-name="T1">30</text:span></text:p>
          </table:table-cell>
          <table:table-cell table:style-name="Table18.C2" office:value-type="string">
            <text:p text:style-name="P28"><text:span text:style-name="T1">3</text:span></text:p>
          </table:table-cell>
          <table:table-cell table:style-name="Table18.C2" office:value-type="string">
            <text:p text:style-name="P28"><text:span text:style-name="T1">1</text:span></text:p>
          </table:table-cell>
          <table:table-cell table:style-name="Table18.C2" office:value-type="string">
            <text:p text:style-name="P28"><text:span text:style-name="T1">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8</text:span></text:p>
          </table:table-cell>
          <table:table-cell table:style-name="Table18.A2" office:value-type="string">
            <text:p text:style-name="P28"><text:span text:style-name="T1">12th</text:span></text:p>
          </table:table-cell>
          <table:table-cell table:style-name="Table18.C2" office:value-type="string">
            <text:p text:style-name="P28"><text:span text:style-name="T1">35</text:span></text:p>
          </table:table-cell>
          <table:table-cell table:style-name="Table18.C2" office:value-type="string">
            <text:p text:style-name="P28"><text:span text:style-name="T1">3</text:span></text:p>
          </table:table-cell>
          <table:table-cell table:style-name="Table18.C2" office:value-type="string">
            <text:p text:style-name="P28"><text:span text:style-name="T1">1</text:span></text:p>
          </table:table-cell>
          <table:table-cell table:style-name="Table18.C2" office:value-type="string">
            <text:p text:style-name="P28"><text:span text:style-name="T1">1</text:span></text:p>
          </table:table-cell>
          <table:table-cell table:style-name="Table18.C2" office:value-type="string">
            <text:p text:style-name="P28"><text:span text:style-name="T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19</text:span></text:p>
          </table:table-cell>
          <table:table-cell table:style-name="Table18.A2" office:value-type="string">
            <text:p text:style-name="P28"><text:span text:style-name="T1">13th</text:span></text:p>
          </table:table-cell>
          <table:table-cell table:style-name="Table18.C2" office:value-type="string">
            <text:p text:style-name="P28"><text:span text:style-name="T1">40</text:span></text:p>
          </table:table-cell>
          <table:table-cell table:style-name="Table18.C2" office:value-type="string">
            <text:p text:style-name="P28"><text:span text:style-name="T1">4</text:span></text:p>
          </table:table-cell>
          <table:table-cell table:style-name="Table18.C2" office:value-type="string">
            <text:p text:style-name="P28"><text:span text:style-name="T1">2</text:span></text:p>
          </table:table-cell>
          <table:table-cell table:style-name="Table18.C2" office:value-type="string">
            <text:p text:style-name="P28"><text:span text:style-name="T1">1</text:span></text:p>
          </table:table-cell>
          <table:table-cell table:style-name="Table18.C2" office:value-type="string">
            <text:p text:style-name="P28"><text:span text:style-name="T1">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20</text:span></text:p>
          </table:table-cell>
          <table:table-cell table:style-name="Table18.A2" office:value-type="string">
            <text:p text:style-name="P28"><text:span text:style-name="T1">14th</text:span></text:p>
          </table:table-cell>
          <table:table-cell table:style-name="Table18.C2" office:value-type="string">
            <text:p text:style-name="P28"><text:span text:style-name="T1">50</text:span></text:p>
          </table:table-cell>
          <table:table-cell table:style-name="Table18.C2" office:value-type="string">
            <text:p text:style-name="P28"><text:span text:style-name="T1">5</text:span></text:p>
          </table:table-cell>
          <table:table-cell table:style-name="Table18.C2" office:value-type="string">
            <text:p text:style-name="P28"><text:span text:style-name="T1">3</text:span></text:p>
          </table:table-cell>
          <table:table-cell table:style-name="Table18.C2" office:value-type="string">
            <text:p text:style-name="P28"><text:span text:style-name="T1">2</text:span></text:p>
          </table:table-cell>
          <table:table-cell table:style-name="Table18.C2" office:value-type="string">
            <text:p text:style-name="P28"><text:span text:style-name="T1">1</text:span></text:p>
          </table:table-cell>
          <table:table-cell table:style-name="Table18.C2" office:value-type="string">
            <text:p text:style-name="P28"><text:span text:style-name="T1">—</text:span></text:p>
          </table:table-cell>
        </table:table-row>
        <table:table-row table:style-name="Table18.3">
          <table:table-cell table:style-name="Table18.A2" office:value-type="string">
            <text:p text:style-name="P15"><text:span text:style-name="T1">21</text:span></text:p>
          </table:table-cell>
          <table:table-cell table:style-name="Table18.A2" office:value-type="string">
            <text:p text:style-name="P28"><text:span text:style-name="T1">15th</text:span></text:p>
          </table:table-cell>
          <table:table-cell table:style-name="Table18.C2" office:value-type="string">
            <text:p text:style-name="P28"><text:span text:style-name="T1">60</text:span></text:p>
          </table:table-cell>
          <table:table-cell table:style-name="Table18.C2" office:value-type="string">
            <text:p text:style-name="P28"><text:span text:style-name="T1">6</text:span></text:p>
          </table:table-cell>
          <table:table-cell table:style-name="Table18.C2" office:value-type="string">
            <text:p text:style-name="P28"><text:span text:style-name="T1">3</text:span></text:p>
          </table:table-cell>
          <table:table-cell table:style-name="Table18.C2" office:value-type="string">
            <text:p text:style-name="P28"><text:span text:style-name="T1">2</text:span></text:p>
          </table:table-cell>
          <table:table-cell table:style-name="Table18.C2" office:value-type="string">
            <text:p text:style-name="P28"><text:span text:style-name="T1">1</text:span></text:p>
          </table:table-cell>
          <table:table-cell table:style-name="Table18.C2" office:value-type="string">
            <text:p text:style-name="P28"><text:span text:style-name="T1">1</text:span></text:p>
          </table:table-cell>
        </table:table-row>
        <table:table-row table:style-name="Table18.3">
          <table:table-cell table:style-name="Table18.A2" office:value-type="string">
            <text:p text:style-name="P15"><text:span text:style-name="T1">22</text:span></text:p>
          </table:table-cell>
          <table:table-cell table:style-name="Table18.A2" office:value-type="string">
            <text:p text:style-name="P28"><text:span text:style-name="T1">15th</text:span></text:p>
          </table:table-cell>
          <table:table-cell table:style-name="Table18.C2" office:value-type="string">
            <text:p text:style-name="P28"><text:span text:style-name="T1">75</text:span></text:p>
          </table:table-cell>
          <table:table-cell table:style-name="Table18.C2" office:value-type="string">
            <text:p text:style-name="P28"><text:span text:style-name="T1">7</text:span></text:p>
          </table:table-cell>
          <table:table-cell table:style-name="Table18.C2" office:value-type="string">
            <text:p text:style-name="P28"><text:span text:style-name="T1">4</text:span></text:p>
          </table:table-cell>
          <table:table-cell table:style-name="Table18.C2" office:value-type="string">
            <text:p text:style-name="P28"><text:span text:style-name="T1">2</text:span></text:p>
          </table:table-cell>
          <table:table-cell table:style-name="Table18.C2" office:value-type="string">
            <text:p text:style-name="P28"><text:span text:style-name="T1">2</text:span></text:p>
          </table:table-cell>
          <table:table-cell table:style-name="Table18.C2" office:value-type="string">
            <text:p text:style-name="P28"><text:span text:style-name="T1">1</text:span></text:p>
          </table:table-cell>
        </table:table-row>
        <table:table-row table:style-name="Table18.3">
          <table:table-cell table:style-name="Table18.A2" office:value-type="string">
            <text:p text:style-name="P15"><text:span text:style-name="T1">23</text:span></text:p>
          </table:table-cell>
          <table:table-cell table:style-name="Table18.A2" office:value-type="string">
            <text:p text:style-name="P28"><text:span text:style-name="T1">16th</text:span></text:p>
          </table:table-cell>
          <table:table-cell table:style-name="Table18.C2" office:value-type="string">
            <text:p text:style-name="P28"><text:span text:style-name="T1">90</text:span></text:p>
          </table:table-cell>
          <table:table-cell table:style-name="Table18.C2" office:value-type="string">
            <text:p text:style-name="P28"><text:span text:style-name="T1">9</text:span></text:p>
          </table:table-cell>
          <table:table-cell table:style-name="Table18.C2" office:value-type="string">
            <text:p text:style-name="P28"><text:span text:style-name="T1">5</text:span></text:p>
          </table:table-cell>
          <table:table-cell table:style-name="Table18.C2" office:value-type="string">
            <text:p text:style-name="P28"><text:span text:style-name="T1">3</text:span></text:p>
          </table:table-cell>
          <table:table-cell table:style-name="Table18.C2" office:value-type="string">
            <text:p text:style-name="P28"><text:span text:style-name="T1">2</text:span></text:p>
          </table:table-cell>
          <table:table-cell table:style-name="Table18.C2" office:value-type="string">
            <text:p text:style-name="P28"><text:span text:style-name="T1">1</text:span></text:p>
          </table:table-cell>
        </table:table-row>
        <table:table-row table:style-name="Table18.3">
          <table:table-cell table:style-name="Table18.A2" office:value-type="string">
            <text:p text:style-name="P15"><text:span text:style-name="T1">24</text:span></text:p>
          </table:table-cell>
          <table:table-cell table:style-name="Table18.A2" office:value-type="string">
            <text:p text:style-name="P28"><text:span text:style-name="T1">17th</text:span></text:p>
          </table:table-cell>
          <table:table-cell table:style-name="Table18.C2" office:value-type="string">
            <text:p text:style-name="P28"><text:span text:style-name="T1">110</text:span></text:p>
          </table:table-cell>
          <table:table-cell table:style-name="Table18.C2" office:value-type="string">
            <text:p text:style-name="P28"><text:span text:style-name="T1">11</text:span></text:p>
          </table:table-cell>
          <table:table-cell table:style-name="Table18.C2" office:value-type="string">
            <text:p text:style-name="P28"><text:span text:style-name="T1">6</text:span></text:p>
          </table:table-cell>
          <table:table-cell table:style-name="Table18.C2" office:value-type="string">
            <text:p text:style-name="P28"><text:span text:style-name="T1">3</text:span></text:p>
          </table:table-cell>
          <table:table-cell table:style-name="Table18.C2" office:value-type="string">
            <text:p text:style-name="P28"><text:span text:style-name="T1">2</text:span></text:p>
          </table:table-cell>
          <table:table-cell table:style-name="Table18.C2" office:value-type="string">
            <text:p text:style-name="P28"><text:span text:style-name="T1">1</text:span></text:p>
          </table:table-cell>
        </table:table-row>
        <table:table-row table:style-name="Table18.3">
          <table:table-cell table:style-name="Table18.A27" office:value-type="string">
            <text:p text:style-name="P27"><text:span text:style-name="T1">25 or higher</text:span></text:p>
          </table:table-cell>
          <table:table-cell table:style-name="Table18.A27" office:value-type="string">
            <text:p text:style-name="P29"><text:span text:style-name="T1">17th</text:span></text:p>
          </table:table-cell>
          <table:table-cell table:style-name="Table18.C27" office:value-type="string">
            <text:p text:style-name="P29"><text:span text:style-name="T1">135</text:span></text:p>
          </table:table-cell>
          <table:table-cell table:style-name="Table18.C27" office:value-type="string">
            <text:p text:style-name="P29"><text:span text:style-name="T1">13</text:span></text:p>
          </table:table-cell>
          <table:table-cell table:style-name="Table18.C27" office:value-type="string">
            <text:p text:style-name="P29"><text:span text:style-name="T1">7</text:span></text:p>
          </table:table-cell>
          <table:table-cell table:style-name="Table18.C27" office:value-type="string">
            <text:p text:style-name="P29"><text:span text:style-name="T1">4</text:span></text:p>
          </table:table-cell>
          <table:table-cell table:style-name="Table18.C27" office:value-type="string">
            <text:p text:style-name="P29"><text:span text:style-name="T1">2</text:span></text:p>
          </table:table-cell>
          <table:table-cell table:style-name="Table18.C27" office:value-type="string">
            <text:p text:style-name="P29"><text:span text:style-name="T1">2</text:span></text:p>
          </table:table-cell>
        </table:table-row>
      </table:table>
      <text:p text:style-name="P16"/>
      <text:p text:style-name="P15"><text:span text:style-name="T2">Psionic Charm (Ex):</text:span><text:span text:style-name="T1"> At 3rd level, a thrallherd adds </text:span><text:span text:style-name="T5">psionic charm </text:span><text:span text:style-name="T1">to her powers known (if she doesn’t already know it). Once per day, she can manifest </text:span><text:span text:style-name="T5">psionic charm </text:span><text:span text:style-name="T1">at a reduced power point cost. The cost of </text:span><text:span text:style-name="T5">psionic charm </text:span><text:span text:style-name="T1">is reduced by the thrallherd’s level, to a minimum of 1 power point. The effect of this power is still restricted by the thrallherd’s manifester level.</text:span></text:p>
      <text:p text:style-name="P15"><text:span text:style-name="T2">Psionic Dominate (Ex):</text:span><text:span text:style-name="T1"> At 5th level, a thrallherd adds </text:span><text:span text:style-name="T5">psionic dominate </text:span><text:span text:style-name="T1">to her powers known (if she doesn’t already know it) Once per day, she can manifest </text:span><text:span text:style-name="T5">psionic dominate </text:span><text:span text:style-name="T1">at a reduced power point cost. The cost of </text:span><text:span text:style-name="T5">psionic dominate </text:span><text:span text:style-name="T1">is reduced by the thrallherd’s level, to a minimum of 1 power point. The effect of this power is still restricted by the thrallherd’s manifester level.</text:span></text:p>
      <text:p text:style-name="P15"><text:span text:style-name="T2">Greater Dominate (Ex):</text:span><text:span text:style-name="T1"> At 7th level and higher, a thrallherd does not have to pay 2 additional power points when she augments </text:span><text:span text:style-name="T5">psionic dominate </text:span><text:span text:style-name="T1">to affect animals, fey, giants, magical beasts, and monstrous humanoids. This reduced point cost does not increase the save DC of the power as if she had spent the additional power points.</text:span></text:p>
      <text:p text:style-name="P15"><text:span text:style-name="T2">Superior Dominate (Ex): </text:span><text:span text:style-name="T1">At 9th level, a thrallherd does not have to pay 4 additional power points when she augments </text:span><text:span text:style-name="T5">psionic dominate </text:span><text:span text:style-name="T1">to affect aberrations, dragons, elementals, and outsiders (in addition to the creature types mentioned in the greater dominate ability). This reduced point cost does not increase the save DC of the power as if she had spent the additional power points.</text:span></text:p>
      <text:p text:style-name="P15"><text:span text:style-name="T2">Twofold Master (Ex):</text:span><text:span text:style-name="T1"> At 10th level, a thrallherd can add a second thrall to her herd. This second thrall’s maximum level is equal to the thrallherd’s level minus 2, even if her Leadership score would indicate a higher-level thrall.</text:span></text:p>
      <text:h text:style-name="P11" text:outline-level="5"/>
      <text:h text:style-name="P10" text:outline-level="5"><text:span text:style-name="T4">WAR MIND</text:span></text:h>
      <text:p text:style-name="P15"><text:span text:style-name="T2">Hit Die:</text:span><text:span text:style-name="T1"> d10.</text:span></text:p>
      <text:h text:style-name="P3" text:outline-level="1"/>
      <text:h text:style-name="P1" text:outline-level="1"><text:span text:style-name="T1">Requirements</text:span></text:h>
      <text:p text:style-name="P15"><text:span text:style-name="T1">To qualify to become a war mind, a character must fulfill all the following criteria.</text:span></text:p>
      <text:p text:style-name="P15"><text:span text:style-name="T2">Alignment:</text:span><text:span text:style-name="T1"> Any nonchaotic.</text:span></text:p>
      <text:p text:style-name="P15"><text:span text:style-name="T2">Base Attack Bonus: </text:span><text:span text:style-name="T1">+3.</text:span></text:p>
      <text:p text:style-name="P15"><text:span text:style-name="T2">Skills:</text:span><text:span text:style-name="T1"> Knowledge (history) 2 ranks, Knowledge (psionics) 8 ranks.</text:span></text:p>
      <text:p text:style-name="P15"><text:span text:style-name="T2">Psionics:</text:span><text:span text:style-name="T1"> Must have a power point reserve of at least 1 power point.</text:span></text:p>
      <text:p text:style-name="P15"><text:span text:style-name="T2">Special:</text:span><text:span text:style-name="T1"> Must have had some instruction by another war mind.</text:span></text:p>
      <text:h text:style-name="P3" text:outline-level="1"/>
      <text:h text:style-name="P1" text:outline-level="1"><text:span text:style-name="T1">Class Skills</text:span></text:h>
      <text:p text:style-name="P15"><text:span text:style-name="T1">The war mind’s class skills (and the key ability for each skill) are Auto hypnosis (Wis), Concentration (Con), Intimidate (Cha), Knowledge (history) (Int), Knowledge (psionics) (Int), and Psicraft (Int).</text:span></text:p>
      <text:p text:style-name="P15"><text:span text:style-name="T2">Skill Points at Each Level:</text:span><text:span text:style-name="T1"> 2 + Int modifier.</text:span></text:p>
      <text:p text:style-name="P26"/>
      <table:table table:name="Table19" table:style-name="Table19">
        <table:table-column table:style-name="Table19.A"/>
        <table:table-column table:style-name="Table19.B"/>
        <table:table-column table:style-name="Table19.C"/>
        <table:table-column table:style-name="Table19.D"/>
        <table:table-column table:style-name="Table19.C"/>
        <table:table-column table:style-name="Table19.F"/>
        <table:table-column table:style-name="Table19.G"/>
        <table:table-column table:style-name="Table19.H"/>
        <table:table-column table:style-name="Table19.I"/>
        <table:table-row table:style-name="Table19.1">
          <table:table-cell table:style-name="Table19.A1" table:number-columns-spanned="9" office:value-type="string">
            <text:p text:style-name="P27"><text:span text:style-name="T2">Table: The War Mind</text:span></text:p>
          </table:table-cell>
          <table:covered-table-cell/>
          <table:covered-table-cell/>
          <table:covered-table-cell/>
          <table:covered-table-cell/>
          <table:covered-table-cell/>
          <table:covered-table-cell/>
          <table:covered-table-cell/>
          <table:covered-table-cell/>
        </table:table-row>
        <table:table-row table:style-name="Table19.2">
          <table:table-cell table:style-name="Table19.A2" office:value-type="string">
            <text:p text:style-name="P27"><text:span text:style-name="T2">Level</text:span></text:p>
          </table:table-cell>
          <table:table-cell table:style-name="Table19.A2" office:value-type="string">
            <text:p text:style-name="P29"><text:span text:style-name="T2">Base Attack Bonus</text:span></text:p>
          </table:table-cell>
          <table:table-cell table:style-name="Table19.A2" office:value-type="string">
            <text:p text:style-name="P29"><text:span text:style-name="T2">Fort Save</text:span></text:p>
          </table:table-cell>
          <table:table-cell table:style-name="Table19.A2" office:value-type="string">
            <text:p text:style-name="P29"><text:span text:style-name="T2">Ref Save</text:span></text:p>
          </table:table-cell>
          <table:table-cell table:style-name="Table19.A2" office:value-type="string">
            <text:p text:style-name="P29"><text:span text:style-name="T2">Will Save</text:span></text:p>
          </table:table-cell>
          <table:table-cell table:style-name="Table19.A2" office:value-type="string">
            <text:p text:style-name="P27"><text:span text:style-name="T2">Special</text:span></text:p>
          </table:table-cell>
          <table:table-cell table:style-name="Table19.A2" office:value-type="string">
            <text:p text:style-name="P29"><text:span text:style-name="T2">Power Points/Day</text:span></text:p>
          </table:table-cell>
          <table:table-cell table:style-name="Table19.A2" office:value-type="string">
            <text:p text:style-name="P29"><text:span text:style-name="T2">Powers Known</text:span></text:p>
          </table:table-cell>
          <table:table-cell table:style-name="Table19.A2" office:value-type="string">
            <text:p text:style-name="P29"><text:span text:style-name="T2">Maximum Power Level Known</text:span></text:p>
          </table:table-cell>
        </table:table-row>
        <table:table-row table:style-name="Table19.2">
          <table:table-cell table:style-name="Table19.A3" office:value-type="string">
            <text:p text:style-name="P27"><text:span text:style-name="T1">1st</text:span></text:p>
          </table:table-cell>
          <table:table-cell table:style-name="Table19.A2" office:value-type="string">
            <text:p text:style-name="P29"><text:span text:style-name="T1">+1</text:span></text:p>
          </table:table-cell>
          <table:table-cell table:style-name="Table19.A2" office:value-type="string">
            <text:p text:style-name="P29"><text:span text:style-name="T1">+2</text:span></text:p>
          </table:table-cell>
          <table:table-cell table:style-name="Table19.A2" office:value-type="string">
            <text:p text:style-name="P29"><text:span text:style-name="T1">+2</text:span></text:p>
          </table:table-cell>
          <table:table-cell table:style-name="Table19.A2" office:value-type="string">
            <text:p text:style-name="P29"><text:span text:style-name="T1">+0</text:span></text:p>
          </table:table-cell>
          <table:table-cell table:style-name="Table19.A3" office:value-type="string">
            <text:p text:style-name="P27"><text:span text:style-name="T1">Chain of personal superiority +2</text:span></text:p>
          </table:table-cell>
          <table:table-cell table:style-name="Table19.A2" office:value-type="string">
            <text:p text:style-name="P29"><text:span text:style-name="T1">2</text:span></text:p>
          </table:table-cell>
          <table:table-cell table:style-name="Table19.A2" office:value-type="string">
            <text:p text:style-name="P29"><text:span text:style-name="T1">1</text:span></text:p>
          </table:table-cell>
          <table:table-cell table:style-name="Table19.A2" office:value-type="string">
            <text:p text:style-name="P29"><text:span text:style-name="T1">1st</text:span></text:p>
          </table:table-cell>
        </table:table-row>
        <table:table-row table:style-name="Table19.2">
          <table:table-cell table:style-name="Table19.A3" office:value-type="string">
            <text:p text:style-name="P15"><text:span text:style-name="T1">2nd</text:span></text:p>
          </table:table-cell>
          <table:table-cell table:style-name="Table19.A2" office:value-type="string">
            <text:p text:style-name="P28"><text:span text:style-name="T1">+2</text:span></text:p>
          </table:table-cell>
          <table:table-cell table:style-name="Table19.A2" office:value-type="string">
            <text:p text:style-name="P28"><text:span text:style-name="T1">+3</text:span></text:p>
          </table:table-cell>
          <table:table-cell table:style-name="Table19.A2" office:value-type="string">
            <text:p text:style-name="P28"><text:span text:style-name="T1">+3</text:span></text:p>
          </table:table-cell>
          <table:table-cell table:style-name="Table19.A2" office:value-type="string">
            <text:p text:style-name="P28"><text:span text:style-name="T1">+0</text:span></text:p>
          </table:table-cell>
          <table:table-cell table:style-name="Table19.A3" office:value-type="string">
            <text:p text:style-name="P15"><text:span text:style-name="T1">Chain of defensive posture +2</text:span></text:p>
          </table:table-cell>
          <table:table-cell table:style-name="Table19.A2" office:value-type="string">
            <text:p text:style-name="P28"><text:span text:style-name="T1">5</text:span></text:p>
          </table:table-cell>
          <table:table-cell table:style-name="Table19.A2" office:value-type="string">
            <text:p text:style-name="P28"><text:span text:style-name="T1">2</text:span></text:p>
          </table:table-cell>
          <table:table-cell table:style-name="Table19.A2" office:value-type="string">
            <text:p text:style-name="P28"><text:span text:style-name="T1">1st</text:span></text:p>
          </table:table-cell>
        </table:table-row>
        <table:table-row table:style-name="Table19.2">
          <table:table-cell table:style-name="Table19.A3" office:value-type="string">
            <text:p text:style-name="P15"><text:span text:style-name="T1">3rd</text:span></text:p>
          </table:table-cell>
          <table:table-cell table:style-name="Table19.A2" office:value-type="string">
            <text:p text:style-name="P28"><text:span text:style-name="T1">+3</text:span></text:p>
          </table:table-cell>
          <table:table-cell table:style-name="Table19.A2" office:value-type="string">
            <text:p text:style-name="P28"><text:span text:style-name="T1">+3</text:span></text:p>
          </table:table-cell>
          <table:table-cell table:style-name="Table19.A2" office:value-type="string">
            <text:p text:style-name="P28"><text:span text:style-name="T1">+3</text:span></text:p>
          </table:table-cell>
          <table:table-cell table:style-name="Table19.A2" office:value-type="string">
            <text:p text:style-name="P28"><text:span text:style-name="T1">+1</text:span></text:p>
          </table:table-cell>
          <table:table-cell table:style-name="Table19.A3" office:value-type="string">
            <text:p text:style-name="P15"><text:span text:style-name="T1">Enduring body (DR 1/—)</text:span></text:p>
          </table:table-cell>
          <table:table-cell table:style-name="Table19.A2" office:value-type="string">
            <text:p text:style-name="P28"><text:span text:style-name="T1">9</text:span></text:p>
          </table:table-cell>
          <table:table-cell table:style-name="Table19.A2" office:value-type="string">
            <text:p text:style-name="P28"><text:span text:style-name="T1">2</text:span></text:p>
          </table:table-cell>
          <table:table-cell table:style-name="Table19.A2" office:value-type="string">
            <text:p text:style-name="P28"><text:span text:style-name="T1">1st</text:span></text:p>
          </table:table-cell>
        </table:table-row>
        <table:table-row table:style-name="Table19.2">
          <table:table-cell table:style-name="Table19.A3" office:value-type="string">
            <text:p text:style-name="P15"><text:span text:style-name="T1">4th</text:span></text:p>
          </table:table-cell>
          <table:table-cell table:style-name="Table19.A2" office:value-type="string">
            <text:p text:style-name="P28"><text:span text:style-name="T1">+4</text:span></text:p>
          </table:table-cell>
          <table:table-cell table:style-name="Table19.A2" office:value-type="string">
            <text:p text:style-name="P28"><text:span text:style-name="T1">+4</text:span></text:p>
          </table:table-cell>
          <table:table-cell table:style-name="Table19.A2" office:value-type="string">
            <text:p text:style-name="P28"><text:span text:style-name="T1">+4</text:span></text:p>
          </table:table-cell>
          <table:table-cell table:style-name="Table19.A2" office:value-type="string">
            <text:p text:style-name="P28"><text:span text:style-name="T1">+1</text:span></text:p>
          </table:table-cell>
          <table:table-cell table:style-name="Table19.A3" office:value-type="string">
            <text:p text:style-name="P15"><text:span text:style-name="T1">—</text:span></text:p>
          </table:table-cell>
          <table:table-cell table:style-name="Table19.A2" office:value-type="string">
            <text:p text:style-name="P28"><text:span text:style-name="T1">14</text:span></text:p>
          </table:table-cell>
          <table:table-cell table:style-name="Table19.A2" office:value-type="string">
            <text:p text:style-name="P28"><text:span text:style-name="T1">3</text:span></text:p>
          </table:table-cell>
          <table:table-cell table:style-name="Table19.A2" office:value-type="string">
            <text:p text:style-name="P28"><text:span text:style-name="T1">2nd</text:span></text:p>
          </table:table-cell>
        </table:table-row>
        <table:table-row table:style-name="Table19.2">
          <table:table-cell table:style-name="Table19.A3" office:value-type="string">
            <text:p text:style-name="P15"><text:span text:style-name="T1">5th</text:span></text:p>
          </table:table-cell>
          <table:table-cell table:style-name="Table19.A2" office:value-type="string">
            <text:p text:style-name="P28"><text:span text:style-name="T1">+5</text:span></text:p>
          </table:table-cell>
          <table:table-cell table:style-name="Table19.A2" office:value-type="string">
            <text:p text:style-name="P28"><text:span text:style-name="T1">+4</text:span></text:p>
          </table:table-cell>
          <table:table-cell table:style-name="Table19.A2" office:value-type="string">
            <text:p text:style-name="P28"><text:span text:style-name="T1">+4</text:span></text:p>
          </table:table-cell>
          <table:table-cell table:style-name="Table19.A2" office:value-type="string">
            <text:p text:style-name="P28"><text:span text:style-name="T1">+1</text:span></text:p>
          </table:table-cell>
          <table:table-cell table:style-name="Table19.A3" office:value-type="string">
            <text:p text:style-name="P15"><text:span text:style-name="T1">Sweeping strike</text:span></text:p>
          </table:table-cell>
          <table:table-cell table:style-name="Table19.A2" office:value-type="string">
            <text:p text:style-name="P28"><text:span text:style-name="T1">20</text:span></text:p>
          </table:table-cell>
          <table:table-cell table:style-name="Table19.A2" office:value-type="string">
            <text:p text:style-name="P28"><text:span text:style-name="T1">3</text:span></text:p>
          </table:table-cell>
          <table:table-cell table:style-name="Table19.A2" office:value-type="string">
            <text:p text:style-name="P28"><text:span text:style-name="T1">2nd</text:span></text:p>
          </table:table-cell>
        </table:table-row>
        <table:table-row table:style-name="Table19.2">
          <table:table-cell table:style-name="Table19.A3" office:value-type="string">
            <text:p text:style-name="P15"><text:span text:style-name="T1">6th</text:span></text:p>
          </table:table-cell>
          <table:table-cell table:style-name="Table19.A2" office:value-type="string">
            <text:p text:style-name="P28"><text:span text:style-name="T1">+6</text:span></text:p>
          </table:table-cell>
          <table:table-cell table:style-name="Table19.A2" office:value-type="string">
            <text:p text:style-name="P28"><text:span text:style-name="T1">+5</text:span></text:p>
          </table:table-cell>
          <table:table-cell table:style-name="Table19.A2" office:value-type="string">
            <text:p text:style-name="P28"><text:span text:style-name="T1">+5</text:span></text:p>
          </table:table-cell>
          <table:table-cell table:style-name="Table19.A2" office:value-type="string">
            <text:p text:style-name="P28"><text:span text:style-name="T1">+2</text:span></text:p>
          </table:table-cell>
          <table:table-cell table:style-name="Table19.A3" office:value-type="string">
            <text:p text:style-name="P15"><text:span text:style-name="T1">Enduring body (DR 2/—)</text:span></text:p>
          </table:table-cell>
          <table:table-cell table:style-name="Table19.A2" office:value-type="string">
            <text:p text:style-name="P28"><text:span text:style-name="T1">28</text:span></text:p>
          </table:table-cell>
          <table:table-cell table:style-name="Table19.A2" office:value-type="string">
            <text:p text:style-name="P28"><text:span text:style-name="T1">4</text:span></text:p>
          </table:table-cell>
          <table:table-cell table:style-name="Table19.A2" office:value-type="string">
            <text:p text:style-name="P28"><text:span text:style-name="T1">3rd</text:span></text:p>
          </table:table-cell>
        </table:table-row>
        <table:table-row table:style-name="Table19.2">
          <table:table-cell table:style-name="Table19.A3" office:value-type="string">
            <text:p text:style-name="P15"><text:span text:style-name="T1">7th</text:span></text:p>
          </table:table-cell>
          <table:table-cell table:style-name="Table19.A2" office:value-type="string">
            <text:p text:style-name="P28"><text:span text:style-name="T1">+7</text:span></text:p>
          </table:table-cell>
          <table:table-cell table:style-name="Table19.A2" office:value-type="string">
            <text:p text:style-name="P28"><text:span text:style-name="T1">+5</text:span></text:p>
          </table:table-cell>
          <table:table-cell table:style-name="Table19.A2" office:value-type="string">
            <text:p text:style-name="P28"><text:span text:style-name="T1">+5</text:span></text:p>
          </table:table-cell>
          <table:table-cell table:style-name="Table19.A2" office:value-type="string">
            <text:p text:style-name="P28"><text:span text:style-name="T1">+2</text:span></text:p>
          </table:table-cell>
          <table:table-cell table:style-name="Table19.A3" office:value-type="string">
            <text:p text:style-name="P15"><text:span text:style-name="T1">Chain of personal superiority +4</text:span></text:p>
          </table:table-cell>
          <table:table-cell table:style-name="Table19.A2" office:value-type="string">
            <text:p text:style-name="P28"><text:span text:style-name="T1">37</text:span></text:p>
          </table:table-cell>
          <table:table-cell table:style-name="Table19.A2" office:value-type="string">
            <text:p text:style-name="P28"><text:span text:style-name="T1">4</text:span></text:p>
          </table:table-cell>
          <table:table-cell table:style-name="Table19.A2" office:value-type="string">
            <text:p text:style-name="P28"><text:span text:style-name="T1">3rd</text:span></text:p>
          </table:table-cell>
        </table:table-row>
        <table:table-row table:style-name="Table19.2">
          <table:table-cell table:style-name="Table19.A3" office:value-type="string">
            <text:p text:style-name="P15"><text:span text:style-name="T1">8th</text:span></text:p>
          </table:table-cell>
          <table:table-cell table:style-name="Table19.A2" office:value-type="string">
            <text:p text:style-name="P28"><text:span text:style-name="T1">+8</text:span></text:p>
          </table:table-cell>
          <table:table-cell table:style-name="Table19.A2" office:value-type="string">
            <text:p text:style-name="P28"><text:span text:style-name="T1">+6</text:span></text:p>
          </table:table-cell>
          <table:table-cell table:style-name="Table19.A2" office:value-type="string">
            <text:p text:style-name="P28"><text:span text:style-name="T1">+6</text:span></text:p>
          </table:table-cell>
          <table:table-cell table:style-name="Table19.A2" office:value-type="string">
            <text:p text:style-name="P28"><text:span text:style-name="T1">+2</text:span></text:p>
          </table:table-cell>
          <table:table-cell table:style-name="Table19.A3" office:value-type="string">
            <text:p text:style-name="P15"><text:span text:style-name="T1">Chain of defensive posture +4</text:span></text:p>
          </table:table-cell>
          <table:table-cell table:style-name="Table19.A2" office:value-type="string">
            <text:p text:style-name="P28"><text:span text:style-name="T1">47</text:span></text:p>
          </table:table-cell>
          <table:table-cell table:style-name="Table19.A2" office:value-type="string">
            <text:p text:style-name="P28"><text:span text:style-name="T1">5</text:span></text:p>
          </table:table-cell>
          <table:table-cell table:style-name="Table19.A2" office:value-type="string">
            <text:p text:style-name="P28"><text:span text:style-name="T1">4th</text:span></text:p>
          </table:table-cell>
        </table:table-row>
        <table:table-row table:style-name="Table19.2">
          <table:table-cell table:style-name="Table19.A3" office:value-type="string">
            <text:p text:style-name="P15"><text:span text:style-name="T1">9th</text:span></text:p>
          </table:table-cell>
          <table:table-cell table:style-name="Table19.A2" office:value-type="string">
            <text:p text:style-name="P28"><text:span text:style-name="T1">+9</text:span></text:p>
          </table:table-cell>
          <table:table-cell table:style-name="Table19.A2" office:value-type="string">
            <text:p text:style-name="P28"><text:span text:style-name="T1">+6</text:span></text:p>
          </table:table-cell>
          <table:table-cell table:style-name="Table19.A2" office:value-type="string">
            <text:p text:style-name="P28"><text:span text:style-name="T1">+6</text:span></text:p>
          </table:table-cell>
          <table:table-cell table:style-name="Table19.A2" office:value-type="string">
            <text:p text:style-name="P28"><text:span text:style-name="T1">+3</text:span></text:p>
          </table:table-cell>
          <table:table-cell table:style-name="Table19.A3" office:value-type="string">
            <text:p text:style-name="P15"><text:span text:style-name="T1">Enduring body (DR 3/—)</text:span></text:p>
          </table:table-cell>
          <table:table-cell table:style-name="Table19.A2" office:value-type="string">
            <text:p text:style-name="P28"><text:span text:style-name="T1">58</text:span></text:p>
          </table:table-cell>
          <table:table-cell table:style-name="Table19.A2" office:value-type="string">
            <text:p text:style-name="P28"><text:span text:style-name="T1">5</text:span></text:p>
          </table:table-cell>
          <table:table-cell table:style-name="Table19.A2" office:value-type="string">
            <text:p text:style-name="P28"><text:span text:style-name="T1">4th</text:span></text:p>
          </table:table-cell>
        </table:table-row>
        <table:table-row table:style-name="Table19.2">
          <table:table-cell table:style-name="Table19.A12" office:value-type="string">
            <text:p text:style-name="P27"><text:span text:style-name="T1">10th</text:span></text:p>
          </table:table-cell>
          <table:table-cell table:style-name="Table19.B12" office:value-type="string">
            <text:p text:style-name="P29"><text:span text:style-name="T1">+10</text:span></text:p>
          </table:table-cell>
          <table:table-cell table:style-name="Table19.B12" office:value-type="string">
            <text:p text:style-name="P29"><text:span text:style-name="T1">+7</text:span></text:p>
          </table:table-cell>
          <table:table-cell table:style-name="Table19.B12" office:value-type="string">
            <text:p text:style-name="P29"><text:span text:style-name="T1">+7</text:span></text:p>
          </table:table-cell>
          <table:table-cell table:style-name="Table19.B12" office:value-type="string">
            <text:p text:style-name="P29"><text:span text:style-name="T1">+3</text:span></text:p>
          </table:table-cell>
          <table:table-cell table:style-name="Table19.A12" office:value-type="string">
            <text:p text:style-name="P27"><text:span text:style-name="T1">Chain of overwhelming force</text:span></text:p>
          </table:table-cell>
          <table:table-cell table:style-name="Table19.B12" office:value-type="string">
            <text:p text:style-name="P29"><text:span text:style-name="T1">70</text:span></text:p>
          </table:table-cell>
          <table:table-cell table:style-name="Table19.B12" office:value-type="string">
            <text:p text:style-name="P29"><text:span text:style-name="T1">6</text:span></text:p>
          </table:table-cell>
          <table:table-cell table:style-name="Table19.B12" office:value-type="string">
            <text:p text:style-name="P29"><text:span text:style-name="T1">5th</text:span></text:p>
          </table:table-cell>
        </table:table-row>
      </table:table>
      <text:p text:style-name="P16"/>
      <text:h text:style-name="P1" text:outline-level="1"><text:span text:style-name="T1">Class Features</text:span></text:h>
      <text:p text:style-name="P15"><text:span text:style-name="T1">All the following are class features of the war mind prestige class.</text:span></text:p>
      <text:p text:style-name="P15"><text:span text:style-name="T2">Weapon and Armor Proficiency:</text:span><text:span text:style-name="T1"> War minds gain no proficiency with any weapon or armor.</text:span></text:p>
      <text:p text:style-name="P15"><text:soft-page-break/><text:span text:style-name="T2">Power Points/Day:</text:span><text:span text:style-name="T1"> A war mind can manifest powers. His ability to manifest powers is limited by the power points he has available. His base daily allotment of power points is given on Table: The War Mind. In addition, he receives bonus power points per day if he has a high Wisdom score. His race may also provide bonus power points per day, as may certain feats and items. If a war mind has power points from a different class, those points are pooled together and usable to manifest powers from either class. Bonus power points from having a high ability score can be gained only for the character’s highest psionic class.</text:span></text:p>
      <text:p text:style-name="P15"><text:span text:style-name="T2">Powers Known:</text:span><text:span text:style-name="T1"> A war mind chooses his powers from the psychic warrior power list. At 1st level, a war mind knows one psychic warrior power of your choice. At every even-numbered level higher than 1st, he learns one new power. A war mind can manifest any power that has a power point cost equal to or lower than his manifester level. The total number of powers a war mind can manifest per day is limited only by his daily power points.</text:span></text:p>
      <text:p text:style-name="P15"><text:span text:style-name="T1">A war mind simply knows his powers; they are ingrained in his mind. He does not need to prepare them (in the way that some spellcasters prepare their spells), though he must get a good night’s sleep each day to regain all his spent power points.</text:span></text:p>
      <text:p text:style-name="P15"><text:span text:style-name="T1">The Difficulty Class for saving throws against war mind powers is 10 + the power’s level + the war mind’s Wisdom modifier.</text:span></text:p>
      <text:p text:style-name="P15"><text:span text:style-name="T2">Maximum Power Level Known: </text:span><text:span text:style-name="T1">A war mind gains the ability to learn one 1st-level power when he takes his first level in the prestige class. As he attains each even-numbered level beyond 2nd, a war mind gains the ability to master more complex powers.</text:span></text:p>
      <text:p text:style-name="P15"><text:span text:style-name="T1">To learn or manifest a power, a war mind must have a Wisdom score of at least 10 + the power’s level.</text:span></text:p>
      <text:p text:style-name="P15"><text:span text:style-name="T2">Chain of Personal Superiority (Ex):</text:span><text:span text:style-name="T1"> At 1st level, a war mind learns the first principle of warfare for the individual combatant: the ability to both deal punishment and take it. Calling upon inner reserves of knowledge and dedication, a war mind can provide himself with a +2 insight bonus to Strength and Constitution for up to 1 minute. A war mind can use this power three times per day. Activating this power is a free action. At 7th level, the insight bonus to Strength and Constitution improves to +4.</text:span></text:p>
      <text:p text:style-name="P15"><text:span text:style-name="T2">Chain of Defensive Posture (Ex):</text:span><text:span text:style-name="T1"> At 2nd level, a war mind learns the second principle of warfare for the individual combatant: the ability to avoid the enemy’s counterattacks if that enemy is not immediately overwhelmed. Calling upon inner reserves of knowledge and dedication, a war mind can provide himself with a +2 insight bonus to Armor Class for up to 1 minute. A war mind can use this power three times per day. Activating this power is a free action. At 8th level, the insight bonus to Armor Class improves to +4.</text:span></text:p>
      <text:p text:style-name="P15"><text:span text:style-name="T2">Enduring Body (Ex):</text:span><text:span text:style-name="T1"> At 3rd level, a war mind learns the third principle of warfare for the individual combatant: to unleash in oneself the spirit of the enduring body. The spirit of the ideal body transforms a war mind, granting him damage reduction 1/–. At 6th level, his damage reduction improves to 2/–. At 9th level, his damage reduction improves to 3/–.</text:span></text:p>
      <text:p text:style-name="P15"><text:span text:style-name="T2">Sweeping Strike (Ex):</text:span><text:span text:style-name="T1"> At 5th level, a war mind gains the ability to make great, sweeping swings with a melee weapon. On each melee attack a war mind makes, he can choose squares he threatens that are adjacent to each other, and his attacks apply to creatures in those two squares equally. A war mind can use this ability on any attack, even an attack of opportunity or a cleave attempt.</text:span></text:p>
      <text:p text:style-name="P15"><text:span text:style-name="T1">A war mind cannot use this ability if he has moved more than 10 feet since the end of his last turn. If a war mind drops one or both of his foes with a sweeping strike, he can attempt a cleave normally; however, he makes only one cleave attempt per sweeping strike, even if he drops more than one foe.</text:span></text:p>
      <text:p text:style-name="P15"><text:span text:style-name="T2">Chain of Overwhelming Force (Su):</text:span><text:span text:style-name="T1"> At 10th level, a war mind learns the fourth principle of warfare for the individual combatant: to discover the underlying violence of the world and deliver it in a perfectly executed attack.</text:span></text:p>
      <text:p text:style-name="P15"><text:span text:style-name="T1">The war mind taps into this underlying energy and apply it to a single attack, dealing an extra 10d6 points of damage. A war mind can use this power once per day. Activating this power is a free action. If the attack misses, the power is was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4" style:display-name="Heading 4" style:family="paragraph" style:parent-style-name="Standard" style:default-outline-level=""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14pt" fo:language="en" fo:country="US" style:font-size-asian="14pt" style:language-asian="en" style:country-asian="US"/>
    </style:style>
    <style:style style:name="Heading_20_7" style:display-name="Heading 7" style:family="paragraph" style:parent-style-name="Standard" style:default-outline-level="" style:class="text">
      <style:paragraph-properties fo:text-align="start" style:justify-single-word="false" fo:orphans="2" fo:widows="2" fo:keep-with-next="always" style:vertical-align="auto"/>
      <style:text-properties fo:color="#ff0000"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 style:class="text">
      <style:paragraph-properties fo:text-align="start" style:justify-single-word="false" fo:orphans="2" fo:widows="2" fo:keep-with-next="always" style:vertical-align="auto"/>
      <style:text-properties fo:color="#ff0000"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CLASSES</dc:title>
    <meta:initial-creator>asmith</meta:initial-creator>
    <meta:creation-date>2004-04-07T11:08:00</meta:creation-date>
    <dc:date>2004-04-19T08:04:00</dc:date>
    <meta:editing-cycles>3</meta:editing-cycles>
    <meta:editing-duration>PT5S</meta:editing-duration>
    <meta:document-statistic meta:table-count="19" meta:image-count="0" meta:object-count="0" meta:page-count="20" meta:paragraph-count="2513" meta:word-count="16542" meta:character-count="92510" meta:non-whitespace-character-count="78342"/>
    <meta:generator>LibreOffice/6.1.5.2$Linux_X86_64 LibreOffice_project/10$Build-2</meta:generator>
    <meta:user-defined meta:name="Company">Wizards of the Coast</meta:user-defined>
    <meta:user-defined meta:name="Operator">asmith</meta:user-defined>
  </office:meta>
</office:document-meta>
</file>